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24.15pt"/>
    </style:style>
    <style:style style:name="co3" style:family="table-column">
      <style:table-column-properties fo:break-before="auto" style:column-width="31.1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55.05pt"/>
    </style:style>
    <style:style style:name="co11" style:family="table-column">
      <style:table-column-properties fo:break-before="auto" style:column-width="56.61pt"/>
    </style:style>
    <style:style style:name="co12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113.7pt"/>
    </style:style>
    <style:style style:name="co15" style:family="table-column">
      <style:table-column-properties fo:break-before="auto" style:column-width="82.06pt"/>
    </style:style>
    <style:style style:name="co16" style:family="table-column">
      <style:table-column-properties fo:break-before="auto" style:column-width="63.5pt"/>
    </style:style>
    <style:style style:name="co17" style:family="table-column">
      <style:table-column-properties fo:break-before="auto" style:column-width="38.81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study_pcrossn" table:style-name="ta1">
        <table:shapes>
          <draw:frame draw:z-index="0" draw:style-name="gr1" draw:text-style-name="P1" svg:width="453.51pt" svg:height="255.09pt" svg:x="2678.43pt" svg:y="26.19pt">
            <loext:p draw:notify-on-update-of-ranges="pstudy_pcrossn.AB1:pstudy_pcrossn.AB1 pstudy_pcrossn.AB2:pstudy_pcrossn.AB163 pstudy_pcrossn.AS1:pstudy_pcrossn.AS1 pstudy_pcrossn.AS2:pstudy_pcrossn.AS16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676.84pt" svg:y="295.17pt">
            <loext:p draw:notify-on-update-of-ranges="pstudy_pcrossn.A2:pstudy_pcrossn.A163 pstudy_pcrossn.AS1:pstudy_pcrossn.AS1 pstudy_pcrossn.AS2:pstudy_pcrossn.AS16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3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9" table:number-columns-repeated="4" table:default-cell-style-name="Default"/>
        <table:table-column table:style-name="co14" table:number-columns-repeated="3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<text:s/>k2</text:p>
          </table:table-cell>
          <table:table-cell office:value-type="string" calcext:value-type="string">
            <text:p><text:s/>E0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phi0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<text:s/>n0_1</text:p>
          </table:table-cell>
          <table:table-cell office:value-type="string" calcext:value-type="string">
            <text:p><text:s/>n0_2</text:p>
          </table:table-cell>
          <table:table-cell office:value-type="string" calcext:value-type="string">
            <text:p><text:s/>n0_3</text:p>
          </table:table-cell>
          <table:table-cell office:value-type="string" calcext:value-type="string">
            <text:p><text:s/>p0_1</text:p>
          </table:table-cell>
          <table:table-cell office:value-type="string" calcext:value-type="string">
            <text:p><text:s/>p0_2</text:p>
          </table:table-cell>
          <table:table-cell office:value-type="string" calcext:value-type="string">
            <text:p><text:s/>p0_3</text:p>
          </table:table-cell>
          <table:table-cell office:value-type="string" calcext:value-type="string">
            <text:p><text:s/>u0</text:p>
          </table:table-cell>
          <table:table-cell office:value-type="string" calcext:value-type="string">
            <text:p><text:s/>exp_x_1</text:p>
          </table:table-cell>
          <table:table-cell office:value-type="string" calcext:value-type="string">
            <text:p><text:s/>exp_x_2</text:p>
          </table:table-cell>
          <table:table-cell office:value-type="string" calcext:value-type="string">
            <text:p><text:s/>exp_x_3</text:p>
          </table:table-cell>
          <table:table-cell office:value-type="string" calcext:value-type="string">
            <text:p><text:s/>exp_x_4</text:p>
          </table:table-cell>
          <table:table-cell office:value-type="string" calcext:value-type="string">
            <text:p><text:s/>exp_x_5</text:p>
          </table:table-cell>
          <table:table-cell office:value-type="string" calcext:value-type="string">
            <text:p><text:s/>exp_x2_1</text:p>
          </table:table-cell>
          <table:table-cell office:value-type="string" calcext:value-type="string">
            <text:p><text:s/>exp_x2_2</text:p>
          </table:table-cell>
          <table:table-cell office:value-type="string" calcext:value-type="string">
            <text:p><text:s/>exp_x2_3</text:p>
          </table:table-cell>
          <table:table-cell office:value-type="string" calcext:value-type="string">
            <text:p><text:s/>exp_x2_4</text:p>
          </table:table-cell>
          <table:table-cell office:value-type="string" calcext:value-type="string">
            <text:p><text:s/>exp_x2_5</text:p>
          </table:table-cell>
          <table:table-cell office:value-type="string" calcext:value-type="string">
            <text:p><text:s/>Delta_x_1</text:p>
          </table:table-cell>
          <table:table-cell office:value-type="string" calcext:value-type="string">
            <text:p><text:s/>Delta_x_2</text:p>
          </table:table-cell>
          <table:table-cell office:value-type="string" calcext:value-type="string">
            <text:p><text:s/>Delta_x_3</text:p>
          </table:table-cell>
          <table:table-cell office:value-type="string" calcext:value-type="string">
            <text:p><text:s/>Delta_x_4</text:p>
          </table:table-cell>
          <table:table-cell office:value-type="string" calcext:value-type="string">
            <text:p><text:s/>Delta_x_5</text:p>
          </table:table-cell>
          <table:table-cell office:value-type="string" calcext:value-type="string">
            <text:p><text:s/>exp_pmag</text:p>
          </table:table-cell>
          <table:table-cell office:value-type="string" calcext:value-type="string">
            <text:p><text:s/>exp_E</text:p>
          </table:table-cell>
          <table:table-cell office:value-type="string" calcext:value-type="string">
            <text:p><text:s/>exp_E_abs_error</text:p>
          </table:table-cell>
          <table:table-cell office:value-type="string" calcext:value-type="string">
            <text:p><text:s/>exp_E_sq_error</text:p>
          </table:table-cell>
          <table:table-cell office:value-type="string" calcext:value-type="string">
            <text:p><text:s/>Z_approx</text:p>
          </table:table-cell>
          <table:table-cell office:value-type="string" calcext:value-type="string">
            <text:p><text:s/>lambdas_1</text:p>
          </table:table-cell>
          <table:table-cell office:value-type="string" calcext:value-type="string">
            <text:p><text:s/>lambdas_2</text:p>
          </table:table-cell>
          <table:table-cell office:value-type="string" calcext:value-type="string">
            <text:p><text:s/>lambdas_3</text:p>
          </table:table-cell>
          <table:table-cell office:value-type="string" calcext:value-type="string">
            <text:p><text:s/>lambdas_4</text:p>
          </table:table-cell>
          <table:table-cell office:value-type="string" calcext:value-type="string">
            <text:p><text:s/>lambdas_5</text:p>
          </table:table-cell>
          <table:table-cell office:value-type="string" calcext:value-type="string">
            <text:p><text:s/>lambdas_6</text:p>
          </table:table-cell>
          <table:table-cell office:value-type="string" calcext:value-type="string">
            <text:p><text:s/>plambdas</text:p>
          </table:table-cell>
          <table:table-cell office:value-type="string" calcext:value-type="string">
            <text:p><text:s/>plambdas_an</text:p>
          </table:table-cell>
          <table:table-cell office:value-type="string" calcext:value-type="string">
            <text:p><text:s/>Z_an</text:p>
          </table:table-cell>
          <table:table-cell office:value-type="string" calcext:value-type="string">
            <text:p><text:s/>E_an</text:p>
          </table:table-cell>
          <table:table-cell office:value-type="string" calcext:value-type="string">
            <text:p>Error E</text:p>
          </table:table-cell>
          <table:table-cell office:value-type="string" calcext:value-type="string">
            <text:p>Relative Error, |&lt;E approx – E analytical&gt;| / |&lt;E approx&gt;|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517434" calcext:value-type="float">
            <text:p>0.00517434</text:p>
          </table:table-cell>
          <table:table-cell office:value-type="float" office:value="0.000222927" calcext:value-type="float">
            <text:p>0.000222927</text:p>
          </table:table-cell>
          <table:table-cell office:value-type="float" office:value="4.39357" calcext:value-type="float">
            <text:p>4.39357</text:p>
          </table:table-cell>
          <table:table-cell office:value-type="float" office:value="3.13731" calcext:value-type="float">
            <text:p>3.13731</text:p>
          </table:table-cell>
          <table:table-cell office:value-type="float" office:value="1.56946" calcext:value-type="float">
            <text:p>1.56946</text:p>
          </table:table-cell>
          <table:table-cell office:value-type="float" office:value="1.34804" calcext:value-type="float">
            <text:p>1.34804</text:p>
          </table:table-cell>
          <table:table-cell office:value-type="float" office:value="1.35636" calcext:value-type="float">
            <text:p>1.35636</text:p>
          </table:table-cell>
          <table:table-cell office:value-type="float" office:value="22.1511" calcext:value-type="float">
            <text:p>22.1511</text:p>
          </table:table-cell>
          <table:table-cell office:value-type="float" office:value="13.1329" calcext:value-type="float">
            <text:p>13.1329</text:p>
          </table:table-cell>
          <table:table-cell office:value-type="float" office:value="4.06993" calcext:value-type="float">
            <text:p>4.06993</text:p>
          </table:table-cell>
          <table:table-cell office:value-type="float" office:value="1.16104" calcext:value-type="float">
            <text:p>1.16104</text:p>
          </table:table-cell>
          <table:table-cell office:value-type="float" office:value="1.16463" calcext:value-type="float">
            <text:p>1.16463</text:p>
          </table:table-cell>
          <table:table-cell office:value-type="float" office:value="1.6875" calcext:value-type="float">
            <text:p>1.6875</text:p>
          </table:table-cell>
          <table:table-cell office:value-type="float" office:value="1.81391" calcext:value-type="float">
            <text:p>1.81391</text:p>
          </table:table-cell>
          <table:table-cell office:value-type="float" office:value="1.26757" calcext:value-type="float">
            <text:p>1.26757</text:p>
          </table:table-cell>
          <table:table-cell office:value-type="float" office:value="24.8555087753047" calcext:value-type="float">
            <text:p>24.8555087753</text:p>
          </table:table-cell>
          <table:table-cell office:value-type="float" office:value="1.05284443766133" calcext:value-type="float">
            <text:p>1.0528444377</text:p>
          </table:table-cell>
          <table:table-cell office:value-type="float" office:value="0.000000671209708545464" calcext:value-type="float">
            <text:p>6.71209708545464E-07</text:p>
          </table:table-cell>
          <table:table-cell office:value-type="float" office:value="0.00000360417978276549" calcext:value-type="float">
            <text:p>3.60417978276549E-06</text:p>
          </table:table-cell>
          <table:table-cell office:value-type="float" office:value="204.28927680798" calcext:value-type="float">
            <text:p>204.289276808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2.44477953371312" calcext:value-type="float">
            <text:p>2.4447795337</text:p>
          </table:table-cell>
          <table:table-cell office:value-type="float" office:value="1.25" calcext:value-type="float">
            <text:p>1.25</text:p>
          </table:table-cell>
          <table:table-cell table:formula="of:=[.AQ2]-[.AD2]" office:value-type="float" office:value="0.19715556233867" calcext:value-type="float">
            <text:p>0.1971555623</text:p>
          </table:table-cell>
          <table:table-cell table:formula="of:=[.AR2]/[.AD2]" office:value-type="float" office:value="0.18725991731182" calcext:value-type="float">
            <text:p>0.18725991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0150954" calcext:value-type="float">
            <text:p>0.000150954</text:p>
          </table:table-cell>
          <table:table-cell office:value-type="float" office:value="-0.0000219472" calcext:value-type="float">
            <text:p>-2.19472E-05</text:p>
          </table:table-cell>
          <table:table-cell office:value-type="float" office:value="0.43949" calcext:value-type="float">
            <text:p>0.43949</text:p>
          </table:table-cell>
          <table:table-cell office:value-type="float" office:value="3.14201" calcext:value-type="float">
            <text:p>3.14201</text:p>
          </table:table-cell>
          <table:table-cell office:value-type="float" office:value="1.56961" calcext:value-type="float">
            <text:p>1.56961</text:p>
          </table:table-cell>
          <table:table-cell office:value-type="float" office:value="0.0134968" calcext:value-type="float">
            <text:p>0.0134968</text:p>
          </table:table-cell>
          <table:table-cell office:value-type="float" office:value="0.0134951" calcext:value-type="float">
            <text:p>0.0134951</text:p>
          </table:table-cell>
          <table:table-cell office:value-type="float" office:value="0.221698" calcext:value-type="float">
            <text:p>0.221698</text:p>
          </table:table-cell>
          <table:table-cell office:value-type="float" office:value="13.1632" calcext:value-type="float">
            <text:p>13.1632</text:p>
          </table:table-cell>
          <table:table-cell office:value-type="float" office:value="4.07113" calcext:value-type="float">
            <text:p>4.07113</text:p>
          </table:table-cell>
          <table:table-cell office:value-type="float" office:value="0.116176" calcext:value-type="float">
            <text:p>0.116176</text:p>
          </table:table-cell>
          <table:table-cell office:value-type="float" office:value="0.116168" calcext:value-type="float">
            <text:p>0.116168</text:p>
          </table:table-cell>
          <table:table-cell office:value-type="float" office:value="0.168956" calcext:value-type="float">
            <text:p>0.168956</text:p>
          </table:table-cell>
          <table:table-cell office:value-type="float" office:value="1.81411" calcext:value-type="float">
            <text:p>1.81411</text:p>
          </table:table-cell>
          <table:table-cell office:value-type="float" office:value="1.26786" calcext:value-type="float">
            <text:p>1.26786</text:p>
          </table:table-cell>
          <table:table-cell office:value-type="float" office:value="0.2486896296373" calcext:value-type="float">
            <text:p>0.2486896296</text:p>
          </table:table-cell>
          <table:table-cell office:value-type="float" office:value="0.01052446894393" calcext:value-type="float">
            <text:p>0.0105244689</text:p>
          </table:table-cell>
          <table:table-cell office:value-type="float" office:value="0.00000000158835858816907" calcext:value-type="float">
            <text:p>1.58835858816907E-09</text:p>
          </table:table-cell>
          <table:table-cell office:value-type="float" office:value="0.0000000000201830640368836" calcext:value-type="float">
            <text:p>2.01830640368836E-11</text:p>
          </table:table-cell>
          <table:table-cell office:value-type="float" office:value="1.05343020639105" calcext:value-type="float">
            <text:p>1.0534302064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0.00244477953371312" calcext:value-type="float">
            <text:p>0.0024447795</text:p>
          </table:table-cell>
          <table:table-cell office:value-type="float" office:value="0.0125" calcext:value-type="float">
            <text:p>0.0125</text:p>
          </table:table-cell>
          <table:table-cell table:formula="of:=[.AQ3]-[.AD3]" office:value-type="float" office:value="0.00197553105607" calcext:value-type="float">
            <text:p>0.0019755311</text:p>
          </table:table-cell>
          <table:table-cell table:formula="of:=[.AR3]/[.AD3]" office:value-type="float" office:value="0.187708383823907" calcext:value-type="float">
            <text:p>0.18770838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136037" calcext:value-type="float">
            <text:p>0.00136037</text:p>
          </table:table-cell>
          <table:table-cell office:value-type="float" office:value="-0.00177081" calcext:value-type="float">
            <text:p>-0.00177081</text:p>
          </table:table-cell>
          <table:table-cell office:value-type="float" office:value="4.39882" calcext:value-type="float">
            <text:p>4.39882</text:p>
          </table:table-cell>
          <table:table-cell office:value-type="float" office:value="3.13951" calcext:value-type="float">
            <text:p>3.13951</text:p>
          </table:table-cell>
          <table:table-cell office:value-type="float" office:value="1.56967" calcext:value-type="float">
            <text:p>1.56967</text:p>
          </table:table-cell>
          <table:table-cell office:value-type="float" office:value="1.34557" calcext:value-type="float">
            <text:p>1.34557</text:p>
          </table:table-cell>
          <table:table-cell office:value-type="float" office:value="1.348" calcext:value-type="float">
            <text:p>1.348</text:p>
          </table:table-cell>
          <table:table-cell office:value-type="float" office:value="22.2162" calcext:value-type="float">
            <text:p>22.2162</text:p>
          </table:table-cell>
          <table:table-cell office:value-type="float" office:value="13.144" calcext:value-type="float">
            <text:p>13.144</text:p>
          </table:table-cell>
          <table:table-cell office:value-type="float" office:value="4.07237" calcext:value-type="float">
            <text:p>4.07237</text:p>
          </table:table-cell>
          <table:table-cell office:value-type="float" office:value="1.15999" calcext:value-type="float">
            <text:p>1.15999</text:p>
          </table:table-cell>
          <table:table-cell office:value-type="float" office:value="1.16103" calcext:value-type="float">
            <text:p>1.16103</text:p>
          </table:table-cell>
          <table:table-cell office:value-type="float" office:value="1.69311" calcext:value-type="float">
            <text:p>1.69311</text:p>
          </table:table-cell>
          <table:table-cell office:value-type="float" office:value="1.81313" calcext:value-type="float">
            <text:p>1.81313</text:p>
          </table:table-cell>
          <table:table-cell office:value-type="float" office:value="1.26827" calcext:value-type="float">
            <text:p>1.26827</text:p>
          </table:table-cell>
          <table:table-cell office:value-type="float" office:value="24.9097791025737" calcext:value-type="float">
            <text:p>24.9097791026</text:p>
          </table:table-cell>
          <table:table-cell office:value-type="float" office:value="1.05233459064624" calcext:value-type="float">
            <text:p>1.0523345906</text:p>
          </table:table-cell>
          <table:table-cell office:value-type="float" office:value="0.000000253522853117672" calcext:value-type="float">
            <text:p>2.53522853117672E-07</text:p>
          </table:table-cell>
          <table:table-cell office:value-type="float" office:value="0.000000514190696423398" calcext:value-type="float">
            <text:p>5.14190696423398E-07</text:p>
          </table:table-cell>
          <table:table-cell office:value-type="float" office:value="190.069605568446" calcext:value-type="float">
            <text:p>190.0696055684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2.44477953371312" calcext:value-type="float">
            <text:p>2.4447795337</text:p>
          </table:table-cell>
          <table:table-cell office:value-type="float" office:value="1.25" calcext:value-type="float">
            <text:p>1.25</text:p>
          </table:table-cell>
          <table:table-cell table:formula="of:=[.AQ4]-[.AD4]" office:value-type="float" office:value="0.19766540935376" calcext:value-type="float">
            <text:p>0.1976654094</text:p>
          </table:table-cell>
          <table:table-cell table:formula="of:=[.AR4]/[.AD4]" office:value-type="float" office:value="0.18783513448168" calcext:value-type="float">
            <text:p>0.18783513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0903718" calcext:value-type="float">
            <text:p>-9.03718E-05</text:p>
          </table:table-cell>
          <table:table-cell office:value-type="float" office:value="-0.000047043" calcext:value-type="float">
            <text:p>-0.000047043</text:p>
          </table:table-cell>
          <table:table-cell office:value-type="float" office:value="0.439487" calcext:value-type="float">
            <text:p>0.439487</text:p>
          </table:table-cell>
          <table:table-cell office:value-type="float" office:value="3.13846" calcext:value-type="float">
            <text:p>3.13846</text:p>
          </table:table-cell>
          <table:table-cell office:value-type="float" office:value="1.57195" calcext:value-type="float">
            <text:p>1.57195</text:p>
          </table:table-cell>
          <table:table-cell office:value-type="float" office:value="0.0134801" calcext:value-type="float">
            <text:p>0.0134801</text:p>
          </table:table-cell>
          <table:table-cell office:value-type="float" office:value="0.013474" calcext:value-type="float">
            <text:p>0.013474</text:p>
          </table:table-cell>
          <table:table-cell office:value-type="float" office:value="0.221688" calcext:value-type="float">
            <text:p>0.221688</text:p>
          </table:table-cell>
          <table:table-cell office:value-type="float" office:value="13.1406" calcext:value-type="float">
            <text:p>13.1406</text:p>
          </table:table-cell>
          <table:table-cell office:value-type="float" office:value="4.07886" calcext:value-type="float">
            <text:p>4.07886</text:p>
          </table:table-cell>
          <table:table-cell office:value-type="float" office:value="0.116104" calcext:value-type="float">
            <text:p>0.116104</text:p>
          </table:table-cell>
          <table:table-cell office:value-type="float" office:value="0.116078" calcext:value-type="float">
            <text:p>0.116078</text:p>
          </table:table-cell>
          <table:table-cell office:value-type="float" office:value="0.168934" calcext:value-type="float">
            <text:p>0.168934</text:p>
          </table:table-cell>
          <table:table-cell office:value-type="float" office:value="1.81403" calcext:value-type="float">
            <text:p>1.81403</text:p>
          </table:table-cell>
          <table:table-cell office:value-type="float" office:value="1.26801" calcext:value-type="float">
            <text:p>1.26801</text:p>
          </table:table-cell>
          <table:table-cell office:value-type="float" office:value="0.248642044482972" calcext:value-type="float">
            <text:p>0.2486420445</text:p>
          </table:table-cell>
          <table:table-cell office:value-type="float" office:value="0.0105230121990712" calcext:value-type="float">
            <text:p>0.0105230122</text:p>
          </table:table-cell>
          <table:table-cell office:value-type="float" office:value="0.000000000721432096684955" calcext:value-type="float">
            <text:p>7.21432096684955E-10</text:p>
          </table:table-cell>
          <table:table-cell office:value-type="float" office:value="0.00000000000416371416101801" calcext:value-type="float">
            <text:p>4.16371416101801E-12</text:p>
          </table:table-cell>
          <table:table-cell office:value-type="float" office:value="1.06064529494018" calcext:value-type="float">
            <text:p>1.0606452949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0.00244477953371312" calcext:value-type="float">
            <text:p>0.0024447795</text:p>
          </table:table-cell>
          <table:table-cell office:value-type="float" office:value="0.0125" calcext:value-type="float">
            <text:p>0.0125</text:p>
          </table:table-cell>
          <table:table-cell table:formula="of:=[.AQ5]-[.AD5]" office:value-type="float" office:value="0.0019769878009288" calcext:value-type="float">
            <text:p>0.0019769878</text:p>
          </table:table-cell>
          <table:table-cell table:formula="of:=[.AR5]/[.AD5]" office:value-type="float" office:value="0.187872803293272" calcext:value-type="float">
            <text:p>0.18787280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266967" calcext:value-type="float">
            <text:p>-0.00266967</text:p>
          </table:table-cell>
          <table:table-cell office:value-type="float" office:value="0.0016043" calcext:value-type="float">
            <text:p>0.0016043</text:p>
          </table:table-cell>
          <table:table-cell office:value-type="float" office:value="4.39639" calcext:value-type="float">
            <text:p>4.39639</text:p>
          </table:table-cell>
          <table:table-cell office:value-type="float" office:value="3.14129" calcext:value-type="float">
            <text:p>3.14129</text:p>
          </table:table-cell>
          <table:table-cell office:value-type="float" office:value="1.57091" calcext:value-type="float">
            <text:p>1.57091</text:p>
          </table:table-cell>
          <table:table-cell office:value-type="float" office:value="1.34845" calcext:value-type="float">
            <text:p>1.34845</text:p>
          </table:table-cell>
          <table:table-cell office:value-type="float" office:value="1.3486" calcext:value-type="float">
            <text:p>1.3486</text:p>
          </table:table-cell>
          <table:table-cell office:value-type="float" office:value="22.185" calcext:value-type="float">
            <text:p>22.185</text:p>
          </table:table-cell>
          <table:table-cell office:value-type="float" office:value="13.1499" calcext:value-type="float">
            <text:p>13.1499</text:p>
          </table:table-cell>
          <table:table-cell office:value-type="float" office:value="4.07581" calcext:value-type="float">
            <text:p>4.07581</text:p>
          </table:table-cell>
          <table:table-cell office:value-type="float" office:value="1.16123" calcext:value-type="float">
            <text:p>1.16123</text:p>
          </table:table-cell>
          <table:table-cell office:value-type="float" office:value="1.16129" calcext:value-type="float">
            <text:p>1.16129</text:p>
          </table:table-cell>
          <table:table-cell office:value-type="float" office:value="1.69019" calcext:value-type="float">
            <text:p>1.69019</text:p>
          </table:table-cell>
          <table:table-cell office:value-type="float" office:value="1.81169" calcext:value-type="float">
            <text:p>1.81169</text:p>
          </table:table-cell>
          <table:table-cell office:value-type="float" office:value="1.26809" calcext:value-type="float">
            <text:p>1.26809</text:p>
          </table:table-cell>
          <table:table-cell office:value-type="float" office:value="24.8820563415294" calcext:value-type="float">
            <text:p>24.8820563415</text:p>
          </table:table-cell>
          <table:table-cell office:value-type="float" office:value="1.0521229646624" calcext:value-type="float">
            <text:p>1.0521229647</text:p>
          </table:table-cell>
          <table:table-cell office:value-type="float" office:value="0.000000557470676623605" calcext:value-type="float">
            <text:p>5.57470676623605E-07</text:p>
          </table:table-cell>
          <table:table-cell office:value-type="float" office:value="0.00000248618844236144" calcext:value-type="float">
            <text:p>2.48618844236144E-06</text:p>
          </table:table-cell>
          <table:table-cell office:value-type="float" office:value="182.044444444445" calcext:value-type="float">
            <text:p>182.0444444444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2.44477953371312" calcext:value-type="float">
            <text:p>2.4447795337</text:p>
          </table:table-cell>
          <table:table-cell office:value-type="float" office:value="1.25" calcext:value-type="float">
            <text:p>1.25</text:p>
          </table:table-cell>
          <table:table-cell table:formula="of:=[.AQ6]-[.AD6]" office:value-type="float" office:value="0.1978770353376" calcext:value-type="float">
            <text:p>0.1978770353</text:p>
          </table:table-cell>
          <table:table-cell table:formula="of:=[.AR6]/[.AD6]" office:value-type="float" office:value="0.188074057865559" calcext:value-type="float">
            <text:p>0.18807405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076832" calcext:value-type="float">
            <text:p>-0.000076832</text:p>
          </table:table-cell>
          <table:table-cell office:value-type="float" office:value="0.0000439763" calcext:value-type="float">
            <text:p>4.39763E-05</text:p>
          </table:table-cell>
          <table:table-cell office:value-type="float" office:value="0.439544" calcext:value-type="float">
            <text:p>0.439544</text:p>
          </table:table-cell>
          <table:table-cell office:value-type="float" office:value="3.14278" calcext:value-type="float">
            <text:p>3.14278</text:p>
          </table:table-cell>
          <table:table-cell office:value-type="float" office:value="1.56768" calcext:value-type="float">
            <text:p>1.56768</text:p>
          </table:table-cell>
          <table:table-cell office:value-type="float" office:value="0.0134599" calcext:value-type="float">
            <text:p>0.0134599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221751" calcext:value-type="float">
            <text:p>0.221751</text:p>
          </table:table-cell>
          <table:table-cell office:value-type="float" office:value="13.1719" calcext:value-type="float">
            <text:p>13.1719</text:p>
          </table:table-cell>
          <table:table-cell office:value-type="float" office:value="4.06539" calcext:value-type="float">
            <text:p>4.06539</text:p>
          </table:table-cell>
          <table:table-cell office:value-type="float" office:value="0.116017" calcext:value-type="float">
            <text:p>0.116017</text:p>
          </table:table-cell>
          <table:table-cell office:value-type="float" office:value="0.116166" calcext:value-type="float">
            <text:p>0.116166</text:p>
          </table:table-cell>
          <table:table-cell office:value-type="float" office:value="0.168972" calcext:value-type="float">
            <text:p>0.168972</text:p>
          </table:table-cell>
          <table:table-cell office:value-type="float" office:value="1.81518" calcext:value-type="float">
            <text:p>1.81518</text:p>
          </table:table-cell>
          <table:table-cell office:value-type="float" office:value="1.26798" calcext:value-type="float">
            <text:p>1.26798</text:p>
          </table:table-cell>
          <table:table-cell office:value-type="float" office:value="0.248705102267021" calcext:value-type="float">
            <text:p>0.2487051023</text:p>
          </table:table-cell>
          <table:table-cell office:value-type="float" office:value="0.0105208541072339" calcext:value-type="float">
            <text:p>0.0105208541</text:p>
          </table:table-cell>
          <table:table-cell office:value-type="float" office:value="0.000000000342250885284006" calcext:value-type="float">
            <text:p>3.42250885284006E-10</text:p>
          </table:table-cell>
          <table:table-cell office:value-type="float" office:value="0.000000000000937085347821486" calcext:value-type="float">
            <text:p>9.37085347821486E-13</text:p>
          </table:table-cell>
          <table:table-cell office:value-type="float" office:value="1.05276685429357" calcext:value-type="float">
            <text:p>1.0527668543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0.00244477953371312" calcext:value-type="float">
            <text:p>0.0024447795</text:p>
          </table:table-cell>
          <table:table-cell office:value-type="float" office:value="0.0125" calcext:value-type="float">
            <text:p>0.0125</text:p>
          </table:table-cell>
          <table:table-cell table:formula="of:=[.AQ7]-[.AD7]" office:value-type="float" office:value="0.0019791458927661" calcext:value-type="float">
            <text:p>0.0019791459</text:p>
          </table:table-cell>
          <table:table-cell table:formula="of:=[.AR7]/[.AD7]" office:value-type="float" office:value="0.18811646588705" calcext:value-type="float">
            <text:p>0.18811646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0972129" calcext:value-type="float">
            <text:p>0.000972129</text:p>
          </table:table-cell>
          <table:table-cell office:value-type="float" office:value="-0.000331834" calcext:value-type="float">
            <text:p>-0.000331834</text:p>
          </table:table-cell>
          <table:table-cell office:value-type="float" office:value="4.39533" calcext:value-type="float">
            <text:p>4.39533</text:p>
          </table:table-cell>
          <table:table-cell office:value-type="float" office:value="3.14215" calcext:value-type="float">
            <text:p>3.14215</text:p>
          </table:table-cell>
          <table:table-cell office:value-type="float" office:value="1.57013" calcext:value-type="float">
            <text:p>1.57013</text:p>
          </table:table-cell>
          <table:table-cell office:value-type="float" office:value="1.34863" calcext:value-type="float">
            <text:p>1.34863</text:p>
          </table:table-cell>
          <table:table-cell office:value-type="float" office:value="1.34568" calcext:value-type="float">
            <text:p>1.34568</text:p>
          </table:table-cell>
          <table:table-cell office:value-type="float" office:value="22.1757" calcext:value-type="float">
            <text:p>22.1757</text:p>
          </table:table-cell>
          <table:table-cell office:value-type="float" office:value="13.1591" calcext:value-type="float">
            <text:p>13.1591</text:p>
          </table:table-cell>
          <table:table-cell office:value-type="float" office:value="4.07342" calcext:value-type="float">
            <text:p>4.07342</text:p>
          </table:table-cell>
          <table:table-cell office:value-type="float" office:value="1.1613" calcext:value-type="float">
            <text:p>1.1613</text:p>
          </table:table-cell>
          <table:table-cell office:value-type="float" office:value="1.16004" calcext:value-type="float">
            <text:p>1.16004</text:p>
          </table:table-cell>
          <table:table-cell office:value-type="float" office:value="1.69021" calcext:value-type="float">
            <text:p>1.69021</text:p>
          </table:table-cell>
          <table:table-cell office:value-type="float" office:value="1.81273" calcext:value-type="float">
            <text:p>1.81273</text:p>
          </table:table-cell>
          <table:table-cell office:value-type="float" office:value="1.26811" calcext:value-type="float">
            <text:p>1.26811</text:p>
          </table:table-cell>
          <table:table-cell office:value-type="float" office:value="24.8700379772391" calcext:value-type="float">
            <text:p>24.8700379772</text:p>
          </table:table-cell>
          <table:table-cell office:value-type="float" office:value="1.05203200185632" calcext:value-type="float">
            <text:p>1.0520320019</text:p>
          </table:table-cell>
          <table:table-cell office:value-type="float" office:value="0.000000528639938475131" calcext:value-type="float">
            <text:p>5.28639938475131E-07</text:p>
          </table:table-cell>
          <table:table-cell office:value-type="float" office:value="0.00000223568147640792" calcext:value-type="float">
            <text:p>2.23568147640792E-06</text:p>
          </table:table-cell>
          <table:table-cell office:value-type="float" office:value="215.01312335958" calcext:value-type="float">
            <text:p>215.0131233596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2.44477953371312" calcext:value-type="float">
            <text:p>2.4447795337</text:p>
          </table:table-cell>
          <table:table-cell office:value-type="float" office:value="1.25" calcext:value-type="float">
            <text:p>1.25</text:p>
          </table:table-cell>
          <table:table-cell table:formula="of:=[.AQ8]-[.AD8]" office:value-type="float" office:value="0.19796799814368" calcext:value-type="float">
            <text:p>0.1979679981</text:p>
          </table:table-cell>
          <table:table-cell table:formula="of:=[.AR8]/[.AD8]" office:value-type="float" office:value="0.18817678340047" calcext:value-type="float">
            <text:p>0.18817678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0715958" calcext:value-type="float">
            <text:p>-7.15958E-05</text:p>
          </table:table-cell>
          <table:table-cell office:value-type="float" office:value="-0.000169852" calcext:value-type="float">
            <text:p>-0.000169852</text:p>
          </table:table-cell>
          <table:table-cell office:value-type="float" office:value="0.439568" calcext:value-type="float">
            <text:p>0.439568</text:p>
          </table:table-cell>
          <table:table-cell office:value-type="float" office:value="3.14328" calcext:value-type="float">
            <text:p>3.14328</text:p>
          </table:table-cell>
          <table:table-cell office:value-type="float" office:value="1.57204" calcext:value-type="float">
            <text:p>1.57204</text:p>
          </table:table-cell>
          <table:table-cell office:value-type="float" office:value="0.0134889" calcext:value-type="float">
            <text:p>0.0134889</text:p>
          </table:table-cell>
          <table:table-cell office:value-type="float" office:value="0.0134854" calcext:value-type="float">
            <text:p>0.0134854</text:p>
          </table:table-cell>
          <table:table-cell office:value-type="float" office:value="0.221766" calcext:value-type="float">
            <text:p>0.221766</text:p>
          </table:table-cell>
          <table:table-cell office:value-type="float" office:value="13.1705" calcext:value-type="float">
            <text:p>13.1705</text:p>
          </table:table-cell>
          <table:table-cell office:value-type="float" office:value="4.0789" calcext:value-type="float">
            <text:p>4.0789</text:p>
          </table:table-cell>
          <table:table-cell office:value-type="float" office:value="0.116142" calcext:value-type="float">
            <text:p>0.116142</text:p>
          </table:table-cell>
          <table:table-cell office:value-type="float" office:value="0.116127" calcext:value-type="float">
            <text:p>0.116127</text:p>
          </table:table-cell>
          <table:table-cell office:value-type="float" office:value="0.168954" calcext:value-type="float">
            <text:p>0.168954</text:p>
          </table:table-cell>
          <table:table-cell office:value-type="float" office:value="1.8139" calcext:value-type="float">
            <text:p>1.8139</text:p>
          </table:table-cell>
          <table:table-cell office:value-type="float" office:value="1.2679" calcext:value-type="float">
            <text:p>1.2679</text:p>
          </table:table-cell>
          <table:table-cell office:value-type="float" office:value="0.248740244916206" calcext:value-type="float">
            <text:p>0.2487402449</text:p>
          </table:table-cell>
          <table:table-cell office:value-type="float" office:value="0.0105198938929608" calcext:value-type="float">
            <text:p>0.0105198939</text:p>
          </table:table-cell>
          <table:table-cell office:value-type="float" office:value="0.0000000064314326192336" calcext:value-type="float">
            <text:p>6.4314326192336E-09</text:p>
          </table:table-cell>
          <table:table-cell office:value-type="float" office:value="0.000000000330906604285936" calcext:value-type="float">
            <text:p>3.30906604285936E-10</text:p>
          </table:table-cell>
          <table:table-cell office:value-type="float" office:value="1.05410795856656" calcext:value-type="float">
            <text:p>1.0541079586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0.00244477953371312" calcext:value-type="float">
            <text:p>0.0024447795</text:p>
          </table:table-cell>
          <table:table-cell office:value-type="float" office:value="0.0125" calcext:value-type="float">
            <text:p>0.0125</text:p>
          </table:table-cell>
          <table:table-cell table:formula="of:=[.AQ9]-[.AD9]" office:value-type="float" office:value="0.0019801061070392" calcext:value-type="float">
            <text:p>0.0019801061</text:p>
          </table:table-cell>
          <table:table-cell table:formula="of:=[.AR9]/[.AD9]" office:value-type="float" office:value="0.188224912455073" calcext:value-type="float">
            <text:p>0.1882249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256754" calcext:value-type="float">
            <text:p>0.00256754</text:p>
          </table:table-cell>
          <table:table-cell office:value-type="float" office:value="-0.00135666" calcext:value-type="float">
            <text:p>-0.00135666</text:p>
          </table:table-cell>
          <table:table-cell office:value-type="float" office:value="4.39705" calcext:value-type="float">
            <text:p>4.39705</text:p>
          </table:table-cell>
          <table:table-cell office:value-type="float" office:value="3.14146" calcext:value-type="float">
            <text:p>3.14146</text:p>
          </table:table-cell>
          <table:table-cell office:value-type="float" office:value="1.57111" calcext:value-type="float">
            <text:p>1.57111</text:p>
          </table:table-cell>
          <table:table-cell office:value-type="float" office:value="1.35104" calcext:value-type="float">
            <text:p>1.35104</text:p>
          </table:table-cell>
          <table:table-cell office:value-type="float" office:value="1.34559" calcext:value-type="float">
            <text:p>1.34559</text:p>
          </table:table-cell>
          <table:table-cell office:value-type="float" office:value="22.1884" calcext:value-type="float">
            <text:p>22.1884</text:p>
          </table:table-cell>
          <table:table-cell office:value-type="float" office:value="13.1543" calcext:value-type="float">
            <text:p>13.1543</text:p>
          </table:table-cell>
          <table:table-cell office:value-type="float" office:value="4.07671" calcext:value-type="float">
            <text:p>4.07671</text:p>
          </table:table-cell>
          <table:table-cell office:value-type="float" office:value="1.16234" calcext:value-type="float">
            <text:p>1.16234</text:p>
          </table:table-cell>
          <table:table-cell office:value-type="float" office:value="1.15999" calcext:value-type="float">
            <text:p>1.15999</text:p>
          </table:table-cell>
          <table:table-cell office:value-type="float" office:value="1.68948" calcext:value-type="float">
            <text:p>1.68948</text:p>
          </table:table-cell>
          <table:table-cell office:value-type="float" office:value="1.8126" calcext:value-type="float">
            <text:p>1.8126</text:p>
          </table:table-cell>
          <table:table-cell office:value-type="float" office:value="1.2682" calcext:value-type="float">
            <text:p>1.2682</text:p>
          </table:table-cell>
          <table:table-cell office:value-type="float" office:value="24.8850024275036" calcext:value-type="float">
            <text:p>24.8850024275</text:p>
          </table:table-cell>
          <table:table-cell office:value-type="float" office:value="1.05187803803813" calcext:value-type="float">
            <text:p>1.051878038</text:p>
          </table:table-cell>
          <table:table-cell office:value-type="float" office:value="0.000000261357136478959" calcext:value-type="float">
            <text:p>2.61357136478959E-07</text:p>
          </table:table-cell>
          <table:table-cell office:value-type="float" office:value="0.00000054646042230785" calcext:value-type="float">
            <text:p>5.4646042230785E-07</text:p>
          </table:table-cell>
          <table:table-cell office:value-type="float" office:value="182.449888641425" calcext:value-type="float">
            <text:p>182.4498886414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2.44477953371312" calcext:value-type="float">
            <text:p>2.4447795337</text:p>
          </table:table-cell>
          <table:table-cell office:value-type="float" office:value="1.25" calcext:value-type="float">
            <text:p>1.25</text:p>
          </table:table-cell>
          <table:table-cell table:formula="of:=[.AQ10]-[.AD10]" office:value-type="float" office:value="0.19812196196187" calcext:value-type="float">
            <text:p>0.198121962</text:p>
          </table:table-cell>
          <table:table-cell table:formula="of:=[.AR10]/[.AD10]" office:value-type="float" office:value="0.188350697321706" calcext:value-type="float">
            <text:p>0.18835069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0121929" calcext:value-type="float">
            <text:p>-1.21929E-05</text:p>
          </table:table-cell>
          <table:table-cell office:value-type="float" office:value="0.0000156674" calcext:value-type="float">
            <text:p>1.56674E-05</text:p>
          </table:table-cell>
          <table:table-cell office:value-type="float" office:value="0.43954" calcext:value-type="float">
            <text:p>0.43954</text:p>
          </table:table-cell>
          <table:table-cell office:value-type="float" office:value="3.14039" calcext:value-type="float">
            <text:p>3.14039</text:p>
          </table:table-cell>
          <table:table-cell office:value-type="float" office:value="1.57145" calcext:value-type="float">
            <text:p>1.57145</text:p>
          </table:table-cell>
          <table:table-cell office:value-type="float" office:value="0.0134814" calcext:value-type="float">
            <text:p>0.0134814</text:p>
          </table:table-cell>
          <table:table-cell office:value-type="float" office:value="0.0134525" calcext:value-type="float">
            <text:p>0.0134525</text:p>
          </table:table-cell>
          <table:table-cell office:value-type="float" office:value="0.221772" calcext:value-type="float">
            <text:p>0.221772</text:p>
          </table:table-cell>
          <table:table-cell office:value-type="float" office:value="13.1498" calcext:value-type="float">
            <text:p>13.1498</text:p>
          </table:table-cell>
          <table:table-cell office:value-type="float" office:value="4.07742" calcext:value-type="float">
            <text:p>4.07742</text:p>
          </table:table-cell>
          <table:table-cell office:value-type="float" office:value="0.11611" calcext:value-type="float">
            <text:p>0.11611</text:p>
          </table:table-cell>
          <table:table-cell office:value-type="float" office:value="0.115985" calcext:value-type="float">
            <text:p>0.115985</text:p>
          </table:table-cell>
          <table:table-cell office:value-type="float" office:value="0.169045" calcext:value-type="float">
            <text:p>0.169045</text:p>
          </table:table-cell>
          <table:table-cell office:value-type="float" office:value="1.81322" calcext:value-type="float">
            <text:p>1.81322</text:p>
          </table:table-cell>
          <table:table-cell office:value-type="float" office:value="1.26806" calcext:value-type="float">
            <text:p>1.26806</text:p>
          </table:table-cell>
          <table:table-cell office:value-type="float" office:value="0.248705783452335" calcext:value-type="float">
            <text:p>0.2487057835</text:p>
          </table:table-cell>
          <table:table-cell office:value-type="float" office:value="0.0105171404664869" calcext:value-type="float">
            <text:p>0.0105171405</text:p>
          </table:table-cell>
          <table:table-cell office:value-type="float" office:value="0.00000000188437398045997" calcext:value-type="float">
            <text:p>1.88437398045997E-09</text:p>
          </table:table-cell>
          <table:table-cell office:value-type="float" office:value="0.0000000000284069223858765" calcext:value-type="float">
            <text:p>2.84069223858765E-11</text:p>
          </table:table-cell>
          <table:table-cell office:value-type="float" office:value="1.05618730821794" calcext:value-type="float">
            <text:p>1.0561873082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0.00244477953371312" calcext:value-type="float">
            <text:p>0.0024447795</text:p>
          </table:table-cell>
          <table:table-cell office:value-type="float" office:value="0.0125" calcext:value-type="float">
            <text:p>0.0125</text:p>
          </table:table-cell>
          <table:table-cell table:formula="of:=[.AQ11]-[.AD11]" office:value-type="float" office:value="0.0019828595335131" calcext:value-type="float">
            <text:p>0.0019828595</text:p>
          </table:table-cell>
          <table:table-cell table:formula="of:=[.AR11]/[.AD11]" office:value-type="float" office:value="0.18853599415464" calcext:value-type="float">
            <text:p>0.18853599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30321" calcext:value-type="float">
            <text:p>-0.0030321</text:p>
          </table:table-cell>
          <table:table-cell office:value-type="float" office:value="0.00108543" calcext:value-type="float">
            <text:p>0.00108543</text:p>
          </table:table-cell>
          <table:table-cell office:value-type="float" office:value="4.39387" calcext:value-type="float">
            <text:p>4.39387</text:p>
          </table:table-cell>
          <table:table-cell office:value-type="float" office:value="3.14255" calcext:value-type="float">
            <text:p>3.14255</text:p>
          </table:table-cell>
          <table:table-cell office:value-type="float" office:value="1.57219" calcext:value-type="float">
            <text:p>1.57219</text:p>
          </table:table-cell>
          <table:table-cell office:value-type="float" office:value="1.34564" calcext:value-type="float">
            <text:p>1.34564</text:p>
          </table:table-cell>
          <table:table-cell office:value-type="float" office:value="1.34415" calcext:value-type="float">
            <text:p>1.34415</text:p>
          </table:table-cell>
          <table:table-cell office:value-type="float" office:value="22.1605" calcext:value-type="float">
            <text:p>22.1605</text:p>
          </table:table-cell>
          <table:table-cell office:value-type="float" office:value="13.1617" calcext:value-type="float">
            <text:p>13.1617</text:p>
          </table:table-cell>
          <table:table-cell office:value-type="float" office:value="4.0799" calcext:value-type="float">
            <text:p>4.0799</text:p>
          </table:table-cell>
          <table:table-cell office:value-type="float" office:value="1.16001" calcext:value-type="float">
            <text:p>1.16001</text:p>
          </table:table-cell>
          <table:table-cell office:value-type="float" office:value="1.15938" calcext:value-type="float">
            <text:p>1.15938</text:p>
          </table:table-cell>
          <table:table-cell office:value-type="float" office:value="1.68951" calcext:value-type="float">
            <text:p>1.68951</text:p>
          </table:table-cell>
          <table:table-cell office:value-type="float" office:value="1.81276" calcext:value-type="float">
            <text:p>1.81276</text:p>
          </table:table-cell>
          <table:table-cell office:value-type="float" office:value="1.26812" calcext:value-type="float">
            <text:p>1.26812</text:p>
          </table:table-cell>
          <table:table-cell office:value-type="float" office:value="24.8503199007542" calcext:value-type="float">
            <text:p>24.8503199008</text:p>
          </table:table-cell>
          <table:table-cell office:value-type="float" office:value="1.05154542773894" calcext:value-type="float">
            <text:p>1.0515454277</text:p>
          </table:table-cell>
          <table:table-cell office:value-type="float" office:value="0.000000558006894469026" calcext:value-type="float">
            <text:p>0.000000558</text:p>
          </table:table-cell>
          <table:table-cell office:value-type="float" office:value="0.00000249097355419973" calcext:value-type="float">
            <text:p>0.000002491</text:p>
          </table:table-cell>
          <table:table-cell office:value-type="float" office:value="189.62962962963" calcext:value-type="float">
            <text:p>189.6296296296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2.44477953371312" calcext:value-type="float">
            <text:p>2.4447795337</text:p>
          </table:table-cell>
          <table:table-cell office:value-type="float" office:value="1.25" calcext:value-type="float">
            <text:p>1.25</text:p>
          </table:table-cell>
          <table:table-cell table:formula="of:=[.AQ12]-[.AD12]" office:value-type="float" office:value="0.19845457226106" calcext:value-type="float">
            <text:p>0.1984545723</text:p>
          </table:table-cell>
          <table:table-cell table:formula="of:=[.AR12]/[.AD12]" office:value-type="float" office:value="0.18872657997076" calcext:value-type="float">
            <text:p>0.188726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0017849" calcext:value-type="float">
            <text:p>0.000017849</text:p>
          </table:table-cell>
          <table:table-cell office:value-type="float" office:value="-0.0000626343" calcext:value-type="float">
            <text:p>-6.26343E-05</text:p>
          </table:table-cell>
          <table:table-cell office:value-type="float" office:value="0.439749" calcext:value-type="float">
            <text:p>0.439749</text:p>
          </table:table-cell>
          <table:table-cell office:value-type="float" office:value="3.14035" calcext:value-type="float">
            <text:p>3.14035</text:p>
          </table:table-cell>
          <table:table-cell office:value-type="float" office:value="1.56973" calcext:value-type="float">
            <text:p>1.56973</text:p>
          </table:table-cell>
          <table:table-cell office:value-type="float" office:value="0.0134905" calcext:value-type="float">
            <text:p>0.0134905</text:p>
          </table:table-cell>
          <table:table-cell office:value-type="float" office:value="0.0134809" calcext:value-type="float">
            <text:p>0.0134809</text:p>
          </table:table-cell>
          <table:table-cell office:value-type="float" office:value="0.221895" calcext:value-type="float">
            <text:p>0.221895</text:p>
          </table:table-cell>
          <table:table-cell office:value-type="float" office:value="13.154" calcext:value-type="float">
            <text:p>13.154</text:p>
          </table:table-cell>
          <table:table-cell office:value-type="float" office:value="4.07249" calcext:value-type="float">
            <text:p>4.07249</text:p>
          </table:table-cell>
          <table:table-cell office:value-type="float" office:value="0.116149" calcext:value-type="float">
            <text:p>0.116149</text:p>
          </table:table-cell>
          <table:table-cell office:value-type="float" office:value="0.116107" calcext:value-type="float">
            <text:p>0.116107</text:p>
          </table:table-cell>
          <table:table-cell office:value-type="float" office:value="0.168868" calcext:value-type="float">
            <text:p>0.168868</text:p>
          </table:table-cell>
          <table:table-cell office:value-type="float" office:value="1.81444" calcext:value-type="float">
            <text:p>1.81444</text:p>
          </table:table-cell>
          <table:table-cell office:value-type="float" office:value="1.26824" calcext:value-type="float">
            <text:p>1.26824</text:p>
          </table:table-cell>
          <table:table-cell office:value-type="float" office:value="0.248866617727232" calcext:value-type="float">
            <text:p>0.2488666177</text:p>
          </table:table-cell>
          <table:table-cell office:value-type="float" office:value="0.0105154512490518" calcext:value-type="float">
            <text:p>0.0105154512</text:p>
          </table:table-cell>
          <table:table-cell office:value-type="float" office:value="0.00000000203087291671504" calcext:value-type="float">
            <text:p>0.000000002</text:p>
          </table:table-cell>
          <table:table-cell office:value-type="float" office:value="0.0000000000329955584307734" calcext:value-type="float">
            <text:p>3.29955584307734E-11</text:p>
          </table:table-cell>
          <table:table-cell office:value-type="float" office:value="1.25978439725037" calcext:value-type="float">
            <text:p>1.2597843973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0.00244477953371312" calcext:value-type="float">
            <text:p>0.0024447795</text:p>
          </table:table-cell>
          <table:table-cell office:value-type="float" office:value="0.0125" calcext:value-type="float">
            <text:p>0.0125</text:p>
          </table:table-cell>
          <table:table-cell table:formula="of:=[.AQ13]-[.AD13]" office:value-type="float" office:value="0.0019845487509482" calcext:value-type="float">
            <text:p>0.0019845488</text:p>
          </table:table-cell>
          <table:table-cell table:formula="of:=[.AR13]/[.AD13]" office:value-type="float" office:value="0.188726922311313" calcext:value-type="float">
            <text:p>0.18872692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.00290602" calcext:value-type="float">
            <text:p>0.00290602</text:p>
          </table:table-cell>
          <table:table-cell office:value-type="float" office:value="-0.00104004" calcext:value-type="float">
            <text:p>-0.00104004</text:p>
          </table:table-cell>
          <table:table-cell office:value-type="float" office:value="9.46886" calcext:value-type="float">
            <text:p>9.46886</text:p>
          </table:table-cell>
          <table:table-cell office:value-type="float" office:value="3.14392" calcext:value-type="float">
            <text:p>3.14392</text:p>
          </table:table-cell>
          <table:table-cell office:value-type="float" office:value="1.56898" calcext:value-type="float">
            <text:p>1.56898</text:p>
          </table:table-cell>
          <table:table-cell office:value-type="float" office:value="2.62332" calcext:value-type="float">
            <text:p>2.62332</text:p>
          </table:table-cell>
          <table:table-cell office:value-type="float" office:value="2.6188" calcext:value-type="float">
            <text:p>2.6188</text:p>
          </table:table-cell>
          <table:table-cell office:value-type="float" office:value="94.9941" calcext:value-type="float">
            <text:p>94.9941</text:p>
          </table:table-cell>
          <table:table-cell office:value-type="float" office:value="13.1732" calcext:value-type="float">
            <text:p>13.1732</text:p>
          </table:table-cell>
          <table:table-cell office:value-type="float" office:value="4.36695" calcext:value-type="float">
            <text:p>4.36695</text:p>
          </table:table-cell>
          <table:table-cell office:value-type="float" office:value="1.61966" calcext:value-type="float">
            <text:p>1.61966</text:p>
          </table:table-cell>
          <table:table-cell office:value-type="float" office:value="1.61827" calcext:value-type="float">
            <text:p>1.61827</text:p>
          </table:table-cell>
          <table:table-cell office:value-type="float" office:value="2.30971" calcext:value-type="float">
            <text:p>2.30971</text:p>
          </table:table-cell>
          <table:table-cell office:value-type="float" office:value="1.81354" calcext:value-type="float">
            <text:p>1.81354</text:p>
          </table:table-cell>
          <table:table-cell office:value-type="float" office:value="1.38031" calcext:value-type="float">
            <text:p>1.38031</text:p>
          </table:table-cell>
          <table:table-cell office:value-type="float" office:value="100.236197273111" calcext:value-type="float">
            <text:p>100.2361972731</text:p>
          </table:table-cell>
          <table:table-cell office:value-type="float" office:value="1.02018616919513" calcext:value-type="float">
            <text:p>1.0201861692</text:p>
          </table:table-cell>
          <table:table-cell office:value-type="float" office:value="0.000000719157660726134" calcext:value-type="float">
            <text:p>7.19157660726134E-07</text:p>
          </table:table-cell>
          <table:table-cell office:value-type="float" office:value="0.00000413750192784869" calcext:value-type="float">
            <text:p>4.13750192784869E-06</text:p>
          </table:table-cell>
          <table:table-cell office:value-type="float" office:value="284.444444444445" calcext:value-type="float">
            <text:p>284.4444444444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682951184906521" calcext:value-type="float">
            <text:p>0.6829511849</text:p>
          </table:table-cell>
          <table:table-cell office:value-type="float" office:value="1.25" calcext:value-type="float">
            <text:p>1.25</text:p>
          </table:table-cell>
          <table:table-cell table:formula="of:=[.AQ14]-[.AD14]" office:value-type="float" office:value="0.22981383080487" calcext:value-type="float">
            <text:p>0.2298138308</text:p>
          </table:table-cell>
          <table:table-cell table:formula="of:=[.AR14]/[.AD14]" office:value-type="float" office:value="0.225266561872898" calcext:value-type="float">
            <text:p>0.22526656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791289" calcext:value-type="float">
            <text:p>-0.00791289</text:p>
          </table:table-cell>
          <table:table-cell office:value-type="float" office:value="0.00130344" calcext:value-type="float">
            <text:p>0.00130344</text:p>
          </table:table-cell>
          <table:table-cell office:value-type="float" office:value="9.46071" calcext:value-type="float">
            <text:p>9.46071</text:p>
          </table:table-cell>
          <table:table-cell office:value-type="float" office:value="3.14261" calcext:value-type="float">
            <text:p>3.14261</text:p>
          </table:table-cell>
          <table:table-cell office:value-type="float" office:value="1.56931" calcext:value-type="float">
            <text:p>1.56931</text:p>
          </table:table-cell>
          <table:table-cell office:value-type="float" office:value="2.62836" calcext:value-type="float">
            <text:p>2.62836</text:p>
          </table:table-cell>
          <table:table-cell office:value-type="float" office:value="2.62583" calcext:value-type="float">
            <text:p>2.62583</text:p>
          </table:table-cell>
          <table:table-cell office:value-type="float" office:value="94.823" calcext:value-type="float">
            <text:p>94.823</text:p>
          </table:table-cell>
          <table:table-cell office:value-type="float" office:value="13.1594" calcext:value-type="float">
            <text:p>13.1594</text:p>
          </table:table-cell>
          <table:table-cell office:value-type="float" office:value="4.36741" calcext:value-type="float">
            <text:p>4.36741</text:p>
          </table:table-cell>
          <table:table-cell office:value-type="float" office:value="1.6212" calcext:value-type="float">
            <text:p>1.6212</text:p>
          </table:table-cell>
          <table:table-cell office:value-type="float" office:value="1.62044" calcext:value-type="float">
            <text:p>1.62044</text:p>
          </table:table-cell>
          <table:table-cell office:value-type="float" office:value="2.30605" calcext:value-type="float">
            <text:p>2.30605</text:p>
          </table:table-cell>
          <table:table-cell office:value-type="float" office:value="1.81202" calcext:value-type="float">
            <text:p>1.81202</text:p>
          </table:table-cell>
          <table:table-cell office:value-type="float" office:value="1.3801" calcext:value-type="float">
            <text:p>1.3801</text:p>
          </table:table-cell>
          <table:table-cell office:value-type="float" office:value="100.077151047167" calcext:value-type="float">
            <text:p>100.0771510472</text:p>
          </table:table-cell>
          <table:table-cell office:value-type="float" office:value="1.02014607899275" calcext:value-type="float">
            <text:p>1.020146079</text:p>
          </table:table-cell>
          <table:table-cell office:value-type="float" office:value="0.000000692083524936852" calcext:value-type="float">
            <text:p>6.92083524936852E-07</text:p>
          </table:table-cell>
          <table:table-cell office:value-type="float" office:value="0.00000383183684391214" calcext:value-type="float">
            <text:p>3.83183684391214E-06</text:p>
          </table:table-cell>
          <table:table-cell office:value-type="float" office:value="302.287822878229" calcext:value-type="float">
            <text:p>302.2878228782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682951184906521" calcext:value-type="float">
            <text:p>0.6829511849</text:p>
          </table:table-cell>
          <table:table-cell office:value-type="float" office:value="1.25" calcext:value-type="float">
            <text:p>1.25</text:p>
          </table:table-cell>
          <table:table-cell table:formula="of:=[.AQ15]-[.AD15]" office:value-type="float" office:value="0.22985392100725" calcext:value-type="float">
            <text:p>0.229853921</text:p>
          </table:table-cell>
          <table:table-cell table:formula="of:=[.AR15]/[.AD15]" office:value-type="float" office:value="0.225314713000905" calcext:value-type="float">
            <text:p>0.2253147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00251754" calcext:value-type="float">
            <text:p>-2.51754E-05</text:p>
          </table:table-cell>
          <table:table-cell office:value-type="float" office:value="-0.00011736" calcext:value-type="float">
            <text:p>-0.00011736</text:p>
          </table:table-cell>
          <table:table-cell office:value-type="float" office:value="0.946118" calcext:value-type="float">
            <text:p>0.946118</text:p>
          </table:table-cell>
          <table:table-cell office:value-type="float" office:value="3.14423" calcext:value-type="float">
            <text:p>3.14423</text:p>
          </table:table-cell>
          <table:table-cell office:value-type="float" office:value="1.57219" calcext:value-type="float">
            <text:p>1.57219</text:p>
          </table:table-cell>
          <table:table-cell office:value-type="float" office:value="0.0262197" calcext:value-type="float">
            <text:p>0.0262197</text:p>
          </table:table-cell>
          <table:table-cell office:value-type="float" office:value="0.0261784" calcext:value-type="float">
            <text:p>0.0261784</text:p>
          </table:table-cell>
          <table:table-cell office:value-type="float" office:value="0.948445" calcext:value-type="float">
            <text:p>0.948445</text:p>
          </table:table-cell>
          <table:table-cell office:value-type="float" office:value="13.1786" calcext:value-type="float">
            <text:p>13.1786</text:p>
          </table:table-cell>
          <table:table-cell office:value-type="float" office:value="4.37676" calcext:value-type="float">
            <text:p>4.37676</text:p>
          </table:table-cell>
          <table:table-cell office:value-type="float" office:value="0.161925" calcext:value-type="float">
            <text:p>0.161925</text:p>
          </table:table-cell>
          <table:table-cell office:value-type="float" office:value="0.161797" calcext:value-type="float">
            <text:p>0.161797</text:p>
          </table:table-cell>
          <table:table-cell office:value-type="float" office:value="0.230879" calcext:value-type="float">
            <text:p>0.230879</text:p>
          </table:table-cell>
          <table:table-cell office:value-type="float" office:value="1.8145" calcext:value-type="float">
            <text:p>1.8145</text:p>
          </table:table-cell>
          <table:table-cell office:value-type="float" office:value="1.38021" calcext:value-type="float">
            <text:p>1.38021</text:p>
          </table:table-cell>
          <table:table-cell office:value-type="float" office:value="1.00084351407163" calcext:value-type="float">
            <text:p>1.0008435141</text:p>
          </table:table-cell>
          <table:table-cell office:value-type="float" office:value="0.0101986913497327" calcext:value-type="float">
            <text:p>0.0101986913</text:p>
          </table:table-cell>
          <table:table-cell office:value-type="float" office:value="0.00000000678527279276869" calcext:value-type="float">
            <text:p>6.78527279276869E-09</text:p>
          </table:table-cell>
          <table:table-cell office:value-type="float" office:value="0.000000000368319414978297" calcext:value-type="float">
            <text:p>3.68319414978297E-10</text:p>
          </table:table-cell>
          <table:table-cell office:value-type="float" office:value="0.96251909293855" calcext:value-type="float">
            <text:p>0.9625190929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0.000682951184906521" calcext:value-type="float">
            <text:p>0.0006829512</text:p>
          </table:table-cell>
          <table:table-cell office:value-type="float" office:value="0.0125" calcext:value-type="float">
            <text:p>0.0125</text:p>
          </table:table-cell>
          <table:table-cell table:formula="of:=[.AQ16]-[.AD16]" office:value-type="float" office:value="0.0023013086502673" calcext:value-type="float">
            <text:p>0.0023013087</text:p>
          </table:table-cell>
          <table:table-cell table:formula="of:=[.AR16]/[.AD16]" office:value-type="float" office:value="0.22564744547619" calcext:value-type="float">
            <text:p>0.22564744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692312" calcext:value-type="float">
            <text:p>6.92312E-05</text:p>
          </table:table-cell>
          <table:table-cell office:value-type="float" office:value="-0.000232914" calcext:value-type="float">
            <text:p>-0.000232914</text:p>
          </table:table-cell>
          <table:table-cell office:value-type="float" office:value="0.946004" calcext:value-type="float">
            <text:p>0.946004</text:p>
          </table:table-cell>
          <table:table-cell office:value-type="float" office:value="3.1395" calcext:value-type="float">
            <text:p>3.1395</text:p>
          </table:table-cell>
          <table:table-cell office:value-type="float" office:value="1.5674" calcext:value-type="float">
            <text:p>1.5674</text:p>
          </table:table-cell>
          <table:table-cell office:value-type="float" office:value="0.0261085" calcext:value-type="float">
            <text:p>0.0261085</text:p>
          </table:table-cell>
          <table:table-cell office:value-type="float" office:value="0.026172" calcext:value-type="float">
            <text:p>0.026172</text:p>
          </table:table-cell>
          <table:table-cell office:value-type="float" office:value="0.948219" calcext:value-type="float">
            <text:p>0.948219</text:p>
          </table:table-cell>
          <table:table-cell office:value-type="float" office:value="13.1484" calcext:value-type="float">
            <text:p>13.1484</text:p>
          </table:table-cell>
          <table:table-cell office:value-type="float" office:value="4.36236" calcext:value-type="float">
            <text:p>4.36236</text:p>
          </table:table-cell>
          <table:table-cell office:value-type="float" office:value="0.161581" calcext:value-type="float">
            <text:p>0.161581</text:p>
          </table:table-cell>
          <table:table-cell office:value-type="float" office:value="0.161777" calcext:value-type="float">
            <text:p>0.161777</text:p>
          </table:table-cell>
          <table:table-cell office:value-type="float" office:value="0.23086" calcext:value-type="float">
            <text:p>0.23086</text:p>
          </table:table-cell>
          <table:table-cell office:value-type="float" office:value="1.81436" calcext:value-type="float">
            <text:p>1.81436</text:p>
          </table:table-cell>
          <table:table-cell office:value-type="float" office:value="1.38044" calcext:value-type="float">
            <text:p>1.38044</text:p>
          </table:table-cell>
          <table:table-cell office:value-type="float" office:value="1.0004998055168" calcext:value-type="float">
            <text:p>1.0004998055</text:p>
          </table:table-cell>
          <table:table-cell office:value-type="float" office:value="0.0101971458820548" calcext:value-type="float">
            <text:p>0.0101971459</text:p>
          </table:table-cell>
          <table:table-cell office:value-type="float" office:value="0.00000000505831166260998" calcext:value-type="float">
            <text:p>5.05831166260998E-09</text:p>
          </table:table-cell>
          <table:table-cell office:value-type="float" office:value="0.000000000204692135008769" calcext:value-type="float">
            <text:p>2.04692135008769E-10</text:p>
          </table:table-cell>
          <table:table-cell office:value-type="float" office:value="1.15453456416038" calcext:value-type="float">
            <text:p>1.1545345642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0.000682951184906521" calcext:value-type="float">
            <text:p>0.0006829512</text:p>
          </table:table-cell>
          <table:table-cell office:value-type="float" office:value="0.0125" calcext:value-type="float">
            <text:p>0.0125</text:p>
          </table:table-cell>
          <table:table-cell table:formula="of:=[.AQ17]-[.AD17]" office:value-type="float" office:value="0.0023028541179452" calcext:value-type="float">
            <text:p>0.0023028541</text:p>
          </table:table-cell>
          <table:table-cell table:formula="of:=[.AR17]/[.AD17]" office:value-type="float" office:value="0.225833203190495" calcext:value-type="float">
            <text:p>0.22583320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619213" calcext:value-type="float">
            <text:p>6.19213E-05</text:p>
          </table:table-cell>
          <table:table-cell office:value-type="float" office:value="-0.000257849" calcext:value-type="float">
            <text:p>-0.000257849</text:p>
          </table:table-cell>
          <table:table-cell office:value-type="float" office:value="0.946203" calcext:value-type="float">
            <text:p>0.946203</text:p>
          </table:table-cell>
          <table:table-cell office:value-type="float" office:value="3.14402" calcext:value-type="float">
            <text:p>3.14402</text:p>
          </table:table-cell>
          <table:table-cell office:value-type="float" office:value="1.57237" calcext:value-type="float">
            <text:p>1.57237</text:p>
          </table:table-cell>
          <table:table-cell office:value-type="float" office:value="0.0261629" calcext:value-type="float">
            <text:p>0.0261629</text:p>
          </table:table-cell>
          <table:table-cell office:value-type="float" office:value="0.0261748" calcext:value-type="float">
            <text:p>0.0261748</text:p>
          </table:table-cell>
          <table:table-cell office:value-type="float" office:value="0.948571" calcext:value-type="float">
            <text:p>0.948571</text:p>
          </table:table-cell>
          <table:table-cell office:value-type="float" office:value="13.1773" calcext:value-type="float">
            <text:p>13.1773</text:p>
          </table:table-cell>
          <table:table-cell office:value-type="float" office:value="4.37775" calcext:value-type="float">
            <text:p>4.37775</text:p>
          </table:table-cell>
          <table:table-cell office:value-type="float" office:value="0.16175" calcext:value-type="float">
            <text:p>0.16175</text:p>
          </table:table-cell>
          <table:table-cell office:value-type="float" office:value="0.161786" calcext:value-type="float">
            <text:p>0.161786</text:p>
          </table:table-cell>
          <table:table-cell office:value-type="float" office:value="0.230803" calcext:value-type="float">
            <text:p>0.230803</text:p>
          </table:table-cell>
          <table:table-cell office:value-type="float" office:value="1.81452" calcext:value-type="float">
            <text:p>1.81452</text:p>
          </table:table-cell>
          <table:table-cell office:value-type="float" office:value="1.38037" calcext:value-type="float">
            <text:p>1.38037</text:p>
          </table:table-cell>
          <table:table-cell office:value-type="float" office:value="1.0009086919391" calcext:value-type="float">
            <text:p>1.0009086919</text:p>
          </table:table-cell>
          <table:table-cell office:value-type="float" office:value="0.0101953854381111" calcext:value-type="float">
            <text:p>0.0101953854</text:p>
          </table:table-cell>
          <table:table-cell office:value-type="float" office:value="0.0000000072749630069075" calcext:value-type="float">
            <text:p>7.2749630069075E-09</text:p>
          </table:table-cell>
          <table:table-cell office:value-type="float" office:value="0.000000000423400694014982" calcext:value-type="float">
            <text:p>4.23400694014982E-10</text:p>
          </table:table-cell>
          <table:table-cell office:value-type="float" office:value="0.967007023549549" calcext:value-type="float">
            <text:p>0.9670070235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0.000682951184906521" calcext:value-type="float">
            <text:p>0.0006829512</text:p>
          </table:table-cell>
          <table:table-cell office:value-type="float" office:value="0.0125" calcext:value-type="float">
            <text:p>0.0125</text:p>
          </table:table-cell>
          <table:table-cell table:formula="of:=[.AQ18]-[.AD18]" office:value-type="float" office:value="0.0023046145618889" calcext:value-type="float">
            <text:p>0.0023046146</text:p>
          </table:table-cell>
          <table:table-cell table:formula="of:=[.AR18]/[.AD18]" office:value-type="float" office:value="0.22604486862008" calcext:value-type="float">
            <text:p>0.22604486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053775" calcext:value-type="float">
            <text:p>-0.00053775</text:p>
          </table:table-cell>
          <table:table-cell office:value-type="float" office:value="-0.00019459" calcext:value-type="float">
            <text:p>-0.00019459</text:p>
          </table:table-cell>
          <table:table-cell office:value-type="float" office:value="0.946022" calcext:value-type="float">
            <text:p>0.946022</text:p>
          </table:table-cell>
          <table:table-cell office:value-type="float" office:value="3.13842" calcext:value-type="float">
            <text:p>3.13842</text:p>
          </table:table-cell>
          <table:table-cell office:value-type="float" office:value="1.57064" calcext:value-type="float">
            <text:p>1.57064</text:p>
          </table:table-cell>
          <table:table-cell office:value-type="float" office:value="0.026141" calcext:value-type="float">
            <text:p>0.026141</text:p>
          </table:table-cell>
          <table:table-cell office:value-type="float" office:value="0.0261641" calcext:value-type="float">
            <text:p>0.0261641</text:p>
          </table:table-cell>
          <table:table-cell office:value-type="float" office:value="0.948213" calcext:value-type="float">
            <text:p>0.948213</text:p>
          </table:table-cell>
          <table:table-cell office:value-type="float" office:value="13.1369" calcext:value-type="float">
            <text:p>13.1369</text:p>
          </table:table-cell>
          <table:table-cell office:value-type="float" office:value="4.37259" calcext:value-type="float">
            <text:p>4.37259</text:p>
          </table:table-cell>
          <table:table-cell office:value-type="float" office:value="0.161681" calcext:value-type="float">
            <text:p>0.161681</text:p>
          </table:table-cell>
          <table:table-cell office:value-type="float" office:value="0.161753" calcext:value-type="float">
            <text:p>0.161753</text:p>
          </table:table-cell>
          <table:table-cell office:value-type="float" office:value="0.230771" calcext:value-type="float">
            <text:p>0.230771</text:p>
          </table:table-cell>
          <table:table-cell office:value-type="float" office:value="1.81307" calcext:value-type="float">
            <text:p>1.81307</text:p>
          </table:table-cell>
          <table:table-cell office:value-type="float" office:value="1.38047" calcext:value-type="float">
            <text:p>1.38047</text:p>
          </table:table-cell>
          <table:table-cell office:value-type="float" office:value="1.00051852044136" calcext:value-type="float">
            <text:p>1.0005185204</text:p>
          </table:table-cell>
          <table:table-cell office:value-type="float" office:value="0.0101933627166734" calcext:value-type="float">
            <text:p>0.0101933627</text:p>
          </table:table-cell>
          <table:table-cell office:value-type="float" office:value="0.00000000981956829111651" calcext:value-type="float">
            <text:p>9.81956829111651E-09</text:p>
          </table:table-cell>
          <table:table-cell office:value-type="float" office:value="0.000000000771391371391207" calcext:value-type="float">
            <text:p>7.71391371391207E-10</text:p>
          </table:table-cell>
          <table:table-cell office:value-type="float" office:value="0.962146036667724" calcext:value-type="float">
            <text:p>0.9621460367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0.000682951184906521" calcext:value-type="float">
            <text:p>0.0006829512</text:p>
          </table:table-cell>
          <table:table-cell office:value-type="float" office:value="0.0125" calcext:value-type="float">
            <text:p>0.0125</text:p>
          </table:table-cell>
          <table:table-cell table:formula="of:=[.AQ19]-[.AD19]" office:value-type="float" office:value="0.0023066372833266" calcext:value-type="float">
            <text:p>0.0023066373</text:p>
          </table:table-cell>
          <table:table-cell table:formula="of:=[.AR19]/[.AD19]" office:value-type="float" office:value="0.226288159014847" calcext:value-type="float">
            <text:p>0.226288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.00451482" calcext:value-type="float">
            <text:p>0.00451482</text:p>
          </table:table-cell>
          <table:table-cell office:value-type="float" office:value="-0.00477069" calcext:value-type="float">
            <text:p>-0.00477069</text:p>
          </table:table-cell>
          <table:table-cell office:value-type="float" office:value="9.4694" calcext:value-type="float">
            <text:p>9.4694</text:p>
          </table:table-cell>
          <table:table-cell office:value-type="float" office:value="3.14239" calcext:value-type="float">
            <text:p>3.14239</text:p>
          </table:table-cell>
          <table:table-cell office:value-type="float" office:value="1.57381" calcext:value-type="float">
            <text:p>1.57381</text:p>
          </table:table-cell>
          <table:table-cell office:value-type="float" office:value="2.61784" calcext:value-type="float">
            <text:p>2.61784</text:p>
          </table:table-cell>
          <table:table-cell office:value-type="float" office:value="2.61237" calcext:value-type="float">
            <text:p>2.61237</text:p>
          </table:table-cell>
          <table:table-cell office:value-type="float" office:value="95.005" calcext:value-type="float">
            <text:p>95.005</text:p>
          </table:table-cell>
          <table:table-cell office:value-type="float" office:value="13.1616" calcext:value-type="float">
            <text:p>13.1616</text:p>
          </table:table-cell>
          <table:table-cell office:value-type="float" office:value="4.38268" calcext:value-type="float">
            <text:p>4.38268</text:p>
          </table:table-cell>
          <table:table-cell office:value-type="float" office:value="1.61797" calcext:value-type="float">
            <text:p>1.61797</text:p>
          </table:table-cell>
          <table:table-cell office:value-type="float" office:value="1.61627" calcext:value-type="float">
            <text:p>1.61627</text:p>
          </table:table-cell>
          <table:table-cell office:value-type="float" office:value="2.30989" calcext:value-type="float">
            <text:p>2.30989</text:p>
          </table:table-cell>
          <table:table-cell office:value-type="float" office:value="1.81302" calcext:value-type="float">
            <text:p>1.81302</text:p>
          </table:table-cell>
          <table:table-cell office:value-type="float" office:value="1.38051" calcext:value-type="float">
            <text:p>1.38051</text:p>
          </table:table-cell>
          <table:table-cell office:value-type="float" office:value="100.235255545024" calcext:value-type="float">
            <text:p>100.235255545</text:p>
          </table:table-cell>
          <table:table-cell office:value-type="float" office:value="1.01932281025715" calcext:value-type="float">
            <text:p>1.0193228103</text:p>
          </table:table-cell>
          <table:table-cell office:value-type="float" office:value="0.00000100550428658058" calcext:value-type="float">
            <text:p>1.00550428658058E-06</text:p>
          </table:table-cell>
          <table:table-cell office:value-type="float" office:value="0.00000808831096265534" calcext:value-type="float">
            <text:p>8.08831096265534E-06</text:p>
          </table:table-cell>
          <table:table-cell office:value-type="float" office:value="290.496453900709" calcext:value-type="float">
            <text:p>290.4964539007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682951184906521" calcext:value-type="float">
            <text:p>0.6829511849</text:p>
          </table:table-cell>
          <table:table-cell office:value-type="float" office:value="1.25" calcext:value-type="float">
            <text:p>1.25</text:p>
          </table:table-cell>
          <table:table-cell table:formula="of:=[.AQ20]-[.AD20]" office:value-type="float" office:value="0.23067718974285" calcext:value-type="float">
            <text:p>0.2306771897</text:p>
          </table:table-cell>
          <table:table-cell table:formula="of:=[.AR20]/[.AD20]" office:value-type="float" office:value="0.226304353656773" calcext:value-type="float">
            <text:p>0.22630435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523475" calcext:value-type="float">
            <text:p>-0.00523475</text:p>
          </table:table-cell>
          <table:table-cell office:value-type="float" office:value="0.0022872" calcext:value-type="float">
            <text:p>0.0022872</text:p>
          </table:table-cell>
          <table:table-cell office:value-type="float" office:value="9.46667" calcext:value-type="float">
            <text:p>9.46667</text:p>
          </table:table-cell>
          <table:table-cell office:value-type="float" office:value="3.14246" calcext:value-type="float">
            <text:p>3.14246</text:p>
          </table:table-cell>
          <table:table-cell office:value-type="float" office:value="1.5712" calcext:value-type="float">
            <text:p>1.5712</text:p>
          </table:table-cell>
          <table:table-cell office:value-type="float" office:value="2.62183" calcext:value-type="float">
            <text:p>2.62183</text:p>
          </table:table-cell>
          <table:table-cell office:value-type="float" office:value="2.61206" calcext:value-type="float">
            <text:p>2.61206</text:p>
          </table:table-cell>
          <table:table-cell office:value-type="float" office:value="94.9442" calcext:value-type="float">
            <text:p>94.9442</text:p>
          </table:table-cell>
          <table:table-cell office:value-type="float" office:value="13.1698" calcext:value-type="float">
            <text:p>13.1698</text:p>
          </table:table-cell>
          <table:table-cell office:value-type="float" office:value="4.37425" calcext:value-type="float">
            <text:p>4.37425</text:p>
          </table:table-cell>
          <table:table-cell office:value-type="float" office:value="1.6192" calcext:value-type="float">
            <text:p>1.6192</text:p>
          </table:table-cell>
          <table:table-cell office:value-type="float" office:value="1.61619" calcext:value-type="float">
            <text:p>1.61619</text:p>
          </table:table-cell>
          <table:table-cell office:value-type="float" office:value="2.3079" calcext:value-type="float">
            <text:p>2.3079</text:p>
          </table:table-cell>
          <table:table-cell office:value-type="float" office:value="1.81513" calcext:value-type="float">
            <text:p>1.81513</text:p>
          </table:table-cell>
          <table:table-cell office:value-type="float" office:value="1.38042" calcext:value-type="float">
            <text:p>1.38042</text:p>
          </table:table-cell>
          <table:table-cell office:value-type="float" office:value="100.178046022743" calcext:value-type="float">
            <text:p>100.1780460227</text:p>
          </table:table-cell>
          <table:table-cell office:value-type="float" office:value="1.01914760353778" calcext:value-type="float">
            <text:p>1.0191476035</text:p>
          </table:table-cell>
          <table:table-cell office:value-type="float" office:value="0.000000881988779209402" calcext:value-type="float">
            <text:p>0.000000882</text:p>
          </table:table-cell>
          <table:table-cell office:value-type="float" office:value="0.00000622323365321033" calcext:value-type="float">
            <text:p>6.22323365321033E-06</text:p>
          </table:table-cell>
          <table:table-cell office:value-type="float" office:value="327.68" calcext:value-type="float">
            <text:p>327.68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682951184906521" calcext:value-type="float">
            <text:p>0.6829511849</text:p>
          </table:table-cell>
          <table:table-cell office:value-type="float" office:value="1.25" calcext:value-type="float">
            <text:p>1.25</text:p>
          </table:table-cell>
          <table:table-cell table:formula="of:=[.AQ21]-[.AD21]" office:value-type="float" office:value="0.23085239646222" calcext:value-type="float">
            <text:p>0.2308523965</text:p>
          </table:table-cell>
          <table:table-cell table:formula="of:=[.AR21]/[.AD21]" office:value-type="float" office:value="0.226515173720528" calcext:value-type="float">
            <text:p>0.22651517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0317736" calcext:value-type="float">
            <text:p>-0.000317736</text:p>
          </table:table-cell>
          <table:table-cell office:value-type="float" office:value="-0.0000820086" calcext:value-type="float">
            <text:p>-8.20086E-05</text:p>
          </table:table-cell>
          <table:table-cell office:value-type="float" office:value="0.946197" calcext:value-type="float">
            <text:p>0.946197</text:p>
          </table:table-cell>
          <table:table-cell office:value-type="float" office:value="3.14201" calcext:value-type="float">
            <text:p>3.14201</text:p>
          </table:table-cell>
          <table:table-cell office:value-type="float" office:value="1.57167" calcext:value-type="float">
            <text:p>1.57167</text:p>
          </table:table-cell>
          <table:table-cell office:value-type="float" office:value="0.0261126" calcext:value-type="float">
            <text:p>0.0261126</text:p>
          </table:table-cell>
          <table:table-cell office:value-type="float" office:value="0.0261592" calcext:value-type="float">
            <text:p>0.0261592</text:p>
          </table:table-cell>
          <table:table-cell office:value-type="float" office:value="0.94856" calcext:value-type="float">
            <text:p>0.94856</text:p>
          </table:table-cell>
          <table:table-cell office:value-type="float" office:value="13.1601" calcext:value-type="float">
            <text:p>13.1601</text:p>
          </table:table-cell>
          <table:table-cell office:value-type="float" office:value="4.37605" calcext:value-type="float">
            <text:p>4.37605</text:p>
          </table:table-cell>
          <table:table-cell office:value-type="float" office:value="0.161594" calcext:value-type="float">
            <text:p>0.161594</text:p>
          </table:table-cell>
          <table:table-cell office:value-type="float" office:value="0.161738" calcext:value-type="float">
            <text:p>0.161738</text:p>
          </table:table-cell>
          <table:table-cell office:value-type="float" office:value="0.230807" calcext:value-type="float">
            <text:p>0.230807</text:p>
          </table:table-cell>
          <table:table-cell office:value-type="float" office:value="1.81325" calcext:value-type="float">
            <text:p>1.81325</text:p>
          </table:table-cell>
          <table:table-cell office:value-type="float" office:value="1.38055" calcext:value-type="float">
            <text:p>1.38055</text:p>
          </table:table-cell>
          <table:table-cell office:value-type="float" office:value="1.00083178732131" calcext:value-type="float">
            <text:p>1.0008317873</text:p>
          </table:table-cell>
          <table:table-cell office:value-type="float" office:value="0.0101913111376781" calcext:value-type="float">
            <text:p>0.0101913111</text:p>
          </table:table-cell>
          <table:table-cell office:value-type="float" office:value="0.0000000236226219664146" calcext:value-type="float">
            <text:p>2.36226219664146E-08</text:p>
          </table:table-cell>
          <table:table-cell office:value-type="float" office:value="0.00000000446422614854506" calcext:value-type="float">
            <text:p>4.46422614854506E-09</text:p>
          </table:table-cell>
          <table:table-cell office:value-type="float" office:value="0.966938539441225" calcext:value-type="float">
            <text:p>0.9669385394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0.000682951184906521" calcext:value-type="float">
            <text:p>0.0006829512</text:p>
          </table:table-cell>
          <table:table-cell office:value-type="float" office:value="0.0125" calcext:value-type="float">
            <text:p>0.0125</text:p>
          </table:table-cell>
          <table:table-cell table:formula="of:=[.AQ22]-[.AD22]" office:value-type="float" office:value="0.0023086888623219" calcext:value-type="float">
            <text:p>0.0023086889</text:p>
          </table:table-cell>
          <table:table-cell table:formula="of:=[.AR22]/[.AD22]" office:value-type="float" office:value="0.226535019011096" calcext:value-type="float">
            <text:p>0.2265350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871626" calcext:value-type="float">
            <text:p>-0.00871626</text:p>
          </table:table-cell>
          <table:table-cell office:value-type="float" office:value="-0.00484527" calcext:value-type="float">
            <text:p>-0.00484527</text:p>
          </table:table-cell>
          <table:table-cell office:value-type="float" office:value="9.46247" calcext:value-type="float">
            <text:p>9.46247</text:p>
          </table:table-cell>
          <table:table-cell office:value-type="float" office:value="3.13796" calcext:value-type="float">
            <text:p>3.13796</text:p>
          </table:table-cell>
          <table:table-cell office:value-type="float" office:value="1.57473" calcext:value-type="float">
            <text:p>1.57473</text:p>
          </table:table-cell>
          <table:table-cell office:value-type="float" office:value="2.6003" calcext:value-type="float">
            <text:p>2.6003</text:p>
          </table:table-cell>
          <table:table-cell office:value-type="float" office:value="2.61447" calcext:value-type="float">
            <text:p>2.61447</text:p>
          </table:table-cell>
          <table:table-cell office:value-type="float" office:value="94.8806" calcext:value-type="float">
            <text:p>94.8806</text:p>
          </table:table-cell>
          <table:table-cell office:value-type="float" office:value="13.1455" calcext:value-type="float">
            <text:p>13.1455</text:p>
          </table:table-cell>
          <table:table-cell office:value-type="float" office:value="4.38592" calcext:value-type="float">
            <text:p>4.38592</text:p>
          </table:table-cell>
          <table:table-cell office:value-type="float" office:value="1.61252" calcext:value-type="float">
            <text:p>1.61252</text:p>
          </table:table-cell>
          <table:table-cell office:value-type="float" office:value="1.61693" calcext:value-type="float">
            <text:p>1.61693</text:p>
          </table:table-cell>
          <table:table-cell office:value-type="float" office:value="2.31133" calcext:value-type="float">
            <text:p>2.31133</text:p>
          </table:table-cell>
          <table:table-cell office:value-type="float" office:value="1.81624" calcext:value-type="float">
            <text:p>1.81624</text:p>
          </table:table-cell>
          <table:table-cell office:value-type="float" office:value="1.38063" calcext:value-type="float">
            <text:p>1.38063</text:p>
          </table:table-cell>
          <table:table-cell office:value-type="float" office:value="100.09540977118" calcext:value-type="float">
            <text:p>100.0954097712</text:p>
          </table:table-cell>
          <table:table-cell office:value-type="float" office:value="1.01901344222" calcext:value-type="float">
            <text:p>1.0190134422</text:p>
          </table:table-cell>
          <table:table-cell office:value-type="float" office:value="0.000000179432319640175" calcext:value-type="float">
            <text:p>1.79432319640175E-07</text:p>
          </table:table-cell>
          <table:table-cell office:value-type="float" office:value="0.000000257567658651631" calcext:value-type="float">
            <text:p>2.57567658651631E-07</text:p>
          </table:table-cell>
          <table:table-cell office:value-type="float" office:value="300.07326007326" calcext:value-type="float">
            <text:p>300.0732600733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682951184906521" calcext:value-type="float">
            <text:p>0.6829511849</text:p>
          </table:table-cell>
          <table:table-cell office:value-type="float" office:value="1.25" calcext:value-type="float">
            <text:p>1.25</text:p>
          </table:table-cell>
          <table:table-cell table:formula="of:=[.AQ23]-[.AD23]" office:value-type="float" office:value="0.23098655778" calcext:value-type="float">
            <text:p>0.2309865578</text:p>
          </table:table-cell>
          <table:table-cell table:formula="of:=[.AR23]/[.AD23]" office:value-type="float" office:value="0.226676654310642" calcext:value-type="float">
            <text:p>0.22667665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209835" calcext:value-type="float">
            <text:p>0.000209835</text:p>
          </table:table-cell>
          <table:table-cell office:value-type="float" office:value="0.000305819" calcext:value-type="float">
            <text:p>0.000305819</text:p>
          </table:table-cell>
          <table:table-cell office:value-type="float" office:value="0.946181" calcext:value-type="float">
            <text:p>0.946181</text:p>
          </table:table-cell>
          <table:table-cell office:value-type="float" office:value="3.14115" calcext:value-type="float">
            <text:p>3.14115</text:p>
          </table:table-cell>
          <table:table-cell office:value-type="float" office:value="1.57194" calcext:value-type="float">
            <text:p>1.57194</text:p>
          </table:table-cell>
          <table:table-cell office:value-type="float" office:value="0.0261077" calcext:value-type="float">
            <text:p>0.0261077</text:p>
          </table:table-cell>
          <table:table-cell office:value-type="float" office:value="0.026109" calcext:value-type="float">
            <text:p>0.026109</text:p>
          </table:table-cell>
          <table:table-cell office:value-type="float" office:value="0.948539" calcext:value-type="float">
            <text:p>0.948539</text:p>
          </table:table-cell>
          <table:table-cell office:value-type="float" office:value="13.1556" calcext:value-type="float">
            <text:p>13.1556</text:p>
          </table:table-cell>
          <table:table-cell office:value-type="float" office:value="4.37709" calcext:value-type="float">
            <text:p>4.37709</text:p>
          </table:table-cell>
          <table:table-cell office:value-type="float" office:value="0.161579" calcext:value-type="float">
            <text:p>0.161579</text:p>
          </table:table-cell>
          <table:table-cell office:value-type="float" office:value="0.161582" calcext:value-type="float">
            <text:p>0.161582</text:p>
          </table:table-cell>
          <table:table-cell office:value-type="float" office:value="0.230825" calcext:value-type="float">
            <text:p>0.230825</text:p>
          </table:table-cell>
          <table:table-cell office:value-type="float" office:value="1.8135" calcext:value-type="float">
            <text:p>1.8135</text:p>
          </table:table-cell>
          <table:table-cell office:value-type="float" office:value="1.38061" calcext:value-type="float">
            <text:p>1.38061</text:p>
          </table:table-cell>
          <table:table-cell office:value-type="float" office:value="1.00075546644617" calcext:value-type="float">
            <text:p>1.0007554664</text:p>
          </table:table-cell>
          <table:table-cell office:value-type="float" office:value="0.0101843903937629" calcext:value-type="float">
            <text:p>0.0101843904</text:p>
          </table:table-cell>
          <table:table-cell office:value-type="float" office:value="0.0000000129047391182555" calcext:value-type="float">
            <text:p>1.29047391182555E-08</text:p>
          </table:table-cell>
          <table:table-cell office:value-type="float" office:value="0.00000000133225833368186" calcext:value-type="float">
            <text:p>1.33225833368186E-09</text:p>
          </table:table-cell>
          <table:table-cell office:value-type="float" office:value="0.966573454626975" calcext:value-type="float">
            <text:p>0.9665734546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0.000682951184906521" calcext:value-type="float">
            <text:p>0.0006829512</text:p>
          </table:table-cell>
          <table:table-cell office:value-type="float" office:value="0.0125" calcext:value-type="float">
            <text:p>0.0125</text:p>
          </table:table-cell>
          <table:table-cell table:formula="of:=[.AQ24]-[.AD24]" office:value-type="float" office:value="0.0023156096062371" calcext:value-type="float">
            <text:p>0.0023156096</text:p>
          </table:table-cell>
          <table:table-cell table:formula="of:=[.AR24]/[.AD24]" office:value-type="float" office:value="0.227368503828685" calcext:value-type="float">
            <text:p>0.22736850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463621" calcext:value-type="float">
            <text:p>-0.00463621</text:p>
          </table:table-cell>
          <table:table-cell office:value-type="float" office:value="-0.00331396" calcext:value-type="float">
            <text:p>-0.00331396</text:p>
          </table:table-cell>
          <table:table-cell office:value-type="float" office:value="9.46367" calcext:value-type="float">
            <text:p>9.46367</text:p>
          </table:table-cell>
          <table:table-cell office:value-type="float" office:value="3.14361" calcext:value-type="float">
            <text:p>3.14361</text:p>
          </table:table-cell>
          <table:table-cell office:value-type="float" office:value="1.57184" calcext:value-type="float">
            <text:p>1.57184</text:p>
          </table:table-cell>
          <table:table-cell office:value-type="float" office:value="2.61014" calcext:value-type="float">
            <text:p>2.61014</text:p>
          </table:table-cell>
          <table:table-cell office:value-type="float" office:value="2.61738" calcext:value-type="float">
            <text:p>2.61738</text:p>
          </table:table-cell>
          <table:table-cell office:value-type="float" office:value="94.8575" calcext:value-type="float">
            <text:p>94.8575</text:p>
          </table:table-cell>
          <table:table-cell office:value-type="float" office:value="13.1751" calcext:value-type="float">
            <text:p>13.1751</text:p>
          </table:table-cell>
          <table:table-cell office:value-type="float" office:value="4.37701" calcext:value-type="float">
            <text:p>4.37701</text:p>
          </table:table-cell>
          <table:table-cell office:value-type="float" office:value="1.61559" calcext:value-type="float">
            <text:p>1.61559</text:p>
          </table:table-cell>
          <table:table-cell office:value-type="float" office:value="1.61783" calcext:value-type="float">
            <text:p>1.61783</text:p>
          </table:table-cell>
          <table:table-cell office:value-type="float" office:value="2.30137" calcext:value-type="float">
            <text:p>2.30137</text:p>
          </table:table-cell>
          <table:table-cell office:value-type="float" office:value="1.81462" calcext:value-type="float">
            <text:p>1.81462</text:p>
          </table:table-cell>
          <table:table-cell office:value-type="float" office:value="1.3807" calcext:value-type="float">
            <text:p>1.3807</text:p>
          </table:table-cell>
          <table:table-cell office:value-type="float" office:value="100.084984945341" calcext:value-type="float">
            <text:p>100.0849849453</text:p>
          </table:table-cell>
          <table:table-cell office:value-type="float" office:value="1.01757747045263" calcext:value-type="float">
            <text:p>1.0175774705</text:p>
          </table:table-cell>
          <table:table-cell office:value-type="float" office:value="0.00000219657721222777" calcext:value-type="float">
            <text:p>2.19657721222777E-06</text:p>
          </table:table-cell>
          <table:table-cell office:value-type="float" office:value="0.0000385996115942265" calcext:value-type="float">
            <text:p>3.85996115942265E-05</text:p>
          </table:table-cell>
          <table:table-cell office:value-type="float" office:value="345.654008438819" calcext:value-type="float">
            <text:p>345.6540084388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682951184906521" calcext:value-type="float">
            <text:p>0.6829511849</text:p>
          </table:table-cell>
          <table:table-cell office:value-type="float" office:value="1.25" calcext:value-type="float">
            <text:p>1.25</text:p>
          </table:table-cell>
          <table:table-cell table:formula="of:=[.AQ25]-[.AD25]" office:value-type="float" office:value="0.23242252954737" calcext:value-type="float">
            <text:p>0.2324225295</text:p>
          </table:table-cell>
          <table:table-cell table:formula="of:=[.AR25]/[.AD25]" office:value-type="float" office:value="0.22840769995034" calcext:value-type="float">
            <text:p>0.228407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263608" calcext:value-type="float">
            <text:p>-0.000263608</text:p>
          </table:table-cell>
          <table:table-cell office:value-type="float" office:value="0.000263073" calcext:value-type="float">
            <text:p>0.000263073</text:p>
          </table:table-cell>
          <table:table-cell office:value-type="float" office:value="10.9461" calcext:value-type="float">
            <text:p>10.9461</text:p>
          </table:table-cell>
          <table:table-cell office:value-type="float" office:value="3.13987" calcext:value-type="float">
            <text:p>3.13987</text:p>
          </table:table-cell>
          <table:table-cell office:value-type="float" office:value="1.57115" calcext:value-type="float">
            <text:p>1.57115</text:p>
          </table:table-cell>
          <table:table-cell office:value-type="float" office:value="0.524061" calcext:value-type="float">
            <text:p>0.524061</text:p>
          </table:table-cell>
          <table:table-cell office:value-type="float" office:value="0.524164" calcext:value-type="float">
            <text:p>0.524164</text:p>
          </table:table-cell>
          <table:table-cell office:value-type="float" office:value="120.371" calcext:value-type="float">
            <text:p>120.371</text:p>
          </table:table-cell>
          <table:table-cell office:value-type="float" office:value="13.153" calcext:value-type="float">
            <text:p>13.153</text:p>
          </table:table-cell>
          <table:table-cell office:value-type="float" office:value="4.40317" calcext:value-type="float">
            <text:p>4.40317</text:p>
          </table:table-cell>
          <table:table-cell office:value-type="float" office:value="0.723921" calcext:value-type="float">
            <text:p>0.723921</text:p>
          </table:table-cell>
          <table:table-cell office:value-type="float" office:value="0.723992" calcext:value-type="float">
            <text:p>0.723992</text:p>
          </table:table-cell>
          <table:table-cell office:value-type="float" office:value="0.743819" calcext:value-type="float">
            <text:p>0.743819</text:p>
          </table:table-cell>
          <table:table-cell office:value-type="float" office:value="1.815" calcext:value-type="float">
            <text:p>1.815</text:p>
          </table:table-cell>
          <table:table-cell office:value-type="float" office:value="1.39092" calcext:value-type="float">
            <text:p>1.39092</text:p>
          </table:table-cell>
          <table:table-cell office:value-type="float" office:value="121.419279074255" calcext:value-type="float">
            <text:p>121.4192790743</text:p>
          </table:table-cell>
          <table:table-cell office:value-type="float" office:value="1.01689940476426" calcext:value-type="float">
            <text:p>1.0168994048</text:p>
          </table:table-cell>
          <table:table-cell office:value-type="float" office:value="0.0000058316431856297" calcext:value-type="float">
            <text:p>5.8316431856297E-06</text:p>
          </table:table-cell>
          <table:table-cell office:value-type="float" office:value="0.00027206449795601" calcext:value-type="float">
            <text:p>0.0002720645</text:p>
          </table:table-cell>
          <table:table-cell office:value-type="float" office:value="52.1451304901337" calcext:value-type="float">
            <text:p>52.1451304901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18.3472519267548" calcext:value-type="float">
            <text:p>18.3472519268</text:p>
          </table:table-cell>
          <table:table-cell office:value-type="float" office:value="1.25" calcext:value-type="float">
            <text:p>1.25</text:p>
          </table:table-cell>
          <table:table-cell table:formula="of:=[.AQ26]-[.AD26]" office:value-type="float" office:value="0.23310059523574" calcext:value-type="float">
            <text:p>0.2331005952</text:p>
          </table:table-cell>
          <table:table-cell table:formula="of:=[.AR26]/[.AD26]" office:value-type="float" office:value="0.229226798780335" calcext:value-type="float">
            <text:p>0.229226798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0.000947433" calcext:value-type="float">
            <text:p>0.000947433</text:p>
          </table:table-cell>
          <table:table-cell office:value-type="float" office:value="0.000640699" calcext:value-type="float">
            <text:p>0.000640699</text:p>
          </table:table-cell>
          <table:table-cell office:value-type="float" office:value="10.9466" calcext:value-type="float">
            <text:p>10.9466</text:p>
          </table:table-cell>
          <table:table-cell office:value-type="float" office:value="3.14491" calcext:value-type="float">
            <text:p>3.14491</text:p>
          </table:table-cell>
          <table:table-cell office:value-type="float" office:value="1.57066" calcext:value-type="float">
            <text:p>1.57066</text:p>
          </table:table-cell>
          <table:table-cell office:value-type="float" office:value="0.52304" calcext:value-type="float">
            <text:p>0.52304</text:p>
          </table:table-cell>
          <table:table-cell office:value-type="float" office:value="0.524265" calcext:value-type="float">
            <text:p>0.524265</text:p>
          </table:table-cell>
          <table:table-cell office:value-type="float" office:value="120.381" calcext:value-type="float">
            <text:p>120.381</text:p>
          </table:table-cell>
          <table:table-cell office:value-type="float" office:value="13.1826" calcext:value-type="float">
            <text:p>13.1826</text:p>
          </table:table-cell>
          <table:table-cell office:value-type="float" office:value="4.4015" calcext:value-type="float">
            <text:p>4.4015</text:p>
          </table:table-cell>
          <table:table-cell office:value-type="float" office:value="0.723214" calcext:value-type="float">
            <text:p>0.723214</text:p>
          </table:table-cell>
          <table:table-cell office:value-type="float" office:value="0.724061" calcext:value-type="float">
            <text:p>0.724061</text:p>
          </table:table-cell>
          <table:table-cell office:value-type="float" office:value="0.744147" calcext:value-type="float">
            <text:p>0.744147</text:p>
          </table:table-cell>
          <table:table-cell office:value-type="float" office:value="1.81441" calcext:value-type="float">
            <text:p>1.81441</text:p>
          </table:table-cell>
          <table:table-cell office:value-type="float" office:value="1.39087" calcext:value-type="float">
            <text:p>1.39087</text:p>
          </table:table-cell>
          <table:table-cell office:value-type="float" office:value="121.428745802497" calcext:value-type="float">
            <text:p>121.4287458025</text:p>
          </table:table-cell>
          <table:table-cell office:value-type="float" office:value="1.01679949352823" calcext:value-type="float">
            <text:p>1.0167994935</text:p>
          </table:table-cell>
          <table:table-cell office:value-type="float" office:value="0.00000669752383003704" calcext:value-type="float">
            <text:p>6.69752383003704E-06</text:p>
          </table:table-cell>
          <table:table-cell office:value-type="float" office:value="0.000358854603631312" calcext:value-type="float">
            <text:p>0.0003588546</text:p>
          </table:table-cell>
          <table:table-cell office:value-type="float" office:value="52.0126984126984" calcext:value-type="float">
            <text:p>52.0126984127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18.3472519267548" calcext:value-type="float">
            <text:p>18.3472519268</text:p>
          </table:table-cell>
          <table:table-cell office:value-type="float" office:value="1.25" calcext:value-type="float">
            <text:p>1.25</text:p>
          </table:table-cell>
          <table:table-cell table:formula="of:=[.AQ27]-[.AD27]" office:value-type="float" office:value="0.23320050647177" calcext:value-type="float">
            <text:p>0.2332005065</text:p>
          </table:table-cell>
          <table:table-cell table:formula="of:=[.AR27]/[.AD27]" office:value-type="float" office:value="0.229347583231556" calcext:value-type="float">
            <text:p>0.229347583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559911" calcext:value-type="float">
            <text:p>5.59911E-05</text:p>
          </table:table-cell>
          <table:table-cell office:value-type="float" office:value="0.000000773991" calcext:value-type="float">
            <text:p>0.000000774</text:p>
          </table:table-cell>
          <table:table-cell office:value-type="float" office:value="1.09464" calcext:value-type="float">
            <text:p>1.09464</text:p>
          </table:table-cell>
          <table:table-cell office:value-type="float" office:value="3.13901" calcext:value-type="float">
            <text:p>3.13901</text:p>
          </table:table-cell>
          <table:table-cell office:value-type="float" office:value="1.56986" calcext:value-type="float">
            <text:p>1.56986</text:p>
          </table:table-cell>
          <table:table-cell office:value-type="float" office:value="0.00523135" calcext:value-type="float">
            <text:p>0.00523135</text:p>
          </table:table-cell>
          <table:table-cell office:value-type="float" office:value="0.00524258" calcext:value-type="float">
            <text:p>0.00524258</text:p>
          </table:table-cell>
          <table:table-cell office:value-type="float" office:value="1.20377" calcext:value-type="float">
            <text:p>1.20377</text:p>
          </table:table-cell>
          <table:table-cell office:value-type="float" office:value="13.1447" calcext:value-type="float">
            <text:p>13.1447</text:p>
          </table:table-cell>
          <table:table-cell office:value-type="float" office:value="4.39911" calcext:value-type="float">
            <text:p>4.39911</text:p>
          </table:table-cell>
          <table:table-cell office:value-type="float" office:value="0.072328" calcext:value-type="float">
            <text:p>0.072328</text:p>
          </table:table-cell>
          <table:table-cell office:value-type="float" office:value="0.0724057" calcext:value-type="float">
            <text:p>0.0724057</text:p>
          </table:table-cell>
          <table:table-cell office:value-type="float" office:value="0.0743956" calcext:value-type="float">
            <text:p>0.0743956</text:p>
          </table:table-cell>
          <table:table-cell office:value-type="float" office:value="1.8142" calcext:value-type="float">
            <text:p>1.8142</text:p>
          </table:table-cell>
          <table:table-cell office:value-type="float" office:value="1.39092" calcext:value-type="float">
            <text:p>1.39092</text:p>
          </table:table-cell>
          <table:table-cell office:value-type="float" office:value="1.21424108760752" calcext:value-type="float">
            <text:p>1.2142410876</text:p>
          </table:table-cell>
          <table:table-cell office:value-type="float" office:value="0.0101674115450966" calcext:value-type="float">
            <text:p>0.0101674115</text:p>
          </table:table-cell>
          <table:table-cell office:value-type="float" office:value="0.0000000462517109602333" calcext:value-type="float">
            <text:p>4.62517109602333E-08</text:p>
          </table:table-cell>
          <table:table-cell office:value-type="float" office:value="0.0000000171137661339917" calcext:value-type="float">
            <text:p>1.71137661339917E-08</text:p>
          </table:table-cell>
          <table:table-cell office:value-type="float" office:value="0.640225079129382" calcext:value-type="float">
            <text:p>0.6402250791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0.0183472519267548" calcext:value-type="float">
            <text:p>0.0183472519</text:p>
          </table:table-cell>
          <table:table-cell office:value-type="float" office:value="0.0125" calcext:value-type="float">
            <text:p>0.0125</text:p>
          </table:table-cell>
          <table:table-cell table:formula="of:=[.AQ28]-[.AD28]" office:value-type="float" office:value="0.0023325884549034" calcext:value-type="float">
            <text:p>0.0023325885</text:p>
          </table:table-cell>
          <table:table-cell table:formula="of:=[.AR28]/[.AD28]" office:value-type="float" office:value="0.229418121274763" calcext:value-type="float">
            <text:p>0.229418121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584944" calcext:value-type="float">
            <text:p>-5.84944E-05</text:p>
          </table:table-cell>
          <table:table-cell office:value-type="float" office:value="-0.000265345" calcext:value-type="float">
            <text:p>-0.000265345</text:p>
          </table:table-cell>
          <table:table-cell office:value-type="float" office:value="10.945" calcext:value-type="float">
            <text:p>10.945</text:p>
          </table:table-cell>
          <table:table-cell office:value-type="float" office:value="3.14283" calcext:value-type="float">
            <text:p>3.14283</text:p>
          </table:table-cell>
          <table:table-cell office:value-type="float" office:value="1.57085" calcext:value-type="float">
            <text:p>1.57085</text:p>
          </table:table-cell>
          <table:table-cell office:value-type="float" office:value="0.523709" calcext:value-type="float">
            <text:p>0.523709</text:p>
          </table:table-cell>
          <table:table-cell office:value-type="float" office:value="0.523408" calcext:value-type="float">
            <text:p>0.523408</text:p>
          </table:table-cell>
          <table:table-cell office:value-type="float" office:value="120.346" calcext:value-type="float">
            <text:p>120.346</text:p>
          </table:table-cell>
          <table:table-cell office:value-type="float" office:value="13.1699" calcext:value-type="float">
            <text:p>13.1699</text:p>
          </table:table-cell>
          <table:table-cell office:value-type="float" office:value="4.4023" calcext:value-type="float">
            <text:p>4.4023</text:p>
          </table:table-cell>
          <table:table-cell office:value-type="float" office:value="0.723677" calcext:value-type="float">
            <text:p>0.723677</text:p>
          </table:table-cell>
          <table:table-cell office:value-type="float" office:value="0.723469" calcext:value-type="float">
            <text:p>0.723469</text:p>
          </table:table-cell>
          <table:table-cell office:value-type="float" office:value="0.74398" calcext:value-type="float">
            <text:p>0.74398</text:p>
          </table:table-cell>
          <table:table-cell office:value-type="float" office:value="1.81453" calcext:value-type="float">
            <text:p>1.81453</text:p>
          </table:table-cell>
          <table:table-cell office:value-type="float" office:value="1.39095" calcext:value-type="float">
            <text:p>1.39095</text:p>
          </table:table-cell>
          <table:table-cell office:value-type="float" office:value="121.392617074413" calcext:value-type="float">
            <text:p>121.3926170744</text:p>
          </table:table-cell>
          <table:table-cell office:value-type="float" office:value="1.01666887109375" calcext:value-type="float">
            <text:p>1.0166688711</text:p>
          </table:table-cell>
          <table:table-cell office:value-type="float" office:value="0.00000661333897936822" calcext:value-type="float">
            <text:p>6.61333897936822E-06</text:p>
          </table:table-cell>
          <table:table-cell office:value-type="float" office:value="0.000349890019648249" calcext:value-type="float">
            <text:p>0.00034989</text:p>
          </table:table-cell>
          <table:table-cell office:value-type="float" office:value="59.7520058351569" calcext:value-type="float">
            <text:p>59.7520058352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18.3472519267548" calcext:value-type="float">
            <text:p>18.3472519268</text:p>
          </table:table-cell>
          <table:table-cell office:value-type="float" office:value="1.25" calcext:value-type="float">
            <text:p>1.25</text:p>
          </table:table-cell>
          <table:table-cell table:formula="of:=[.AQ29]-[.AD29]" office:value-type="float" office:value="0.23333112890625" calcext:value-type="float">
            <text:p>0.2333311289</text:p>
          </table:table-cell>
          <table:table-cell table:formula="of:=[.AR29]/[.AD29]" office:value-type="float" office:value="0.229505530798074" calcext:value-type="float">
            <text:p>0.229505530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00000237063" calcext:value-type="float">
            <text:p>-2.37063E-06</text:p>
          </table:table-cell>
          <table:table-cell office:value-type="float" office:value="0.00000739138" calcext:value-type="float">
            <text:p>7.39138E-06</text:p>
          </table:table-cell>
          <table:table-cell office:value-type="float" office:value="1.09463" calcext:value-type="float">
            <text:p>1.09463</text:p>
          </table:table-cell>
          <table:table-cell office:value-type="float" office:value="3.14049" calcext:value-type="float">
            <text:p>3.14049</text:p>
          </table:table-cell>
          <table:table-cell office:value-type="float" office:value="1.57099" calcext:value-type="float">
            <text:p>1.57099</text:p>
          </table:table-cell>
          <table:table-cell office:value-type="float" office:value="0.00524555" calcext:value-type="float">
            <text:p>0.00524555</text:p>
          </table:table-cell>
          <table:table-cell office:value-type="float" office:value="0.00523425" calcext:value-type="float">
            <text:p>0.00523425</text:p>
          </table:table-cell>
          <table:table-cell office:value-type="float" office:value="1.20375" calcext:value-type="float">
            <text:p>1.20375</text:p>
          </table:table-cell>
          <table:table-cell office:value-type="float" office:value="13.151" calcext:value-type="float">
            <text:p>13.151</text:p>
          </table:table-cell>
          <table:table-cell office:value-type="float" office:value="4.40268" calcext:value-type="float">
            <text:p>4.40268</text:p>
          </table:table-cell>
          <table:table-cell office:value-type="float" office:value="0.0724261" calcext:value-type="float">
            <text:p>0.0724261</text:p>
          </table:table-cell>
          <table:table-cell office:value-type="float" office:value="0.0723481" calcext:value-type="float">
            <text:p>0.0723481</text:p>
          </table:table-cell>
          <table:table-cell office:value-type="float" office:value="0.0743528" calcext:value-type="float">
            <text:p>0.0743528</text:p>
          </table:table-cell>
          <table:table-cell office:value-type="float" office:value="1.81338" calcext:value-type="float">
            <text:p>1.81338</text:p>
          </table:table-cell>
          <table:table-cell office:value-type="float" office:value="1.39093" calcext:value-type="float">
            <text:p>1.39093</text:p>
          </table:table-cell>
          <table:table-cell office:value-type="float" office:value="1.21422581238036" calcext:value-type="float">
            <text:p>1.2142258124</text:p>
          </table:table-cell>
          <table:table-cell office:value-type="float" office:value="0.0101662537051566" calcext:value-type="float">
            <text:p>0.0101662537</text:p>
          </table:table-cell>
          <table:table-cell office:value-type="float" office:value="0.0000000769169176320762" calcext:value-type="float">
            <text:p>7.69169176320762E-08</text:p>
          </table:table-cell>
          <table:table-cell office:value-type="float" office:value="0.0000000473296977441567" calcext:value-type="float">
            <text:p>4.73296977441567E-08</text:p>
          </table:table-cell>
          <table:table-cell office:value-type="float" office:value="0.534764245474545" calcext:value-type="float">
            <text:p>0.5347642455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0.0183472519267548" calcext:value-type="float">
            <text:p>0.0183472519</text:p>
          </table:table-cell>
          <table:table-cell office:value-type="float" office:value="0.0125" calcext:value-type="float">
            <text:p>0.0125</text:p>
          </table:table-cell>
          <table:table-cell table:formula="of:=[.AQ30]-[.AD30]" office:value-type="float" office:value="0.0023337462948434" calcext:value-type="float">
            <text:p>0.0023337463</text:p>
          </table:table-cell>
          <table:table-cell table:formula="of:=[.AR30]/[.AD30]" office:value-type="float" office:value="0.229558140346199" calcext:value-type="float">
            <text:p>0.229558140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0.000715799" calcext:value-type="float">
            <text:p>0.000715799</text:p>
          </table:table-cell>
          <table:table-cell office:value-type="float" office:value="-0.0000614598" calcext:value-type="float">
            <text:p>-6.14598E-05</text:p>
          </table:table-cell>
          <table:table-cell office:value-type="float" office:value="10.9457" calcext:value-type="float">
            <text:p>10.9457</text:p>
          </table:table-cell>
          <table:table-cell office:value-type="float" office:value="3.14292" calcext:value-type="float">
            <text:p>3.14292</text:p>
          </table:table-cell>
          <table:table-cell office:value-type="float" office:value="1.57074" calcext:value-type="float">
            <text:p>1.57074</text:p>
          </table:table-cell>
          <table:table-cell office:value-type="float" office:value="0.523155" calcext:value-type="float">
            <text:p>0.523155</text:p>
          </table:table-cell>
          <table:table-cell office:value-type="float" office:value="0.523392" calcext:value-type="float">
            <text:p>0.523392</text:p>
          </table:table-cell>
          <table:table-cell office:value-type="float" office:value="120.363" calcext:value-type="float">
            <text:p>120.363</text:p>
          </table:table-cell>
          <table:table-cell office:value-type="float" office:value="13.1729" calcext:value-type="float">
            <text:p>13.1729</text:p>
          </table:table-cell>
          <table:table-cell office:value-type="float" office:value="4.40167" calcext:value-type="float">
            <text:p>4.40167</text:p>
          </table:table-cell>
          <table:table-cell office:value-type="float" office:value="0.723294" calcext:value-type="float">
            <text:p>0.723294</text:p>
          </table:table-cell>
          <table:table-cell office:value-type="float" office:value="0.723458" calcext:value-type="float">
            <text:p>0.723458</text:p>
          </table:table-cell>
          <table:table-cell office:value-type="float" office:value="0.74415" calcext:value-type="float">
            <text:p>0.74415</text:p>
          </table:table-cell>
          <table:table-cell office:value-type="float" office:value="1.81519" calcext:value-type="float">
            <text:p>1.81519</text:p>
          </table:table-cell>
          <table:table-cell office:value-type="float" office:value="1.39084" calcext:value-type="float">
            <text:p>1.39084</text:p>
          </table:table-cell>
          <table:table-cell office:value-type="float" office:value="121.409412837926" calcext:value-type="float">
            <text:p>121.4094128379</text:p>
          </table:table-cell>
          <table:table-cell office:value-type="float" office:value="1.01658235079992" calcext:value-type="float">
            <text:p>1.0165823508</text:p>
          </table:table-cell>
          <table:table-cell office:value-type="float" office:value="0.00000666296698368007" calcext:value-type="float">
            <text:p>0.000006663</text:p>
          </table:table-cell>
          <table:table-cell office:value-type="float" office:value="0.000355161032204886" calcext:value-type="float">
            <text:p>0.000355161</text:p>
          </table:table-cell>
          <table:table-cell office:value-type="float" office:value="49.4685990338165" calcext:value-type="float">
            <text:p>49.4685990338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18.3472519267548" calcext:value-type="float">
            <text:p>18.3472519268</text:p>
          </table:table-cell>
          <table:table-cell office:value-type="float" office:value="1.25" calcext:value-type="float">
            <text:p>1.25</text:p>
          </table:table-cell>
          <table:table-cell table:formula="of:=[.AQ31]-[.AD31]" office:value-type="float" office:value="0.23341764920008" calcext:value-type="float">
            <text:p>0.2334176492</text:p>
          </table:table-cell>
          <table:table-cell table:formula="of:=[.AR31]/[.AD31]" office:value-type="float" office:value="0.22961017276801" calcext:value-type="float">
            <text:p>0.229610172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520827" calcext:value-type="float">
            <text:p>5.20827E-05</text:p>
          </table:table-cell>
          <table:table-cell office:value-type="float" office:value="0.0000000438929" calcext:value-type="float">
            <text:p>4.38929E-08</text:p>
          </table:table-cell>
          <table:table-cell office:value-type="float" office:value="1.0947" calcext:value-type="float">
            <text:p>1.0947</text:p>
          </table:table-cell>
          <table:table-cell office:value-type="float" office:value="3.14298" calcext:value-type="float">
            <text:p>3.14298</text:p>
          </table:table-cell>
          <table:table-cell office:value-type="float" office:value="1.5709" calcext:value-type="float">
            <text:p>1.5709</text:p>
          </table:table-cell>
          <table:table-cell office:value-type="float" office:value="0.00523685" calcext:value-type="float">
            <text:p>0.00523685</text:p>
          </table:table-cell>
          <table:table-cell office:value-type="float" office:value="0.00523458" calcext:value-type="float">
            <text:p>0.00523458</text:p>
          </table:table-cell>
          <table:table-cell office:value-type="float" office:value="1.20391" calcext:value-type="float">
            <text:p>1.20391</text:p>
          </table:table-cell>
          <table:table-cell office:value-type="float" office:value="13.1599" calcext:value-type="float">
            <text:p>13.1599</text:p>
          </table:table-cell>
          <table:table-cell office:value-type="float" office:value="4.40238" calcext:value-type="float">
            <text:p>4.40238</text:p>
          </table:table-cell>
          <table:table-cell office:value-type="float" office:value="0.072366" calcext:value-type="float">
            <text:p>0.072366</text:p>
          </table:table-cell>
          <table:table-cell office:value-type="float" office:value="0.0723504" calcext:value-type="float">
            <text:p>0.0723504</text:p>
          </table:table-cell>
          <table:table-cell office:value-type="float" office:value="0.0743884" calcext:value-type="float">
            <text:p>0.0743884</text:p>
          </table:table-cell>
          <table:table-cell office:value-type="float" office:value="1.8115" calcext:value-type="float">
            <text:p>1.8115</text:p>
          </table:table-cell>
          <table:table-cell office:value-type="float" office:value="1.39092" calcext:value-type="float">
            <text:p>1.39092</text:p>
          </table:table-cell>
          <table:table-cell office:value-type="float" office:value="1.21438282763049" calcext:value-type="float">
            <text:p>1.2143828276</text:p>
          </table:table-cell>
          <table:table-cell office:value-type="float" office:value="0.0101654724914415" calcext:value-type="float">
            <text:p>0.0101654725</text:p>
          </table:table-cell>
          <table:table-cell office:value-type="float" office:value="0.0000000756105633772727" calcext:value-type="float">
            <text:p>7.56105633772727E-08</text:p>
          </table:table-cell>
          <table:table-cell office:value-type="float" office:value="0.0000000457356583538286" calcext:value-type="float">
            <text:p>4.57356583538286E-08</text:p>
          </table:table-cell>
          <table:table-cell office:value-type="float" office:value="0.536673567254527" calcext:value-type="float">
            <text:p>0.5366735673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0.0183472519267548" calcext:value-type="float">
            <text:p>0.0183472519</text:p>
          </table:table-cell>
          <table:table-cell office:value-type="float" office:value="0.0125" calcext:value-type="float">
            <text:p>0.0125</text:p>
          </table:table-cell>
          <table:table-cell table:formula="of:=[.AQ32]-[.AD32]" office:value-type="float" office:value="0.0023345275085585" calcext:value-type="float">
            <text:p>0.0023345275</text:p>
          </table:table-cell>
          <table:table-cell table:formula="of:=[.AR32]/[.AD32]" office:value-type="float" office:value="0.229652631545064" calcext:value-type="float">
            <text:p>0.229652631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399987" calcext:value-type="float">
            <text:p>3.99987E-05</text:p>
          </table:table-cell>
          <table:table-cell office:value-type="float" office:value="-0.00000876646" calcext:value-type="float">
            <text:p>-8.76646E-06</text:p>
          </table:table-cell>
          <table:table-cell office:value-type="float" office:value="1.09471" calcext:value-type="float">
            <text:p>1.09471</text:p>
          </table:table-cell>
          <table:table-cell office:value-type="float" office:value="3.14417" calcext:value-type="float">
            <text:p>3.14417</text:p>
          </table:table-cell>
          <table:table-cell office:value-type="float" office:value="1.57041" calcext:value-type="float">
            <text:p>1.57041</text:p>
          </table:table-cell>
          <table:table-cell office:value-type="float" office:value="0.00524247" calcext:value-type="float">
            <text:p>0.00524247</text:p>
          </table:table-cell>
          <table:table-cell office:value-type="float" office:value="0.00523345" calcext:value-type="float">
            <text:p>0.00523345</text:p>
          </table:table-cell>
          <table:table-cell office:value-type="float" office:value="1.20391" calcext:value-type="float">
            <text:p>1.20391</text:p>
          </table:table-cell>
          <table:table-cell office:value-type="float" office:value="13.1787" calcext:value-type="float">
            <text:p>13.1787</text:p>
          </table:table-cell>
          <table:table-cell office:value-type="float" office:value="4.40102" calcext:value-type="float">
            <text:p>4.40102</text:p>
          </table:table-cell>
          <table:table-cell office:value-type="float" office:value="0.0724049" calcext:value-type="float">
            <text:p>0.0724049</text:p>
          </table:table-cell>
          <table:table-cell office:value-type="float" office:value="0.0723426" calcext:value-type="float">
            <text:p>0.0723426</text:p>
          </table:table-cell>
          <table:table-cell office:value-type="float" office:value="0.0743812" calcext:value-type="float">
            <text:p>0.0743812</text:p>
          </table:table-cell>
          <table:table-cell office:value-type="float" office:value="1.81463" calcext:value-type="float">
            <text:p>1.81463</text:p>
          </table:table-cell>
          <table:table-cell office:value-type="float" office:value="1.39098" calcext:value-type="float">
            <text:p>1.39098</text:p>
          </table:table-cell>
          <table:table-cell office:value-type="float" office:value="1.21439024523678" calcext:value-type="float">
            <text:p>1.2143902452</text:p>
          </table:table-cell>
          <table:table-cell office:value-type="float" office:value="0.0101653640774036" calcext:value-type="float">
            <text:p>0.0101653641</text:p>
          </table:table-cell>
          <table:table-cell office:value-type="float" office:value="0.0000000793868607754848" calcext:value-type="float">
            <text:p>7.93868607754848E-08</text:p>
          </table:table-cell>
          <table:table-cell office:value-type="float" office:value="0.0000000504181893102896" calcext:value-type="float">
            <text:p>5.04181893102896E-08</text:p>
          </table:table-cell>
          <table:table-cell office:value-type="float" office:value="0.534115729421353" calcext:value-type="float">
            <text:p>0.5341157294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0.0183472519267548" calcext:value-type="float">
            <text:p>0.0183472519</text:p>
          </table:table-cell>
          <table:table-cell office:value-type="float" office:value="0.0125" calcext:value-type="float">
            <text:p>0.0125</text:p>
          </table:table-cell>
          <table:table-cell table:formula="of:=[.AQ33]-[.AD33]" office:value-type="float" office:value="0.0023346359225964" calcext:value-type="float">
            <text:p>0.0023346359</text:p>
          </table:table-cell>
          <table:table-cell table:formula="of:=[.AR33]/[.AD33]" office:value-type="float" office:value="0.229665745842396" calcext:value-type="float">
            <text:p>0.229665745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230345" calcext:value-type="float">
            <text:p>2.30345E-05</text:p>
          </table:table-cell>
          <table:table-cell office:value-type="float" office:value="-0.00000564442" calcext:value-type="float">
            <text:p>-5.64442E-06</text:p>
          </table:table-cell>
          <table:table-cell office:value-type="float" office:value="1.09468" calcext:value-type="float">
            <text:p>1.09468</text:p>
          </table:table-cell>
          <table:table-cell office:value-type="float" office:value="3.14266" calcext:value-type="float">
            <text:p>3.14266</text:p>
          </table:table-cell>
          <table:table-cell office:value-type="float" office:value="1.57119" calcext:value-type="float">
            <text:p>1.57119</text:p>
          </table:table-cell>
          <table:table-cell office:value-type="float" office:value="0.00522955" calcext:value-type="float">
            <text:p>0.00522955</text:p>
          </table:table-cell>
          <table:table-cell office:value-type="float" office:value="0.00523616" calcext:value-type="float">
            <text:p>0.00523616</text:p>
          </table:table-cell>
          <table:table-cell office:value-type="float" office:value="1.20386" calcext:value-type="float">
            <text:p>1.20386</text:p>
          </table:table-cell>
          <table:table-cell office:value-type="float" office:value="13.1641" calcext:value-type="float">
            <text:p>13.1641</text:p>
          </table:table-cell>
          <table:table-cell office:value-type="float" office:value="4.40333" calcext:value-type="float">
            <text:p>4.40333</text:p>
          </table:table-cell>
          <table:table-cell office:value-type="float" office:value="0.0723156" calcext:value-type="float">
            <text:p>0.0723156</text:p>
          </table:table-cell>
          <table:table-cell office:value-type="float" office:value="0.0723613" calcext:value-type="float">
            <text:p>0.0723613</text:p>
          </table:table-cell>
          <table:table-cell office:value-type="float" office:value="0.0744086" calcext:value-type="float">
            <text:p>0.0744086</text:p>
          </table:table-cell>
          <table:table-cell office:value-type="float" office:value="1.81324" calcext:value-type="float">
            <text:p>1.81324</text:p>
          </table:table-cell>
          <table:table-cell office:value-type="float" office:value="1.39094" calcext:value-type="float">
            <text:p>1.39094</text:p>
          </table:table-cell>
          <table:table-cell office:value-type="float" office:value="1.21432636145446" calcext:value-type="float">
            <text:p>1.2143263615</text:p>
          </table:table-cell>
          <table:table-cell office:value-type="float" office:value="0.0101645268235954" calcext:value-type="float">
            <text:p>0.0101645268</text:p>
          </table:table-cell>
          <table:table-cell office:value-type="float" office:value="0.0000000724294291396576" calcext:value-type="float">
            <text:p>7.24294291396576E-08</text:p>
          </table:table-cell>
          <table:table-cell office:value-type="float" office:value="0.0000000419681776439735" calcext:value-type="float">
            <text:p>0.000000042</text:p>
          </table:table-cell>
          <table:table-cell office:value-type="float" office:value="0.534105282374265" calcext:value-type="float">
            <text:p>0.5341052824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0.0183472519267548" calcext:value-type="float">
            <text:p>0.0183472519</text:p>
          </table:table-cell>
          <table:table-cell office:value-type="float" office:value="0.0125" calcext:value-type="float">
            <text:p>0.0125</text:p>
          </table:table-cell>
          <table:table-cell table:formula="of:=[.AQ34]-[.AD34]" office:value-type="float" office:value="0.0023354731764046" calcext:value-type="float">
            <text:p>0.0023354732</text:p>
          </table:table-cell>
          <table:table-cell table:formula="of:=[.AR34]/[.AD34]" office:value-type="float" office:value="0.229767033619623" calcext:value-type="float">
            <text:p>0.229767033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54634" calcext:value-type="float">
            <text:p>0.000054634</text:p>
          </table:table-cell>
          <table:table-cell office:value-type="float" office:value="0.0000054978" calcext:value-type="float">
            <text:p>5.4978E-06</text:p>
          </table:table-cell>
          <table:table-cell office:value-type="float" office:value="1.09467" calcext:value-type="float">
            <text:p>1.09467</text:p>
          </table:table-cell>
          <table:table-cell office:value-type="float" office:value="3.14321" calcext:value-type="float">
            <text:p>3.14321</text:p>
          </table:table-cell>
          <table:table-cell office:value-type="float" office:value="1.57081" calcext:value-type="float">
            <text:p>1.57081</text:p>
          </table:table-cell>
          <table:table-cell office:value-type="float" office:value="0.00523394" calcext:value-type="float">
            <text:p>0.00523394</text:p>
          </table:table-cell>
          <table:table-cell office:value-type="float" office:value="0.00523568" calcext:value-type="float">
            <text:p>0.00523568</text:p>
          </table:table-cell>
          <table:table-cell office:value-type="float" office:value="1.20383" calcext:value-type="float">
            <text:p>1.20383</text:p>
          </table:table-cell>
          <table:table-cell office:value-type="float" office:value="13.1663" calcext:value-type="float">
            <text:p>13.1663</text:p>
          </table:table-cell>
          <table:table-cell office:value-type="float" office:value="4.40216" calcext:value-type="float">
            <text:p>4.40216</text:p>
          </table:table-cell>
          <table:table-cell office:value-type="float" office:value="0.072346" calcext:value-type="float">
            <text:p>0.072346</text:p>
          </table:table-cell>
          <table:table-cell office:value-type="float" office:value="0.072358" calcext:value-type="float">
            <text:p>0.072358</text:p>
          </table:table-cell>
          <table:table-cell office:value-type="float" office:value="0.0743741" calcext:value-type="float">
            <text:p>0.0743741</text:p>
          </table:table-cell>
          <table:table-cell office:value-type="float" office:value="1.81288" calcext:value-type="float">
            <text:p>1.81288</text:p>
          </table:table-cell>
          <table:table-cell office:value-type="float" office:value="1.39094" calcext:value-type="float">
            <text:p>1.39094</text:p>
          </table:table-cell>
          <table:table-cell office:value-type="float" office:value="1.21430302302863" calcext:value-type="float">
            <text:p>1.214303023</text:p>
          </table:table-cell>
          <table:table-cell office:value-type="float" office:value="0.0101627580138389" calcext:value-type="float">
            <text:p>0.010162758</text:p>
          </table:table-cell>
          <table:table-cell office:value-type="float" office:value="0.0000000591945887445341" calcext:value-type="float">
            <text:p>5.91945887445341E-08</text:p>
          </table:table-cell>
          <table:table-cell office:value-type="float" office:value="0.0000000280319946930761" calcext:value-type="float">
            <text:p>0.000000028</text:p>
          </table:table-cell>
          <table:table-cell office:value-type="float" office:value="0.533562598512382" calcext:value-type="float">
            <text:p>0.5335625985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0.0183472519267548" calcext:value-type="float">
            <text:p>0.0183472519</text:p>
          </table:table-cell>
          <table:table-cell office:value-type="float" office:value="0.0125" calcext:value-type="float">
            <text:p>0.0125</text:p>
          </table:table-cell>
          <table:table-cell table:formula="of:=[.AQ35]-[.AD35]" office:value-type="float" office:value="0.0023372419861611" calcext:value-type="float">
            <text:p>0.002337242</text:p>
          </table:table-cell>
          <table:table-cell table:formula="of:=[.AR35]/[.AD35]" office:value-type="float" office:value="0.229981072360319" calcext:value-type="float">
            <text:p>0.229981072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0.000367821" calcext:value-type="float">
            <text:p>0.000367821</text:p>
          </table:table-cell>
          <table:table-cell office:value-type="float" office:value="-0.0000446026" calcext:value-type="float">
            <text:p>-4.46026E-05</text:p>
          </table:table-cell>
          <table:table-cell office:value-type="float" office:value="10.9476" calcext:value-type="float">
            <text:p>10.9476</text:p>
          </table:table-cell>
          <table:table-cell office:value-type="float" office:value="3.14167" calcext:value-type="float">
            <text:p>3.14167</text:p>
          </table:table-cell>
          <table:table-cell office:value-type="float" office:value="1.57101" calcext:value-type="float">
            <text:p>1.57101</text:p>
          </table:table-cell>
          <table:table-cell office:value-type="float" office:value="0.523486" calcext:value-type="float">
            <text:p>0.523486</text:p>
          </table:table-cell>
          <table:table-cell office:value-type="float" office:value="0.523467" calcext:value-type="float">
            <text:p>0.523467</text:p>
          </table:table-cell>
          <table:table-cell office:value-type="float" office:value="120.404" calcext:value-type="float">
            <text:p>120.404</text:p>
          </table:table-cell>
          <table:table-cell office:value-type="float" office:value="13.1599" calcext:value-type="float">
            <text:p>13.1599</text:p>
          </table:table-cell>
          <table:table-cell office:value-type="float" office:value="4.40285" calcext:value-type="float">
            <text:p>4.40285</text:p>
          </table:table-cell>
          <table:table-cell office:value-type="float" office:value="0.723523" calcext:value-type="float">
            <text:p>0.723523</text:p>
          </table:table-cell>
          <table:table-cell office:value-type="float" office:value="0.72351" calcext:value-type="float">
            <text:p>0.72351</text:p>
          </table:table-cell>
          <table:table-cell office:value-type="float" office:value="0.743811" calcext:value-type="float">
            <text:p>0.743811</text:p>
          </table:table-cell>
          <table:table-cell office:value-type="float" office:value="1.81377" calcext:value-type="float">
            <text:p>1.81377</text:p>
          </table:table-cell>
          <table:table-cell office:value-type="float" office:value="1.39096" calcext:value-type="float">
            <text:p>1.39096</text:p>
          </table:table-cell>
          <table:table-cell office:value-type="float" office:value="121.450879344831" calcext:value-type="float">
            <text:p>121.4508793448</text:p>
          </table:table-cell>
          <table:table-cell office:value-type="float" office:value="1.01623816731952" calcext:value-type="float">
            <text:p>1.0162381673</text:p>
          </table:table-cell>
          <table:table-cell office:value-type="float" office:value="0.00000504484990840314" calcext:value-type="float">
            <text:p>5.04484990840314E-06</text:p>
          </table:table-cell>
          <table:table-cell office:value-type="float" office:value="0.000203604084786521" calcext:value-type="float">
            <text:p>0.0002036041</text:p>
          </table:table-cell>
          <table:table-cell office:value-type="float" office:value="51.4249843063403" calcext:value-type="float">
            <text:p>51.4249843063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18.3472519267548" calcext:value-type="float">
            <text:p>18.3472519268</text:p>
          </table:table-cell>
          <table:table-cell office:value-type="float" office:value="1.25" calcext:value-type="float">
            <text:p>1.25</text:p>
          </table:table-cell>
          <table:table-cell table:formula="of:=[.AQ36]-[.AD36]" office:value-type="float" office:value="0.23376183268048" calcext:value-type="float">
            <text:p>0.2337618327</text:p>
          </table:table-cell>
          <table:table-cell table:formula="of:=[.AR36]/[.AD36]" office:value-type="float" office:value="0.230026621906026" calcext:value-type="float">
            <text:p>0.230026621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0.000711373" calcext:value-type="float">
            <text:p>0.000711373</text:p>
          </table:table-cell>
          <table:table-cell office:value-type="float" office:value="-0.000332401" calcext:value-type="float">
            <text:p>-0.000332401</text:p>
          </table:table-cell>
          <table:table-cell office:value-type="float" office:value="10.9468" calcext:value-type="float">
            <text:p>10.9468</text:p>
          </table:table-cell>
          <table:table-cell office:value-type="float" office:value="3.14083" calcext:value-type="float">
            <text:p>3.14083</text:p>
          </table:table-cell>
          <table:table-cell office:value-type="float" office:value="1.57252" calcext:value-type="float">
            <text:p>1.57252</text:p>
          </table:table-cell>
          <table:table-cell office:value-type="float" office:value="0.523316" calcext:value-type="float">
            <text:p>0.523316</text:p>
          </table:table-cell>
          <table:table-cell office:value-type="float" office:value="0.523285" calcext:value-type="float">
            <text:p>0.523285</text:p>
          </table:table-cell>
          <table:table-cell office:value-type="float" office:value="120.385" calcext:value-type="float">
            <text:p>120.385</text:p>
          </table:table-cell>
          <table:table-cell office:value-type="float" office:value="13.1525" calcext:value-type="float">
            <text:p>13.1525</text:p>
          </table:table-cell>
          <table:table-cell office:value-type="float" office:value="4.40764" calcext:value-type="float">
            <text:p>4.40764</text:p>
          </table:table-cell>
          <table:table-cell office:value-type="float" office:value="0.723405" calcext:value-type="float">
            <text:p>0.723405</text:p>
          </table:table-cell>
          <table:table-cell office:value-type="float" office:value="0.723384" calcext:value-type="float">
            <text:p>0.723384</text:p>
          </table:table-cell>
          <table:table-cell office:value-type="float" office:value="0.743604" calcext:value-type="float">
            <text:p>0.743604</text:p>
          </table:table-cell>
          <table:table-cell office:value-type="float" office:value="1.81319" calcext:value-type="float">
            <text:p>1.81319</text:p>
          </table:table-cell>
          <table:table-cell office:value-type="float" office:value="1.39098" calcext:value-type="float">
            <text:p>1.39098</text:p>
          </table:table-cell>
          <table:table-cell office:value-type="float" office:value="121.43191748995" calcext:value-type="float">
            <text:p>121.43191749</text:p>
          </table:table-cell>
          <table:table-cell office:value-type="float" office:value="1.01587246198085" calcext:value-type="float">
            <text:p>1.015872462</text:p>
          </table:table-cell>
          <table:table-cell office:value-type="float" office:value="0.000006475964358217" calcext:value-type="float">
            <text:p>0.000006476</text:p>
          </table:table-cell>
          <table:table-cell office:value-type="float" office:value="0.000335504914951175" calcext:value-type="float">
            <text:p>0.0003355049</text:p>
          </table:table-cell>
          <table:table-cell office:value-type="float" office:value="48.7619047619048" calcext:value-type="float">
            <text:p>48.7619047619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18.3472519267548" calcext:value-type="float">
            <text:p>18.3472519268</text:p>
          </table:table-cell>
          <table:table-cell office:value-type="float" office:value="1.25" calcext:value-type="float">
            <text:p>1.25</text:p>
          </table:table-cell>
          <table:table-cell table:formula="of:=[.AQ37]-[.AD37]" office:value-type="float" office:value="0.23412753801915" calcext:value-type="float">
            <text:p>0.234127538</text:p>
          </table:table-cell>
          <table:table-cell table:formula="of:=[.AR37]/[.AD37]" office:value-type="float" office:value="0.230469420898195" calcext:value-type="float">
            <text:p>0.23046942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0117064" calcext:value-type="float">
            <text:p>-0.000117064</text:p>
          </table:table-cell>
          <table:table-cell office:value-type="float" office:value="-0.000315493" calcext:value-type="float">
            <text:p>-0.000315493</text:p>
          </table:table-cell>
          <table:table-cell office:value-type="float" office:value="9.99504" calcext:value-type="float">
            <text:p>9.99504</text:p>
          </table:table-cell>
          <table:table-cell office:value-type="float" office:value="3.13742" calcext:value-type="float">
            <text:p>3.13742</text:p>
          </table:table-cell>
          <table:table-cell office:value-type="float" office:value="1.563" calcext:value-type="float">
            <text:p>1.563</text:p>
          </table:table-cell>
          <table:table-cell office:value-type="float" office:value="0.0277606" calcext:value-type="float">
            <text:p>0.0277606</text:p>
          </table:table-cell>
          <table:table-cell office:value-type="float" office:value="0.0278025" calcext:value-type="float">
            <text:p>0.0278025</text:p>
          </table:table-cell>
          <table:table-cell office:value-type="float" office:value="99.9508" calcext:value-type="float">
            <text:p>99.9508</text:p>
          </table:table-cell>
          <table:table-cell office:value-type="float" office:value="13.1311" calcext:value-type="float">
            <text:p>13.1311</text:p>
          </table:table-cell>
          <table:table-cell office:value-type="float" office:value="4.85138" calcext:value-type="float">
            <text:p>4.85138</text:p>
          </table:table-cell>
          <table:table-cell office:value-type="float" office:value="0.166615" calcext:value-type="float">
            <text:p>0.166615</text:p>
          </table:table-cell>
          <table:table-cell office:value-type="float" office:value="0.166741" calcext:value-type="float">
            <text:p>0.166741</text:p>
          </table:table-cell>
          <table:table-cell office:value-type="float" office:value="0.223664" calcext:value-type="float">
            <text:p>0.223664</text:p>
          </table:table-cell>
          <table:table-cell office:value-type="float" office:value="1.8132" calcext:value-type="float">
            <text:p>1.8132</text:p>
          </table:table-cell>
          <table:table-cell office:value-type="float" office:value="1.55191" calcext:value-type="float">
            <text:p>1.55191</text:p>
          </table:table-cell>
          <table:table-cell office:value-type="float" office:value="100.006384897374" calcext:value-type="float">
            <text:p>100.0063848974</text:p>
          </table:table-cell>
          <table:table-cell office:value-type="float" office:value="0.010037527151309" calcext:value-type="float">
            <text:p>0.0100375272</text:p>
          </table:table-cell>
          <table:table-cell office:value-type="float" office:value="0.000000601999433080342" calcext:value-type="float">
            <text:p>0.000000602</text:p>
          </table:table-cell>
          <table:table-cell office:value-type="float" office:value="0.00000289922653943242" calcext:value-type="float">
            <text:p>2.89922653943242E-06</text:p>
          </table:table-cell>
          <table:table-cell office:value-type="float" office:value="0.808942607733934" calcext:value-type="float">
            <text:p>0.8089426077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00000682951184906521" calcext:value-type="float">
            <text:p>6.82951184906521E-06</text:p>
          </table:table-cell>
          <table:table-cell office:value-type="float" office:value="0.0125" calcext:value-type="float">
            <text:p>0.0125</text:p>
          </table:table-cell>
          <table:table-cell table:formula="of:=[.AQ38]-[.AD38]" office:value-type="float" office:value="0.002462472848691" calcext:value-type="float">
            <text:p>0.0024624728</text:p>
          </table:table-cell>
          <table:table-cell table:formula="of:=[.AR38]/[.AD38]" office:value-type="float" office:value="0.245326643860671" calcext:value-type="float">
            <text:p>0.24532664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00264427" calcext:value-type="float">
            <text:p>-2.64427E-05</text:p>
          </table:table-cell>
          <table:table-cell office:value-type="float" office:value="0.0000696111" calcext:value-type="float">
            <text:p>6.96111E-05</text:p>
          </table:table-cell>
          <table:table-cell office:value-type="float" office:value="4.94904" calcext:value-type="float">
            <text:p>4.94904</text:p>
          </table:table-cell>
          <table:table-cell office:value-type="float" office:value="3.14395" calcext:value-type="float">
            <text:p>3.14395</text:p>
          </table:table-cell>
          <table:table-cell office:value-type="float" office:value="1.56898" calcext:value-type="float">
            <text:p>1.56898</text:p>
          </table:table-cell>
          <table:table-cell office:value-type="float" office:value="0.148655" calcext:value-type="float">
            <text:p>0.148655</text:p>
          </table:table-cell>
          <table:table-cell office:value-type="float" office:value="0.149029" calcext:value-type="float">
            <text:p>0.149029</text:p>
          </table:table-cell>
          <table:table-cell office:value-type="float" office:value="24.7456" calcext:value-type="float">
            <text:p>24.7456</text:p>
          </table:table-cell>
          <table:table-cell office:value-type="float" office:value="13.1737" calcext:value-type="float">
            <text:p>13.1737</text:p>
          </table:table-cell>
          <table:table-cell office:value-type="float" office:value="4.6584" calcext:value-type="float">
            <text:p>4.6584</text:p>
          </table:table-cell>
          <table:table-cell office:value-type="float" office:value="0.385559" calcext:value-type="float">
            <text:p>0.385559</text:p>
          </table:table-cell>
          <table:table-cell office:value-type="float" office:value="0.386043" calcext:value-type="float">
            <text:p>0.386043</text:p>
          </table:table-cell>
          <table:table-cell office:value-type="float" office:value="0.502589" calcext:value-type="float">
            <text:p>0.502589</text:p>
          </table:table-cell>
          <table:table-cell office:value-type="float" office:value="1.81363" calcext:value-type="float">
            <text:p>1.81363</text:p>
          </table:table-cell>
          <table:table-cell office:value-type="float" office:value="1.48213" calcext:value-type="float">
            <text:p>1.48213</text:p>
          </table:table-cell>
          <table:table-cell office:value-type="float" office:value="25.043314388584" calcext:value-type="float">
            <text:p>25.0433143886</text:p>
          </table:table-cell>
          <table:table-cell office:value-type="float" office:value="0.100374837521436" calcext:value-type="float">
            <text:p>0.1003748375</text:p>
          </table:table-cell>
          <table:table-cell office:value-type="float" office:value="0.000000340788676185526" calcext:value-type="float">
            <text:p>3.40788676185526E-07</text:p>
          </table:table-cell>
          <table:table-cell office:value-type="float" office:value="0.000000929095374530267" calcext:value-type="float">
            <text:p>9.29095374530267E-07</text:p>
          </table:table-cell>
          <table:table-cell office:value-type="float" office:value="5.29883570504528" calcext:value-type="float">
            <text:p>5.298835705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0.00773107170349786" calcext:value-type="float">
            <text:p>0.0077310717</text:p>
          </table:table-cell>
          <table:table-cell office:value-type="float" office:value="0.125" calcext:value-type="float">
            <text:p>0.125</text:p>
          </table:table-cell>
          <table:table-cell table:formula="of:=[.AQ39]-[.AD39]" office:value-type="float" office:value="0.024625162478564" calcext:value-type="float">
            <text:p>0.0246251625</text:p>
          </table:table-cell>
          <table:table-cell table:formula="of:=[.AR39]/[.AD39]" office:value-type="float" office:value="0.245332028291503" calcext:value-type="float">
            <text:p>0.24533202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0410554" calcext:value-type="float">
            <text:p>0.000410554</text:p>
          </table:table-cell>
          <table:table-cell office:value-type="float" office:value="0.000471138" calcext:value-type="float">
            <text:p>0.000471138</text:p>
          </table:table-cell>
          <table:table-cell office:value-type="float" office:value="4.94988" calcext:value-type="float">
            <text:p>4.94988</text:p>
          </table:table-cell>
          <table:table-cell office:value-type="float" office:value="3.14014" calcext:value-type="float">
            <text:p>3.14014</text:p>
          </table:table-cell>
          <table:table-cell office:value-type="float" office:value="1.57173" calcext:value-type="float">
            <text:p>1.57173</text:p>
          </table:table-cell>
          <table:table-cell office:value-type="float" office:value="0.14909" calcext:value-type="float">
            <text:p>0.14909</text:p>
          </table:table-cell>
          <table:table-cell office:value-type="float" office:value="0.148849" calcext:value-type="float">
            <text:p>0.148849</text:p>
          </table:table-cell>
          <table:table-cell office:value-type="float" office:value="24.754" calcext:value-type="float">
            <text:p>24.754</text:p>
          </table:table-cell>
          <table:table-cell office:value-type="float" office:value="13.1619" calcext:value-type="float">
            <text:p>13.1619</text:p>
          </table:table-cell>
          <table:table-cell office:value-type="float" office:value="4.66708" calcext:value-type="float">
            <text:p>4.66708</text:p>
          </table:table-cell>
          <table:table-cell office:value-type="float" office:value="0.386122" calcext:value-type="float">
            <text:p>0.386122</text:p>
          </table:table-cell>
          <table:table-cell office:value-type="float" office:value="0.38581" calcext:value-type="float">
            <text:p>0.38581</text:p>
          </table:table-cell>
          <table:table-cell office:value-type="float" office:value="0.502681" calcext:value-type="float">
            <text:p>0.502681</text:p>
          </table:table-cell>
          <table:table-cell office:value-type="float" office:value="1.81698" calcext:value-type="float">
            <text:p>1.81698</text:p>
          </table:table-cell>
          <table:table-cell office:value-type="float" office:value="1.48214" calcext:value-type="float">
            <text:p>1.48214</text:p>
          </table:table-cell>
          <table:table-cell office:value-type="float" office:value="25.0519591621309" calcext:value-type="float">
            <text:p>25.0519591621</text:p>
          </table:table-cell>
          <table:table-cell office:value-type="float" office:value="0.10036527058971" calcext:value-type="float">
            <text:p>0.1003652706</text:p>
          </table:table-cell>
          <table:table-cell office:value-type="float" office:value="0.000000322798166593248" calcext:value-type="float">
            <text:p>3.22798166593248E-07</text:p>
          </table:table-cell>
          <table:table-cell office:value-type="float" office:value="0.000000833589250847701" calcext:value-type="float">
            <text:p>8.33589250847701E-07</text:p>
          </table:table-cell>
          <table:table-cell office:value-type="float" office:value="5.25701084515177" calcext:value-type="float">
            <text:p>5.2570108452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0.00773107170349786" calcext:value-type="float">
            <text:p>0.0077310717</text:p>
          </table:table-cell>
          <table:table-cell office:value-type="float" office:value="0.125" calcext:value-type="float">
            <text:p>0.125</text:p>
          </table:table-cell>
          <table:table-cell table:formula="of:=[.AQ40]-[.AD40]" office:value-type="float" office:value="0.02463472941029" calcext:value-type="float">
            <text:p>0.0246347294</text:p>
          </table:table-cell>
          <table:table-cell table:formula="of:=[.AR40]/[.AD40]" office:value-type="float" office:value="0.245450734756607" calcext:value-type="float">
            <text:p>0.24545073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0.000799983" calcext:value-type="float">
            <text:p>0.000799983</text:p>
          </table:table-cell>
          <table:table-cell office:value-type="float" office:value="0.000150175" calcext:value-type="float">
            <text:p>0.000150175</text:p>
          </table:table-cell>
          <table:table-cell office:value-type="float" office:value="99.995" calcext:value-type="float">
            <text:p>99.995</text:p>
          </table:table-cell>
          <table:table-cell office:value-type="float" office:value="3.13899" calcext:value-type="float">
            <text:p>3.13899</text:p>
          </table:table-cell>
          <table:table-cell office:value-type="float" office:value="1.55549" calcext:value-type="float">
            <text:p>1.55549</text:p>
          </table:table-cell>
          <table:table-cell office:value-type="float" office:value="0.277531" calcext:value-type="float">
            <text:p>0.277531</text:p>
          </table:table-cell>
          <table:table-cell office:value-type="float" office:value="0.278712" calcext:value-type="float">
            <text:p>0.278712</text:p>
          </table:table-cell>
          <table:table-cell office:value-type="float" office:value="9999.51" calcext:value-type="float">
            <text:p>9999.51</text:p>
          </table:table-cell>
          <table:table-cell office:value-type="float" office:value="13.1372" calcext:value-type="float">
            <text:p>13.1372</text:p>
          </table:table-cell>
          <table:table-cell office:value-type="float" office:value="4.86795" calcext:value-type="float">
            <text:p>4.86795</text:p>
          </table:table-cell>
          <table:table-cell office:value-type="float" office:value="0.526812" calcext:value-type="float">
            <text:p>0.526812</text:p>
          </table:table-cell>
          <table:table-cell office:value-type="float" office:value="0.527931" calcext:value-type="float">
            <text:p>0.527931</text:p>
          </table:table-cell>
          <table:table-cell office:value-type="float" office:value="0.707276" calcext:value-type="float">
            <text:p>0.707276</text:p>
          </table:table-cell>
          <table:table-cell office:value-type="float" office:value="1.81218" calcext:value-type="float">
            <text:p>1.81218</text:p>
          </table:table-cell>
          <table:table-cell office:value-type="float" office:value="1.56474" calcext:value-type="float">
            <text:p>1.56474</text:p>
          </table:table-cell>
          <table:table-cell office:value-type="float" office:value="10000.0658528862" calcext:value-type="float">
            <text:p>10000.0658528862</text:p>
          </table:table-cell>
          <table:table-cell office:value-type="float" office:value="0.100362619828458" calcext:value-type="float">
            <text:p>0.1003626198</text:p>
          </table:table-cell>
          <table:table-cell office:value-type="float" office:value="0.0000627974551142039" calcext:value-type="float">
            <text:p>6.27974551142039E-05</text:p>
          </table:table-cell>
          <table:table-cell office:value-type="float" office:value="0.0315481629505636" calcext:value-type="float">
            <text:p>0.031548163</text:p>
          </table:table-cell>
          <table:table-cell office:value-type="float" office:value="10.2966314731021" calcext:value-type="float">
            <text:p>10.2966314731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00215968127501541" calcext:value-type="float">
            <text:p>2.15968127501541E-05</text:p>
          </table:table-cell>
          <table:table-cell office:value-type="float" office:value="0.125" calcext:value-type="float">
            <text:p>0.125</text:p>
          </table:table-cell>
          <table:table-cell table:formula="of:=[.AQ41]-[.AD41]" office:value-type="float" office:value="0.024637380171542" calcext:value-type="float">
            <text:p>0.0246373802</text:p>
          </table:table-cell>
          <table:table-cell table:formula="of:=[.AR41]/[.AD41]" office:value-type="float" office:value="0.245483629399599" calcext:value-type="float">
            <text:p>0.24548362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00415818" calcext:value-type="float">
            <text:p>4.15818E-05</text:p>
          </table:table-cell>
          <table:table-cell office:value-type="float" office:value="0.0000671221" calcext:value-type="float">
            <text:p>6.71221E-05</text:p>
          </table:table-cell>
          <table:table-cell office:value-type="float" office:value="4.94923" calcext:value-type="float">
            <text:p>4.94923</text:p>
          </table:table-cell>
          <table:table-cell office:value-type="float" office:value="3.14068" calcext:value-type="float">
            <text:p>3.14068</text:p>
          </table:table-cell>
          <table:table-cell office:value-type="float" office:value="1.5713" calcext:value-type="float">
            <text:p>1.5713</text:p>
          </table:table-cell>
          <table:table-cell office:value-type="float" office:value="0.149116" calcext:value-type="float">
            <text:p>0.149116</text:p>
          </table:table-cell>
          <table:table-cell office:value-type="float" office:value="0.148817" calcext:value-type="float">
            <text:p>0.148817</text:p>
          </table:table-cell>
          <table:table-cell office:value-type="float" office:value="24.7474" calcext:value-type="float">
            <text:p>24.7474</text:p>
          </table:table-cell>
          <table:table-cell office:value-type="float" office:value="13.1541" calcext:value-type="float">
            <text:p>13.1541</text:p>
          </table:table-cell>
          <table:table-cell office:value-type="float" office:value="4.66563" calcext:value-type="float">
            <text:p>4.66563</text:p>
          </table:table-cell>
          <table:table-cell office:value-type="float" office:value="0.386156" calcext:value-type="float">
            <text:p>0.386156</text:p>
          </table:table-cell>
          <table:table-cell office:value-type="float" office:value="0.385769" calcext:value-type="float">
            <text:p>0.385769</text:p>
          </table:table-cell>
          <table:table-cell office:value-type="float" office:value="0.502506" calcext:value-type="float">
            <text:p>0.502506</text:p>
          </table:table-cell>
          <table:table-cell office:value-type="float" office:value="1.81389" calcext:value-type="float">
            <text:p>1.81389</text:p>
          </table:table-cell>
          <table:table-cell office:value-type="float" office:value="1.48211" calcext:value-type="float">
            <text:p>1.48211</text:p>
          </table:table-cell>
          <table:table-cell office:value-type="float" office:value="25.0453687784433" calcext:value-type="float">
            <text:p>25.0453687784</text:p>
          </table:table-cell>
          <table:table-cell office:value-type="float" office:value="0.100359757805246" calcext:value-type="float">
            <text:p>0.1003597578</text:p>
          </table:table-cell>
          <table:table-cell office:value-type="float" office:value="0.000000242963955732341" calcext:value-type="float">
            <text:p>0.000000243</text:p>
          </table:table-cell>
          <table:table-cell office:value-type="float" office:value="0.000000472251870280857" calcext:value-type="float">
            <text:p>4.72251870280857E-07</text:p>
          </table:table-cell>
          <table:table-cell office:value-type="float" office:value="5.28959772712598" calcext:value-type="float">
            <text:p>5.2895977271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0.00773107170349786" calcext:value-type="float">
            <text:p>0.0077310717</text:p>
          </table:table-cell>
          <table:table-cell office:value-type="float" office:value="0.125" calcext:value-type="float">
            <text:p>0.125</text:p>
          </table:table-cell>
          <table:table-cell table:formula="of:=[.AQ42]-[.AD42]" office:value-type="float" office:value="0.024640242194754" calcext:value-type="float">
            <text:p>0.0246402422</text:p>
          </table:table-cell>
          <table:table-cell table:formula="of:=[.AR42]/[.AD42]" office:value-type="float" office:value="0.245519147650494" calcext:value-type="float">
            <text:p>0.24551914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0336368" calcext:value-type="float">
            <text:p>-0.000336368</text:p>
          </table:table-cell>
          <table:table-cell office:value-type="float" office:value="-0.000200769" calcext:value-type="float">
            <text:p>-0.000200769</text:p>
          </table:table-cell>
          <table:table-cell office:value-type="float" office:value="4.95002" calcext:value-type="float">
            <text:p>4.95002</text:p>
          </table:table-cell>
          <table:table-cell office:value-type="float" office:value="3.14442" calcext:value-type="float">
            <text:p>3.14442</text:p>
          </table:table-cell>
          <table:table-cell office:value-type="float" office:value="1.56906" calcext:value-type="float">
            <text:p>1.56906</text:p>
          </table:table-cell>
          <table:table-cell office:value-type="float" office:value="0.148916" calcext:value-type="float">
            <text:p>0.148916</text:p>
          </table:table-cell>
          <table:table-cell office:value-type="float" office:value="0.148805" calcext:value-type="float">
            <text:p>0.148805</text:p>
          </table:table-cell>
          <table:table-cell office:value-type="float" office:value="24.7551" calcext:value-type="float">
            <text:p>24.7551</text:p>
          </table:table-cell>
          <table:table-cell office:value-type="float" office:value="13.183" calcext:value-type="float">
            <text:p>13.183</text:p>
          </table:table-cell>
          <table:table-cell office:value-type="float" office:value="4.65873" calcext:value-type="float">
            <text:p>4.65873</text:p>
          </table:table-cell>
          <table:table-cell office:value-type="float" office:value="0.385896" calcext:value-type="float">
            <text:p>0.385896</text:p>
          </table:table-cell>
          <table:table-cell office:value-type="float" office:value="0.385752" calcext:value-type="float">
            <text:p>0.385752</text:p>
          </table:table-cell>
          <table:table-cell office:value-type="float" office:value="0.502435" calcext:value-type="float">
            <text:p>0.502435</text:p>
          </table:table-cell>
          <table:table-cell office:value-type="float" office:value="1.81539" calcext:value-type="float">
            <text:p>1.81539</text:p>
          </table:table-cell>
          <table:table-cell office:value-type="float" office:value="1.48215" calcext:value-type="float">
            <text:p>1.48215</text:p>
          </table:table-cell>
          <table:table-cell office:value-type="float" office:value="25.0528215546534" calcext:value-type="float">
            <text:p>25.0528215547</text:p>
          </table:table-cell>
          <table:table-cell office:value-type="float" office:value="0.100335517386703" calcext:value-type="float">
            <text:p>0.1003355174</text:p>
          </table:table-cell>
          <table:table-cell office:value-type="float" office:value="0.000000294611332878619" calcext:value-type="float">
            <text:p>2.94611332878619E-07</text:p>
          </table:table-cell>
          <table:table-cell office:value-type="float" office:value="0.000000694366699684132" calcext:value-type="float">
            <text:p>6.94366699684132E-07</text:p>
          </table:table-cell>
          <table:table-cell office:value-type="float" office:value="6.2320273868391" calcext:value-type="float">
            <text:p>6.2320273868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0.00773107170349786" calcext:value-type="float">
            <text:p>0.0077310717</text:p>
          </table:table-cell>
          <table:table-cell office:value-type="float" office:value="0.125" calcext:value-type="float">
            <text:p>0.125</text:p>
          </table:table-cell>
          <table:table-cell table:formula="of:=[.AQ43]-[.AD43]" office:value-type="float" office:value="0.024664482613297" calcext:value-type="float">
            <text:p>0.0246644826</text:p>
          </table:table-cell>
          <table:table-cell table:formula="of:=[.AR43]/[.AD43]" office:value-type="float" office:value="0.245820057101392" calcext:value-type="float">
            <text:p>0.2458200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0263743" calcext:value-type="float">
            <text:p>0.000263743</text:p>
          </table:table-cell>
          <table:table-cell office:value-type="float" office:value="-0.000199273" calcext:value-type="float">
            <text:p>-0.000199273</text:p>
          </table:table-cell>
          <table:table-cell office:value-type="float" office:value="4.94898" calcext:value-type="float">
            <text:p>4.94898</text:p>
          </table:table-cell>
          <table:table-cell office:value-type="float" office:value="3.14185" calcext:value-type="float">
            <text:p>3.14185</text:p>
          </table:table-cell>
          <table:table-cell office:value-type="float" office:value="1.56712" calcext:value-type="float">
            <text:p>1.56712</text:p>
          </table:table-cell>
          <table:table-cell office:value-type="float" office:value="0.148819" calcext:value-type="float">
            <text:p>0.148819</text:p>
          </table:table-cell>
          <table:table-cell office:value-type="float" office:value="0.148666" calcext:value-type="float">
            <text:p>0.148666</text:p>
          </table:table-cell>
          <table:table-cell office:value-type="float" office:value="24.7449" calcext:value-type="float">
            <text:p>24.7449</text:p>
          </table:table-cell>
          <table:table-cell office:value-type="float" office:value="13.1589" calcext:value-type="float">
            <text:p>13.1589</text:p>
          </table:table-cell>
          <table:table-cell office:value-type="float" office:value="4.65275" calcext:value-type="float">
            <text:p>4.65275</text:p>
          </table:table-cell>
          <table:table-cell office:value-type="float" office:value="0.385771" calcext:value-type="float">
            <text:p>0.385771</text:p>
          </table:table-cell>
          <table:table-cell office:value-type="float" office:value="0.385572" calcext:value-type="float">
            <text:p>0.385572</text:p>
          </table:table-cell>
          <table:table-cell office:value-type="float" office:value="0.50254" calcext:value-type="float">
            <text:p>0.50254</text:p>
          </table:table-cell>
          <table:table-cell office:value-type="float" office:value="1.81319" calcext:value-type="float">
            <text:p>1.81319</text:p>
          </table:table-cell>
          <table:table-cell office:value-type="float" office:value="1.48219" calcext:value-type="float">
            <text:p>1.48219</text:p>
          </table:table-cell>
          <table:table-cell office:value-type="float" office:value="25.0424015123328" calcext:value-type="float">
            <text:p>25.0424015123</text:p>
          </table:table-cell>
          <table:table-cell office:value-type="float" office:value="0.100326004084425" calcext:value-type="float">
            <text:p>0.1003260041</text:p>
          </table:table-cell>
          <table:table-cell office:value-type="float" office:value="0.000000369342119718544" calcext:value-type="float">
            <text:p>3.69342119718544E-07</text:p>
          </table:table-cell>
          <table:table-cell office:value-type="float" office:value="0.0000010913088111855" calcext:value-type="float">
            <text:p>1.0913088111855E-06</text:p>
          </table:table-cell>
          <table:table-cell office:value-type="float" office:value="5.3319448060401" calcext:value-type="float">
            <text:p>5.331944806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0.00773107170349786" calcext:value-type="float">
            <text:p>0.0077310717</text:p>
          </table:table-cell>
          <table:table-cell office:value-type="float" office:value="0.125" calcext:value-type="float">
            <text:p>0.125</text:p>
          </table:table-cell>
          <table:table-cell table:formula="of:=[.AQ44]-[.AD44]" office:value-type="float" office:value="0.024673995915575" calcext:value-type="float">
            <text:p>0.0246739959</text:p>
          </table:table-cell>
          <table:table-cell table:formula="of:=[.AR44]/[.AD44]" office:value-type="float" office:value="0.245938190609203" calcext:value-type="float">
            <text:p>0.24593819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00766762" calcext:value-type="float">
            <text:p>7.66762E-05</text:p>
          </table:table-cell>
          <table:table-cell office:value-type="float" office:value="0.000038604" calcext:value-type="float">
            <text:p>0.000038604</text:p>
          </table:table-cell>
          <table:table-cell office:value-type="float" office:value="4.94995" calcext:value-type="float">
            <text:p>4.94995</text:p>
          </table:table-cell>
          <table:table-cell office:value-type="float" office:value="3.14129" calcext:value-type="float">
            <text:p>3.14129</text:p>
          </table:table-cell>
          <table:table-cell office:value-type="float" office:value="1.57051" calcext:value-type="float">
            <text:p>1.57051</text:p>
          </table:table-cell>
          <table:table-cell office:value-type="float" office:value="0.148813" calcext:value-type="float">
            <text:p>0.148813</text:p>
          </table:table-cell>
          <table:table-cell office:value-type="float" office:value="0.148578" calcext:value-type="float">
            <text:p>0.148578</text:p>
          </table:table-cell>
          <table:table-cell office:value-type="float" office:value="24.7544" calcext:value-type="float">
            <text:p>24.7544</text:p>
          </table:table-cell>
          <table:table-cell office:value-type="float" office:value="13.1593" calcext:value-type="float">
            <text:p>13.1593</text:p>
          </table:table-cell>
          <table:table-cell office:value-type="float" office:value="4.6635" calcext:value-type="float">
            <text:p>4.6635</text:p>
          </table:table-cell>
          <table:table-cell office:value-type="float" office:value="0.385762" calcext:value-type="float">
            <text:p>0.385762</text:p>
          </table:table-cell>
          <table:table-cell office:value-type="float" office:value="0.385458" calcext:value-type="float">
            <text:p>0.385458</text:p>
          </table:table-cell>
          <table:table-cell office:value-type="float" office:value="0.502377" calcext:value-type="float">
            <text:p>0.502377</text:p>
          </table:table-cell>
          <table:table-cell office:value-type="float" office:value="1.81427" calcext:value-type="float">
            <text:p>1.81427</text:p>
          </table:table-cell>
          <table:table-cell office:value-type="float" office:value="1.48223" calcext:value-type="float">
            <text:p>1.48223</text:p>
          </table:table-cell>
          <table:table-cell office:value-type="float" office:value="25.0517763494818" calcext:value-type="float">
            <text:p>25.0517763495</text:p>
          </table:table-cell>
          <table:table-cell office:value-type="float" office:value="0.100297566477352" calcext:value-type="float">
            <text:p>0.1002975665</text:p>
          </table:table-cell>
          <table:table-cell office:value-type="float" office:value="0.00000028152127052791" calcext:value-type="float">
            <text:p>2.8152127052791E-07</text:p>
          </table:table-cell>
          <table:table-cell office:value-type="float" office:value="0.000000634033806077188" calcext:value-type="float">
            <text:p>0.000000634</text:p>
          </table:table-cell>
          <table:table-cell office:value-type="float" office:value="5.31395952257395" calcext:value-type="float">
            <text:p>5.3139595226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0.00773107170349786" calcext:value-type="float">
            <text:p>0.0077310717</text:p>
          </table:table-cell>
          <table:table-cell office:value-type="float" office:value="0.125" calcext:value-type="float">
            <text:p>0.125</text:p>
          </table:table-cell>
          <table:table-cell table:formula="of:=[.AQ45]-[.AD45]" office:value-type="float" office:value="0.024702433522648" calcext:value-type="float">
            <text:p>0.0247024335</text:p>
          </table:table-cell>
          <table:table-cell table:formula="of:=[.AR45]/[.AD45]" office:value-type="float" office:value="0.246291454421539" calcext:value-type="float">
            <text:p>0.24629145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00603009" calcext:value-type="float">
            <text:p>-6.03009E-05</text:p>
          </table:table-cell>
          <table:table-cell office:value-type="float" office:value="0.00028449" calcext:value-type="float">
            <text:p>0.00028449</text:p>
          </table:table-cell>
          <table:table-cell office:value-type="float" office:value="9.94976" calcext:value-type="float">
            <text:p>9.94976</text:p>
          </table:table-cell>
          <table:table-cell office:value-type="float" office:value="3.14331" calcext:value-type="float">
            <text:p>3.14331</text:p>
          </table:table-cell>
          <table:table-cell office:value-type="float" office:value="1.56705" calcext:value-type="float">
            <text:p>1.56705</text:p>
          </table:table-cell>
          <table:table-cell office:value-type="float" office:value="0.27512" calcext:value-type="float">
            <text:p>0.27512</text:p>
          </table:table-cell>
          <table:table-cell office:value-type="float" office:value="0.274382" calcext:value-type="float">
            <text:p>0.274382</text:p>
          </table:table-cell>
          <table:table-cell office:value-type="float" office:value="99.5007" calcext:value-type="float">
            <text:p>99.5007</text:p>
          </table:table-cell>
          <table:table-cell office:value-type="float" office:value="13.1601" calcext:value-type="float">
            <text:p>13.1601</text:p>
          </table:table-cell>
          <table:table-cell office:value-type="float" office:value="4.74061" calcext:value-type="float">
            <text:p>4.74061</text:p>
          </table:table-cell>
          <table:table-cell office:value-type="float" office:value="0.524519" calcext:value-type="float">
            <text:p>0.524519</text:p>
          </table:table-cell>
          <table:table-cell office:value-type="float" office:value="0.523815" calcext:value-type="float">
            <text:p>0.523815</text:p>
          </table:table-cell>
          <table:table-cell office:value-type="float" office:value="0.709164" calcext:value-type="float">
            <text:p>0.709164</text:p>
          </table:table-cell>
          <table:table-cell office:value-type="float" office:value="1.81099" calcext:value-type="float">
            <text:p>1.81099</text:p>
          </table:table-cell>
          <table:table-cell office:value-type="float" office:value="1.51161" calcext:value-type="float">
            <text:p>1.51161</text:p>
          </table:table-cell>
          <table:table-cell office:value-type="float" office:value="100.050189047639" calcext:value-type="float">
            <text:p>100.0501890476</text:p>
          </table:table-cell>
          <table:table-cell office:value-type="float" office:value="0.100279828743168" calcext:value-type="float">
            <text:p>0.1002798287</text:p>
          </table:table-cell>
          <table:table-cell office:value-type="float" office:value="0.000000519504677374023" calcext:value-type="float">
            <text:p>5.19504677374023E-07</text:p>
          </table:table-cell>
          <table:table-cell office:value-type="float" office:value="0.0000021590808785079" calcext:value-type="float">
            <text:p>2.1590808785079E-06</text:p>
          </table:table-cell>
          <table:table-cell office:value-type="float" office:value="10.4250445405956" calcext:value-type="float">
            <text:p>10.4250445406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00215968127501541" calcext:value-type="float">
            <text:p>0.0021596813</text:p>
          </table:table-cell>
          <table:table-cell office:value-type="float" office:value="0.125" calcext:value-type="float">
            <text:p>0.125</text:p>
          </table:table-cell>
          <table:table-cell table:formula="of:=[.AQ46]-[.AD46]" office:value-type="float" office:value="0.024720171256832" calcext:value-type="float">
            <text:p>0.0247201713</text:p>
          </table:table-cell>
          <table:table-cell table:formula="of:=[.AR46]/[.AD46]" office:value-type="float" office:value="0.246511901412837" calcext:value-type="float">
            <text:p>0.24651190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-0.000120707" calcext:value-type="float">
            <text:p>-0.000120707</text:p>
          </table:table-cell>
          <table:table-cell office:value-type="float" office:value="0.000219262" calcext:value-type="float">
            <text:p>0.000219262</text:p>
          </table:table-cell>
          <table:table-cell office:value-type="float" office:value="99.9995" calcext:value-type="float">
            <text:p>99.9995</text:p>
          </table:table-cell>
          <table:table-cell office:value-type="float" office:value="3.13897" calcext:value-type="float">
            <text:p>3.13897</text:p>
          </table:table-cell>
          <table:table-cell office:value-type="float" office:value="1.5741" calcext:value-type="float">
            <text:p>1.5741</text:p>
          </table:table-cell>
          <table:table-cell office:value-type="float" office:value="0.0277405" calcext:value-type="float">
            <text:p>0.0277405</text:p>
          </table:table-cell>
          <table:table-cell office:value-type="float" office:value="0.0278207" calcext:value-type="float">
            <text:p>0.0278207</text:p>
          </table:table-cell>
          <table:table-cell office:value-type="float" office:value="9999.95" calcext:value-type="float">
            <text:p>9999.95</text:p>
          </table:table-cell>
          <table:table-cell office:value-type="float" office:value="13.1393" calcext:value-type="float">
            <text:p>13.1393</text:p>
          </table:table-cell>
          <table:table-cell office:value-type="float" office:value="4.93926" calcext:value-type="float">
            <text:p>4.93926</text:p>
          </table:table-cell>
          <table:table-cell office:value-type="float" office:value="0.166555" calcext:value-type="float">
            <text:p>0.166555</text:p>
          </table:table-cell>
          <table:table-cell office:value-type="float" office:value="0.166795" calcext:value-type="float">
            <text:p>0.166795</text:p>
          </table:table-cell>
          <table:table-cell office:value-type="float" office:value="0.223607" calcext:value-type="float">
            <text:p>0.223607</text:p>
          </table:table-cell>
          <table:table-cell office:value-type="float" office:value="1.81279" calcext:value-type="float">
            <text:p>1.81279</text:p>
          </table:table-cell>
          <table:table-cell office:value-type="float" office:value="1.5689" calcext:value-type="float">
            <text:p>1.5689</text:p>
          </table:table-cell>
          <table:table-cell office:value-type="float" office:value="10000.0038865954" calcext:value-type="float">
            <text:p>10000.0038865954</text:p>
          </table:table-cell>
          <table:table-cell office:value-type="float" office:value="0.0100272116217156" calcext:value-type="float">
            <text:p>0.0100272116</text:p>
          </table:table-cell>
          <table:table-cell office:value-type="float" office:value="0.0000623291446415469" calcext:value-type="float">
            <text:p>6.23291446415469E-05</text:p>
          </table:table-cell>
          <table:table-cell office:value-type="float" office:value="0.031079378173975" calcext:value-type="float">
            <text:p>0.0310793782</text:p>
          </table:table-cell>
          <table:table-cell office:value-type="float" office:value="0.807475456373458" calcext:value-type="float">
            <text:p>0.8074754564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00000682951184906521" calcext:value-type="float">
            <text:p>6.82951184906521E-08</text:p>
          </table:table-cell>
          <table:table-cell office:value-type="float" office:value="0.0125" calcext:value-type="float">
            <text:p>0.0125</text:p>
          </table:table-cell>
          <table:table-cell table:formula="of:=[.AQ47]-[.AD47]" office:value-type="float" office:value="0.0024727883782844" calcext:value-type="float">
            <text:p>0.0024727884</text:p>
          </table:table-cell>
          <table:table-cell table:formula="of:=[.AR47]/[.AD47]" office:value-type="float" office:value="0.246607778071539" calcext:value-type="float">
            <text:p>0.24660777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-0.00338743" calcext:value-type="float">
            <text:p>-0.00338743</text:p>
          </table:table-cell>
          <table:table-cell office:value-type="float" office:value="0.00401584" calcext:value-type="float">
            <text:p>0.00401584</text:p>
          </table:table-cell>
          <table:table-cell office:value-type="float" office:value="99.9563" calcext:value-type="float">
            <text:p>99.9563</text:p>
          </table:table-cell>
          <table:table-cell office:value-type="float" office:value="3.14346" calcext:value-type="float">
            <text:p>3.14346</text:p>
          </table:table-cell>
          <table:table-cell office:value-type="float" office:value="1.56507" calcext:value-type="float">
            <text:p>1.56507</text:p>
          </table:table-cell>
          <table:table-cell office:value-type="float" office:value="2.76178" calcext:value-type="float">
            <text:p>2.76178</text:p>
          </table:table-cell>
          <table:table-cell office:value-type="float" office:value="2.76889" calcext:value-type="float">
            <text:p>2.76889</text:p>
          </table:table-cell>
          <table:table-cell office:value-type="float" office:value="9996.26" calcext:value-type="float">
            <text:p>9996.26</text:p>
          </table:table-cell>
          <table:table-cell office:value-type="float" office:value="13.1648" calcext:value-type="float">
            <text:p>13.1648</text:p>
          </table:table-cell>
          <table:table-cell office:value-type="float" office:value="4.85801" calcext:value-type="float">
            <text:p>4.85801</text:p>
          </table:table-cell>
          <table:table-cell office:value-type="float" office:value="1.66186" calcext:value-type="float">
            <text:p>1.66186</text:p>
          </table:table-cell>
          <table:table-cell office:value-type="float" office:value="1.66399" calcext:value-type="float">
            <text:p>1.66399</text:p>
          </table:table-cell>
          <table:table-cell office:value-type="float" office:value="2.23559" calcext:value-type="float">
            <text:p>2.23559</text:p>
          </table:table-cell>
          <table:table-cell office:value-type="float" office:value="1.81203" calcext:value-type="float">
            <text:p>1.81203</text:p>
          </table:table-cell>
          <table:table-cell office:value-type="float" office:value="1.55196" calcext:value-type="float">
            <text:p>1.55196</text:p>
          </table:table-cell>
          <table:table-cell office:value-type="float" office:value="10001.793345813" calcext:value-type="float">
            <text:p>10001.793345813</text:p>
          </table:table-cell>
          <table:table-cell office:value-type="float" office:value="1.00215771498446" calcext:value-type="float">
            <text:p>1.002157715</text:p>
          </table:table-cell>
          <table:table-cell office:value-type="float" office:value="0.0000632882874681528" calcext:value-type="float">
            <text:p>6.32882874681528E-05</text:p>
          </table:table-cell>
          <table:table-cell office:value-type="float" office:value="0.0320432586452123" calcext:value-type="float">
            <text:p>0.0320432586</text:p>
          </table:table-cell>
          <table:table-cell office:value-type="float" office:value="312.671755725191" calcext:value-type="float">
            <text:p>312.6717557252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682951184906521" calcext:value-type="float">
            <text:p>0.0068295118</text:p>
          </table:table-cell>
          <table:table-cell office:value-type="float" office:value="1.25" calcext:value-type="float">
            <text:p>1.25</text:p>
          </table:table-cell>
          <table:table-cell table:formula="of:=[.AQ48]-[.AD48]" office:value-type="float" office:value="0.24784228501554" calcext:value-type="float">
            <text:p>0.247842285</text:p>
          </table:table-cell>
          <table:table-cell table:formula="of:=[.AR48]/[.AD48]" office:value-type="float" office:value="0.24730866340672" calcext:value-type="float">
            <text:p>0.24730866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0760689" calcext:value-type="float">
            <text:p>-0.000760689</text:p>
          </table:table-cell>
          <table:table-cell office:value-type="float" office:value="-0.000351446" calcext:value-type="float">
            <text:p>-0.000351446</text:p>
          </table:table-cell>
          <table:table-cell office:value-type="float" office:value="9.95061" calcext:value-type="float">
            <text:p>9.95061</text:p>
          </table:table-cell>
          <table:table-cell office:value-type="float" office:value="3.14168" calcext:value-type="float">
            <text:p>3.14168</text:p>
          </table:table-cell>
          <table:table-cell office:value-type="float" office:value="1.57762" calcext:value-type="float">
            <text:p>1.57762</text:p>
          </table:table-cell>
          <table:table-cell office:value-type="float" office:value="0.274535" calcext:value-type="float">
            <text:p>0.274535</text:p>
          </table:table-cell>
          <table:table-cell office:value-type="float" office:value="0.273786" calcext:value-type="float">
            <text:p>0.273786</text:p>
          </table:table-cell>
          <table:table-cell office:value-type="float" office:value="99.518" calcext:value-type="float">
            <text:p>99.518</text:p>
          </table:table-cell>
          <table:table-cell office:value-type="float" office:value="13.1642" calcext:value-type="float">
            <text:p>13.1642</text:p>
          </table:table-cell>
          <table:table-cell office:value-type="float" office:value="4.774" calcext:value-type="float">
            <text:p>4.774</text:p>
          </table:table-cell>
          <table:table-cell office:value-type="float" office:value="0.52396" calcext:value-type="float">
            <text:p>0.52396</text:p>
          </table:table-cell>
          <table:table-cell office:value-type="float" office:value="0.523245" calcext:value-type="float">
            <text:p>0.523245</text:p>
          </table:table-cell>
          <table:table-cell office:value-type="float" office:value="0.709516" calcext:value-type="float">
            <text:p>0.709516</text:p>
          </table:table-cell>
          <table:table-cell office:value-type="float" office:value="1.81496" calcext:value-type="float">
            <text:p>1.81496</text:p>
          </table:table-cell>
          <table:table-cell office:value-type="float" office:value="1.51166" calcext:value-type="float">
            <text:p>1.51166</text:p>
          </table:table-cell>
          <table:table-cell office:value-type="float" office:value="100.066294157884" calcext:value-type="float">
            <text:p>100.0662941579</text:p>
          </table:table-cell>
          <table:table-cell office:value-type="float" office:value="0.100214801958683" calcext:value-type="float">
            <text:p>0.100214802</text:p>
          </table:table-cell>
          <table:table-cell office:value-type="float" office:value="0.000000718717173473772" calcext:value-type="float">
            <text:p>7.18717173473772E-07</text:p>
          </table:table-cell>
          <table:table-cell office:value-type="float" office:value="0.00000413243500356902" calcext:value-type="float">
            <text:p>4.13243500356902E-06</text:p>
          </table:table-cell>
          <table:table-cell office:value-type="float" office:value="10.5200975985617" calcext:value-type="float">
            <text:p>10.5200975986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00215968127501541" calcext:value-type="float">
            <text:p>0.0021596813</text:p>
          </table:table-cell>
          <table:table-cell office:value-type="float" office:value="0.125" calcext:value-type="float">
            <text:p>0.125</text:p>
          </table:table-cell>
          <table:table-cell table:formula="of:=[.AQ49]-[.AD49]" office:value-type="float" office:value="0.024785198041317" calcext:value-type="float">
            <text:p>0.024785198</text:p>
          </table:table-cell>
          <table:table-cell table:formula="of:=[.AR49]/[.AD49]" office:value-type="float" office:value="0.247320730639527" calcext:value-type="float">
            <text:p>0.24732073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0.00229982" calcext:value-type="float">
            <text:p>0.00229982</text:p>
          </table:table-cell>
          <table:table-cell office:value-type="float" office:value="-0.0033696" calcext:value-type="float">
            <text:p>-0.0033696</text:p>
          </table:table-cell>
          <table:table-cell office:value-type="float" office:value="99.9435" calcext:value-type="float">
            <text:p>99.9435</text:p>
          </table:table-cell>
          <table:table-cell office:value-type="float" office:value="3.14367" calcext:value-type="float">
            <text:p>3.14367</text:p>
          </table:table-cell>
          <table:table-cell office:value-type="float" office:value="1.56452" calcext:value-type="float">
            <text:p>1.56452</text:p>
          </table:table-cell>
          <table:table-cell office:value-type="float" office:value="2.75758" calcext:value-type="float">
            <text:p>2.75758</text:p>
          </table:table-cell>
          <table:table-cell office:value-type="float" office:value="2.76975" calcext:value-type="float">
            <text:p>2.76975</text:p>
          </table:table-cell>
          <table:table-cell office:value-type="float" office:value="9993.71" calcext:value-type="float">
            <text:p>9993.71</text:p>
          </table:table-cell>
          <table:table-cell office:value-type="float" office:value="13.1688" calcext:value-type="float">
            <text:p>13.1688</text:p>
          </table:table-cell>
          <table:table-cell office:value-type="float" office:value="4.85642" calcext:value-type="float">
            <text:p>4.85642</text:p>
          </table:table-cell>
          <table:table-cell office:value-type="float" office:value="1.66059" calcext:value-type="float">
            <text:p>1.66059</text:p>
          </table:table-cell>
          <table:table-cell office:value-type="float" office:value="1.66425" calcext:value-type="float">
            <text:p>1.66425</text:p>
          </table:table-cell>
          <table:table-cell office:value-type="float" office:value="2.23684" calcext:value-type="float">
            <text:p>2.23684</text:p>
          </table:table-cell>
          <table:table-cell office:value-type="float" office:value="1.81277" calcext:value-type="float">
            <text:p>1.81277</text:p>
          </table:table-cell>
          <table:table-cell office:value-type="float" office:value="1.55199" calcext:value-type="float">
            <text:p>1.55199</text:p>
          </table:table-cell>
          <table:table-cell office:value-type="float" office:value="9999.23657694022" calcext:value-type="float">
            <text:p>9999.2365769402</text:p>
          </table:table-cell>
          <table:table-cell office:value-type="float" office:value="1.0021456415771" calcext:value-type="float">
            <text:p>1.0021456416</text:p>
          </table:table-cell>
          <table:table-cell office:value-type="float" office:value="0.0000531876675570124" calcext:value-type="float">
            <text:p>5.31876675570124E-05</text:p>
          </table:table-cell>
          <table:table-cell office:value-type="float" office:value="0.0226314238412422" calcext:value-type="float">
            <text:p>0.0226314238</text:p>
          </table:table-cell>
          <table:table-cell office:value-type="float" office:value="270.36303630363" calcext:value-type="float">
            <text:p>270.3630363036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682951184906521" calcext:value-type="float">
            <text:p>0.0068295118</text:p>
          </table:table-cell>
          <table:table-cell office:value-type="float" office:value="1.25" calcext:value-type="float">
            <text:p>1.25</text:p>
          </table:table-cell>
          <table:table-cell table:formula="of:=[.AQ50]-[.AD50]" office:value-type="float" office:value="0.2478543584229" calcext:value-type="float">
            <text:p>0.2478543584</text:p>
          </table:table-cell>
          <table:table-cell table:formula="of:=[.AR50]/[.AD50]" office:value-type="float" office:value="0.247323690429712" calcext:value-type="float">
            <text:p>0.24732369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-0.00219192" calcext:value-type="float">
            <text:p>-0.00219192</text:p>
          </table:table-cell>
          <table:table-cell office:value-type="float" office:value="0.00207493" calcext:value-type="float">
            <text:p>0.00207493</text:p>
          </table:table-cell>
          <table:table-cell office:value-type="float" office:value="99.9529" calcext:value-type="float">
            <text:p>99.9529</text:p>
          </table:table-cell>
          <table:table-cell office:value-type="float" office:value="3.14107" calcext:value-type="float">
            <text:p>3.14107</text:p>
          </table:table-cell>
          <table:table-cell office:value-type="float" office:value="1.57819" calcext:value-type="float">
            <text:p>1.57819</text:p>
          </table:table-cell>
          <table:table-cell office:value-type="float" office:value="2.7615" calcext:value-type="float">
            <text:p>2.7615</text:p>
          </table:table-cell>
          <table:table-cell office:value-type="float" office:value="2.77293" calcext:value-type="float">
            <text:p>2.77293</text:p>
          </table:table-cell>
          <table:table-cell office:value-type="float" office:value="9995.58" calcext:value-type="float">
            <text:p>9995.58</text:p>
          </table:table-cell>
          <table:table-cell office:value-type="float" office:value="13.1586" calcext:value-type="float">
            <text:p>13.1586</text:p>
          </table:table-cell>
          <table:table-cell office:value-type="float" office:value="4.89923" calcext:value-type="float">
            <text:p>4.89923</text:p>
          </table:table-cell>
          <table:table-cell office:value-type="float" office:value="1.66178" calcext:value-type="float">
            <text:p>1.66178</text:p>
          </table:table-cell>
          <table:table-cell office:value-type="float" office:value="1.66521" calcext:value-type="float">
            <text:p>1.66521</text:p>
          </table:table-cell>
          <table:table-cell office:value-type="float" office:value="2.23565" calcext:value-type="float">
            <text:p>2.23565</text:p>
          </table:table-cell>
          <table:table-cell office:value-type="float" office:value="1.81446" calcext:value-type="float">
            <text:p>1.81446</text:p>
          </table:table-cell>
          <table:table-cell office:value-type="float" office:value="1.55195" calcext:value-type="float">
            <text:p>1.55195</text:p>
          </table:table-cell>
          <table:table-cell office:value-type="float" office:value="10001.1186967388" calcext:value-type="float">
            <text:p>10001.1186967388</text:p>
          </table:table-cell>
          <table:table-cell office:value-type="float" office:value="1.0019508252789" calcext:value-type="float">
            <text:p>1.0019508253</text:p>
          </table:table-cell>
          <table:table-cell office:value-type="float" office:value="0.0000656598693711708" calcext:value-type="float">
            <text:p>6.56598693711708E-05</text:p>
          </table:table-cell>
          <table:table-cell office:value-type="float" office:value="0.0344897475667137" calcext:value-type="float">
            <text:p>0.0344897476</text:p>
          </table:table-cell>
          <table:table-cell office:value-type="float" office:value="344.201680672269" calcext:value-type="float">
            <text:p>344.2016806723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682951184906521" calcext:value-type="float">
            <text:p>0.0068295118</text:p>
          </table:table-cell>
          <table:table-cell office:value-type="float" office:value="1.25" calcext:value-type="float">
            <text:p>1.25</text:p>
          </table:table-cell>
          <table:table-cell table:formula="of:=[.AQ51]-[.AD51]" office:value-type="float" office:value="0.2480491747211" calcext:value-type="float">
            <text:p>0.2480491747</text:p>
          </table:table-cell>
          <table:table-cell table:formula="of:=[.AR51]/[.AD51]" office:value-type="float" office:value="0.247566216288163" calcext:value-type="float">
            <text:p>0.24756621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.000817524" calcext:value-type="float">
            <text:p>0.000817524</text:p>
          </table:table-cell>
          <table:table-cell office:value-type="float" office:value="0.00042173" calcext:value-type="float">
            <text:p>0.00042173</text:p>
          </table:table-cell>
          <table:table-cell office:value-type="float" office:value="9.95022" calcext:value-type="float">
            <text:p>9.95022</text:p>
          </table:table-cell>
          <table:table-cell office:value-type="float" office:value="3.14123" calcext:value-type="float">
            <text:p>3.14123</text:p>
          </table:table-cell>
          <table:table-cell office:value-type="float" office:value="1.56919" calcext:value-type="float">
            <text:p>1.56919</text:p>
          </table:table-cell>
          <table:table-cell office:value-type="float" office:value="0.274324" calcext:value-type="float">
            <text:p>0.274324</text:p>
          </table:table-cell>
          <table:table-cell office:value-type="float" office:value="0.274044" calcext:value-type="float">
            <text:p>0.274044</text:p>
          </table:table-cell>
          <table:table-cell office:value-type="float" office:value="99.5094" calcext:value-type="float">
            <text:p>99.5094</text:p>
          </table:table-cell>
          <table:table-cell office:value-type="float" office:value="13.1573" calcext:value-type="float">
            <text:p>13.1573</text:p>
          </table:table-cell>
          <table:table-cell office:value-type="float" office:value="4.74747" calcext:value-type="float">
            <text:p>4.74747</text:p>
          </table:table-cell>
          <table:table-cell office:value-type="float" office:value="0.523759" calcext:value-type="float">
            <text:p>0.523759</text:p>
          </table:table-cell>
          <table:table-cell office:value-type="float" office:value="0.523492" calcext:value-type="float">
            <text:p>0.523492</text:p>
          </table:table-cell>
          <table:table-cell office:value-type="float" office:value="0.708894" calcext:value-type="float">
            <text:p>0.708894</text:p>
          </table:table-cell>
          <table:table-cell office:value-type="float" office:value="1.81384" calcext:value-type="float">
            <text:p>1.81384</text:p>
          </table:table-cell>
          <table:table-cell office:value-type="float" office:value="1.51166" calcext:value-type="float">
            <text:p>1.51166</text:p>
          </table:table-cell>
          <table:table-cell office:value-type="float" office:value="100.057811058093" calcext:value-type="float">
            <text:p>100.0578110581</text:p>
          </table:table-cell>
          <table:table-cell office:value-type="float" office:value="0.100169774864254" calcext:value-type="float">
            <text:p>0.1001697749</text:p>
          </table:table-cell>
          <table:table-cell office:value-type="float" office:value="0.000000807534548845773" calcext:value-type="float">
            <text:p>8.07534548845773E-07</text:p>
          </table:table-cell>
          <table:table-cell office:value-type="float" office:value="0.00000521689638063637" calcext:value-type="float">
            <text:p>5.21689638063637E-06</text:p>
          </table:table-cell>
          <table:table-cell office:value-type="float" office:value="10.1085883514314" calcext:value-type="float">
            <text:p>10.1085883514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00215968127501541" calcext:value-type="float">
            <text:p>0.0021596813</text:p>
          </table:table-cell>
          <table:table-cell office:value-type="float" office:value="0.125" calcext:value-type="float">
            <text:p>0.125</text:p>
          </table:table-cell>
          <table:table-cell table:formula="of:=[.AQ52]-[.AD52]" office:value-type="float" office:value="0.024830225135746" calcext:value-type="float">
            <text:p>0.0248302251</text:p>
          </table:table-cell>
          <table:table-cell table:formula="of:=[.AR52]/[.AD52]" office:value-type="float" office:value="0.247881411028376" calcext:value-type="float">
            <text:p>0.247881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.000187837" calcext:value-type="float">
            <text:p>0.000187837</text:p>
          </table:table-cell>
          <table:table-cell office:value-type="float" office:value="0.0000577071" calcext:value-type="float">
            <text:p>5.77071E-05</text:p>
          </table:table-cell>
          <table:table-cell office:value-type="float" office:value="9.995" calcext:value-type="float">
            <text:p>9.995</text:p>
          </table:table-cell>
          <table:table-cell office:value-type="float" office:value="3.15248" calcext:value-type="float">
            <text:p>3.15248</text:p>
          </table:table-cell>
          <table:table-cell office:value-type="float" office:value="1.58522" calcext:value-type="float">
            <text:p>1.58522</text:p>
          </table:table-cell>
          <table:table-cell office:value-type="float" office:value="0.0276354" calcext:value-type="float">
            <text:p>0.0276354</text:p>
          </table:table-cell>
          <table:table-cell office:value-type="float" office:value="0.0276427" calcext:value-type="float">
            <text:p>0.0276427</text:p>
          </table:table-cell>
          <table:table-cell office:value-type="float" office:value="99.9499" calcext:value-type="float">
            <text:p>99.9499</text:p>
          </table:table-cell>
          <table:table-cell office:value-type="float" office:value="13.2286" calcext:value-type="float">
            <text:p>13.2286</text:p>
          </table:table-cell>
          <table:table-cell office:value-type="float" office:value="4.92134" calcext:value-type="float">
            <text:p>4.92134</text:p>
          </table:table-cell>
          <table:table-cell office:value-type="float" office:value="0.166239" calcext:value-type="float">
            <text:p>0.166239</text:p>
          </table:table-cell>
          <table:table-cell office:value-type="float" office:value="0.166261" calcext:value-type="float">
            <text:p>0.166261</text:p>
          </table:table-cell>
          <table:table-cell office:value-type="float" office:value="0.223533" calcext:value-type="float">
            <text:p>0.223533</text:p>
          </table:table-cell>
          <table:table-cell office:value-type="float" office:value="1.81398" calcext:value-type="float">
            <text:p>1.81398</text:p>
          </table:table-cell>
          <table:table-cell office:value-type="float" office:value="1.55191" calcext:value-type="float">
            <text:p>1.55191</text:p>
          </table:table-cell>
          <table:table-cell office:value-type="float" office:value="100.005182097587" calcext:value-type="float">
            <text:p>100.0051820976</text:p>
          </table:table-cell>
          <table:table-cell office:value-type="float" office:value="0.0100169089241388" calcext:value-type="float">
            <text:p>0.0100169089</text:p>
          </table:table-cell>
          <table:table-cell office:value-type="float" office:value="0.000000648509652817952" calcext:value-type="float">
            <text:p>6.48509652817952E-07</text:p>
          </table:table-cell>
          <table:table-cell office:value-type="float" office:value="0.00000336451815838448" calcext:value-type="float">
            <text:p>3.36451815838448E-06</text:p>
          </table:table-cell>
          <table:table-cell office:value-type="float" office:value="0.787298658363126" calcext:value-type="float">
            <text:p>0.7872986584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00000682951184906521" calcext:value-type="float">
            <text:p>6.82951184906521E-06</text:p>
          </table:table-cell>
          <table:table-cell office:value-type="float" office:value="0.0125" calcext:value-type="float">
            <text:p>0.0125</text:p>
          </table:table-cell>
          <table:table-cell table:formula="of:=[.AQ53]-[.AD53]" office:value-type="float" office:value="0.0024830910758612" calcext:value-type="float">
            <text:p>0.0024830911</text:p>
          </table:table-cell>
          <table:table-cell table:formula="of:=[.AR53]/[.AD53]" office:value-type="float" office:value="0.247889952346221" calcext:value-type="float">
            <text:p>0.247889952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0.000155723" calcext:value-type="float">
            <text:p>0.000155723</text:p>
          </table:table-cell>
          <table:table-cell office:value-type="float" office:value="-0.000221944" calcext:value-type="float">
            <text:p>-0.000221944</text:p>
          </table:table-cell>
          <table:table-cell office:value-type="float" office:value="10.9949" calcext:value-type="float">
            <text:p>10.9949</text:p>
          </table:table-cell>
          <table:table-cell office:value-type="float" office:value="3.13741" calcext:value-type="float">
            <text:p>3.13741</text:p>
          </table:table-cell>
          <table:table-cell office:value-type="float" office:value="1.57087" calcext:value-type="float">
            <text:p>1.57087</text:p>
          </table:table-cell>
          <table:table-cell office:value-type="float" office:value="0.0524771" calcext:value-type="float">
            <text:p>0.0524771</text:p>
          </table:table-cell>
          <table:table-cell office:value-type="float" office:value="0.0525198" calcext:value-type="float">
            <text:p>0.0525198</text:p>
          </table:table-cell>
          <table:table-cell office:value-type="float" office:value="120.944" calcext:value-type="float">
            <text:p>120.944</text:p>
          </table:table-cell>
          <table:table-cell office:value-type="float" office:value="13.1369" calcext:value-type="float">
            <text:p>13.1369</text:p>
          </table:table-cell>
          <table:table-cell office:value-type="float" office:value="4.76203" calcext:value-type="float">
            <text:p>4.76203</text:p>
          </table:table-cell>
          <table:table-cell office:value-type="float" office:value="0.229079" calcext:value-type="float">
            <text:p>0.229079</text:p>
          </table:table-cell>
          <table:table-cell office:value-type="float" office:value="0.229172" calcext:value-type="float">
            <text:p>0.229172</text:p>
          </table:table-cell>
          <table:table-cell office:value-type="float" office:value="0.234641" calcext:value-type="float">
            <text:p>0.234641</text:p>
          </table:table-cell>
          <table:table-cell office:value-type="float" office:value="1.81481" calcext:value-type="float">
            <text:p>1.81481</text:p>
          </table:table-cell>
          <table:table-cell office:value-type="float" office:value="1.51473" calcext:value-type="float">
            <text:p>1.51473</text:p>
          </table:table-cell>
          <table:table-cell office:value-type="float" office:value="121.048788451799" calcext:value-type="float">
            <text:p>121.0487884518</text:p>
          </table:table-cell>
          <table:table-cell office:value-type="float" office:value="0.100160140486674" calcext:value-type="float">
            <text:p>0.1001601405</text:p>
          </table:table-cell>
          <table:table-cell office:value-type="float" office:value="0.00000659465580090137" calcext:value-type="float">
            <text:p>6.59465580090137E-06</text:p>
          </table:table-cell>
          <table:table-cell office:value-type="float" office:value="0.000347915881058897" calcext:value-type="float">
            <text:p>0.0003479159</text:p>
          </table:table-cell>
          <table:table-cell office:value-type="float" office:value="1.4013959217189" calcext:value-type="float">
            <text:p>1.4013959217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0.058019104893458" calcext:value-type="float">
            <text:p>0.0580191049</text:p>
          </table:table-cell>
          <table:table-cell office:value-type="float" office:value="0.125" calcext:value-type="float">
            <text:p>0.125</text:p>
          </table:table-cell>
          <table:table-cell table:formula="of:=[.AQ54]-[.AD54]" office:value-type="float" office:value="0.024839859513326" calcext:value-type="float">
            <text:p>0.0248398595</text:p>
          </table:table-cell>
          <table:table-cell table:formula="of:=[.AR54]/[.AD54]" office:value-type="float" office:value="0.248001444413218" calcext:value-type="float">
            <text:p>0.248001444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0.0000519432" calcext:value-type="float">
            <text:p>5.19432E-05</text:p>
          </table:table-cell>
          <table:table-cell office:value-type="float" office:value="0.0000254201" calcext:value-type="float">
            <text:p>2.54201E-05</text:p>
          </table:table-cell>
          <table:table-cell office:value-type="float" office:value="10.9951" calcext:value-type="float">
            <text:p>10.9951</text:p>
          </table:table-cell>
          <table:table-cell office:value-type="float" office:value="3.13969" calcext:value-type="float">
            <text:p>3.13969</text:p>
          </table:table-cell>
          <table:table-cell office:value-type="float" office:value="1.5704" calcext:value-type="float">
            <text:p>1.5704</text:p>
          </table:table-cell>
          <table:table-cell office:value-type="float" office:value="0.0524841" calcext:value-type="float">
            <text:p>0.0524841</text:p>
          </table:table-cell>
          <table:table-cell office:value-type="float" office:value="0.0525193" calcext:value-type="float">
            <text:p>0.0525193</text:p>
          </table:table-cell>
          <table:table-cell office:value-type="float" office:value="120.946" calcext:value-type="float">
            <text:p>120.946</text:p>
          </table:table-cell>
          <table:table-cell office:value-type="float" office:value="13.1513" calcext:value-type="float">
            <text:p>13.1513</text:p>
          </table:table-cell>
          <table:table-cell office:value-type="float" office:value="4.76059" calcext:value-type="float">
            <text:p>4.76059</text:p>
          </table:table-cell>
          <table:table-cell office:value-type="float" office:value="0.229094" calcext:value-type="float">
            <text:p>0.229094</text:p>
          </table:table-cell>
          <table:table-cell office:value-type="float" office:value="0.229171" calcext:value-type="float">
            <text:p>0.229171</text:p>
          </table:table-cell>
          <table:table-cell office:value-type="float" office:value="0.234596" calcext:value-type="float">
            <text:p>0.234596</text:p>
          </table:table-cell>
          <table:table-cell office:value-type="float" office:value="1.81485" calcext:value-type="float">
            <text:p>1.81485</text:p>
          </table:table-cell>
          <table:table-cell office:value-type="float" office:value="1.51474" calcext:value-type="float">
            <text:p>1.51474</text:p>
          </table:table-cell>
          <table:table-cell office:value-type="float" office:value="121.051384222555" calcext:value-type="float">
            <text:p>121.0513842226</text:p>
          </table:table-cell>
          <table:table-cell office:value-type="float" office:value="0.100157559007619" calcext:value-type="float">
            <text:p>0.100157559</text:p>
          </table:table-cell>
          <table:table-cell office:value-type="float" office:value="0.00000740967816341927" calcext:value-type="float">
            <text:p>7.40967816341927E-06</text:p>
          </table:table-cell>
          <table:table-cell office:value-type="float" office:value="0.000439226643883618" calcext:value-type="float">
            <text:p>0.0004392266</text:p>
          </table:table-cell>
          <table:table-cell office:value-type="float" office:value="1.4008447476872" calcext:value-type="float">
            <text:p>1.4008447477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0.058019104893458" calcext:value-type="float">
            <text:p>0.0580191049</text:p>
          </table:table-cell>
          <table:table-cell office:value-type="float" office:value="0.125" calcext:value-type="float">
            <text:p>0.125</text:p>
          </table:table-cell>
          <table:table-cell table:formula="of:=[.AQ55]-[.AD55]" office:value-type="float" office:value="0.024842440992381" calcext:value-type="float">
            <text:p>0.024842441</text:p>
          </table:table-cell>
          <table:table-cell table:formula="of:=[.AR55]/[.AD55]" office:value-type="float" office:value="0.248033610628342" calcext:value-type="float">
            <text:p>0.24803361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0.00204391" calcext:value-type="float">
            <text:p>0.00204391</text:p>
          </table:table-cell>
          <table:table-cell office:value-type="float" office:value="0.000531005" calcext:value-type="float">
            <text:p>0.000531005</text:p>
          </table:table-cell>
          <table:table-cell office:value-type="float" office:value="99.9957" calcext:value-type="float">
            <text:p>99.9957</text:p>
          </table:table-cell>
          <table:table-cell office:value-type="float" office:value="3.13842" calcext:value-type="float">
            <text:p>3.13842</text:p>
          </table:table-cell>
          <table:table-cell office:value-type="float" office:value="1.56047" calcext:value-type="float">
            <text:p>1.56047</text:p>
          </table:table-cell>
          <table:table-cell office:value-type="float" office:value="0.276208" calcext:value-type="float">
            <text:p>0.276208</text:p>
          </table:table-cell>
          <table:table-cell office:value-type="float" office:value="0.276979" calcext:value-type="float">
            <text:p>0.276979</text:p>
          </table:table-cell>
          <table:table-cell office:value-type="float" office:value="9999.64" calcext:value-type="float">
            <text:p>9999.64</text:p>
          </table:table-cell>
          <table:table-cell office:value-type="float" office:value="13.1391" calcext:value-type="float">
            <text:p>13.1391</text:p>
          </table:table-cell>
          <table:table-cell office:value-type="float" office:value="4.88367" calcext:value-type="float">
            <text:p>4.88367</text:p>
          </table:table-cell>
          <table:table-cell office:value-type="float" office:value="0.525551" calcext:value-type="float">
            <text:p>0.525551</text:p>
          </table:table-cell>
          <table:table-cell office:value-type="float" office:value="0.526288" calcext:value-type="float">
            <text:p>0.526288</text:p>
          </table:table-cell>
          <table:table-cell office:value-type="float" office:value="0.707135" calcext:value-type="float">
            <text:p>0.707135</text:p>
          </table:table-cell>
          <table:table-cell office:value-type="float" office:value="1.81366" calcext:value-type="float">
            <text:p>1.81366</text:p>
          </table:table-cell>
          <table:table-cell office:value-type="float" office:value="1.5648" calcext:value-type="float">
            <text:p>1.5648</text:p>
          </table:table-cell>
          <table:table-cell office:value-type="float" office:value="10000.1884085753" calcext:value-type="float">
            <text:p>10000.1884085753</text:p>
          </table:table-cell>
          <table:table-cell office:value-type="float" office:value="0.100155012477597" calcext:value-type="float">
            <text:p>0.1001550125</text:p>
          </table:table-cell>
          <table:table-cell office:value-type="float" office:value="0.0000619225494753422" calcext:value-type="float">
            <text:p>6.19225494753422E-05</text:p>
          </table:table-cell>
          <table:table-cell office:value-type="float" office:value="0.0306752170682097" calcext:value-type="float">
            <text:p>0.0306752171</text:p>
          </table:table-cell>
          <table:table-cell office:value-type="float" office:value="10.39066463724" calcext:value-type="float">
            <text:p>10.3906646372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00215968127501541" calcext:value-type="float">
            <text:p>2.15968127501541E-05</text:p>
          </table:table-cell>
          <table:table-cell office:value-type="float" office:value="0.125" calcext:value-type="float">
            <text:p>0.125</text:p>
          </table:table-cell>
          <table:table-cell table:formula="of:=[.AQ56]-[.AD56]" office:value-type="float" office:value="0.024844987522403" calcext:value-type="float">
            <text:p>0.0248449875</text:p>
          </table:table-cell>
          <table:table-cell table:formula="of:=[.AR56]/[.AD56]" office:value-type="float" office:value="0.248065342989802" calcext:value-type="float">
            <text:p>0.2480653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.000272027" calcext:value-type="float">
            <text:p>0.000272027</text:p>
          </table:table-cell>
          <table:table-cell office:value-type="float" office:value="0.000764967" calcext:value-type="float">
            <text:p>0.000764967</text:p>
          </table:table-cell>
          <table:table-cell office:value-type="float" office:value="9.95009" calcext:value-type="float">
            <text:p>9.95009</text:p>
          </table:table-cell>
          <table:table-cell office:value-type="float" office:value="3.14123" calcext:value-type="float">
            <text:p>3.14123</text:p>
          </table:table-cell>
          <table:table-cell office:value-type="float" office:value="1.5694" calcext:value-type="float">
            <text:p>1.5694</text:p>
          </table:table-cell>
          <table:table-cell office:value-type="float" office:value="0.273899" calcext:value-type="float">
            <text:p>0.273899</text:p>
          </table:table-cell>
          <table:table-cell office:value-type="float" office:value="0.273673" calcext:value-type="float">
            <text:p>0.273673</text:p>
          </table:table-cell>
          <table:table-cell office:value-type="float" office:value="99.507" calcext:value-type="float">
            <text:p>99.507</text:p>
          </table:table-cell>
          <table:table-cell office:value-type="float" office:value="13.1592" calcext:value-type="float">
            <text:p>13.1592</text:p>
          </table:table-cell>
          <table:table-cell office:value-type="float" office:value="4.74831" calcext:value-type="float">
            <text:p>4.74831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0.523137" calcext:value-type="float">
            <text:p>0.523137</text:p>
          </table:table-cell>
          <table:table-cell office:value-type="float" office:value="0.708951" calcext:value-type="float">
            <text:p>0.708951</text:p>
          </table:table-cell>
          <table:table-cell office:value-type="float" office:value="1.81433" calcext:value-type="float">
            <text:p>1.81433</text:p>
          </table:table-cell>
          <table:table-cell office:value-type="float" office:value="1.51172" calcext:value-type="float">
            <text:p>1.51172</text:p>
          </table:table-cell>
          <table:table-cell office:value-type="float" office:value="100.054570265106" calcext:value-type="float">
            <text:p>100.0545702651</text:p>
          </table:table-cell>
          <table:table-cell office:value-type="float" office:value="0.100154144937753" calcext:value-type="float">
            <text:p>0.1001541449</text:p>
          </table:table-cell>
          <table:table-cell office:value-type="float" office:value="0.000000600593085405144" calcext:value-type="float">
            <text:p>6.00593085405144E-07</text:p>
          </table:table-cell>
          <table:table-cell office:value-type="float" office:value="0.00000288569643389177" calcext:value-type="float">
            <text:p>2.88569643389177E-06</text:p>
          </table:table-cell>
          <table:table-cell office:value-type="float" office:value="10.2348825587206" calcext:value-type="float">
            <text:p>10.2348825587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00215968127501541" calcext:value-type="float">
            <text:p>0.0021596813</text:p>
          </table:table-cell>
          <table:table-cell office:value-type="float" office:value="0.125" calcext:value-type="float">
            <text:p>0.125</text:p>
          </table:table-cell>
          <table:table-cell table:formula="of:=[.AQ57]-[.AD57]" office:value-type="float" office:value="0.024845855062247" calcext:value-type="float">
            <text:p>0.0248458551</text:p>
          </table:table-cell>
          <table:table-cell table:formula="of:=[.AR57]/[.AD57]" office:value-type="float" office:value="0.248076153789631" calcext:value-type="float">
            <text:p>0.248076153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0.0000568348" calcext:value-type="float">
            <text:p>5.68348E-05</text:p>
          </table:table-cell>
          <table:table-cell office:value-type="float" office:value="0.0000149233" calcext:value-type="float">
            <text:p>1.49233E-05</text:p>
          </table:table-cell>
          <table:table-cell office:value-type="float" office:value="10.9949" calcext:value-type="float">
            <text:p>10.9949</text:p>
          </table:table-cell>
          <table:table-cell office:value-type="float" office:value="3.13906" calcext:value-type="float">
            <text:p>3.13906</text:p>
          </table:table-cell>
          <table:table-cell office:value-type="float" office:value="1.57096" calcext:value-type="float">
            <text:p>1.57096</text:p>
          </table:table-cell>
          <table:table-cell office:value-type="float" office:value="0.0524874" calcext:value-type="float">
            <text:p>0.0524874</text:p>
          </table:table-cell>
          <table:table-cell office:value-type="float" office:value="0.05247" calcext:value-type="float">
            <text:p>0.05247</text:p>
          </table:table-cell>
          <table:table-cell office:value-type="float" office:value="120.943" calcext:value-type="float">
            <text:p>120.943</text:p>
          </table:table-cell>
          <table:table-cell office:value-type="float" office:value="13.1439" calcext:value-type="float">
            <text:p>13.1439</text:p>
          </table:table-cell>
          <table:table-cell office:value-type="float" office:value="4.76224" calcext:value-type="float">
            <text:p>4.76224</text:p>
          </table:table-cell>
          <table:table-cell office:value-type="float" office:value="0.229101" calcext:value-type="float">
            <text:p>0.229101</text:p>
          </table:table-cell>
          <table:table-cell office:value-type="float" office:value="0.229063" calcext:value-type="float">
            <text:p>0.229063</text:p>
          </table:table-cell>
          <table:table-cell office:value-type="float" office:value="0.234584" calcext:value-type="float">
            <text:p>0.234584</text:p>
          </table:table-cell>
          <table:table-cell office:value-type="float" office:value="1.8139" calcext:value-type="float">
            <text:p>1.8139</text:p>
          </table:table-cell>
          <table:table-cell office:value-type="float" office:value="1.51471" calcext:value-type="float">
            <text:p>1.51471</text:p>
          </table:table-cell>
          <table:table-cell office:value-type="float" office:value="121.048246663419" calcext:value-type="float">
            <text:p>121.0482466634</text:p>
          </table:table-cell>
          <table:table-cell office:value-type="float" office:value="0.100146251395744" calcext:value-type="float">
            <text:p>0.1001462514</text:p>
          </table:table-cell>
          <table:table-cell office:value-type="float" office:value="0.00000644322511872257" calcext:value-type="float">
            <text:p>6.44322511872257E-06</text:p>
          </table:table-cell>
          <table:table-cell office:value-type="float" office:value="0.0003321211994443" calcext:value-type="float">
            <text:p>0.0003321212</text:p>
          </table:table-cell>
          <table:table-cell office:value-type="float" office:value="1.66968999042048" calcext:value-type="float">
            <text:p>1.6696899904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0.058019104893458" calcext:value-type="float">
            <text:p>0.0580191049</text:p>
          </table:table-cell>
          <table:table-cell office:value-type="float" office:value="0.125" calcext:value-type="float">
            <text:p>0.125</text:p>
          </table:table-cell>
          <table:table-cell table:formula="of:=[.AQ58]-[.AD58]" office:value-type="float" office:value="0.024853748604256" calcext:value-type="float">
            <text:p>0.0248537486</text:p>
          </table:table-cell>
          <table:table-cell table:formula="of:=[.AR58]/[.AD58]" office:value-type="float" office:value="0.248174527332455" calcext:value-type="float">
            <text:p>0.24817452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0435244" calcext:value-type="float">
            <text:p>-0.000435244</text:p>
          </table:table-cell>
          <table:table-cell office:value-type="float" office:value="0.000106537" calcext:value-type="float">
            <text:p>0.000106537</text:p>
          </table:table-cell>
          <table:table-cell office:value-type="float" office:value="9.94894" calcext:value-type="float">
            <text:p>9.94894</text:p>
          </table:table-cell>
          <table:table-cell office:value-type="float" office:value="3.14032" calcext:value-type="float">
            <text:p>3.14032</text:p>
          </table:table-cell>
          <table:table-cell office:value-type="float" office:value="1.57411" calcext:value-type="float">
            <text:p>1.57411</text:p>
          </table:table-cell>
          <table:table-cell office:value-type="float" office:value="0.273142" calcext:value-type="float">
            <text:p>0.273142</text:p>
          </table:table-cell>
          <table:table-cell office:value-type="float" office:value="0.273857" calcext:value-type="float">
            <text:p>0.273857</text:p>
          </table:table-cell>
          <table:table-cell office:value-type="float" office:value="99.4846" calcext:value-type="float">
            <text:p>99.4846</text:p>
          </table:table-cell>
          <table:table-cell office:value-type="float" office:value="13.1603" calcext:value-type="float">
            <text:p>13.1603</text:p>
          </table:table-cell>
          <table:table-cell office:value-type="float" office:value="4.76311" calcext:value-type="float">
            <text:p>4.76311</text:p>
          </table:table-cell>
          <table:table-cell office:value-type="float" office:value="0.522629" calcext:value-type="float">
            <text:p>0.522629</text:p>
          </table:table-cell>
          <table:table-cell office:value-type="float" office:value="0.523314" calcext:value-type="float">
            <text:p>0.523314</text:p>
          </table:table-cell>
          <table:table-cell office:value-type="float" office:value="0.709343" calcext:value-type="float">
            <text:p>0.709343</text:p>
          </table:table-cell>
          <table:table-cell office:value-type="float" office:value="1.81624" calcext:value-type="float">
            <text:p>1.81624</text:p>
          </table:table-cell>
          <table:table-cell office:value-type="float" office:value="1.51172" calcext:value-type="float">
            <text:p>1.51172</text:p>
          </table:table-cell>
          <table:table-cell office:value-type="float" office:value="100.031627823244" calcext:value-type="float">
            <text:p>100.0316278232</text:p>
          </table:table-cell>
          <table:table-cell office:value-type="float" office:value="0.100141759963022" calcext:value-type="float">
            <text:p>0.10014176</text:p>
          </table:table-cell>
          <table:table-cell office:value-type="float" office:value="0.000000710935383299916" calcext:value-type="float">
            <text:p>7.10935383299916E-07</text:p>
          </table:table-cell>
          <table:table-cell office:value-type="float" office:value="0.00000404343295382239" calcext:value-type="float">
            <text:p>4.04343295382239E-06</text:p>
          </table:table-cell>
          <table:table-cell office:value-type="float" office:value="12.5567136725935" calcext:value-type="float">
            <text:p>12.5567136726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00215968127501541" calcext:value-type="float">
            <text:p>0.0021596813</text:p>
          </table:table-cell>
          <table:table-cell office:value-type="float" office:value="0.125" calcext:value-type="float">
            <text:p>0.125</text:p>
          </table:table-cell>
          <table:table-cell table:formula="of:=[.AQ59]-[.AD59]" office:value-type="float" office:value="0.024858240036978" calcext:value-type="float">
            <text:p>0.02485824</text:p>
          </table:table-cell>
          <table:table-cell table:formula="of:=[.AR59]/[.AD59]" office:value-type="float" office:value="0.248230508892165" calcext:value-type="float">
            <text:p>0.24823050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00936144" calcext:value-type="float">
            <text:p>-9.36144E-05</text:p>
          </table:table-cell>
          <table:table-cell office:value-type="float" office:value="-0.0000789483" calcext:value-type="float">
            <text:p>-7.89483E-05</text:p>
          </table:table-cell>
          <table:table-cell office:value-type="float" office:value="4.99497" calcext:value-type="float">
            <text:p>4.99497</text:p>
          </table:table-cell>
          <table:table-cell office:value-type="float" office:value="3.14188" calcext:value-type="float">
            <text:p>3.14188</text:p>
          </table:table-cell>
          <table:table-cell office:value-type="float" office:value="1.57233" calcext:value-type="float">
            <text:p>1.57233</text:p>
          </table:table-cell>
          <table:table-cell office:value-type="float" office:value="0.0150362" calcext:value-type="float">
            <text:p>0.0150362</text:p>
          </table:table-cell>
          <table:table-cell office:value-type="float" office:value="0.0149987" calcext:value-type="float">
            <text:p>0.0149987</text:p>
          </table:table-cell>
          <table:table-cell office:value-type="float" office:value="24.9748" calcext:value-type="float">
            <text:p>24.9748</text:p>
          </table:table-cell>
          <table:table-cell office:value-type="float" office:value="13.1627" calcext:value-type="float">
            <text:p>13.1627</text:p>
          </table:table-cell>
          <table:table-cell office:value-type="float" office:value="4.85194" calcext:value-type="float">
            <text:p>4.85194</text:p>
          </table:table-cell>
          <table:table-cell office:value-type="float" office:value="0.122622" calcext:value-type="float">
            <text:p>0.122622</text:p>
          </table:table-cell>
          <table:table-cell office:value-type="float" office:value="0.122469" calcext:value-type="float">
            <text:p>0.122469</text:p>
          </table:table-cell>
          <table:table-cell office:value-type="float" office:value="0.158243" calcext:value-type="float">
            <text:p>0.158243</text:p>
          </table:table-cell>
          <table:table-cell office:value-type="float" office:value="1.81419" calcext:value-type="float">
            <text:p>1.81419</text:p>
          </table:table-cell>
          <table:table-cell office:value-type="float" office:value="1.54264" calcext:value-type="float">
            <text:p>1.54264</text:p>
          </table:table-cell>
          <table:table-cell office:value-type="float" office:value="25.0048427931455" calcext:value-type="float">
            <text:p>25.0048427931</text:p>
          </table:table-cell>
          <table:table-cell office:value-type="float" office:value="0.0100133909340153" calcext:value-type="float">
            <text:p>0.0100133909</text:p>
          </table:table-cell>
          <table:table-cell office:value-type="float" office:value="0.000000326676596038768" calcext:value-type="float">
            <text:p>3.26676596038768E-07</text:p>
          </table:table-cell>
          <table:table-cell office:value-type="float" office:value="0.000000853740787195814" calcext:value-type="float">
            <text:p>8.53740787195814E-07</text:p>
          </table:table-cell>
          <table:table-cell office:value-type="float" office:value="0.499801714407736" calcext:value-type="float">
            <text:p>0.4998017144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0.0000244477953371312" calcext:value-type="float">
            <text:p>2.44477953371312E-05</text:p>
          </table:table-cell>
          <table:table-cell office:value-type="float" office:value="0.0125" calcext:value-type="float">
            <text:p>0.0125</text:p>
          </table:table-cell>
          <table:table-cell table:formula="of:=[.AQ60]-[.AD60]" office:value-type="float" office:value="0.0024866090659847" calcext:value-type="float">
            <text:p>0.0024866091</text:p>
          </table:table-cell>
          <table:table-cell table:formula="of:=[.AR60]/[.AD60]" office:value-type="float" office:value="0.248328371714495" calcext:value-type="float">
            <text:p>0.24832837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0229176" calcext:value-type="float">
            <text:p>0.000229176</text:p>
          </table:table-cell>
          <table:table-cell office:value-type="float" office:value="0.000129569" calcext:value-type="float">
            <text:p>0.000129569</text:p>
          </table:table-cell>
          <table:table-cell office:value-type="float" office:value="49.9994" calcext:value-type="float">
            <text:p>49.9994</text:p>
          </table:table-cell>
          <table:table-cell office:value-type="float" office:value="3.14444" calcext:value-type="float">
            <text:p>3.14444</text:p>
          </table:table-cell>
          <table:table-cell office:value-type="float" office:value="1.56397" calcext:value-type="float">
            <text:p>1.56397</text:p>
          </table:table-cell>
          <table:table-cell office:value-type="float" office:value="0.0150649" calcext:value-type="float">
            <text:p>0.0150649</text:p>
          </table:table-cell>
          <table:table-cell office:value-type="float" office:value="0.0150327" calcext:value-type="float">
            <text:p>0.0150327</text:p>
          </table:table-cell>
          <table:table-cell office:value-type="float" office:value="2499.97" calcext:value-type="float">
            <text:p>2499.97</text:p>
          </table:table-cell>
          <table:table-cell office:value-type="float" office:value="13.1836" calcext:value-type="float">
            <text:p>13.1836</text:p>
          </table:table-cell>
          <table:table-cell office:value-type="float" office:value="4.90449" calcext:value-type="float">
            <text:p>4.90449</text:p>
          </table:table-cell>
          <table:table-cell office:value-type="float" office:value="0.122739" calcext:value-type="float">
            <text:p>0.122739</text:p>
          </table:table-cell>
          <table:table-cell office:value-type="float" office:value="0.122608" calcext:value-type="float">
            <text:p>0.122608</text:p>
          </table:table-cell>
          <table:table-cell office:value-type="float" office:value="0.158119" calcext:value-type="float">
            <text:p>0.158119</text:p>
          </table:table-cell>
          <table:table-cell office:value-type="float" office:value="1.81552" calcext:value-type="float">
            <text:p>1.81552</text:p>
          </table:table-cell>
          <table:table-cell office:value-type="float" office:value="1.56796" calcext:value-type="float">
            <text:p>1.56796</text:p>
          </table:table-cell>
          <table:table-cell office:value-type="float" office:value="2499.99854862921" calcext:value-type="float">
            <text:p>2499.9985486292</text:p>
          </table:table-cell>
          <table:table-cell office:value-type="float" office:value="0.0100132745508999" calcext:value-type="float">
            <text:p>0.0100132746</text:p>
          </table:table-cell>
          <table:table-cell office:value-type="float" office:value="0.0000311447581979644" calcext:value-type="float">
            <text:p>3.11447581979644E-05</text:p>
          </table:table-cell>
          <table:table-cell office:value-type="float" office:value="0.00775996770567738" calcext:value-type="float">
            <text:p>0.0077599677</text:p>
          </table:table-cell>
          <table:table-cell office:value-type="float" office:value="0.509101304447801" calcext:value-type="float">
            <text:p>0.5091013044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00000244477953371312" calcext:value-type="float">
            <text:p>2.44477953371312E-07</text:p>
          </table:table-cell>
          <table:table-cell office:value-type="float" office:value="0.0125" calcext:value-type="float">
            <text:p>0.0125</text:p>
          </table:table-cell>
          <table:table-cell table:formula="of:=[.AQ61]-[.AD61]" office:value-type="float" office:value="0.0024867254491001" calcext:value-type="float">
            <text:p>0.0024867254</text:p>
          </table:table-cell>
          <table:table-cell table:formula="of:=[.AR61]/[.AD61]" office:value-type="float" office:value="0.248342880888712" calcext:value-type="float">
            <text:p>0.24834288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.000919616" calcext:value-type="float">
            <text:p>0.000919616</text:p>
          </table:table-cell>
          <table:table-cell office:value-type="float" office:value="0.00127685" calcext:value-type="float">
            <text:p>0.00127685</text:p>
          </table:table-cell>
          <table:table-cell office:value-type="float" office:value="9.94959" calcext:value-type="float">
            <text:p>9.94959</text:p>
          </table:table-cell>
          <table:table-cell office:value-type="float" office:value="3.14387" calcext:value-type="float">
            <text:p>3.14387</text:p>
          </table:table-cell>
          <table:table-cell office:value-type="float" office:value="1.56951" calcext:value-type="float">
            <text:p>1.56951</text:p>
          </table:table-cell>
          <table:table-cell office:value-type="float" office:value="0.274221" calcext:value-type="float">
            <text:p>0.274221</text:p>
          </table:table-cell>
          <table:table-cell office:value-type="float" office:value="0.272852" calcext:value-type="float">
            <text:p>0.272852</text:p>
          </table:table-cell>
          <table:table-cell office:value-type="float" office:value="99.4974" calcext:value-type="float">
            <text:p>99.4974</text:p>
          </table:table-cell>
          <table:table-cell office:value-type="float" office:value="13.1815" calcext:value-type="float">
            <text:p>13.1815</text:p>
          </table:table-cell>
          <table:table-cell office:value-type="float" office:value="4.74862" calcext:value-type="float">
            <text:p>4.74862</text:p>
          </table:table-cell>
          <table:table-cell office:value-type="float" office:value="0.52366" calcext:value-type="float">
            <text:p>0.52366</text:p>
          </table:table-cell>
          <table:table-cell office:value-type="float" office:value="0.522351" calcext:value-type="float">
            <text:p>0.522351</text:p>
          </table:table-cell>
          <table:table-cell office:value-type="float" office:value="0.709193" calcext:value-type="float">
            <text:p>0.709193</text:p>
          </table:table-cell>
          <table:table-cell office:value-type="float" office:value="1.81591" calcext:value-type="float">
            <text:p>1.81591</text:p>
          </table:table-cell>
          <table:table-cell office:value-type="float" office:value="1.51171" calcext:value-type="float">
            <text:p>1.51171</text:p>
          </table:table-cell>
          <table:table-cell office:value-type="float" office:value="100.044426762501" calcext:value-type="float">
            <text:p>100.0444267625</text:p>
          </table:table-cell>
          <table:table-cell office:value-type="float" office:value="0.100128306129066" calcext:value-type="float">
            <text:p>0.1001283061</text:p>
          </table:table-cell>
          <table:table-cell office:value-type="float" office:value="0.0000006795701331594" calcext:value-type="float">
            <text:p>6.795701331594E-07</text:p>
          </table:table-cell>
          <table:table-cell office:value-type="float" office:value="0.00000369452452705828" calcext:value-type="float">
            <text:p>3.69452452705828E-06</text:p>
          </table:table-cell>
          <table:table-cell office:value-type="float" office:value="10.4824056301983" calcext:value-type="float">
            <text:p>10.4824056302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00215968127501541" calcext:value-type="float">
            <text:p>0.0021596813</text:p>
          </table:table-cell>
          <table:table-cell office:value-type="float" office:value="0.125" calcext:value-type="float">
            <text:p>0.125</text:p>
          </table:table-cell>
          <table:table-cell table:formula="of:=[.AQ62]-[.AD62]" office:value-type="float" office:value="0.024871693870934" calcext:value-type="float">
            <text:p>0.0248716939</text:p>
          </table:table-cell>
          <table:table-cell table:formula="of:=[.AR62]/[.AD62]" office:value-type="float" office:value="0.248398228557609" calcext:value-type="float">
            <text:p>0.248398228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824716" calcext:value-type="float">
            <text:p>-8.24716E-05</text:p>
          </table:table-cell>
          <table:table-cell office:value-type="float" office:value="-0.0000427151" calcext:value-type="float">
            <text:p>-4.27151E-05</text:p>
          </table:table-cell>
          <table:table-cell office:value-type="float" office:value="10.995" calcext:value-type="float">
            <text:p>10.995</text:p>
          </table:table-cell>
          <table:table-cell office:value-type="float" office:value="3.14007" calcext:value-type="float">
            <text:p>3.14007</text:p>
          </table:table-cell>
          <table:table-cell office:value-type="float" office:value="1.57063" calcext:value-type="float">
            <text:p>1.57063</text:p>
          </table:table-cell>
          <table:table-cell office:value-type="float" office:value="0.0524691" calcext:value-type="float">
            <text:p>0.0524691</text:p>
          </table:table-cell>
          <table:table-cell office:value-type="float" office:value="0.0524986" calcext:value-type="float">
            <text:p>0.0524986</text:p>
          </table:table-cell>
          <table:table-cell office:value-type="float" office:value="120.946" calcext:value-type="float">
            <text:p>120.946</text:p>
          </table:table-cell>
          <table:table-cell office:value-type="float" office:value="13.1438" calcext:value-type="float">
            <text:p>13.1438</text:p>
          </table:table-cell>
          <table:table-cell office:value-type="float" office:value="4.76134" calcext:value-type="float">
            <text:p>4.76134</text:p>
          </table:table-cell>
          <table:table-cell office:value-type="float" office:value="0.229061" calcext:value-type="float">
            <text:p>0.229061</text:p>
          </table:table-cell>
          <table:table-cell office:value-type="float" office:value="0.229126" calcext:value-type="float">
            <text:p>0.229126</text:p>
          </table:table-cell>
          <table:table-cell office:value-type="float" office:value="0.234568" calcext:value-type="float">
            <text:p>0.234568</text:p>
          </table:table-cell>
          <table:table-cell office:value-type="float" office:value="1.81211" calcext:value-type="float">
            <text:p>1.81211</text:p>
          </table:table-cell>
          <table:table-cell office:value-type="float" office:value="1.51475" calcext:value-type="float">
            <text:p>1.51475</text:p>
          </table:table-cell>
          <table:table-cell office:value-type="float" office:value="121.050686394085" calcext:value-type="float">
            <text:p>121.0506863941</text:p>
          </table:table-cell>
          <table:table-cell office:value-type="float" office:value="0.100118358350566" calcext:value-type="float">
            <text:p>0.1001183584</text:p>
          </table:table-cell>
          <table:table-cell office:value-type="float" office:value="0.00000661560820190752" calcext:value-type="float">
            <text:p>6.61560820190752E-06</text:p>
          </table:table-cell>
          <table:table-cell office:value-type="float" office:value="0.000350130175049168" calcext:value-type="float">
            <text:p>0.0003501302</text:p>
          </table:table-cell>
          <table:table-cell office:value-type="float" office:value="1.38617212088396" calcext:value-type="float">
            <text:p>1.3861721209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0.058019104893458" calcext:value-type="float">
            <text:p>0.0580191049</text:p>
          </table:table-cell>
          <table:table-cell office:value-type="float" office:value="0.125" calcext:value-type="float">
            <text:p>0.125</text:p>
          </table:table-cell>
          <table:table-cell table:formula="of:=[.AQ63]-[.AD63]" office:value-type="float" office:value="0.024881641649434" calcext:value-type="float">
            <text:p>0.0248816416</text:p>
          </table:table-cell>
          <table:table-cell table:formula="of:=[.AR63]/[.AD63]" office:value-type="float" office:value="0.24852226963521" calcext:value-type="float">
            <text:p>0.24852226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-0.000161603" calcext:value-type="float">
            <text:p>-0.000161603</text:p>
          </table:table-cell>
          <table:table-cell office:value-type="float" office:value="0.000586559" calcext:value-type="float">
            <text:p>0.000586559</text:p>
          </table:table-cell>
          <table:table-cell office:value-type="float" office:value="49.9947" calcext:value-type="float">
            <text:p>49.9947</text:p>
          </table:table-cell>
          <table:table-cell office:value-type="float" office:value="3.13871" calcext:value-type="float">
            <text:p>3.13871</text:p>
          </table:table-cell>
          <table:table-cell office:value-type="float" office:value="1.57157" calcext:value-type="float">
            <text:p>1.57157</text:p>
          </table:table-cell>
          <table:table-cell office:value-type="float" office:value="0.150401" calcext:value-type="float">
            <text:p>0.150401</text:p>
          </table:table-cell>
          <table:table-cell office:value-type="float" office:value="0.1506" calcext:value-type="float">
            <text:p>0.1506</text:p>
          </table:table-cell>
          <table:table-cell office:value-type="float" office:value="2499.72" calcext:value-type="float">
            <text:p>2499.72</text:p>
          </table:table-cell>
          <table:table-cell office:value-type="float" office:value="13.1441" calcext:value-type="float">
            <text:p>13.1441</text:p>
          </table:table-cell>
          <table:table-cell office:value-type="float" office:value="4.90925" calcext:value-type="float">
            <text:p>4.90925</text:p>
          </table:table-cell>
          <table:table-cell office:value-type="float" office:value="0.387816" calcext:value-type="float">
            <text:p>0.387816</text:p>
          </table:table-cell>
          <table:table-cell office:value-type="float" office:value="0.388072" calcext:value-type="float">
            <text:p>0.388072</text:p>
          </table:table-cell>
          <table:table-cell office:value-type="float" office:value="0.499987" calcext:value-type="float">
            <text:p>0.499987</text:p>
          </table:table-cell>
          <table:table-cell office:value-type="float" office:value="1.81457" calcext:value-type="float">
            <text:p>1.81457</text:p>
          </table:table-cell>
          <table:table-cell office:value-type="float" office:value="1.56186" calcext:value-type="float">
            <text:p>1.56186</text:p>
          </table:table-cell>
          <table:table-cell office:value-type="float" office:value="2500.02180471393" calcext:value-type="float">
            <text:p>2500.0218047139</text:p>
          </table:table-cell>
          <table:table-cell office:value-type="float" office:value="0.100110556391004" calcext:value-type="float">
            <text:p>0.1001105564</text:p>
          </table:table-cell>
          <table:table-cell office:value-type="float" office:value="0.0000315680310550405" calcext:value-type="float">
            <text:p>0.000031568</text:p>
          </table:table-cell>
          <table:table-cell office:value-type="float" office:value="0.00797232467753601" calcext:value-type="float">
            <text:p>0.0079723247</text:p>
          </table:table-cell>
          <table:table-cell office:value-type="float" office:value="6.31660112576143" calcext:value-type="float">
            <text:p>6.3166011258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000773107170349786" calcext:value-type="float">
            <text:p>7.73107170349786E-05</text:p>
          </table:table-cell>
          <table:table-cell office:value-type="float" office:value="0.125" calcext:value-type="float">
            <text:p>0.125</text:p>
          </table:table-cell>
          <table:table-cell table:formula="of:=[.AQ64]-[.AD64]" office:value-type="float" office:value="0.024889443608996" calcext:value-type="float">
            <text:p>0.0248894436</text:p>
          </table:table-cell>
          <table:table-cell table:formula="of:=[.AR64]/[.AD64]" office:value-type="float" office:value="0.24861957126464" calcext:value-type="float">
            <text:p>0.24861957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0147084" calcext:value-type="float">
            <text:p>0.000147084</text:p>
          </table:table-cell>
          <table:table-cell office:value-type="float" office:value="-0.00010469" calcext:value-type="float">
            <text:p>-0.00010469</text:p>
          </table:table-cell>
          <table:table-cell office:value-type="float" office:value="49.9995" calcext:value-type="float">
            <text:p>49.9995</text:p>
          </table:table-cell>
          <table:table-cell office:value-type="float" office:value="3.14481" calcext:value-type="float">
            <text:p>3.14481</text:p>
          </table:table-cell>
          <table:table-cell office:value-type="float" office:value="1.573" calcext:value-type="float">
            <text:p>1.573</text:p>
          </table:table-cell>
          <table:table-cell office:value-type="float" office:value="0.0150593" calcext:value-type="float">
            <text:p>0.0150593</text:p>
          </table:table-cell>
          <table:table-cell office:value-type="float" office:value="0.0150546" calcext:value-type="float">
            <text:p>0.0150546</text:p>
          </table:table-cell>
          <table:table-cell office:value-type="float" office:value="2499.97" calcext:value-type="float">
            <text:p>2499.97</text:p>
          </table:table-cell>
          <table:table-cell office:value-type="float" office:value="13.1766" calcext:value-type="float">
            <text:p>13.1766</text:p>
          </table:table-cell>
          <table:table-cell office:value-type="float" office:value="4.93287" calcext:value-type="float">
            <text:p>4.93287</text:p>
          </table:table-cell>
          <table:table-cell office:value-type="float" office:value="0.122716" calcext:value-type="float">
            <text:p>0.122716</text:p>
          </table:table-cell>
          <table:table-cell office:value-type="float" office:value="0.122697" calcext:value-type="float">
            <text:p>0.122697</text:p>
          </table:table-cell>
          <table:table-cell office:value-type="float" office:value="0.158075" calcext:value-type="float">
            <text:p>0.158075</text:p>
          </table:table-cell>
          <table:table-cell office:value-type="float" office:value="1.81296" calcext:value-type="float">
            <text:p>1.81296</text:p>
          </table:table-cell>
          <table:table-cell office:value-type="float" office:value="1.56797" calcext:value-type="float">
            <text:p>1.56797</text:p>
          </table:table-cell>
          <table:table-cell office:value-type="float" office:value="2500.00508799528" calcext:value-type="float">
            <text:p>2500.0050879953</text:p>
          </table:table-cell>
          <table:table-cell office:value-type="float" office:value="0.0100106169320455" calcext:value-type="float">
            <text:p>0.0100106169</text:p>
          </table:table-cell>
          <table:table-cell office:value-type="float" office:value="0.0000313507112535894" calcext:value-type="float">
            <text:p>3.13507112535894E-05</text:p>
          </table:table-cell>
          <table:table-cell office:value-type="float" office:value="0.0078629367688475" calcext:value-type="float">
            <text:p>0.0078629368</text:p>
          </table:table-cell>
          <table:table-cell office:value-type="float" office:value="0.612010100557324" calcext:value-type="float">
            <text:p>0.6120101006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00000244477953371312" calcext:value-type="float">
            <text:p>2.44477953371312E-07</text:p>
          </table:table-cell>
          <table:table-cell office:value-type="float" office:value="0.0125" calcext:value-type="float">
            <text:p>0.0125</text:p>
          </table:table-cell>
          <table:table-cell table:formula="of:=[.AQ65]-[.AD65]" office:value-type="float" office:value="0.0024893830679545" calcext:value-type="float">
            <text:p>0.0024893831</text:p>
          </table:table-cell>
          <table:table-cell table:formula="of:=[.AR65]/[.AD65]" office:value-type="float" office:value="0.248674290990559" calcext:value-type="float">
            <text:p>0.24867429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0.000109098" calcext:value-type="float">
            <text:p>0.000109098</text:p>
          </table:table-cell>
          <table:table-cell office:value-type="float" office:value="-0.0000497065" calcext:value-type="float">
            <text:p>-4.97065E-05</text:p>
          </table:table-cell>
          <table:table-cell office:value-type="float" office:value="10.9949" calcext:value-type="float">
            <text:p>10.9949</text:p>
          </table:table-cell>
          <table:table-cell office:value-type="float" office:value="3.14177" calcext:value-type="float">
            <text:p>3.14177</text:p>
          </table:table-cell>
          <table:table-cell office:value-type="float" office:value="1.57038" calcext:value-type="float">
            <text:p>1.57038</text:p>
          </table:table-cell>
          <table:table-cell office:value-type="float" office:value="0.0525085" calcext:value-type="float">
            <text:p>0.0525085</text:p>
          </table:table-cell>
          <table:table-cell office:value-type="float" office:value="0.0525015" calcext:value-type="float">
            <text:p>0.0525015</text:p>
          </table:table-cell>
          <table:table-cell office:value-type="float" office:value="120.943" calcext:value-type="float">
            <text:p>120.943</text:p>
          </table:table-cell>
          <table:table-cell office:value-type="float" office:value="13.1572" calcext:value-type="float">
            <text:p>13.1572</text:p>
          </table:table-cell>
          <table:table-cell office:value-type="float" office:value="4.76066" calcext:value-type="float">
            <text:p>4.76066</text:p>
          </table:table-cell>
          <table:table-cell office:value-type="float" office:value="0.229147" calcext:value-type="float">
            <text:p>0.229147</text:p>
          </table:table-cell>
          <table:table-cell office:value-type="float" office:value="0.229132" calcext:value-type="float">
            <text:p>0.229132</text:p>
          </table:table-cell>
          <table:table-cell office:value-type="float" office:value="0.234597" calcext:value-type="float">
            <text:p>0.234597</text:p>
          </table:table-cell>
          <table:table-cell office:value-type="float" office:value="1.81287" calcext:value-type="float">
            <text:p>1.81287</text:p>
          </table:table-cell>
          <table:table-cell office:value-type="float" office:value="1.51478" calcext:value-type="float">
            <text:p>1.51478</text:p>
          </table:table-cell>
          <table:table-cell office:value-type="float" office:value="121.048316770739" calcext:value-type="float">
            <text:p>121.0483167707</text:p>
          </table:table-cell>
          <table:table-cell office:value-type="float" office:value="0.100100399961795" calcext:value-type="float">
            <text:p>0.1001004</text:p>
          </table:table-cell>
          <table:table-cell office:value-type="float" office:value="0.0000067438158494596" calcext:value-type="float">
            <text:p>6.7438158494596E-06</text:p>
          </table:table-cell>
          <table:table-cell office:value-type="float" office:value="0.00036383241769138" calcext:value-type="float">
            <text:p>0.0003638324</text:p>
          </table:table-cell>
          <table:table-cell office:value-type="float" office:value="1.37968202640798" calcext:value-type="float">
            <text:p>1.3796820264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0.058019104893458" calcext:value-type="float">
            <text:p>0.0580191049</text:p>
          </table:table-cell>
          <table:table-cell office:value-type="float" office:value="0.125" calcext:value-type="float">
            <text:p>0.125</text:p>
          </table:table-cell>
          <table:table-cell table:formula="of:=[.AQ66]-[.AD66]" office:value-type="float" office:value="0.024899600038205" calcext:value-type="float">
            <text:p>0.0248996</text:p>
          </table:table-cell>
          <table:table-cell table:formula="of:=[.AR66]/[.AD66]" office:value-type="float" office:value="0.248746259232814" calcext:value-type="float">
            <text:p>0.248746259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107202" calcext:value-type="float">
            <text:p>-0.000107202</text:p>
          </table:table-cell>
          <table:table-cell office:value-type="float" office:value="0.0000342006" calcext:value-type="float">
            <text:p>3.42006E-05</text:p>
          </table:table-cell>
          <table:table-cell office:value-type="float" office:value="10.9951" calcext:value-type="float">
            <text:p>10.9951</text:p>
          </table:table-cell>
          <table:table-cell office:value-type="float" office:value="3.14244" calcext:value-type="float">
            <text:p>3.14244</text:p>
          </table:table-cell>
          <table:table-cell office:value-type="float" office:value="1.57147" calcext:value-type="float">
            <text:p>1.57147</text:p>
          </table:table-cell>
          <table:table-cell office:value-type="float" office:value="0.0524953" calcext:value-type="float">
            <text:p>0.0524953</text:p>
          </table:table-cell>
          <table:table-cell office:value-type="float" office:value="0.0524413" calcext:value-type="float">
            <text:p>0.0524413</text:p>
          </table:table-cell>
          <table:table-cell office:value-type="float" office:value="120.948" calcext:value-type="float">
            <text:p>120.948</text:p>
          </table:table-cell>
          <table:table-cell office:value-type="float" office:value="13.1708" calcext:value-type="float">
            <text:p>13.1708</text:p>
          </table:table-cell>
          <table:table-cell office:value-type="float" office:value="4.76395" calcext:value-type="float">
            <text:p>4.76395</text:p>
          </table:table-cell>
          <table:table-cell office:value-type="float" office:value="0.229118" calcext:value-type="float">
            <text:p>0.229118</text:p>
          </table:table-cell>
          <table:table-cell office:value-type="float" office:value="0.229001" calcext:value-type="float">
            <text:p>0.229001</text:p>
          </table:table-cell>
          <table:table-cell office:value-type="float" office:value="0.23459" calcext:value-type="float">
            <text:p>0.23459</text:p>
          </table:table-cell>
          <table:table-cell office:value-type="float" office:value="1.81545" calcext:value-type="float">
            <text:p>1.81545</text:p>
          </table:table-cell>
          <table:table-cell office:value-type="float" office:value="1.51474" calcext:value-type="float">
            <text:p>1.51474</text:p>
          </table:table-cell>
          <table:table-cell office:value-type="float" office:value="121.052554813004" calcext:value-type="float">
            <text:p>121.052554813</text:p>
          </table:table-cell>
          <table:table-cell office:value-type="float" office:value="0.100096093414356" calcext:value-type="float">
            <text:p>0.1000960934</text:p>
          </table:table-cell>
          <table:table-cell office:value-type="float" office:value="0.0000070576438221302" calcext:value-type="float">
            <text:p>7.0576438221302E-06</text:p>
          </table:table-cell>
          <table:table-cell office:value-type="float" office:value="0.000398482690560421" calcext:value-type="float">
            <text:p>0.0003984827</text:p>
          </table:table-cell>
          <table:table-cell office:value-type="float" office:value="1.39635570252442" calcext:value-type="float">
            <text:p>1.3963557025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0.058019104893458" calcext:value-type="float">
            <text:p>0.0580191049</text:p>
          </table:table-cell>
          <table:table-cell office:value-type="float" office:value="0.125" calcext:value-type="float">
            <text:p>0.125</text:p>
          </table:table-cell>
          <table:table-cell table:formula="of:=[.AQ67]-[.AD67]" office:value-type="float" office:value="0.024903906585644" calcext:value-type="float">
            <text:p>0.0249039066</text:p>
          </table:table-cell>
          <table:table-cell table:formula="of:=[.AR67]/[.AD67]" office:value-type="float" office:value="0.248799985455499" calcext:value-type="float">
            <text:p>0.24879998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-0.0021167" calcext:value-type="float">
            <text:p>-0.0021167</text:p>
          </table:table-cell>
          <table:table-cell office:value-type="float" office:value="0.00091706" calcext:value-type="float">
            <text:p>0.00091706</text:p>
          </table:table-cell>
          <table:table-cell office:value-type="float" office:value="99.9945" calcext:value-type="float">
            <text:p>99.9945</text:p>
          </table:table-cell>
          <table:table-cell office:value-type="float" office:value="3.13924" calcext:value-type="float">
            <text:p>3.13924</text:p>
          </table:table-cell>
          <table:table-cell office:value-type="float" office:value="1.56621" calcext:value-type="float">
            <text:p>1.56621</text:p>
          </table:table-cell>
          <table:table-cell office:value-type="float" office:value="0.274572" calcext:value-type="float">
            <text:p>0.274572</text:p>
          </table:table-cell>
          <table:table-cell office:value-type="float" office:value="0.277218" calcext:value-type="float">
            <text:p>0.277218</text:p>
          </table:table-cell>
          <table:table-cell office:value-type="float" office:value="9999.4" calcext:value-type="float">
            <text:p>9999.4</text:p>
          </table:table-cell>
          <table:table-cell office:value-type="float" office:value="13.1468" calcext:value-type="float">
            <text:p>13.1468</text:p>
          </table:table-cell>
          <table:table-cell office:value-type="float" office:value="4.90175" calcext:value-type="float">
            <text:p>4.90175</text:p>
          </table:table-cell>
          <table:table-cell office:value-type="float" office:value="0.523992" calcext:value-type="float">
            <text:p>0.523992</text:p>
          </table:table-cell>
          <table:table-cell office:value-type="float" office:value="0.526514" calcext:value-type="float">
            <text:p>0.526514</text:p>
          </table:table-cell>
          <table:table-cell office:value-type="float" office:value="0.707118" calcext:value-type="float">
            <text:p>0.707118</text:p>
          </table:table-cell>
          <table:table-cell office:value-type="float" office:value="1.81439" calcext:value-type="float">
            <text:p>1.81439</text:p>
          </table:table-cell>
          <table:table-cell office:value-type="float" office:value="1.56484" calcext:value-type="float">
            <text:p>1.56484</text:p>
          </table:table-cell>
          <table:table-cell office:value-type="float" office:value="9999.95049033396" calcext:value-type="float">
            <text:p>9999.950490334</text:p>
          </table:table-cell>
          <table:table-cell office:value-type="float" office:value="0.100088090332713" calcext:value-type="float">
            <text:p>0.1000880903</text:p>
          </table:table-cell>
          <table:table-cell office:value-type="float" office:value="0.000062867025457771" calcext:value-type="float">
            <text:p>0.000062867</text:p>
          </table:table-cell>
          <table:table-cell office:value-type="float" office:value="0.0316181031192642" calcext:value-type="float">
            <text:p>0.0316181031</text:p>
          </table:table-cell>
          <table:table-cell office:value-type="float" office:value="10.3343004919894" calcext:value-type="float">
            <text:p>10.334300492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00215968127501541" calcext:value-type="float">
            <text:p>2.15968127501541E-05</text:p>
          </table:table-cell>
          <table:table-cell office:value-type="float" office:value="0.125" calcext:value-type="float">
            <text:p>0.125</text:p>
          </table:table-cell>
          <table:table-cell table:formula="of:=[.AQ68]-[.AD68]" office:value-type="float" office:value="0.024911909667287" calcext:value-type="float">
            <text:p>0.0249119097</text:p>
          </table:table-cell>
          <table:table-cell table:formula="of:=[.AR68]/[.AD68]" office:value-type="float" office:value="0.248899839975713" calcext:value-type="float">
            <text:p>0.248899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0120243" calcext:value-type="float">
            <text:p>-0.000120243</text:p>
          </table:table-cell>
          <table:table-cell office:value-type="float" office:value="0.000115611" calcext:value-type="float">
            <text:p>0.000115611</text:p>
          </table:table-cell>
          <table:table-cell office:value-type="float" office:value="9.99507" calcext:value-type="float">
            <text:p>9.99507</text:p>
          </table:table-cell>
          <table:table-cell office:value-type="float" office:value="3.13925" calcext:value-type="float">
            <text:p>3.13925</text:p>
          </table:table-cell>
          <table:table-cell office:value-type="float" office:value="1.57374" calcext:value-type="float">
            <text:p>1.57374</text:p>
          </table:table-cell>
          <table:table-cell office:value-type="float" office:value="0.0275176" calcext:value-type="float">
            <text:p>0.0275176</text:p>
          </table:table-cell>
          <table:table-cell office:value-type="float" office:value="0.0275961" calcext:value-type="float">
            <text:p>0.0275961</text:p>
          </table:table-cell>
          <table:table-cell office:value-type="float" office:value="99.9515" calcext:value-type="float">
            <text:p>99.9515</text:p>
          </table:table-cell>
          <table:table-cell office:value-type="float" office:value="13.1494" calcext:value-type="float">
            <text:p>13.1494</text:p>
          </table:table-cell>
          <table:table-cell office:value-type="float" office:value="4.88546" calcext:value-type="float">
            <text:p>4.88546</text:p>
          </table:table-cell>
          <table:table-cell office:value-type="float" office:value="0.165884" calcext:value-type="float">
            <text:p>0.165884</text:p>
          </table:table-cell>
          <table:table-cell office:value-type="float" office:value="0.166121" calcext:value-type="float">
            <text:p>0.166121</text:p>
          </table:table-cell>
          <table:table-cell office:value-type="float" office:value="0.22363" calcext:value-type="float">
            <text:p>0.22363</text:p>
          </table:table-cell>
          <table:table-cell office:value-type="float" office:value="1.81507" calcext:value-type="float">
            <text:p>1.81507</text:p>
          </table:table-cell>
          <table:table-cell office:value-type="float" office:value="1.55203" calcext:value-type="float">
            <text:p>1.55203</text:p>
          </table:table-cell>
          <table:table-cell office:value-type="float" office:value="100.006565699812" calcext:value-type="float">
            <text:p>100.0065656998</text:p>
          </table:table-cell>
          <table:table-cell office:value-type="float" office:value="0.0100086114984428" calcext:value-type="float">
            <text:p>0.0100086115</text:p>
          </table:table-cell>
          <table:table-cell office:value-type="float" office:value="0.000000624347749007641" calcext:value-type="float">
            <text:p>6.24347749007641E-07</text:p>
          </table:table-cell>
          <table:table-cell office:value-type="float" office:value="0.00000311848089352726" calcext:value-type="float">
            <text:p>3.11848089352726E-06</text:p>
          </table:table-cell>
          <table:table-cell office:value-type="float" office:value="0.967349589655784" calcext:value-type="float">
            <text:p>0.9673495897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00000682951184906521" calcext:value-type="float">
            <text:p>6.82951184906521E-06</text:p>
          </table:table-cell>
          <table:table-cell office:value-type="float" office:value="0.0125" calcext:value-type="float">
            <text:p>0.0125</text:p>
          </table:table-cell>
          <table:table-cell table:formula="of:=[.AQ69]-[.AD69]" office:value-type="float" office:value="0.0024913885015572" calcext:value-type="float">
            <text:p>0.0024913885</text:p>
          </table:table-cell>
          <table:table-cell table:formula="of:=[.AR69]/[.AD69]" office:value-type="float" office:value="0.248924488870891" calcext:value-type="float">
            <text:p>0.24892448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-0.00074712" calcext:value-type="float">
            <text:p>-0.00074712</text:p>
          </table:table-cell>
          <table:table-cell office:value-type="float" office:value="0.000325529" calcext:value-type="float">
            <text:p>0.000325529</text:p>
          </table:table-cell>
          <table:table-cell office:value-type="float" office:value="49.9945" calcext:value-type="float">
            <text:p>49.9945</text:p>
          </table:table-cell>
          <table:table-cell office:value-type="float" office:value="3.13965" calcext:value-type="float">
            <text:p>3.13965</text:p>
          </table:table-cell>
          <table:table-cell office:value-type="float" office:value="1.57173" calcext:value-type="float">
            <text:p>1.57173</text:p>
          </table:table-cell>
          <table:table-cell office:value-type="float" office:value="0.150437" calcext:value-type="float">
            <text:p>0.150437</text:p>
          </table:table-cell>
          <table:table-cell office:value-type="float" office:value="0.150193" calcext:value-type="float">
            <text:p>0.150193</text:p>
          </table:table-cell>
          <table:table-cell office:value-type="float" office:value="2499.7" calcext:value-type="float">
            <text:p>2499.7</text:p>
          </table:table-cell>
          <table:table-cell office:value-type="float" office:value="13.1446" calcext:value-type="float">
            <text:p>13.1446</text:p>
          </table:table-cell>
          <table:table-cell office:value-type="float" office:value="4.90977" calcext:value-type="float">
            <text:p>4.90977</text:p>
          </table:table-cell>
          <table:table-cell office:value-type="float" office:value="0.387861" calcext:value-type="float">
            <text:p>0.387861</text:p>
          </table:table-cell>
          <table:table-cell office:value-type="float" office:value="0.387547" calcext:value-type="float">
            <text:p>0.387547</text:p>
          </table:table-cell>
          <table:table-cell office:value-type="float" office:value="0.499815" calcext:value-type="float">
            <text:p>0.499815</text:p>
          </table:table-cell>
          <table:table-cell office:value-type="float" office:value="1.81304" calcext:value-type="float">
            <text:p>1.81304</text:p>
          </table:table-cell>
          <table:table-cell office:value-type="float" office:value="1.56187" calcext:value-type="float">
            <text:p>1.56187</text:p>
          </table:table-cell>
          <table:table-cell office:value-type="float" office:value="2500.00253531577" calcext:value-type="float">
            <text:p>2500.0025353158</text:p>
          </table:table-cell>
          <table:table-cell office:value-type="float" office:value="0.100080540989407" calcext:value-type="float">
            <text:p>0.100080541</text:p>
          </table:table-cell>
          <table:table-cell office:value-type="float" office:value="0.0000309048666512485" calcext:value-type="float">
            <text:p>3.09048666512485E-05</text:p>
          </table:table-cell>
          <table:table-cell office:value-type="float" office:value="0.00764088626185161" calcext:value-type="float">
            <text:p>0.0076408863</text:p>
          </table:table-cell>
          <table:table-cell office:value-type="float" office:value="5.25296569413274" calcext:value-type="float">
            <text:p>5.2529656941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000773107170349786" calcext:value-type="float">
            <text:p>7.73107170349786E-05</text:p>
          </table:table-cell>
          <table:table-cell office:value-type="float" office:value="0.125" calcext:value-type="float">
            <text:p>0.125</text:p>
          </table:table-cell>
          <table:table-cell table:formula="of:=[.AQ70]-[.AD70]" office:value-type="float" office:value="0.024919459010593" calcext:value-type="float">
            <text:p>0.024919459</text:p>
          </table:table-cell>
          <table:table-cell table:formula="of:=[.AR70]/[.AD70]" office:value-type="float" office:value="0.248994047836238" calcext:value-type="float">
            <text:p>0.24899404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00788743" calcext:value-type="float">
            <text:p>-7.88743E-05</text:p>
          </table:table-cell>
          <table:table-cell office:value-type="float" office:value="0.000177594" calcext:value-type="float">
            <text:p>0.000177594</text:p>
          </table:table-cell>
          <table:table-cell office:value-type="float" office:value="4.99499" calcext:value-type="float">
            <text:p>4.99499</text:p>
          </table:table-cell>
          <table:table-cell office:value-type="float" office:value="3.14237" calcext:value-type="float">
            <text:p>3.14237</text:p>
          </table:table-cell>
          <table:table-cell office:value-type="float" office:value="1.57309" calcext:value-type="float">
            <text:p>1.57309</text:p>
          </table:table-cell>
          <table:table-cell office:value-type="float" office:value="0.0150028" calcext:value-type="float">
            <text:p>0.0150028</text:p>
          </table:table-cell>
          <table:table-cell office:value-type="float" office:value="0.0149669" calcext:value-type="float">
            <text:p>0.0149669</text:p>
          </table:table-cell>
          <table:table-cell office:value-type="float" office:value="24.975" calcext:value-type="float">
            <text:p>24.975</text:p>
          </table:table-cell>
          <table:table-cell office:value-type="float" office:value="13.1685" calcext:value-type="float">
            <text:p>13.1685</text:p>
          </table:table-cell>
          <table:table-cell office:value-type="float" office:value="4.85457" calcext:value-type="float">
            <text:p>4.85457</text:p>
          </table:table-cell>
          <table:table-cell office:value-type="float" office:value="0.122486" calcext:value-type="float">
            <text:p>0.122486</text:p>
          </table:table-cell>
          <table:table-cell office:value-type="float" office:value="0.122339" calcext:value-type="float">
            <text:p>0.122339</text:p>
          </table:table-cell>
          <table:table-cell office:value-type="float" office:value="0.158266" calcext:value-type="float">
            <text:p>0.158266</text:p>
          </table:table-cell>
          <table:table-cell office:value-type="float" office:value="1.81494" calcext:value-type="float">
            <text:p>1.81494</text:p>
          </table:table-cell>
          <table:table-cell office:value-type="float" office:value="1.54271" calcext:value-type="float">
            <text:p>1.54271</text:p>
          </table:table-cell>
          <table:table-cell office:value-type="float" office:value="25.004937951709" calcext:value-type="float">
            <text:p>25.0049379517</text:p>
          </table:table-cell>
          <table:table-cell office:value-type="float" office:value="0.0100077622335744" calcext:value-type="float">
            <text:p>0.0100077622</text:p>
          </table:table-cell>
          <table:table-cell office:value-type="float" office:value="0.000000292724500524122" calcext:value-type="float">
            <text:p>2.92724500524122E-07</text:p>
          </table:table-cell>
          <table:table-cell office:value-type="float" office:value="0.000000685501065656775" calcext:value-type="float">
            <text:p>6.85501065656775E-07</text:p>
          </table:table-cell>
          <table:table-cell office:value-type="float" office:value="0.504368277501062" calcext:value-type="float">
            <text:p>0.5043682775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0.0000244477953371312" calcext:value-type="float">
            <text:p>2.44477953371312E-05</text:p>
          </table:table-cell>
          <table:table-cell office:value-type="float" office:value="0.0125" calcext:value-type="float">
            <text:p>0.0125</text:p>
          </table:table-cell>
          <table:table-cell table:formula="of:=[.AQ71]-[.AD71]" office:value-type="float" office:value="0.0024922377664256" calcext:value-type="float">
            <text:p>0.0024922378</text:p>
          </table:table-cell>
          <table:table-cell table:formula="of:=[.AR71]/[.AD71]" office:value-type="float" office:value="0.249030473372414" calcext:value-type="float">
            <text:p>0.24903047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-0.000165103" calcext:value-type="float">
            <text:p>-0.000165103</text:p>
          </table:table-cell>
          <table:table-cell office:value-type="float" office:value="0.000645632" calcext:value-type="float">
            <text:p>0.000645632</text:p>
          </table:table-cell>
          <table:table-cell office:value-type="float" office:value="99.9994" calcext:value-type="float">
            <text:p>99.9994</text:p>
          </table:table-cell>
          <table:table-cell office:value-type="float" office:value="3.14753" calcext:value-type="float">
            <text:p>3.14753</text:p>
          </table:table-cell>
          <table:table-cell office:value-type="float" office:value="1.58286" calcext:value-type="float">
            <text:p>1.58286</text:p>
          </table:table-cell>
          <table:table-cell office:value-type="float" office:value="0.0275923" calcext:value-type="float">
            <text:p>0.0275923</text:p>
          </table:table-cell>
          <table:table-cell office:value-type="float" office:value="0.0274342" calcext:value-type="float">
            <text:p>0.0274342</text:p>
          </table:table-cell>
          <table:table-cell office:value-type="float" office:value="9999.94" calcext:value-type="float">
            <text:p>9999.94</text:p>
          </table:table-cell>
          <table:table-cell office:value-type="float" office:value="13.204" calcext:value-type="float">
            <text:p>13.204</text:p>
          </table:table-cell>
          <table:table-cell office:value-type="float" office:value="4.96679" calcext:value-type="float">
            <text:p>4.96679</text:p>
          </table:table-cell>
          <table:table-cell office:value-type="float" office:value="0.166109" calcext:value-type="float">
            <text:p>0.166109</text:p>
          </table:table-cell>
          <table:table-cell office:value-type="float" office:value="0.165632" calcext:value-type="float">
            <text:p>0.165632</text:p>
          </table:table-cell>
          <table:table-cell office:value-type="float" office:value="0.223758" calcext:value-type="float">
            <text:p>0.223758</text:p>
          </table:table-cell>
          <table:table-cell office:value-type="float" office:value="1.81577" calcext:value-type="float">
            <text:p>1.81577</text:p>
          </table:table-cell>
          <table:table-cell office:value-type="float" office:value="1.56887" calcext:value-type="float">
            <text:p>1.56887</text:p>
          </table:table-cell>
          <table:table-cell office:value-type="float" office:value="9999.99079686365" calcext:value-type="float">
            <text:p>9999.9907968637</text:p>
          </table:table-cell>
          <table:table-cell office:value-type="float" office:value="0.0100074229892899" calcext:value-type="float">
            <text:p>0.010007423</text:p>
          </table:table-cell>
          <table:table-cell office:value-type="float" office:value="0.000062415171054201" calcext:value-type="float">
            <text:p>6.2415171054201E-05</text:p>
          </table:table-cell>
          <table:table-cell office:value-type="float" office:value="0.0311652286218013" calcext:value-type="float">
            <text:p>0.0311652286</text:p>
          </table:table-cell>
          <table:table-cell office:value-type="float" office:value="0.949059860745856" calcext:value-type="float">
            <text:p>0.9490598607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00000682951184906521" calcext:value-type="float">
            <text:p>6.82951184906521E-08</text:p>
          </table:table-cell>
          <table:table-cell office:value-type="float" office:value="0.0125" calcext:value-type="float">
            <text:p>0.0125</text:p>
          </table:table-cell>
          <table:table-cell table:formula="of:=[.AQ72]-[.AD72]" office:value-type="float" office:value="0.0024925770107101" calcext:value-type="float">
            <text:p>0.002492577</text:p>
          </table:table-cell>
          <table:table-cell table:formula="of:=[.AR72]/[.AD72]" office:value-type="float" office:value="0.249072814587501" calcext:value-type="float">
            <text:p>0.249072814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955039" calcext:value-type="float">
            <text:p>-9.55039E-06</text:p>
          </table:table-cell>
          <table:table-cell office:value-type="float" office:value="0.0000103478" calcext:value-type="float">
            <text:p>1.03478E-05</text:p>
          </table:table-cell>
          <table:table-cell office:value-type="float" office:value="10.9995" calcext:value-type="float">
            <text:p>10.9995</text:p>
          </table:table-cell>
          <table:table-cell office:value-type="float" office:value="3.14333" calcext:value-type="float">
            <text:p>3.14333</text:p>
          </table:table-cell>
          <table:table-cell office:value-type="float" office:value="1.57191" calcext:value-type="float">
            <text:p>1.57191</text:p>
          </table:table-cell>
          <table:table-cell office:value-type="float" office:value="0.00525364" calcext:value-type="float">
            <text:p>0.00525364</text:p>
          </table:table-cell>
          <table:table-cell office:value-type="float" office:value="0.0052487" calcext:value-type="float">
            <text:p>0.0052487</text:p>
          </table:table-cell>
          <table:table-cell office:value-type="float" office:value="120.995" calcext:value-type="float">
            <text:p>120.995</text:p>
          </table:table-cell>
          <table:table-cell office:value-type="float" office:value="13.1747" calcext:value-type="float">
            <text:p>13.1747</text:p>
          </table:table-cell>
          <table:table-cell office:value-type="float" office:value="4.88273" calcext:value-type="float">
            <text:p>4.88273</text:p>
          </table:table-cell>
          <table:table-cell office:value-type="float" office:value="0.072482" calcext:value-type="float">
            <text:p>0.072482</text:p>
          </table:table-cell>
          <table:table-cell office:value-type="float" office:value="0.0724479" calcext:value-type="float">
            <text:p>0.0724479</text:p>
          </table:table-cell>
          <table:table-cell office:value-type="float" office:value="0.0741723" calcext:value-type="float">
            <text:p>0.0741723</text:p>
          </table:table-cell>
          <table:table-cell office:value-type="float" office:value="1.815" calcext:value-type="float">
            <text:p>1.815</text:p>
          </table:table-cell>
          <table:table-cell office:value-type="float" office:value="1.553" calcext:value-type="float">
            <text:p>1.553</text:p>
          </table:table-cell>
          <table:table-cell office:value-type="float" office:value="121.005088469263" calcext:value-type="float">
            <text:p>121.0050884693</text:p>
          </table:table-cell>
          <table:table-cell office:value-type="float" office:value="0.0100072114031598" calcext:value-type="float">
            <text:p>0.0100072114</text:p>
          </table:table-cell>
          <table:table-cell office:value-type="float" office:value="0.00000680473422212031" calcext:value-type="float">
            <text:p>6.80473422212031E-06</text:p>
          </table:table-cell>
          <table:table-cell office:value-type="float" office:value="0.000370435262669562" calcext:value-type="float">
            <text:p>0.0003704353</text:p>
          </table:table-cell>
          <table:table-cell office:value-type="float" office:value="0.326669936556168" calcext:value-type="float">
            <text:p>0.3266699366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0.000183472519267548" calcext:value-type="float">
            <text:p>0.0001834725</text:p>
          </table:table-cell>
          <table:table-cell office:value-type="float" office:value="0.0125" calcext:value-type="float">
            <text:p>0.0125</text:p>
          </table:table-cell>
          <table:table-cell table:formula="of:=[.AQ73]-[.AD73]" office:value-type="float" office:value="0.0024927885968402" calcext:value-type="float">
            <text:p>0.0024927886</text:p>
          </table:table-cell>
          <table:table-cell table:formula="of:=[.AR73]/[.AD73]" office:value-type="float" office:value="0.249099224190777" calcext:value-type="float">
            <text:p>0.24909922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0310471" calcext:value-type="float">
            <text:p>-0.000310471</text:p>
          </table:table-cell>
          <table:table-cell office:value-type="float" office:value="0.000317258" calcext:value-type="float">
            <text:p>0.000317258</text:p>
          </table:table-cell>
          <table:table-cell office:value-type="float" office:value="9.99482" calcext:value-type="float">
            <text:p>9.99482</text:p>
          </table:table-cell>
          <table:table-cell office:value-type="float" office:value="3.1408" calcext:value-type="float">
            <text:p>3.1408</text:p>
          </table:table-cell>
          <table:table-cell office:value-type="float" office:value="1.57041" calcext:value-type="float">
            <text:p>1.57041</text:p>
          </table:table-cell>
          <table:table-cell office:value-type="float" office:value="0.0274823" calcext:value-type="float">
            <text:p>0.0274823</text:p>
          </table:table-cell>
          <table:table-cell office:value-type="float" office:value="0.027521" calcext:value-type="float">
            <text:p>0.027521</text:p>
          </table:table-cell>
          <table:table-cell office:value-type="float" office:value="99.9465" calcext:value-type="float">
            <text:p>99.9465</text:p>
          </table:table-cell>
          <table:table-cell office:value-type="float" office:value="13.1549" calcext:value-type="float">
            <text:p>13.1549</text:p>
          </table:table-cell>
          <table:table-cell office:value-type="float" office:value="4.87508" calcext:value-type="float">
            <text:p>4.87508</text:p>
          </table:table-cell>
          <table:table-cell office:value-type="float" office:value="0.165777" calcext:value-type="float">
            <text:p>0.165777</text:p>
          </table:table-cell>
          <table:table-cell office:value-type="float" office:value="0.165894" calcext:value-type="float">
            <text:p>0.165894</text:p>
          </table:table-cell>
          <table:table-cell office:value-type="float" office:value="0.223725" calcext:value-type="float">
            <text:p>0.223725</text:p>
          </table:table-cell>
          <table:table-cell office:value-type="float" office:value="1.81391" calcext:value-type="float">
            <text:p>1.81391</text:p>
          </table:table-cell>
          <table:table-cell office:value-type="float" office:value="1.55206" calcext:value-type="float">
            <text:p>1.55206</text:p>
          </table:table-cell>
          <table:table-cell office:value-type="float" office:value="100.001502188082" calcext:value-type="float">
            <text:p>100.0015021881</text:p>
          </table:table-cell>
          <table:table-cell office:value-type="float" office:value="0.0100070566763675" calcext:value-type="float">
            <text:p>0.0100070567</text:p>
          </table:table-cell>
          <table:table-cell office:value-type="float" office:value="0.000000592185046241101" calcext:value-type="float">
            <text:p>5.92185046241101E-07</text:p>
          </table:table-cell>
          <table:table-cell office:value-type="float" office:value="0.0000028054650319326" calcext:value-type="float">
            <text:p>2.8054650319326E-06</text:p>
          </table:table-cell>
          <table:table-cell office:value-type="float" office:value="0.805102652553783" calcext:value-type="float">
            <text:p>0.8051026526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00000682951184906521" calcext:value-type="float">
            <text:p>6.82951184906521E-06</text:p>
          </table:table-cell>
          <table:table-cell office:value-type="float" office:value="0.0125" calcext:value-type="float">
            <text:p>0.0125</text:p>
          </table:table-cell>
          <table:table-cell table:formula="of:=[.AQ74]-[.AD74]" office:value-type="float" office:value="0.0024929433236325" calcext:value-type="float">
            <text:p>0.0024929433</text:p>
          </table:table-cell>
          <table:table-cell table:formula="of:=[.AR74]/[.AD74]" office:value-type="float" office:value="0.24911853747364" calcext:value-type="float">
            <text:p>0.2491185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0197821" calcext:value-type="float">
            <text:p>0.000197821</text:p>
          </table:table-cell>
          <table:table-cell office:value-type="float" office:value="0.0000835406" calcext:value-type="float">
            <text:p>8.35406E-05</text:p>
          </table:table-cell>
          <table:table-cell office:value-type="float" office:value="4.99485" calcext:value-type="float">
            <text:p>4.99485</text:p>
          </table:table-cell>
          <table:table-cell office:value-type="float" office:value="3.14314" calcext:value-type="float">
            <text:p>3.14314</text:p>
          </table:table-cell>
          <table:table-cell office:value-type="float" office:value="1.57026" calcext:value-type="float">
            <text:p>1.57026</text:p>
          </table:table-cell>
          <table:table-cell office:value-type="float" office:value="0.0150042" calcext:value-type="float">
            <text:p>0.0150042</text:p>
          </table:table-cell>
          <table:table-cell office:value-type="float" office:value="0.0149839" calcext:value-type="float">
            <text:p>0.0149839</text:p>
          </table:table-cell>
          <table:table-cell office:value-type="float" office:value="24.9735" calcext:value-type="float">
            <text:p>24.9735</text:p>
          </table:table-cell>
          <table:table-cell office:value-type="float" office:value="13.1667" calcext:value-type="float">
            <text:p>13.1667</text:p>
          </table:table-cell>
          <table:table-cell office:value-type="float" office:value="4.84563" calcext:value-type="float">
            <text:p>4.84563</text:p>
          </table:table-cell>
          <table:table-cell office:value-type="float" office:value="0.122492" calcext:value-type="float">
            <text:p>0.122492</text:p>
          </table:table-cell>
          <table:table-cell office:value-type="float" office:value="0.122409" calcext:value-type="float">
            <text:p>0.122409</text:p>
          </table:table-cell>
          <table:table-cell office:value-type="float" office:value="0.158175" calcext:value-type="float">
            <text:p>0.158175</text:p>
          </table:table-cell>
          <table:table-cell office:value-type="float" office:value="1.81312" calcext:value-type="float">
            <text:p>1.81312</text:p>
          </table:table-cell>
          <table:table-cell office:value-type="float" office:value="1.5427" calcext:value-type="float">
            <text:p>1.5427</text:p>
          </table:table-cell>
          <table:table-cell office:value-type="float" office:value="25.0034843179371" calcext:value-type="float">
            <text:p>25.0034843179</text:p>
          </table:table-cell>
          <table:table-cell office:value-type="float" office:value="0.0100066218323064" calcext:value-type="float">
            <text:p>0.0100066218</text:p>
          </table:table-cell>
          <table:table-cell office:value-type="float" office:value="0.000000349756654065937" calcext:value-type="float">
            <text:p>3.49756654065937E-07</text:p>
          </table:table-cell>
          <table:table-cell office:value-type="float" office:value="0.000000978637736507196" calcext:value-type="float">
            <text:p>9.78637736507196E-07</text:p>
          </table:table-cell>
          <table:table-cell office:value-type="float" office:value="0.508229571863736" calcext:value-type="float">
            <text:p>0.5082295719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0.0000244477953371312" calcext:value-type="float">
            <text:p>2.44477953371312E-05</text:p>
          </table:table-cell>
          <table:table-cell office:value-type="float" office:value="0.0125" calcext:value-type="float">
            <text:p>0.0125</text:p>
          </table:table-cell>
          <table:table-cell table:formula="of:=[.AQ75]-[.AD75]" office:value-type="float" office:value="0.0024933781676936" calcext:value-type="float">
            <text:p>0.0024933782</text:p>
          </table:table-cell>
          <table:table-cell table:formula="of:=[.AR75]/[.AD75]" office:value-type="float" office:value="0.249172818707281" calcext:value-type="float">
            <text:p>0.24917281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00406616" calcext:value-type="float">
            <text:p>4.06616E-05</text:p>
          </table:table-cell>
          <table:table-cell office:value-type="float" office:value="-0.000413189" calcext:value-type="float">
            <text:p>-0.000413189</text:p>
          </table:table-cell>
          <table:table-cell office:value-type="float" office:value="49.9946" calcext:value-type="float">
            <text:p>49.9946</text:p>
          </table:table-cell>
          <table:table-cell office:value-type="float" office:value="3.14224" calcext:value-type="float">
            <text:p>3.14224</text:p>
          </table:table-cell>
          <table:table-cell office:value-type="float" office:value="1.57315" calcext:value-type="float">
            <text:p>1.57315</text:p>
          </table:table-cell>
          <table:table-cell office:value-type="float" office:value="0.150154" calcext:value-type="float">
            <text:p>0.150154</text:p>
          </table:table-cell>
          <table:table-cell office:value-type="float" office:value="0.150228" calcext:value-type="float">
            <text:p>0.150228</text:p>
          </table:table-cell>
          <table:table-cell office:value-type="float" office:value="2499.71" calcext:value-type="float">
            <text:p>2499.71</text:p>
          </table:table-cell>
          <table:table-cell office:value-type="float" office:value="13.1647" calcext:value-type="float">
            <text:p>13.1647</text:p>
          </table:table-cell>
          <table:table-cell office:value-type="float" office:value="4.91428" calcext:value-type="float">
            <text:p>4.91428</text:p>
          </table:table-cell>
          <table:table-cell office:value-type="float" office:value="0.387497" calcext:value-type="float">
            <text:p>0.387497</text:p>
          </table:table-cell>
          <table:table-cell office:value-type="float" office:value="0.387593" calcext:value-type="float">
            <text:p>0.387593</text:p>
          </table:table-cell>
          <table:table-cell office:value-type="float" office:value="0.499986" calcext:value-type="float">
            <text:p>0.499986</text:p>
          </table:table-cell>
          <table:table-cell office:value-type="float" office:value="1.81412" calcext:value-type="float">
            <text:p>1.81412</text:p>
          </table:table-cell>
          <table:table-cell office:value-type="float" office:value="1.56188" calcext:value-type="float">
            <text:p>1.56188</text:p>
          </table:table-cell>
          <table:table-cell office:value-type="float" office:value="2500.00626337893" calcext:value-type="float">
            <text:p>2500.0062633789</text:p>
          </table:table-cell>
          <table:table-cell office:value-type="float" office:value="0.100062610341102" calcext:value-type="float">
            <text:p>0.1000626103</text:p>
          </table:table-cell>
          <table:table-cell office:value-type="float" office:value="0.0000313275867531627" calcext:value-type="float">
            <text:p>3.13275867531627E-05</text:p>
          </table:table-cell>
          <table:table-cell office:value-type="float" office:value="0.00785134153421548" calcext:value-type="float">
            <text:p>0.0078513415</text:p>
          </table:table-cell>
          <table:table-cell office:value-type="float" office:value="5.21617319325056" calcext:value-type="float">
            <text:p>5.2161731933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000773107170349786" calcext:value-type="float">
            <text:p>7.73107170349786E-05</text:p>
          </table:table-cell>
          <table:table-cell office:value-type="float" office:value="0.125" calcext:value-type="float">
            <text:p>0.125</text:p>
          </table:table-cell>
          <table:table-cell table:formula="of:=[.AQ76]-[.AD76]" office:value-type="float" office:value="0.024937389658898" calcext:value-type="float">
            <text:p>0.0249373897</text:p>
          </table:table-cell>
          <table:table-cell table:formula="of:=[.AR76]/[.AD76]" office:value-type="float" office:value="0.249217860436474" calcext:value-type="float">
            <text:p>0.24921786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00384969" calcext:value-type="float">
            <text:p>3.84969E-05</text:p>
          </table:table-cell>
          <table:table-cell office:value-type="float" office:value="0.0000355125" calcext:value-type="float">
            <text:p>3.55125E-05</text:p>
          </table:table-cell>
          <table:table-cell office:value-type="float" office:value="49.9994" calcext:value-type="float">
            <text:p>49.9994</text:p>
          </table:table-cell>
          <table:table-cell office:value-type="float" office:value="3.13848" calcext:value-type="float">
            <text:p>3.13848</text:p>
          </table:table-cell>
          <table:table-cell office:value-type="float" office:value="1.56935" calcext:value-type="float">
            <text:p>1.56935</text:p>
          </table:table-cell>
          <table:table-cell office:value-type="float" office:value="0.0150336" calcext:value-type="float">
            <text:p>0.0150336</text:p>
          </table:table-cell>
          <table:table-cell office:value-type="float" office:value="0.014996" calcext:value-type="float">
            <text:p>0.014996</text:p>
          </table:table-cell>
          <table:table-cell office:value-type="float" office:value="2499.97" calcext:value-type="float">
            <text:p>2499.97</text:p>
          </table:table-cell>
          <table:table-cell office:value-type="float" office:value="13.1404" calcext:value-type="float">
            <text:p>13.1404</text:p>
          </table:table-cell>
          <table:table-cell office:value-type="float" office:value="4.92139" calcext:value-type="float">
            <text:p>4.92139</text:p>
          </table:table-cell>
          <table:table-cell office:value-type="float" office:value="0.122612" calcext:value-type="float">
            <text:p>0.122612</text:p>
          </table:table-cell>
          <table:table-cell office:value-type="float" office:value="0.122458" calcext:value-type="float">
            <text:p>0.122458</text:p>
          </table:table-cell>
          <table:table-cell office:value-type="float" office:value="0.158196" calcext:value-type="float">
            <text:p>0.158196</text:p>
          </table:table-cell>
          <table:table-cell office:value-type="float" office:value="1.81392" calcext:value-type="float">
            <text:p>1.81392</text:p>
          </table:table-cell>
          <table:table-cell office:value-type="float" office:value="1.56797" calcext:value-type="float">
            <text:p>1.56797</text:p>
          </table:table-cell>
          <table:table-cell office:value-type="float" office:value="2499.99622876259" calcext:value-type="float">
            <text:p>2499.9962287626</text:p>
          </table:table-cell>
          <table:table-cell office:value-type="float" office:value="0.0100060989577787" calcext:value-type="float">
            <text:p>0.010006099</text:p>
          </table:table-cell>
          <table:table-cell office:value-type="float" office:value="0.0000313955711162093" calcext:value-type="float">
            <text:p>3.13955711162093E-05</text:p>
          </table:table-cell>
          <table:table-cell office:value-type="float" office:value="0.00788545508570363" calcext:value-type="float">
            <text:p>0.0078854551</text:p>
          </table:table-cell>
          <table:table-cell office:value-type="float" office:value="0.504033126395905" calcext:value-type="float">
            <text:p>0.5040331264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00000244477953371312" calcext:value-type="float">
            <text:p>2.44477953371312E-07</text:p>
          </table:table-cell>
          <table:table-cell office:value-type="float" office:value="0.0125" calcext:value-type="float">
            <text:p>0.0125</text:p>
          </table:table-cell>
          <table:table-cell table:formula="of:=[.AQ77]-[.AD77]" office:value-type="float" office:value="0.0024939010422213" calcext:value-type="float">
            <text:p>0.002493901</text:p>
          </table:table-cell>
          <table:table-cell table:formula="of:=[.AR77]/[.AD77]" office:value-type="float" office:value="0.249238094960329" calcext:value-type="float">
            <text:p>0.2492380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00837448" calcext:value-type="float">
            <text:p>-8.37448E-05</text:p>
          </table:table-cell>
          <table:table-cell office:value-type="float" office:value="0.0000314115" calcext:value-type="float">
            <text:p>3.14115E-05</text:p>
          </table:table-cell>
          <table:table-cell office:value-type="float" office:value="4.99502" calcext:value-type="float">
            <text:p>4.99502</text:p>
          </table:table-cell>
          <table:table-cell office:value-type="float" office:value="3.14544" calcext:value-type="float">
            <text:p>3.14544</text:p>
          </table:table-cell>
          <table:table-cell office:value-type="float" office:value="1.57397" calcext:value-type="float">
            <text:p>1.57397</text:p>
          </table:table-cell>
          <table:table-cell office:value-type="float" office:value="0.0150289" calcext:value-type="float">
            <text:p>0.0150289</text:p>
          </table:table-cell>
          <table:table-cell office:value-type="float" office:value="0.0149809" calcext:value-type="float">
            <text:p>0.0149809</text:p>
          </table:table-cell>
          <table:table-cell office:value-type="float" office:value="24.9752" calcext:value-type="float">
            <text:p>24.9752</text:p>
          </table:table-cell>
          <table:table-cell office:value-type="float" office:value="13.184" calcext:value-type="float">
            <text:p>13.184</text:p>
          </table:table-cell>
          <table:table-cell office:value-type="float" office:value="4.85723" calcext:value-type="float">
            <text:p>4.85723</text:p>
          </table:table-cell>
          <table:table-cell office:value-type="float" office:value="0.122592" calcext:value-type="float">
            <text:p>0.122592</text:p>
          </table:table-cell>
          <table:table-cell office:value-type="float" office:value="0.122396" calcext:value-type="float">
            <text:p>0.122396</text:p>
          </table:table-cell>
          <table:table-cell office:value-type="float" office:value="0.158239" calcext:value-type="float">
            <text:p>0.158239</text:p>
          </table:table-cell>
          <table:table-cell office:value-type="float" office:value="1.81388" calcext:value-type="float">
            <text:p>1.81388</text:p>
          </table:table-cell>
          <table:table-cell office:value-type="float" office:value="1.54268" calcext:value-type="float">
            <text:p>1.54268</text:p>
          </table:table-cell>
          <table:table-cell office:value-type="float" office:value="25.0052589286548" calcext:value-type="float">
            <text:p>25.0052589287</text:p>
          </table:table-cell>
          <table:table-cell office:value-type="float" office:value="0.010005763453586" calcext:value-type="float">
            <text:p>0.0100057635</text:p>
          </table:table-cell>
          <table:table-cell office:value-type="float" office:value="0.000000305516460394696" calcext:value-type="float">
            <text:p>3.05516460394696E-07</text:p>
          </table:table-cell>
          <table:table-cell office:value-type="float" office:value="0.000000746722460576833" calcext:value-type="float">
            <text:p>7.46722460576833E-07</text:p>
          </table:table-cell>
          <table:table-cell office:value-type="float" office:value="0.503447682493639" calcext:value-type="float">
            <text:p>0.5034476825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0.0000244477953371312" calcext:value-type="float">
            <text:p>2.44477953371312E-05</text:p>
          </table:table-cell>
          <table:table-cell office:value-type="float" office:value="0.0125" calcext:value-type="float">
            <text:p>0.0125</text:p>
          </table:table-cell>
          <table:table-cell table:formula="of:=[.AQ78]-[.AD78]" office:value-type="float" office:value="0.002494236546414" calcext:value-type="float">
            <text:p>0.0024942365</text:p>
          </table:table-cell>
          <table:table-cell table:formula="of:=[.AR78]/[.AD78]" office:value-type="float" office:value="0.249279983280045" calcext:value-type="float">
            <text:p>0.24927998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181214" calcext:value-type="float">
            <text:p>0.00181214</text:p>
          </table:table-cell>
          <table:table-cell office:value-type="float" office:value="-0.00233097" calcext:value-type="float">
            <text:p>-0.00233097</text:p>
          </table:table-cell>
          <table:table-cell office:value-type="float" office:value="49.9491" calcext:value-type="float">
            <text:p>49.9491</text:p>
          </table:table-cell>
          <table:table-cell office:value-type="float" office:value="3.14065" calcext:value-type="float">
            <text:p>3.14065</text:p>
          </table:table-cell>
          <table:table-cell office:value-type="float" office:value="1.57652" calcext:value-type="float">
            <text:p>1.57652</text:p>
          </table:table-cell>
          <table:table-cell office:value-type="float" office:value="1.50081" calcext:value-type="float">
            <text:p>1.50081</text:p>
          </table:table-cell>
          <table:table-cell office:value-type="float" office:value="1.49727" calcext:value-type="float">
            <text:p>1.49727</text:p>
          </table:table-cell>
          <table:table-cell office:value-type="float" office:value="2497.41" calcext:value-type="float">
            <text:p>2497.41</text:p>
          </table:table-cell>
          <table:table-cell office:value-type="float" office:value="13.1538" calcext:value-type="float">
            <text:p>13.1538</text:p>
          </table:table-cell>
          <table:table-cell office:value-type="float" office:value="4.86529" calcext:value-type="float">
            <text:p>4.86529</text:p>
          </table:table-cell>
          <table:table-cell office:value-type="float" office:value="1.22507" calcext:value-type="float">
            <text:p>1.22507</text:p>
          </table:table-cell>
          <table:table-cell office:value-type="float" office:value="1.22363" calcext:value-type="float">
            <text:p>1.22363</text:p>
          </table:table-cell>
          <table:table-cell office:value-type="float" office:value="1.58245" calcext:value-type="float">
            <text:p>1.58245</text:p>
          </table:table-cell>
          <table:table-cell office:value-type="float" office:value="1.81388" calcext:value-type="float">
            <text:p>1.81388</text:p>
          </table:table-cell>
          <table:table-cell office:value-type="float" office:value="1.54269" calcext:value-type="float">
            <text:p>1.54269</text:p>
          </table:table-cell>
          <table:table-cell office:value-type="float" office:value="2500.41297024813" calcext:value-type="float">
            <text:p>2500.4129702481</text:p>
          </table:table-cell>
          <table:table-cell office:value-type="float" office:value="1.0005559340411" calcext:value-type="float">
            <text:p>1.000555934</text:p>
          </table:table-cell>
          <table:table-cell office:value-type="float" office:value="0.0000307621272062571" calcext:value-type="float">
            <text:p>3.07621272062571E-05</text:p>
          </table:table-cell>
          <table:table-cell office:value-type="float" office:value="0.00757046776203156" calcext:value-type="float">
            <text:p>0.0075704678</text:p>
          </table:table-cell>
          <table:table-cell office:value-type="float" office:value="153.408239700375" calcext:value-type="float">
            <text:p>153.4082397004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244477953371312" calcext:value-type="float">
            <text:p>0.0244477953</text:p>
          </table:table-cell>
          <table:table-cell office:value-type="float" office:value="1.25" calcext:value-type="float">
            <text:p>1.25</text:p>
          </table:table-cell>
          <table:table-cell table:formula="of:=[.AQ79]-[.AD79]" office:value-type="float" office:value="0.2494440659589" calcext:value-type="float">
            <text:p>0.249444066</text:p>
          </table:table-cell>
          <table:table-cell table:formula="of:=[.AR79]/[.AD79]" office:value-type="float" office:value="0.249305468562294" calcext:value-type="float">
            <text:p>0.24930546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0.000136991" calcext:value-type="float">
            <text:p>0.000136991</text:p>
          </table:table-cell>
          <table:table-cell office:value-type="float" office:value="0.000614408" calcext:value-type="float">
            <text:p>0.000614408</text:p>
          </table:table-cell>
          <table:table-cell office:value-type="float" office:value="99.9995" calcext:value-type="float">
            <text:p>99.9995</text:p>
          </table:table-cell>
          <table:table-cell office:value-type="float" office:value="3.14618" calcext:value-type="float">
            <text:p>3.14618</text:p>
          </table:table-cell>
          <table:table-cell office:value-type="float" office:value="1.59108" calcext:value-type="float">
            <text:p>1.59108</text:p>
          </table:table-cell>
          <table:table-cell office:value-type="float" office:value="0.0275297" calcext:value-type="float">
            <text:p>0.0275297</text:p>
          </table:table-cell>
          <table:table-cell office:value-type="float" office:value="0.0275154" calcext:value-type="float">
            <text:p>0.0275154</text:p>
          </table:table-cell>
          <table:table-cell office:value-type="float" office:value="9999.94" calcext:value-type="float">
            <text:p>9999.94</text:p>
          </table:table-cell>
          <table:table-cell office:value-type="float" office:value="13.1812" calcext:value-type="float">
            <text:p>13.1812</text:p>
          </table:table-cell>
          <table:table-cell office:value-type="float" office:value="4.99261" calcext:value-type="float">
            <text:p>4.99261</text:p>
          </table:table-cell>
          <table:table-cell office:value-type="float" office:value="0.165921" calcext:value-type="float">
            <text:p>0.165921</text:p>
          </table:table-cell>
          <table:table-cell office:value-type="float" office:value="0.165876" calcext:value-type="float">
            <text:p>0.165876</text:p>
          </table:table-cell>
          <table:table-cell office:value-type="float" office:value="0.223611" calcext:value-type="float">
            <text:p>0.223611</text:p>
          </table:table-cell>
          <table:table-cell office:value-type="float" office:value="1.81183" calcext:value-type="float">
            <text:p>1.81183</text:p>
          </table:table-cell>
          <table:table-cell office:value-type="float" office:value="1.56878" calcext:value-type="float">
            <text:p>1.56878</text:p>
          </table:table-cell>
          <table:table-cell office:value-type="float" office:value="9999.99874554602" calcext:value-type="float">
            <text:p>9999.998745546</text:p>
          </table:table-cell>
          <table:table-cell office:value-type="float" office:value="0.0100054847146355" calcext:value-type="float">
            <text:p>0.0100054847</text:p>
          </table:table-cell>
          <table:table-cell office:value-type="float" office:value="0.000061988588269133" calcext:value-type="float">
            <text:p>6.1988588269133E-05</text:p>
          </table:table-cell>
          <table:table-cell office:value-type="float" office:value="0.0307406806048007" calcext:value-type="float">
            <text:p>0.0307406806</text:p>
          </table:table-cell>
          <table:table-cell office:value-type="float" office:value="0.802413509383693" calcext:value-type="float">
            <text:p>0.8024135094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00000682951184906521" calcext:value-type="float">
            <text:p>6.82951184906521E-08</text:p>
          </table:table-cell>
          <table:table-cell office:value-type="float" office:value="0.0125" calcext:value-type="float">
            <text:p>0.0125</text:p>
          </table:table-cell>
          <table:table-cell table:formula="of:=[.AQ80]-[.AD80]" office:value-type="float" office:value="0.0024945152853645" calcext:value-type="float">
            <text:p>0.0024945153</text:p>
          </table:table-cell>
          <table:table-cell table:formula="of:=[.AR80]/[.AD80]" office:value-type="float" office:value="0.249314786490619" calcext:value-type="float">
            <text:p>0.249314786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0.0000213108" calcext:value-type="float">
            <text:p>2.13108E-05</text:p>
          </table:table-cell>
          <table:table-cell office:value-type="float" office:value="0.00000618643" calcext:value-type="float">
            <text:p>6.18643E-06</text:p>
          </table:table-cell>
          <table:table-cell office:value-type="float" office:value="10.9995" calcext:value-type="float">
            <text:p>10.9995</text:p>
          </table:table-cell>
          <table:table-cell office:value-type="float" office:value="3.13936" calcext:value-type="float">
            <text:p>3.13936</text:p>
          </table:table-cell>
          <table:table-cell office:value-type="float" office:value="1.56809" calcext:value-type="float">
            <text:p>1.56809</text:p>
          </table:table-cell>
          <table:table-cell office:value-type="float" office:value="0.00525414" calcext:value-type="float">
            <text:p>0.00525414</text:p>
          </table:table-cell>
          <table:table-cell office:value-type="float" office:value="0.00526013" calcext:value-type="float">
            <text:p>0.00526013</text:p>
          </table:table-cell>
          <table:table-cell office:value-type="float" office:value="120.995" calcext:value-type="float">
            <text:p>120.995</text:p>
          </table:table-cell>
          <table:table-cell office:value-type="float" office:value="13.1444" calcext:value-type="float">
            <text:p>13.1444</text:p>
          </table:table-cell>
          <table:table-cell office:value-type="float" office:value="4.87076" calcext:value-type="float">
            <text:p>4.87076</text:p>
          </table:table-cell>
          <table:table-cell office:value-type="float" office:value="0.0724855" calcext:value-type="float">
            <text:p>0.0724855</text:p>
          </table:table-cell>
          <table:table-cell office:value-type="float" office:value="0.0725267" calcext:value-type="float">
            <text:p>0.0725267</text:p>
          </table:table-cell>
          <table:table-cell office:value-type="float" office:value="0.0741523" calcext:value-type="float">
            <text:p>0.0741523</text:p>
          </table:table-cell>
          <table:table-cell office:value-type="float" office:value="1.81351" calcext:value-type="float">
            <text:p>1.81351</text:p>
          </table:table-cell>
          <table:table-cell office:value-type="float" office:value="1.55302" calcext:value-type="float">
            <text:p>1.55302</text:p>
          </table:table-cell>
          <table:table-cell office:value-type="float" office:value="121.005329490592" calcext:value-type="float">
            <text:p>121.0053294906</text:p>
          </table:table-cell>
          <table:table-cell office:value-type="float" office:value="0.0100049867056516" calcext:value-type="float">
            <text:p>0.0100049867</text:p>
          </table:table-cell>
          <table:table-cell office:value-type="float" office:value="0.00000690743911200566" calcext:value-type="float">
            <text:p>6.90743911200566E-06</text:p>
          </table:table-cell>
          <table:table-cell office:value-type="float" office:value="0.000381701720688524" calcext:value-type="float">
            <text:p>0.0003817017</text:p>
          </table:table-cell>
          <table:table-cell office:value-type="float" office:value="0.327837361933728" calcext:value-type="float">
            <text:p>0.3278373619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0.000183472519267548" calcext:value-type="float">
            <text:p>0.0001834725</text:p>
          </table:table-cell>
          <table:table-cell office:value-type="float" office:value="0.0125" calcext:value-type="float">
            <text:p>0.0125</text:p>
          </table:table-cell>
          <table:table-cell table:formula="of:=[.AQ81]-[.AD81]" office:value-type="float" office:value="0.0024950132943484" calcext:value-type="float">
            <text:p>0.0024950133</text:p>
          </table:table-cell>
          <table:table-cell table:formula="of:=[.AR81]/[.AD81]" office:value-type="float" office:value="0.249376972479036" calcext:value-type="float">
            <text:p>0.24937697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0922468" calcext:value-type="float">
            <text:p>0.000922468</text:p>
          </table:table-cell>
          <table:table-cell office:value-type="float" office:value="-0.000679881" calcext:value-type="float">
            <text:p>-0.000679881</text:p>
          </table:table-cell>
          <table:table-cell office:value-type="float" office:value="49.9447" calcext:value-type="float">
            <text:p>49.9447</text:p>
          </table:table-cell>
          <table:table-cell office:value-type="float" office:value="3.14126" calcext:value-type="float">
            <text:p>3.14126</text:p>
          </table:table-cell>
          <table:table-cell office:value-type="float" office:value="1.56941" calcext:value-type="float">
            <text:p>1.56941</text:p>
          </table:table-cell>
          <table:table-cell office:value-type="float" office:value="1.50262" calcext:value-type="float">
            <text:p>1.50262</text:p>
          </table:table-cell>
          <table:table-cell office:value-type="float" office:value="1.49225" calcext:value-type="float">
            <text:p>1.49225</text:p>
          </table:table-cell>
          <table:table-cell office:value-type="float" office:value="2496.98" calcext:value-type="float">
            <text:p>2496.98</text:p>
          </table:table-cell>
          <table:table-cell office:value-type="float" office:value="13.1622" calcext:value-type="float">
            <text:p>13.1622</text:p>
          </table:table-cell>
          <table:table-cell office:value-type="float" office:value="4.84293" calcext:value-type="float">
            <text:p>4.84293</text:p>
          </table:table-cell>
          <table:table-cell office:value-type="float" office:value="1.22582" calcext:value-type="float">
            <text:p>1.22582</text:p>
          </table:table-cell>
          <table:table-cell office:value-type="float" office:value="1.22158" calcext:value-type="float">
            <text:p>1.22158</text:p>
          </table:table-cell>
          <table:table-cell office:value-type="float" office:value="1.58344" calcext:value-type="float">
            <text:p>1.58344</text:p>
          </table:table-cell>
          <table:table-cell office:value-type="float" office:value="1.81514" calcext:value-type="float">
            <text:p>1.81514</text:p>
          </table:table-cell>
          <table:table-cell office:value-type="float" office:value="1.54269" calcext:value-type="float">
            <text:p>1.54269</text:p>
          </table:table-cell>
          <table:table-cell office:value-type="float" office:value="2499.9780981045" calcext:value-type="float">
            <text:p>2499.9780981045</text:p>
          </table:table-cell>
          <table:table-cell office:value-type="float" office:value="1.000411627795" calcext:value-type="float">
            <text:p>1.0004116278</text:p>
          </table:table-cell>
          <table:table-cell office:value-type="float" office:value="0.0000323010253684219" calcext:value-type="float">
            <text:p>0.000032301</text:p>
          </table:table-cell>
          <table:table-cell office:value-type="float" office:value="0.00834684991881146" calcext:value-type="float">
            <text:p>0.0083468499</text:p>
          </table:table-cell>
          <table:table-cell office:value-type="float" office:value="143.719298245614" calcext:value-type="float">
            <text:p>143.7192982456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244477953371312" calcext:value-type="float">
            <text:p>0.0244477953</text:p>
          </table:table-cell>
          <table:table-cell office:value-type="float" office:value="1.25" calcext:value-type="float">
            <text:p>1.25</text:p>
          </table:table-cell>
          <table:table-cell table:formula="of:=[.AQ82]-[.AD82]" office:value-type="float" office:value="0.249588372205" calcext:value-type="float">
            <text:p>0.2495883722</text:p>
          </table:table-cell>
          <table:table-cell table:formula="of:=[.AR82]/[.AD82]" office:value-type="float" office:value="0.249485676965907" calcext:value-type="float">
            <text:p>0.24948567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30737" calcext:value-type="float">
            <text:p>-0.000030737</text:p>
          </table:table-cell>
          <table:table-cell office:value-type="float" office:value="0.0000568286" calcext:value-type="float">
            <text:p>5.68286E-05</text:p>
          </table:table-cell>
          <table:table-cell office:value-type="float" office:value="10.9995" calcext:value-type="float">
            <text:p>10.9995</text:p>
          </table:table-cell>
          <table:table-cell office:value-type="float" office:value="3.14176" calcext:value-type="float">
            <text:p>3.14176</text:p>
          </table:table-cell>
          <table:table-cell office:value-type="float" office:value="1.5702" calcext:value-type="float">
            <text:p>1.5702</text:p>
          </table:table-cell>
          <table:table-cell office:value-type="float" office:value="0.00525065" calcext:value-type="float">
            <text:p>0.00525065</text:p>
          </table:table-cell>
          <table:table-cell office:value-type="float" office:value="0.00525387" calcext:value-type="float">
            <text:p>0.00525387</text:p>
          </table:table-cell>
          <table:table-cell office:value-type="float" office:value="120.994" calcext:value-type="float">
            <text:p>120.994</text:p>
          </table:table-cell>
          <table:table-cell office:value-type="float" office:value="13.1589" calcext:value-type="float">
            <text:p>13.1589</text:p>
          </table:table-cell>
          <table:table-cell office:value-type="float" office:value="4.87735" calcext:value-type="float">
            <text:p>4.87735</text:p>
          </table:table-cell>
          <table:table-cell office:value-type="float" office:value="0.0724614" calcext:value-type="float">
            <text:p>0.0724614</text:p>
          </table:table-cell>
          <table:table-cell office:value-type="float" office:value="0.0724836" calcext:value-type="float">
            <text:p>0.0724836</text:p>
          </table:table-cell>
          <table:table-cell office:value-type="float" office:value="0.0741552" calcext:value-type="float">
            <text:p>0.0741552</text:p>
          </table:table-cell>
          <table:table-cell office:value-type="float" office:value="1.81335" calcext:value-type="float">
            <text:p>1.81335</text:p>
          </table:table-cell>
          <table:table-cell office:value-type="float" office:value="1.553" calcext:value-type="float">
            <text:p>1.553</text:p>
          </table:table-cell>
          <table:table-cell office:value-type="float" office:value="121.004569967792" calcext:value-type="float">
            <text:p>121.0045699678</text:p>
          </table:table-cell>
          <table:table-cell office:value-type="float" office:value="0.0100037519422027" calcext:value-type="float">
            <text:p>0.0100037519</text:p>
          </table:table-cell>
          <table:table-cell office:value-type="float" office:value="0.0000068978366674465" calcext:value-type="float">
            <text:p>6.8978366674465E-06</text:p>
          </table:table-cell>
          <table:table-cell office:value-type="float" office:value="0.000380641205526156" calcext:value-type="float">
            <text:p>0.0003806412</text:p>
          </table:table-cell>
          <table:table-cell office:value-type="float" office:value="0.327363112507093" calcext:value-type="float">
            <text:p>0.3273631125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0.000183472519267548" calcext:value-type="float">
            <text:p>0.0001834725</text:p>
          </table:table-cell>
          <table:table-cell office:value-type="float" office:value="0.0125" calcext:value-type="float">
            <text:p>0.0125</text:p>
          </table:table-cell>
          <table:table-cell table:formula="of:=[.AQ83]-[.AD83]" office:value-type="float" office:value="0.0024962480577973" calcext:value-type="float">
            <text:p>0.0024962481</text:p>
          </table:table-cell>
          <table:table-cell table:formula="of:=[.AR83]/[.AD83]" office:value-type="float" office:value="0.249531183122046" calcext:value-type="float">
            <text:p>0.249531183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329007" calcext:value-type="float">
            <text:p>-3.29007E-05</text:p>
          </table:table-cell>
          <table:table-cell office:value-type="float" office:value="0.0000689229" calcext:value-type="float">
            <text:p>6.89229E-05</text:p>
          </table:table-cell>
          <table:table-cell office:value-type="float" office:value="10.9995" calcext:value-type="float">
            <text:p>10.9995</text:p>
          </table:table-cell>
          <table:table-cell office:value-type="float" office:value="3.14539" calcext:value-type="float">
            <text:p>3.14539</text:p>
          </table:table-cell>
          <table:table-cell office:value-type="float" office:value="1.57003" calcext:value-type="float">
            <text:p>1.57003</text:p>
          </table:table-cell>
          <table:table-cell office:value-type="float" office:value="0.00525022" calcext:value-type="float">
            <text:p>0.00525022</text:p>
          </table:table-cell>
          <table:table-cell office:value-type="float" office:value="0.0052491" calcext:value-type="float">
            <text:p>0.0052491</text:p>
          </table:table-cell>
          <table:table-cell office:value-type="float" office:value="120.994" calcext:value-type="float">
            <text:p>120.994</text:p>
          </table:table-cell>
          <table:table-cell office:value-type="float" office:value="13.1837" calcext:value-type="float">
            <text:p>13.1837</text:p>
          </table:table-cell>
          <table:table-cell office:value-type="float" office:value="4.87683" calcext:value-type="float">
            <text:p>4.87683</text:p>
          </table:table-cell>
          <table:table-cell office:value-type="float" office:value="0.0724584" calcext:value-type="float">
            <text:p>0.0724584</text:p>
          </table:table-cell>
          <table:table-cell office:value-type="float" office:value="0.0724506" calcext:value-type="float">
            <text:p>0.0724506</text:p>
          </table:table-cell>
          <table:table-cell office:value-type="float" office:value="0.0741985" calcext:value-type="float">
            <text:p>0.0741985</text:p>
          </table:table-cell>
          <table:table-cell office:value-type="float" office:value="1.81388" calcext:value-type="float">
            <text:p>1.81388</text:p>
          </table:table-cell>
          <table:table-cell office:value-type="float" office:value="1.55301" calcext:value-type="float">
            <text:p>1.55301</text:p>
          </table:table-cell>
          <table:table-cell office:value-type="float" office:value="121.00463196596" calcext:value-type="float">
            <text:p>121.004631966</text:p>
          </table:table-cell>
          <table:table-cell office:value-type="float" office:value="0.0100030267169976" calcext:value-type="float">
            <text:p>0.0100030267</text:p>
          </table:table-cell>
          <table:table-cell office:value-type="float" office:value="0.00000678035202849491" calcext:value-type="float">
            <text:p>6.78035202849491E-06</text:p>
          </table:table-cell>
          <table:table-cell office:value-type="float" office:value="0.00036778538904252" calcext:value-type="float">
            <text:p>0.0003677854</text:p>
          </table:table-cell>
          <table:table-cell office:value-type="float" office:value="0.327853106440201" calcext:value-type="float">
            <text:p>0.3278531064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0.000183472519267548" calcext:value-type="float">
            <text:p>0.0001834725</text:p>
          </table:table-cell>
          <table:table-cell office:value-type="float" office:value="0.0125" calcext:value-type="float">
            <text:p>0.0125</text:p>
          </table:table-cell>
          <table:table-cell table:formula="of:=[.AQ84]-[.AD84]" office:value-type="float" office:value="0.0024969732830024" calcext:value-type="float">
            <text:p>0.0024969733</text:p>
          </table:table-cell>
          <table:table-cell table:formula="of:=[.AR84]/[.AD84]" office:value-type="float" office:value="0.249621774853348" calcext:value-type="float">
            <text:p>0.24962177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0120582" calcext:value-type="float">
            <text:p>0.000120582</text:p>
          </table:table-cell>
          <table:table-cell office:value-type="float" office:value="-0.0000146169" calcext:value-type="float">
            <text:p>-1.46169E-05</text:p>
          </table:table-cell>
          <table:table-cell office:value-type="float" office:value="4.99488" calcext:value-type="float">
            <text:p>4.99488</text:p>
          </table:table-cell>
          <table:table-cell office:value-type="float" office:value="3.1428" calcext:value-type="float">
            <text:p>3.1428</text:p>
          </table:table-cell>
          <table:table-cell office:value-type="float" office:value="1.57095" calcext:value-type="float">
            <text:p>1.57095</text:p>
          </table:table-cell>
          <table:table-cell office:value-type="float" office:value="0.014995" calcext:value-type="float">
            <text:p>0.014995</text:p>
          </table:table-cell>
          <table:table-cell office:value-type="float" office:value="0.0150061" calcext:value-type="float">
            <text:p>0.0150061</text:p>
          </table:table-cell>
          <table:table-cell office:value-type="float" office:value="24.9739" calcext:value-type="float">
            <text:p>24.9739</text:p>
          </table:table-cell>
          <table:table-cell office:value-type="float" office:value="13.1645" calcext:value-type="float">
            <text:p>13.1645</text:p>
          </table:table-cell>
          <table:table-cell office:value-type="float" office:value="4.84782" calcext:value-type="float">
            <text:p>4.84782</text:p>
          </table:table-cell>
          <table:table-cell office:value-type="float" office:value="0.122454" calcext:value-type="float">
            <text:p>0.122454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58098" calcext:value-type="float">
            <text:p>0.158098</text:p>
          </table:table-cell>
          <table:table-cell office:value-type="float" office:value="1.81308" calcext:value-type="float">
            <text:p>1.81308</text:p>
          </table:table-cell>
          <table:table-cell office:value-type="float" office:value="1.5427" calcext:value-type="float">
            <text:p>1.5427</text:p>
          </table:table-cell>
          <table:table-cell office:value-type="float" office:value="25.003865225465" calcext:value-type="float">
            <text:p>25.0038652255</text:p>
          </table:table-cell>
          <table:table-cell office:value-type="float" office:value="0.0100021584887075" calcext:value-type="float">
            <text:p>0.0100021585</text:p>
          </table:table-cell>
          <table:table-cell office:value-type="float" office:value="0.000000280454885137318" calcext:value-type="float">
            <text:p>2.80454885137318E-07</text:p>
          </table:table-cell>
          <table:table-cell office:value-type="float" office:value="0.00000062923954077909" calcext:value-type="float">
            <text:p>6.2923954077909E-07</text:p>
          </table:table-cell>
          <table:table-cell office:value-type="float" office:value="0.608076009501188" calcext:value-type="float">
            <text:p>0.6080760095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0.0000244477953371312" calcext:value-type="float">
            <text:p>2.44477953371312E-05</text:p>
          </table:table-cell>
          <table:table-cell office:value-type="float" office:value="0.0125" calcext:value-type="float">
            <text:p>0.0125</text:p>
          </table:table-cell>
          <table:table-cell table:formula="of:=[.AQ85]-[.AD85]" office:value-type="float" office:value="0.0024978415112925" calcext:value-type="float">
            <text:p>0.0024978415</text:p>
          </table:table-cell>
          <table:table-cell table:formula="of:=[.AR85]/[.AD85]" office:value-type="float" office:value="0.249730247137413" calcext:value-type="float">
            <text:p>0.249730247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108591" calcext:value-type="float">
            <text:p>-1.08591E-05</text:p>
          </table:table-cell>
          <table:table-cell office:value-type="float" office:value="0.00000233854" calcext:value-type="float">
            <text:p>2.33854E-06</text:p>
          </table:table-cell>
          <table:table-cell office:value-type="float" office:value="10.9995" calcext:value-type="float">
            <text:p>10.9995</text:p>
          </table:table-cell>
          <table:table-cell office:value-type="float" office:value="3.14237" calcext:value-type="float">
            <text:p>3.14237</text:p>
          </table:table-cell>
          <table:table-cell office:value-type="float" office:value="1.57128" calcext:value-type="float">
            <text:p>1.57128</text:p>
          </table:table-cell>
          <table:table-cell office:value-type="float" office:value="0.00525237" calcext:value-type="float">
            <text:p>0.00525237</text:p>
          </table:table-cell>
          <table:table-cell office:value-type="float" office:value="0.00524884" calcext:value-type="float">
            <text:p>0.00524884</text:p>
          </table:table-cell>
          <table:table-cell office:value-type="float" office:value="120.995" calcext:value-type="float">
            <text:p>120.995</text:p>
          </table:table-cell>
          <table:table-cell office:value-type="float" office:value="13.1602" calcext:value-type="float">
            <text:p>13.1602</text:p>
          </table:table-cell>
          <table:table-cell office:value-type="float" office:value="4.88076" calcext:value-type="float">
            <text:p>4.88076</text:p>
          </table:table-cell>
          <table:table-cell office:value-type="float" office:value="0.0724732" calcext:value-type="float">
            <text:p>0.0724732</text:p>
          </table:table-cell>
          <table:table-cell office:value-type="float" office:value="0.0724489" calcext:value-type="float">
            <text:p>0.0724489</text:p>
          </table:table-cell>
          <table:table-cell office:value-type="float" office:value="0.0741786" calcext:value-type="float">
            <text:p>0.0741786</text:p>
          </table:table-cell>
          <table:table-cell office:value-type="float" office:value="1.81265" calcext:value-type="float">
            <text:p>1.81265</text:p>
          </table:table-cell>
          <table:table-cell office:value-type="float" office:value="1.55301" calcext:value-type="float">
            <text:p>1.55301</text:p>
          </table:table-cell>
          <table:table-cell office:value-type="float" office:value="121.005196942476" calcext:value-type="float">
            <text:p>121.0051969425</text:p>
          </table:table-cell>
          <table:table-cell office:value-type="float" office:value="0.010001312644363" calcext:value-type="float">
            <text:p>0.0100013126</text:p>
          </table:table-cell>
          <table:table-cell office:value-type="float" office:value="0.00000682872957501045" calcext:value-type="float">
            <text:p>6.82872957501045E-06</text:p>
          </table:table-cell>
          <table:table-cell office:value-type="float" office:value="0.00037305238086898" calcext:value-type="float">
            <text:p>0.0003730524</text:p>
          </table:table-cell>
          <table:table-cell office:value-type="float" office:value="0.327669514575534" calcext:value-type="float">
            <text:p>0.3276695146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0.000183472519267548" calcext:value-type="float">
            <text:p>0.0001834725</text:p>
          </table:table-cell>
          <table:table-cell office:value-type="float" office:value="0.0125" calcext:value-type="float">
            <text:p>0.0125</text:p>
          </table:table-cell>
          <table:table-cell table:formula="of:=[.AQ86]-[.AD86]" office:value-type="float" office:value="0.002498687355637" calcext:value-type="float">
            <text:p>0.0024986874</text:p>
          </table:table-cell>
          <table:table-cell table:formula="of:=[.AR86]/[.AD86]" office:value-type="float" office:value="0.249835940989739" calcext:value-type="float">
            <text:p>0.2498359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0482491" calcext:value-type="float">
            <text:p>-0.000482491</text:p>
          </table:table-cell>
          <table:table-cell office:value-type="float" office:value="0.000200685" calcext:value-type="float">
            <text:p>0.000200685</text:p>
          </table:table-cell>
          <table:table-cell office:value-type="float" office:value="9.99497" calcext:value-type="float">
            <text:p>9.99497</text:p>
          </table:table-cell>
          <table:table-cell office:value-type="float" office:value="3.13824" calcext:value-type="float">
            <text:p>3.13824</text:p>
          </table:table-cell>
          <table:table-cell office:value-type="float" office:value="1.56392" calcext:value-type="float">
            <text:p>1.56392</text:p>
          </table:table-cell>
          <table:table-cell office:value-type="float" office:value="0.0274327" calcext:value-type="float">
            <text:p>0.0274327</text:p>
          </table:table-cell>
          <table:table-cell office:value-type="float" office:value="0.0275265" calcext:value-type="float">
            <text:p>0.0275265</text:p>
          </table:table-cell>
          <table:table-cell office:value-type="float" office:value="99.9495" calcext:value-type="float">
            <text:p>99.9495</text:p>
          </table:table-cell>
          <table:table-cell office:value-type="float" office:value="13.1379" calcext:value-type="float">
            <text:p>13.1379</text:p>
          </table:table-cell>
          <table:table-cell office:value-type="float" office:value="4.85468" calcext:value-type="float">
            <text:p>4.85468</text:p>
          </table:table-cell>
          <table:table-cell office:value-type="float" office:value="0.165628" calcext:value-type="float">
            <text:p>0.165628</text:p>
          </table:table-cell>
          <table:table-cell office:value-type="float" office:value="0.165911" calcext:value-type="float">
            <text:p>0.165911</text:p>
          </table:table-cell>
          <table:table-cell office:value-type="float" office:value="0.223583" calcext:value-type="float">
            <text:p>0.223583</text:p>
          </table:table-cell>
          <table:table-cell office:value-type="float" office:value="1.81366" calcext:value-type="float">
            <text:p>1.81366</text:p>
          </table:table-cell>
          <table:table-cell office:value-type="float" office:value="1.55204" calcext:value-type="float">
            <text:p>1.55204</text:p>
          </table:table-cell>
          <table:table-cell office:value-type="float" office:value="100.004441090699" calcext:value-type="float">
            <text:p>100.0044410907</text:p>
          </table:table-cell>
          <table:table-cell office:value-type="float" office:value="0.0100008323158964" calcext:value-type="float">
            <text:p>0.0100008323</text:p>
          </table:table-cell>
          <table:table-cell office:value-type="float" office:value="0.000000589761842931425" calcext:value-type="float">
            <text:p>5.89761842931425E-07</text:p>
          </table:table-cell>
          <table:table-cell office:value-type="float" office:value="0.00000278255225102296" calcext:value-type="float">
            <text:p>2.78255225102296E-06</text:p>
          </table:table-cell>
          <table:table-cell office:value-type="float" office:value="0.809446173608024" calcext:value-type="float">
            <text:p>0.8094461736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00000682951184906521" calcext:value-type="float">
            <text:p>6.82951184906521E-06</text:p>
          </table:table-cell>
          <table:table-cell office:value-type="float" office:value="0.0125" calcext:value-type="float">
            <text:p>0.0125</text:p>
          </table:table-cell>
          <table:table-cell table:formula="of:=[.AQ87]-[.AD87]" office:value-type="float" office:value="0.0024991676841036" calcext:value-type="float">
            <text:p>0.0024991677</text:p>
          </table:table-cell>
          <table:table-cell table:formula="of:=[.AR87]/[.AD87]" office:value-type="float" office:value="0.249895969171601" calcext:value-type="float">
            <text:p>0.24989596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0432213" calcext:value-type="float">
            <text:p>0.000432213</text:p>
          </table:table-cell>
          <table:table-cell office:value-type="float" office:value="-0.000302222" calcext:value-type="float">
            <text:p>-0.000302222</text:p>
          </table:table-cell>
          <table:table-cell office:value-type="float" office:value="49.9948" calcext:value-type="float">
            <text:p>49.9948</text:p>
          </table:table-cell>
          <table:table-cell office:value-type="float" office:value="3.14049" calcext:value-type="float">
            <text:p>3.14049</text:p>
          </table:table-cell>
          <table:table-cell office:value-type="float" office:value="1.57403" calcext:value-type="float">
            <text:p>1.57403</text:p>
          </table:table-cell>
          <table:table-cell office:value-type="float" office:value="0.149818" calcext:value-type="float">
            <text:p>0.149818</text:p>
          </table:table-cell>
          <table:table-cell office:value-type="float" office:value="0.150096" calcext:value-type="float">
            <text:p>0.150096</text:p>
          </table:table-cell>
          <table:table-cell office:value-type="float" office:value="2499.73" calcext:value-type="float">
            <text:p>2499.73</text:p>
          </table:table-cell>
          <table:table-cell office:value-type="float" office:value="13.1573" calcext:value-type="float">
            <text:p>13.1573</text:p>
          </table:table-cell>
          <table:table-cell office:value-type="float" office:value="4.91705" calcext:value-type="float">
            <text:p>4.91705</text:p>
          </table:table-cell>
          <table:table-cell office:value-type="float" office:value="0.387063" calcext:value-type="float">
            <text:p>0.387063</text:p>
          </table:table-cell>
          <table:table-cell office:value-type="float" office:value="0.387422" calcext:value-type="float">
            <text:p>0.387422</text:p>
          </table:table-cell>
          <table:table-cell office:value-type="float" office:value="0.499939" calcext:value-type="float">
            <text:p>0.499939</text:p>
          </table:table-cell>
          <table:table-cell office:value-type="float" office:value="1.81511" calcext:value-type="float">
            <text:p>1.81511</text:p>
          </table:table-cell>
          <table:table-cell office:value-type="float" office:value="1.56188" calcext:value-type="float">
            <text:p>1.56188</text:p>
          </table:table-cell>
          <table:table-cell office:value-type="float" office:value="2500.0261091015" calcext:value-type="float">
            <text:p>2500.0261091015</text:p>
          </table:table-cell>
          <table:table-cell office:value-type="float" office:value="0.0999964582324044" calcext:value-type="float">
            <text:p>0.0999964582</text:p>
          </table:table-cell>
          <table:table-cell office:value-type="float" office:value="0.0000310476944652452" calcext:value-type="float">
            <text:p>3.10476944652452E-05</text:p>
          </table:table-cell>
          <table:table-cell office:value-type="float" office:value="0.00771167465285775" calcext:value-type="float">
            <text:p>0.0077116747</text:p>
          </table:table-cell>
          <table:table-cell office:value-type="float" office:value="5.31982596272485" calcext:value-type="float">
            <text:p>5.3198259627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000773107170349786" calcext:value-type="float">
            <text:p>7.73107170349786E-05</text:p>
          </table:table-cell>
          <table:table-cell office:value-type="float" office:value="0.125" calcext:value-type="float">
            <text:p>0.125</text:p>
          </table:table-cell>
          <table:table-cell table:formula="of:=[.AQ88]-[.AD88]" office:value-type="float" office:value="0.0250035417675956" calcext:value-type="float">
            <text:p>0.0250035418</text:p>
          </table:table-cell>
          <table:table-cell table:formula="of:=[.AR88]/[.AD88]" office:value-type="float" office:value="0.250044273663015" calcext:value-type="float">
            <text:p>0.250044273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607175" calcext:value-type="float">
            <text:p>-6.07175E-05</text:p>
          </table:table-cell>
          <table:table-cell office:value-type="float" office:value="0.0000173797" calcext:value-type="float">
            <text:p>1.73797E-05</text:p>
          </table:table-cell>
          <table:table-cell office:value-type="float" office:value="10.9995" calcext:value-type="float">
            <text:p>10.9995</text:p>
          </table:table-cell>
          <table:table-cell office:value-type="float" office:value="3.14003" calcext:value-type="float">
            <text:p>3.14003</text:p>
          </table:table-cell>
          <table:table-cell office:value-type="float" office:value="1.57171" calcext:value-type="float">
            <text:p>1.57171</text:p>
          </table:table-cell>
          <table:table-cell office:value-type="float" office:value="0.00525555" calcext:value-type="float">
            <text:p>0.00525555</text:p>
          </table:table-cell>
          <table:table-cell office:value-type="float" office:value="0.00524535" calcext:value-type="float">
            <text:p>0.00524535</text:p>
          </table:table-cell>
          <table:table-cell office:value-type="float" office:value="120.994" calcext:value-type="float">
            <text:p>120.994</text:p>
          </table:table-cell>
          <table:table-cell office:value-type="float" office:value="13.1526" calcext:value-type="float">
            <text:p>13.1526</text:p>
          </table:table-cell>
          <table:table-cell office:value-type="float" office:value="4.88211" calcext:value-type="float">
            <text:p>4.88211</text:p>
          </table:table-cell>
          <table:table-cell office:value-type="float" office:value="0.0724951" calcext:value-type="float">
            <text:p>0.0724951</text:p>
          </table:table-cell>
          <table:table-cell office:value-type="float" office:value="0.0724248" calcext:value-type="float">
            <text:p>0.0724248</text:p>
          </table:table-cell>
          <table:table-cell office:value-type="float" office:value="0.0741273" calcext:value-type="float">
            <text:p>0.0741273</text:p>
          </table:table-cell>
          <table:table-cell office:value-type="float" office:value="1.81461" calcext:value-type="float">
            <text:p>1.81461</text:p>
          </table:table-cell>
          <table:table-cell office:value-type="float" office:value="1.55301" calcext:value-type="float">
            <text:p>1.55301</text:p>
          </table:table-cell>
          <table:table-cell office:value-type="float" office:value="121.004753148831" calcext:value-type="float">
            <text:p>121.0047531488</text:p>
          </table:table-cell>
          <table:table-cell office:value-type="float" office:value="0.00999939539959646" calcext:value-type="float">
            <text:p>0.0099993954</text:p>
          </table:table-cell>
          <table:table-cell office:value-type="float" office:value="0.00000692755623099942" calcext:value-type="float">
            <text:p>6.92755623099942E-06</text:p>
          </table:table-cell>
          <table:table-cell office:value-type="float" office:value="0.000383928282669271" calcext:value-type="float">
            <text:p>0.0003839283</text:p>
          </table:table-cell>
          <table:table-cell office:value-type="float" office:value="0.390508060902478" calcext:value-type="float">
            <text:p>0.3905080609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0.000183472519267548" calcext:value-type="float">
            <text:p>0.0001834725</text:p>
          </table:table-cell>
          <table:table-cell office:value-type="float" office:value="0.0125" calcext:value-type="float">
            <text:p>0.0125</text:p>
          </table:table-cell>
          <table:table-cell table:formula="of:=[.AQ89]-[.AD89]" office:value-type="float" office:value="0.00250060460040354" calcext:value-type="float">
            <text:p>0.0025006046</text:p>
          </table:table-cell>
          <table:table-cell table:formula="of:=[.AR89]/[.AD89]" office:value-type="float" office:value="0.250075579619989" calcext:value-type="float">
            <text:p>0.25007557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296897" calcext:value-type="float">
            <text:p>0.00296897</text:p>
          </table:table-cell>
          <table:table-cell office:value-type="float" office:value="0.000353634" calcext:value-type="float">
            <text:p>0.000353634</text:p>
          </table:table-cell>
          <table:table-cell office:value-type="float" office:value="49.9503" calcext:value-type="float">
            <text:p>49.9503</text:p>
          </table:table-cell>
          <table:table-cell office:value-type="float" office:value="3.14209" calcext:value-type="float">
            <text:p>3.14209</text:p>
          </table:table-cell>
          <table:table-cell office:value-type="float" office:value="1.57066" calcext:value-type="float">
            <text:p>1.57066</text:p>
          </table:table-cell>
          <table:table-cell office:value-type="float" office:value="1.5027" calcext:value-type="float">
            <text:p>1.5027</text:p>
          </table:table-cell>
          <table:table-cell office:value-type="float" office:value="1.4959" calcext:value-type="float">
            <text:p>1.4959</text:p>
          </table:table-cell>
          <table:table-cell office:value-type="float" office:value="2497.53" calcext:value-type="float">
            <text:p>2497.53</text:p>
          </table:table-cell>
          <table:table-cell office:value-type="float" office:value="13.1616" calcext:value-type="float">
            <text:p>13.1616</text:p>
          </table:table-cell>
          <table:table-cell office:value-type="float" office:value="4.84692" calcext:value-type="float">
            <text:p>4.84692</text:p>
          </table:table-cell>
          <table:table-cell office:value-type="float" office:value="1.22584" calcext:value-type="float">
            <text:p>1.22584</text:p>
          </table:table-cell>
          <table:table-cell office:value-type="float" office:value="1.22307" calcext:value-type="float">
            <text:p>1.22307</text:p>
          </table:table-cell>
          <table:table-cell office:value-type="float" office:value="1.58032" calcext:value-type="float">
            <text:p>1.58032</text:p>
          </table:table-cell>
          <table:table-cell office:value-type="float" office:value="1.81353" calcext:value-type="float">
            <text:p>1.81353</text:p>
          </table:table-cell>
          <table:table-cell office:value-type="float" office:value="1.54271" calcext:value-type="float">
            <text:p>1.54271</text:p>
          </table:table-cell>
          <table:table-cell office:value-type="float" office:value="2500.53162206701" calcext:value-type="float">
            <text:p>2500.531622067</text:p>
          </table:table-cell>
          <table:table-cell office:value-type="float" office:value="0.999807943236255" calcext:value-type="float">
            <text:p>0.9998079432</text:p>
          </table:table-cell>
          <table:table-cell office:value-type="float" office:value="0.0000342686444092506" calcext:value-type="float">
            <text:p>3.42686444092506E-05</text:p>
          </table:table-cell>
          <table:table-cell office:value-type="float" office:value="0.0093947199171813" calcext:value-type="float">
            <text:p>0.0093947199</text:p>
          </table:table-cell>
          <table:table-cell office:value-type="float" office:value="151.985157699443" calcext:value-type="float">
            <text:p>151.9851576994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244477953371312" calcext:value-type="float">
            <text:p>0.0244477953</text:p>
          </table:table-cell>
          <table:table-cell office:value-type="float" office:value="1.25" calcext:value-type="float">
            <text:p>1.25</text:p>
          </table:table-cell>
          <table:table-cell table:formula="of:=[.AQ90]-[.AD90]" office:value-type="float" office:value="0.250192056763745" calcext:value-type="float">
            <text:p>0.2501920568</text:p>
          </table:table-cell>
          <table:table-cell table:formula="of:=[.AR90]/[.AD90]" office:value-type="float" office:value="0.250240117070789" calcext:value-type="float">
            <text:p>0.25024011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00989472" calcext:value-type="float">
            <text:p>-9.89472E-05</text:p>
          </table:table-cell>
          <table:table-cell office:value-type="float" office:value="0.000192622" calcext:value-type="float">
            <text:p>0.000192622</text:p>
          </table:table-cell>
          <table:table-cell office:value-type="float" office:value="4.99502" calcext:value-type="float">
            <text:p>4.99502</text:p>
          </table:table-cell>
          <table:table-cell office:value-type="float" office:value="3.13689" calcext:value-type="float">
            <text:p>3.13689</text:p>
          </table:table-cell>
          <table:table-cell office:value-type="float" office:value="1.57293" calcext:value-type="float">
            <text:p>1.57293</text:p>
          </table:table-cell>
          <table:table-cell office:value-type="float" office:value="0.0149696" calcext:value-type="float">
            <text:p>0.0149696</text:p>
          </table:table-cell>
          <table:table-cell office:value-type="float" office:value="0.014994" calcext:value-type="float">
            <text:p>0.014994</text:p>
          </table:table-cell>
          <table:table-cell office:value-type="float" office:value="24.9752" calcext:value-type="float">
            <text:p>24.9752</text:p>
          </table:table-cell>
          <table:table-cell office:value-type="float" office:value="13.1294" calcext:value-type="float">
            <text:p>13.1294</text:p>
          </table:table-cell>
          <table:table-cell office:value-type="float" office:value="4.85411" calcext:value-type="float">
            <text:p>4.85411</text:p>
          </table:table-cell>
          <table:table-cell office:value-type="float" office:value="0.12235" calcext:value-type="float">
            <text:p>0.12235</text:p>
          </table:table-cell>
          <table:table-cell office:value-type="float" office:value="0.12245" calcext:value-type="float">
            <text:p>0.12245</text:p>
          </table:table-cell>
          <table:table-cell office:value-type="float" office:value="0.158122" calcext:value-type="float">
            <text:p>0.158122</text:p>
          </table:table-cell>
          <table:table-cell office:value-type="float" office:value="1.81366" calcext:value-type="float">
            <text:p>1.81366</text:p>
          </table:table-cell>
          <table:table-cell office:value-type="float" office:value="1.54273" calcext:value-type="float">
            <text:p>1.54273</text:p>
          </table:table-cell>
          <table:table-cell office:value-type="float" office:value="25.0052025618042" calcext:value-type="float">
            <text:p>25.0052025618</text:p>
          </table:table-cell>
          <table:table-cell office:value-type="float" office:value="0.00999806715671994" calcext:value-type="float">
            <text:p>0.0099980672</text:p>
          </table:table-cell>
          <table:table-cell office:value-type="float" office:value="0.000000321603361247867" calcext:value-type="float">
            <text:p>3.21603361247867E-07</text:p>
          </table:table-cell>
          <table:table-cell office:value-type="float" office:value="0.000000827429775727409" calcext:value-type="float">
            <text:p>8.27429775727409E-07</text:p>
          </table:table-cell>
          <table:table-cell office:value-type="float" office:value="0.503937007874016" calcext:value-type="float">
            <text:p>0.5039370079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0.0000244477953371312" calcext:value-type="float">
            <text:p>2.44477953371312E-05</text:p>
          </table:table-cell>
          <table:table-cell office:value-type="float" office:value="0.0125" calcext:value-type="float">
            <text:p>0.0125</text:p>
          </table:table-cell>
          <table:table-cell table:formula="of:=[.AQ91]-[.AD91]" office:value-type="float" office:value="0.00250193284328006" calcext:value-type="float">
            <text:p>0.0025019328</text:p>
          </table:table-cell>
          <table:table-cell table:formula="of:=[.AR91]/[.AD91]" office:value-type="float" office:value="0.250241652117575" calcext:value-type="float">
            <text:p>0.25024165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312745" calcext:value-type="float">
            <text:p>0.00312745</text:p>
          </table:table-cell>
          <table:table-cell office:value-type="float" office:value="-0.000355159" calcext:value-type="float">
            <text:p>-0.000355159</text:p>
          </table:table-cell>
          <table:table-cell office:value-type="float" office:value="49.9532" calcext:value-type="float">
            <text:p>49.9532</text:p>
          </table:table-cell>
          <table:table-cell office:value-type="float" office:value="3.14576" calcext:value-type="float">
            <text:p>3.14576</text:p>
          </table:table-cell>
          <table:table-cell office:value-type="float" office:value="1.57351" calcext:value-type="float">
            <text:p>1.57351</text:p>
          </table:table-cell>
          <table:table-cell office:value-type="float" office:value="1.49952" calcext:value-type="float">
            <text:p>1.49952</text:p>
          </table:table-cell>
          <table:table-cell office:value-type="float" office:value="1.4973" calcext:value-type="float">
            <text:p>1.4973</text:p>
          </table:table-cell>
          <table:table-cell office:value-type="float" office:value="2497.82" calcext:value-type="float">
            <text:p>2497.82</text:p>
          </table:table-cell>
          <table:table-cell office:value-type="float" office:value="13.1947" calcext:value-type="float">
            <text:p>13.1947</text:p>
          </table:table-cell>
          <table:table-cell office:value-type="float" office:value="4.85596" calcext:value-type="float">
            <text:p>4.85596</text:p>
          </table:table-cell>
          <table:table-cell office:value-type="float" office:value="1.22455" calcext:value-type="float">
            <text:p>1.22455</text:p>
          </table:table-cell>
          <table:table-cell office:value-type="float" office:value="1.22364" calcext:value-type="float">
            <text:p>1.22364</text:p>
          </table:table-cell>
          <table:table-cell office:value-type="float" office:value="1.58175" calcext:value-type="float">
            <text:p>1.58175</text:p>
          </table:table-cell>
          <table:table-cell office:value-type="float" office:value="1.81628" calcext:value-type="float">
            <text:p>1.81628</text:p>
          </table:table-cell>
          <table:table-cell office:value-type="float" office:value="1.54274" calcext:value-type="float">
            <text:p>1.54274</text:p>
          </table:table-cell>
          <table:table-cell office:value-type="float" office:value="2500.81809867441" calcext:value-type="float">
            <text:p>2500.8180986744</text:p>
          </table:table-cell>
          <table:table-cell office:value-type="float" office:value="0.999795878398493" calcext:value-type="float">
            <text:p>0.9997958784</text:p>
          </table:table-cell>
          <table:table-cell office:value-type="float" office:value="0.0000321252732256742" calcext:value-type="float">
            <text:p>3.21252732256742E-05</text:p>
          </table:table-cell>
          <table:table-cell office:value-type="float" office:value="0.00825626543859378" calcext:value-type="float">
            <text:p>0.0082562654</text:p>
          </table:table-cell>
          <table:table-cell office:value-type="float" office:value="135.854063018242" calcext:value-type="float">
            <text:p>135.8540630182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244477953371312" calcext:value-type="float">
            <text:p>0.0244477953</text:p>
          </table:table-cell>
          <table:table-cell office:value-type="float" office:value="1.25" calcext:value-type="float">
            <text:p>1.25</text:p>
          </table:table-cell>
          <table:table-cell table:formula="of:=[.AQ92]-[.AD92]" office:value-type="float" office:value="0.250204121601507" calcext:value-type="float">
            <text:p>0.2502041216</text:p>
          </table:table-cell>
          <table:table-cell table:formula="of:=[.AR92]/[.AD92]" office:value-type="float" office:value="0.250255204094552" calcext:value-type="float">
            <text:p>0.25025520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0178598" calcext:value-type="float">
            <text:p>0.000178598</text:p>
          </table:table-cell>
          <table:table-cell office:value-type="float" office:value="0.0000646249" calcext:value-type="float">
            <text:p>6.46249E-05</text:p>
          </table:table-cell>
          <table:table-cell office:value-type="float" office:value="49.9994" calcext:value-type="float">
            <text:p>49.9994</text:p>
          </table:table-cell>
          <table:table-cell office:value-type="float" office:value="3.14138" calcext:value-type="float">
            <text:p>3.14138</text:p>
          </table:table-cell>
          <table:table-cell office:value-type="float" office:value="1.57364" calcext:value-type="float">
            <text:p>1.57364</text:p>
          </table:table-cell>
          <table:table-cell office:value-type="float" office:value="0.0149777" calcext:value-type="float">
            <text:p>0.0149777</text:p>
          </table:table-cell>
          <table:table-cell office:value-type="float" office:value="0.0149926" calcext:value-type="float">
            <text:p>0.0149926</text:p>
          </table:table-cell>
          <table:table-cell office:value-type="float" office:value="2499.96" calcext:value-type="float">
            <text:p>2499.96</text:p>
          </table:table-cell>
          <table:table-cell office:value-type="float" office:value="13.1581" calcext:value-type="float">
            <text:p>13.1581</text:p>
          </table:table-cell>
          <table:table-cell office:value-type="float" office:value="4.93488" calcext:value-type="float">
            <text:p>4.93488</text:p>
          </table:table-cell>
          <table:table-cell office:value-type="float" office:value="0.122383" calcext:value-type="float">
            <text:p>0.122383</text:p>
          </table:table-cell>
          <table:table-cell office:value-type="float" office:value="0.122444" calcext:value-type="float">
            <text:p>0.122444</text:p>
          </table:table-cell>
          <table:table-cell office:value-type="float" office:value="0.158043" calcext:value-type="float">
            <text:p>0.158043</text:p>
          </table:table-cell>
          <table:table-cell office:value-type="float" office:value="1.81379" calcext:value-type="float">
            <text:p>1.81379</text:p>
          </table:table-cell>
          <table:table-cell office:value-type="float" office:value="1.56797" calcext:value-type="float">
            <text:p>1.56797</text:p>
          </table:table-cell>
          <table:table-cell office:value-type="float" office:value="2499.99286656506" calcext:value-type="float">
            <text:p>2499.9928665651</text:p>
          </table:table-cell>
          <table:table-cell office:value-type="float" office:value="0.00999565664657181" calcext:value-type="float">
            <text:p>0.0099956566</text:p>
          </table:table-cell>
          <table:table-cell office:value-type="float" office:value="0.0000313138298621613" calcext:value-type="float">
            <text:p>3.13138298621613E-05</text:p>
          </table:table-cell>
          <table:table-cell office:value-type="float" office:value="0.00784444752509106" calcext:value-type="float">
            <text:p>0.0078444475</text:p>
          </table:table-cell>
          <table:table-cell office:value-type="float" office:value="0.505585385422453" calcext:value-type="float">
            <text:p>0.5055853854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00000244477953371312" calcext:value-type="float">
            <text:p>2.44477953371312E-07</text:p>
          </table:table-cell>
          <table:table-cell office:value-type="float" office:value="0.0125" calcext:value-type="float">
            <text:p>0.0125</text:p>
          </table:table-cell>
          <table:table-cell table:formula="of:=[.AQ93]-[.AD93]" office:value-type="float" office:value="0.00250434335342819" calcext:value-type="float">
            <text:p>0.0025043434</text:p>
          </table:table-cell>
          <table:table-cell table:formula="of:=[.AR93]/[.AD93]" office:value-type="float" office:value="0.250543155089976" calcext:value-type="float">
            <text:p>0.25054315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125367" calcext:value-type="float">
            <text:p>0.00125367</text:p>
          </table:table-cell>
          <table:table-cell office:value-type="float" office:value="-0.000578832" calcext:value-type="float">
            <text:p>-0.000578832</text:p>
          </table:table-cell>
          <table:table-cell office:value-type="float" office:value="49.9953" calcext:value-type="float">
            <text:p>49.9953</text:p>
          </table:table-cell>
          <table:table-cell office:value-type="float" office:value="3.14032" calcext:value-type="float">
            <text:p>3.14032</text:p>
          </table:table-cell>
          <table:table-cell office:value-type="float" office:value="1.56706" calcext:value-type="float">
            <text:p>1.56706</text:p>
          </table:table-cell>
          <table:table-cell office:value-type="float" office:value="0.149867" calcext:value-type="float">
            <text:p>0.149867</text:p>
          </table:table-cell>
          <table:table-cell office:value-type="float" office:value="0.149675" calcext:value-type="float">
            <text:p>0.149675</text:p>
          </table:table-cell>
          <table:table-cell office:value-type="float" office:value="2499.78" calcext:value-type="float">
            <text:p>2499.78</text:p>
          </table:table-cell>
          <table:table-cell office:value-type="float" office:value="13.1534" calcext:value-type="float">
            <text:p>13.1534</text:p>
          </table:table-cell>
          <table:table-cell office:value-type="float" office:value="4.89519" calcext:value-type="float">
            <text:p>4.89519</text:p>
          </table:table-cell>
          <table:table-cell office:value-type="float" office:value="0.387125" calcext:value-type="float">
            <text:p>0.387125</text:p>
          </table:table-cell>
          <table:table-cell office:value-type="float" office:value="0.386878" calcext:value-type="float">
            <text:p>0.386878</text:p>
          </table:table-cell>
          <table:table-cell office:value-type="float" office:value="0.500079" calcext:value-type="float">
            <text:p>0.500079</text:p>
          </table:table-cell>
          <table:table-cell office:value-type="float" office:value="1.81433" calcext:value-type="float">
            <text:p>1.81433</text:p>
          </table:table-cell>
          <table:table-cell office:value-type="float" office:value="1.5619" calcext:value-type="float">
            <text:p>1.5619</text:p>
          </table:table-cell>
          <table:table-cell office:value-type="float" office:value="2500.075167914" calcext:value-type="float">
            <text:p>2500.075167914</text:p>
          </table:table-cell>
          <table:table-cell office:value-type="float" office:value="0.0999398465642481" calcext:value-type="float">
            <text:p>0.0999398466</text:p>
          </table:table-cell>
          <table:table-cell office:value-type="float" office:value="0.0000307445457678677" calcext:value-type="float">
            <text:p>3.07445457678677E-05</text:p>
          </table:table-cell>
          <table:table-cell office:value-type="float" office:value="0.00756181675578011" calcext:value-type="float">
            <text:p>0.0075618168</text:p>
          </table:table-cell>
          <table:table-cell office:value-type="float" office:value="5.28243487232396" calcext:value-type="float">
            <text:p>5.2824348723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000773107170349786" calcext:value-type="float">
            <text:p>7.73107170349786E-05</text:p>
          </table:table-cell>
          <table:table-cell office:value-type="float" office:value="0.125" calcext:value-type="float">
            <text:p>0.125</text:p>
          </table:table-cell>
          <table:table-cell table:formula="of:=[.AQ94]-[.AD94]" office:value-type="float" office:value="0.0250601534357519" calcext:value-type="float">
            <text:p>0.0250601534</text:p>
          </table:table-cell>
          <table:table-cell table:formula="of:=[.AR94]/[.AD94]" office:value-type="float" office:value="0.250752370523618" calcext:value-type="float">
            <text:p>0.25075237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0.000159655" calcext:value-type="float">
            <text:p>0.000159655</text:p>
          </table:table-cell>
          <table:table-cell office:value-type="float" office:value="0.00162195" calcext:value-type="float">
            <text:p>0.00162195</text:p>
          </table:table-cell>
          <table:table-cell office:value-type="float" office:value="99.9941" calcext:value-type="float">
            <text:p>99.9941</text:p>
          </table:table-cell>
          <table:table-cell office:value-type="float" office:value="3.14165" calcext:value-type="float">
            <text:p>3.14165</text:p>
          </table:table-cell>
          <table:table-cell office:value-type="float" office:value="1.55369" calcext:value-type="float">
            <text:p>1.55369</text:p>
          </table:table-cell>
          <table:table-cell office:value-type="float" office:value="0.275414" calcext:value-type="float">
            <text:p>0.275414</text:p>
          </table:table-cell>
          <table:table-cell office:value-type="float" office:value="0.274522" calcext:value-type="float">
            <text:p>0.274522</text:p>
          </table:table-cell>
          <table:table-cell office:value-type="float" office:value="9999.33" calcext:value-type="float">
            <text:p>9999.33</text:p>
          </table:table-cell>
          <table:table-cell office:value-type="float" office:value="13.164" calcext:value-type="float">
            <text:p>13.164</text:p>
          </table:table-cell>
          <table:table-cell office:value-type="float" office:value="4.86248" calcext:value-type="float">
            <text:p>4.86248</text:p>
          </table:table-cell>
          <table:table-cell office:value-type="float" office:value="0.524799" calcext:value-type="float">
            <text:p>0.524799</text:p>
          </table:table-cell>
          <table:table-cell office:value-type="float" office:value="0.523946" calcext:value-type="float">
            <text:p>0.523946</text:p>
          </table:table-cell>
          <table:table-cell office:value-type="float" office:value="0.706439" calcext:value-type="float">
            <text:p>0.706439</text:p>
          </table:table-cell>
          <table:table-cell office:value-type="float" office:value="1.81495" calcext:value-type="float">
            <text:p>1.81495</text:p>
          </table:table-cell>
          <table:table-cell office:value-type="float" office:value="1.56477" calcext:value-type="float">
            <text:p>1.56477</text:p>
          </table:table-cell>
          <table:table-cell office:value-type="float" office:value="9999.87786147952" calcext:value-type="float">
            <text:p>9999.8778614795</text:p>
          </table:table-cell>
          <table:table-cell office:value-type="float" office:value="0.0999372250273338" calcext:value-type="float">
            <text:p>0.099937225</text:p>
          </table:table-cell>
          <table:table-cell office:value-type="float" office:value="0.0000620221251873709" calcext:value-type="float">
            <text:p>6.20221251873709E-05</text:p>
          </table:table-cell>
          <table:table-cell office:value-type="float" office:value="0.0307739521020632" calcext:value-type="float">
            <text:p>0.0307739521</text:p>
          </table:table-cell>
          <table:table-cell office:value-type="float" office:value="12.4403948367502" calcext:value-type="float">
            <text:p>12.4403948368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00215968127501541" calcext:value-type="float">
            <text:p>2.15968127501541E-05</text:p>
          </table:table-cell>
          <table:table-cell office:value-type="float" office:value="0.125" calcext:value-type="float">
            <text:p>0.125</text:p>
          </table:table-cell>
          <table:table-cell table:formula="of:=[.AQ95]-[.AD95]" office:value-type="float" office:value="0.0250627749726662" calcext:value-type="float">
            <text:p>0.025062775</text:p>
          </table:table-cell>
          <table:table-cell table:formula="of:=[.AR95]/[.AD95]" office:value-type="float" office:value="0.250785180054892" calcext:value-type="float">
            <text:p>0.25078518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0022887" calcext:value-type="float">
            <text:p>0.000022887</text:p>
          </table:table-cell>
          <table:table-cell office:value-type="float" office:value="-0.000204143" calcext:value-type="float">
            <text:p>-0.000204143</text:p>
          </table:table-cell>
          <table:table-cell office:value-type="float" office:value="49.9996" calcext:value-type="float">
            <text:p>49.9996</text:p>
          </table:table-cell>
          <table:table-cell office:value-type="float" office:value="3.1444" calcext:value-type="float">
            <text:p>3.1444</text:p>
          </table:table-cell>
          <table:table-cell office:value-type="float" office:value="1.57979" calcext:value-type="float">
            <text:p>1.57979</text:p>
          </table:table-cell>
          <table:table-cell office:value-type="float" office:value="0.0149855" calcext:value-type="float">
            <text:p>0.0149855</text:p>
          </table:table-cell>
          <table:table-cell office:value-type="float" office:value="0.0149931" calcext:value-type="float">
            <text:p>0.0149931</text:p>
          </table:table-cell>
          <table:table-cell office:value-type="float" office:value="2499.99" calcext:value-type="float">
            <text:p>2499.99</text:p>
          </table:table-cell>
          <table:table-cell office:value-type="float" office:value="13.1695" calcext:value-type="float">
            <text:p>13.1695</text:p>
          </table:table-cell>
          <table:table-cell office:value-type="float" office:value="4.95423" calcext:value-type="float">
            <text:p>4.95423</text:p>
          </table:table-cell>
          <table:table-cell office:value-type="float" office:value="0.122415" calcext:value-type="float">
            <text:p>0.122415</text:p>
          </table:table-cell>
          <table:table-cell office:value-type="float" office:value="0.122446" calcext:value-type="float">
            <text:p>0.122446</text:p>
          </table:table-cell>
          <table:table-cell office:value-type="float" office:value="0.158048" calcext:value-type="float">
            <text:p>0.158048</text:p>
          </table:table-cell>
          <table:table-cell office:value-type="float" office:value="1.81171" calcext:value-type="float">
            <text:p>1.81171</text:p>
          </table:table-cell>
          <table:table-cell office:value-type="float" office:value="1.56796" calcext:value-type="float">
            <text:p>1.56796</text:p>
          </table:table-cell>
          <table:table-cell office:value-type="float" office:value="2500.01830919614" calcext:value-type="float">
            <text:p>2500.0183091961</text:p>
          </table:table-cell>
          <table:table-cell office:value-type="float" office:value="0.00999351490486611" calcext:value-type="float">
            <text:p>0.0099935149</text:p>
          </table:table-cell>
          <table:table-cell office:value-type="float" office:value="0.0000314946470908611" calcext:value-type="float">
            <text:p>3.14946470908611E-05</text:p>
          </table:table-cell>
          <table:table-cell office:value-type="float" office:value="0.00793530236302311" calcext:value-type="float">
            <text:p>0.0079353024</text:p>
          </table:table-cell>
          <table:table-cell office:value-type="float" office:value="0.498733684005455" calcext:value-type="float">
            <text:p>0.498733684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00000244477953371312" calcext:value-type="float">
            <text:p>2.44477953371312E-07</text:p>
          </table:table-cell>
          <table:table-cell office:value-type="float" office:value="0.0125" calcext:value-type="float">
            <text:p>0.0125</text:p>
          </table:table-cell>
          <table:table-cell table:formula="of:=[.AQ96]-[.AD96]" office:value-type="float" office:value="0.00250648509513389" calcext:value-type="float">
            <text:p>0.0025064851</text:p>
          </table:table-cell>
          <table:table-cell table:formula="of:=[.AR96]/[.AD96]" office:value-type="float" office:value="0.250811162938619" calcext:value-type="float">
            <text:p>0.25081116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133615" calcext:value-type="float">
            <text:p>0.00133615</text:p>
          </table:table-cell>
          <table:table-cell office:value-type="float" office:value="-0.00596561" calcext:value-type="float">
            <text:p>-0.00596561</text:p>
          </table:table-cell>
          <table:table-cell office:value-type="float" office:value="49.9518" calcext:value-type="float">
            <text:p>49.9518</text:p>
          </table:table-cell>
          <table:table-cell office:value-type="float" office:value="3.14403" calcext:value-type="float">
            <text:p>3.14403</text:p>
          </table:table-cell>
          <table:table-cell office:value-type="float" office:value="1.56634" calcext:value-type="float">
            <text:p>1.56634</text:p>
          </table:table-cell>
          <table:table-cell office:value-type="float" office:value="1.49836" calcext:value-type="float">
            <text:p>1.49836</text:p>
          </table:table-cell>
          <table:table-cell office:value-type="float" office:value="1.49189" calcext:value-type="float">
            <text:p>1.49189</text:p>
          </table:table-cell>
          <table:table-cell office:value-type="float" office:value="2497.68" calcext:value-type="float">
            <text:p>2497.68</text:p>
          </table:table-cell>
          <table:table-cell office:value-type="float" office:value="13.1779" calcext:value-type="float">
            <text:p>13.1779</text:p>
          </table:table-cell>
          <table:table-cell office:value-type="float" office:value="4.83348" calcext:value-type="float">
            <text:p>4.83348</text:p>
          </table:table-cell>
          <table:table-cell office:value-type="float" office:value="1.22408" calcext:value-type="float">
            <text:p>1.22408</text:p>
          </table:table-cell>
          <table:table-cell office:value-type="float" office:value="1.22141" calcext:value-type="float">
            <text:p>1.22141</text:p>
          </table:table-cell>
          <table:table-cell office:value-type="float" office:value="1.58001" calcext:value-type="float">
            <text:p>1.58001</text:p>
          </table:table-cell>
          <table:table-cell office:value-type="float" office:value="1.81466" calcext:value-type="float">
            <text:p>1.81466</text:p>
          </table:table-cell>
          <table:table-cell office:value-type="float" office:value="1.54274" calcext:value-type="float">
            <text:p>1.54274</text:p>
          </table:table-cell>
          <table:table-cell office:value-type="float" office:value="2500.67382077346" calcext:value-type="float">
            <text:p>2500.6738207735</text:p>
          </table:table-cell>
          <table:table-cell office:value-type="float" office:value="0.999321917774455" calcext:value-type="float">
            <text:p>0.9993219178</text:p>
          </table:table-cell>
          <table:table-cell office:value-type="float" office:value="0.0000305795739675305" calcext:value-type="float">
            <text:p>3.05795739675305E-05</text:p>
          </table:table-cell>
          <table:table-cell office:value-type="float" office:value="0.00748088275228533" calcext:value-type="float">
            <text:p>0.0074808828</text:p>
          </table:table-cell>
          <table:table-cell office:value-type="float" office:value="166.843177189409" calcext:value-type="float">
            <text:p>166.8431771894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244477953371312" calcext:value-type="float">
            <text:p>0.0244477953</text:p>
          </table:table-cell>
          <table:table-cell office:value-type="float" office:value="1.25" calcext:value-type="float">
            <text:p>1.25</text:p>
          </table:table-cell>
          <table:table-cell table:formula="of:=[.AQ97]-[.AD97]" office:value-type="float" office:value="0.250678082225545" calcext:value-type="float">
            <text:p>0.2506780822</text:p>
          </table:table-cell>
          <table:table-cell table:formula="of:=[.AR97]/[.AD97]" office:value-type="float" office:value="0.2508481779163" calcext:value-type="float">
            <text:p>0.25084817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-0.000578327" calcext:value-type="float">
            <text:p>-0.000578327</text:p>
          </table:table-cell>
          <table:table-cell office:value-type="float" office:value="-0.00000517263" calcext:value-type="float">
            <text:p>-5.17263E-06</text:p>
          </table:table-cell>
          <table:table-cell office:value-type="float" office:value="99.9942" calcext:value-type="float">
            <text:p>99.9942</text:p>
          </table:table-cell>
          <table:table-cell office:value-type="float" office:value="3.14169" calcext:value-type="float">
            <text:p>3.14169</text:p>
          </table:table-cell>
          <table:table-cell office:value-type="float" office:value="1.57514" calcext:value-type="float">
            <text:p>1.57514</text:p>
          </table:table-cell>
          <table:table-cell office:value-type="float" office:value="0.273577" calcext:value-type="float">
            <text:p>0.273577</text:p>
          </table:table-cell>
          <table:table-cell office:value-type="float" office:value="0.274707" calcext:value-type="float">
            <text:p>0.274707</text:p>
          </table:table-cell>
          <table:table-cell office:value-type="float" office:value="9999.34" calcext:value-type="float">
            <text:p>9999.34</text:p>
          </table:table-cell>
          <table:table-cell office:value-type="float" office:value="13.1576" calcext:value-type="float">
            <text:p>13.1576</text:p>
          </table:table-cell>
          <table:table-cell office:value-type="float" office:value="4.92983" calcext:value-type="float">
            <text:p>4.92983</text:p>
          </table:table-cell>
          <table:table-cell office:value-type="float" office:value="0.523045" calcext:value-type="float">
            <text:p>0.523045</text:p>
          </table:table-cell>
          <table:table-cell office:value-type="float" office:value="0.524125" calcext:value-type="float">
            <text:p>0.524125</text:p>
          </table:table-cell>
          <table:table-cell office:value-type="float" office:value="0.707271" calcext:value-type="float">
            <text:p>0.707271</text:p>
          </table:table-cell>
          <table:table-cell office:value-type="float" office:value="1.8131" calcext:value-type="float">
            <text:p>1.8131</text:p>
          </table:table-cell>
          <table:table-cell office:value-type="float" office:value="1.56486" calcext:value-type="float">
            <text:p>1.56486</text:p>
          </table:table-cell>
          <table:table-cell office:value-type="float" office:value="9999.8926028201" calcext:value-type="float">
            <text:p>9999.8926028201</text:p>
          </table:table-cell>
          <table:table-cell office:value-type="float" office:value="0.0999303868970593" calcext:value-type="float">
            <text:p>0.0999303869</text:p>
          </table:table-cell>
          <table:table-cell office:value-type="float" office:value="0.0000625408498642925" calcext:value-type="float">
            <text:p>6.25408498642925E-05</text:p>
          </table:table-cell>
          <table:table-cell office:value-type="float" office:value="0.0312908632139838" calcext:value-type="float">
            <text:p>0.0312908632</text:p>
          </table:table-cell>
          <table:table-cell office:value-type="float" office:value="10.2106443973576" calcext:value-type="float">
            <text:p>10.2106443974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00215968127501541" calcext:value-type="float">
            <text:p>2.15968127501541E-05</text:p>
          </table:table-cell>
          <table:table-cell office:value-type="float" office:value="0.125" calcext:value-type="float">
            <text:p>0.125</text:p>
          </table:table-cell>
          <table:table-cell table:formula="of:=[.AQ98]-[.AD98]" office:value-type="float" office:value="0.0250696131029407" calcext:value-type="float">
            <text:p>0.0250696131</text:p>
          </table:table-cell>
          <table:table-cell table:formula="of:=[.AR98]/[.AD98]" office:value-type="float" office:value="0.250870769956745" calcext:value-type="float">
            <text:p>0.250870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0480606" calcext:value-type="float">
            <text:p>-0.000480606</text:p>
          </table:table-cell>
          <table:table-cell office:value-type="float" office:value="0.000301121" calcext:value-type="float">
            <text:p>0.000301121</text:p>
          </table:table-cell>
          <table:table-cell office:value-type="float" office:value="9.99488" calcext:value-type="float">
            <text:p>9.99488</text:p>
          </table:table-cell>
          <table:table-cell office:value-type="float" office:value="3.13792" calcext:value-type="float">
            <text:p>3.13792</text:p>
          </table:table-cell>
          <table:table-cell office:value-type="float" office:value="1.56555" calcext:value-type="float">
            <text:p>1.56555</text:p>
          </table:table-cell>
          <table:table-cell office:value-type="float" office:value="0.0273566" calcext:value-type="float">
            <text:p>0.0273566</text:p>
          </table:table-cell>
          <table:table-cell office:value-type="float" office:value="0.0274613" calcext:value-type="float">
            <text:p>0.0274613</text:p>
          </table:table-cell>
          <table:table-cell office:value-type="float" office:value="99.9476" calcext:value-type="float">
            <text:p>99.9476</text:p>
          </table:table-cell>
          <table:table-cell office:value-type="float" office:value="13.1342" calcext:value-type="float">
            <text:p>13.1342</text:p>
          </table:table-cell>
          <table:table-cell office:value-type="float" office:value="4.85992" calcext:value-type="float">
            <text:p>4.85992</text:p>
          </table:table-cell>
          <table:table-cell office:value-type="float" office:value="0.165398" calcext:value-type="float">
            <text:p>0.165398</text:p>
          </table:table-cell>
          <table:table-cell office:value-type="float" office:value="0.165714" calcext:value-type="float">
            <text:p>0.165714</text:p>
          </table:table-cell>
          <table:table-cell office:value-type="float" office:value="0.223674" calcext:value-type="float">
            <text:p>0.223674</text:p>
          </table:table-cell>
          <table:table-cell office:value-type="float" office:value="1.81318" calcext:value-type="float">
            <text:p>1.81318</text:p>
          </table:table-cell>
          <table:table-cell office:value-type="float" office:value="1.55208" calcext:value-type="float">
            <text:p>1.55208</text:p>
          </table:table-cell>
          <table:table-cell office:value-type="float" office:value="100.002439606584" calcext:value-type="float">
            <text:p>100.0024396066</text:p>
          </table:table-cell>
          <table:table-cell office:value-type="float" office:value="0.00999246978985085" calcext:value-type="float">
            <text:p>0.0099924698</text:p>
          </table:table-cell>
          <table:table-cell office:value-type="float" office:value="0.000000623333076278312" calcext:value-type="float">
            <text:p>6.23333076278312E-07</text:p>
          </table:table-cell>
          <table:table-cell office:value-type="float" office:value="0.00000310835299186067" calcext:value-type="float">
            <text:p>3.10835299186067E-06</text:p>
          </table:table-cell>
          <table:table-cell office:value-type="float" office:value="0.782560516612216" calcext:value-type="float">
            <text:p>0.7825605166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00000682951184906521" calcext:value-type="float">
            <text:p>6.82951184906521E-06</text:p>
          </table:table-cell>
          <table:table-cell office:value-type="float" office:value="0.0125" calcext:value-type="float">
            <text:p>0.0125</text:p>
          </table:table-cell>
          <table:table-cell table:formula="of:=[.AQ99]-[.AD99]" office:value-type="float" office:value="0.00250753021014915" calcext:value-type="float">
            <text:p>0.0025075302</text:p>
          </table:table-cell>
          <table:table-cell table:formula="of:=[.AR99]/[.AD99]" office:value-type="float" office:value="0.250941985603599" calcext:value-type="float">
            <text:p>0.25094198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0.0135664" calcext:value-type="float">
            <text:p>0.0135664</text:p>
          </table:table-cell>
          <table:table-cell office:value-type="float" office:value="-0.00315538" calcext:value-type="float">
            <text:p>-0.00315538</text:p>
          </table:table-cell>
          <table:table-cell office:value-type="float" office:value="99.948" calcext:value-type="float">
            <text:p>99.948</text:p>
          </table:table-cell>
          <table:table-cell office:value-type="float" office:value="3.13964" calcext:value-type="float">
            <text:p>3.13964</text:p>
          </table:table-cell>
          <table:table-cell office:value-type="float" office:value="1.57912" calcext:value-type="float">
            <text:p>1.57912</text:p>
          </table:table-cell>
          <table:table-cell office:value-type="float" office:value="2.73487" calcext:value-type="float">
            <text:p>2.73487</text:p>
          </table:table-cell>
          <table:table-cell office:value-type="float" office:value="2.75574" calcext:value-type="float">
            <text:p>2.75574</text:p>
          </table:table-cell>
          <table:table-cell office:value-type="float" office:value="9994.6" calcext:value-type="float">
            <text:p>9994.6</text:p>
          </table:table-cell>
          <table:table-cell office:value-type="float" office:value="13.1325" calcext:value-type="float">
            <text:p>13.1325</text:p>
          </table:table-cell>
          <table:table-cell office:value-type="float" office:value="4.9024" calcext:value-type="float">
            <text:p>4.9024</text:p>
          </table:table-cell>
          <table:table-cell office:value-type="float" office:value="1.65369" calcext:value-type="float">
            <text:p>1.65369</text:p>
          </table:table-cell>
          <table:table-cell office:value-type="float" office:value="1.66004" calcext:value-type="float">
            <text:p>1.66004</text:p>
          </table:table-cell>
          <table:table-cell office:value-type="float" office:value="2.23407" calcext:value-type="float">
            <text:p>2.23407</text:p>
          </table:table-cell>
          <table:table-cell office:value-type="float" office:value="1.80975" calcext:value-type="float">
            <text:p>1.80975</text:p>
          </table:table-cell>
          <table:table-cell office:value-type="float" office:value="1.55203" calcext:value-type="float">
            <text:p>1.55203</text:p>
          </table:table-cell>
          <table:table-cell office:value-type="float" office:value="10000.0873350489" calcext:value-type="float">
            <text:p>10000.0873350489</text:p>
          </table:table-cell>
          <table:table-cell office:value-type="float" office:value="0.999153737137617" calcext:value-type="float">
            <text:p>0.9991537371</text:p>
          </table:table-cell>
          <table:table-cell office:value-type="float" office:value="0.0000593766014407741" calcext:value-type="float">
            <text:p>5.93766014407741E-05</text:p>
          </table:table-cell>
          <table:table-cell office:value-type="float" office:value="0.0282046463892523" calcext:value-type="float">
            <text:p>0.0282046464</text:p>
          </table:table-cell>
          <table:table-cell office:value-type="float" office:value="278.639455782313" calcext:value-type="float">
            <text:p>278.6394557823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682951184906521" calcext:value-type="float">
            <text:p>0.0068295118</text:p>
          </table:table-cell>
          <table:table-cell office:value-type="float" office:value="1.25" calcext:value-type="float">
            <text:p>1.25</text:p>
          </table:table-cell>
          <table:table-cell table:formula="of:=[.AQ100]-[.AD100]" office:value-type="float" office:value="0.250846262862383" calcext:value-type="float">
            <text:p>0.2508462629</text:p>
          </table:table-cell>
          <table:table-cell table:formula="of:=[.AR100]/[.AD100]" office:value-type="float" office:value="0.251058724537236" calcext:value-type="float">
            <text:p>0.25105872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-0.000113782" calcext:value-type="float">
            <text:p>-0.000113782</text:p>
          </table:table-cell>
          <table:table-cell office:value-type="float" office:value="-0.000205417" calcext:value-type="float">
            <text:p>-0.000205417</text:p>
          </table:table-cell>
          <table:table-cell office:value-type="float" office:value="49.9996" calcext:value-type="float">
            <text:p>49.9996</text:p>
          </table:table-cell>
          <table:table-cell office:value-type="float" office:value="3.14252" calcext:value-type="float">
            <text:p>3.14252</text:p>
          </table:table-cell>
          <table:table-cell office:value-type="float" office:value="1.56462" calcext:value-type="float">
            <text:p>1.56462</text:p>
          </table:table-cell>
          <table:table-cell office:value-type="float" office:value="0.0149375" calcext:value-type="float">
            <text:p>0.0149375</text:p>
          </table:table-cell>
          <table:table-cell office:value-type="float" office:value="0.0149815" calcext:value-type="float">
            <text:p>0.0149815</text:p>
          </table:table-cell>
          <table:table-cell office:value-type="float" office:value="2499.98" calcext:value-type="float">
            <text:p>2499.98</text:p>
          </table:table-cell>
          <table:table-cell office:value-type="float" office:value="13.1611" calcext:value-type="float">
            <text:p>13.1611</text:p>
          </table:table-cell>
          <table:table-cell office:value-type="float" office:value="4.90657" calcext:value-type="float">
            <text:p>4.90657</text:p>
          </table:table-cell>
          <table:table-cell office:value-type="float" office:value="0.122219" calcext:value-type="float">
            <text:p>0.122219</text:p>
          </table:table-cell>
          <table:table-cell office:value-type="float" office:value="0.122399" calcext:value-type="float">
            <text:p>0.122399</text:p>
          </table:table-cell>
          <table:table-cell office:value-type="float" office:value="0.158192" calcext:value-type="float">
            <text:p>0.158192</text:p>
          </table:table-cell>
          <table:table-cell office:value-type="float" office:value="1.81264" calcext:value-type="float">
            <text:p>1.81264</text:p>
          </table:table-cell>
          <table:table-cell office:value-type="float" office:value="1.56797" calcext:value-type="float">
            <text:p>1.56797</text:p>
          </table:table-cell>
          <table:table-cell office:value-type="float" office:value="2500.01331882088" calcext:value-type="float">
            <text:p>2500.0133188209</text:p>
          </table:table-cell>
          <table:table-cell office:value-type="float" office:value="0.00999150450596461" calcext:value-type="float">
            <text:p>0.0099915045</text:p>
          </table:table-cell>
          <table:table-cell office:value-type="float" office:value="0.0000313361437098924" calcext:value-type="float">
            <text:p>3.13361437098924E-05</text:p>
          </table:table-cell>
          <table:table-cell office:value-type="float" office:value="0.00785563122085622" calcext:value-type="float">
            <text:p>0.0078556312</text:p>
          </table:table-cell>
          <table:table-cell office:value-type="float" office:value="0.502237753663172" calcext:value-type="float">
            <text:p>0.5022377537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00000244477953371312" calcext:value-type="float">
            <text:p>2.44477953371312E-07</text:p>
          </table:table-cell>
          <table:table-cell office:value-type="float" office:value="0.0125" calcext:value-type="float">
            <text:p>0.0125</text:p>
          </table:table-cell>
          <table:table-cell table:formula="of:=[.AQ101]-[.AD101]" office:value-type="float" office:value="0.00250849549403539" calcext:value-type="float">
            <text:p>0.0025084955</text:p>
          </table:table-cell>
          <table:table-cell table:formula="of:=[.AR101]/[.AD101]" office:value-type="float" office:value="0.251062839689248" calcext:value-type="float">
            <text:p>0.25106283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160755" calcext:value-type="float">
            <text:p>0.00160755</text:p>
          </table:table-cell>
          <table:table-cell office:value-type="float" office:value="0.00235257" calcext:value-type="float">
            <text:p>0.00235257</text:p>
          </table:table-cell>
          <table:table-cell office:value-type="float" office:value="49.9531" calcext:value-type="float">
            <text:p>49.9531</text:p>
          </table:table-cell>
          <table:table-cell office:value-type="float" office:value="3.13828" calcext:value-type="float">
            <text:p>3.13828</text:p>
          </table:table-cell>
          <table:table-cell office:value-type="float" office:value="1.56979" calcext:value-type="float">
            <text:p>1.56979</text:p>
          </table:table-cell>
          <table:table-cell office:value-type="float" office:value="1.50001" calcext:value-type="float">
            <text:p>1.50001</text:p>
          </table:table-cell>
          <table:table-cell office:value-type="float" office:value="1.49582" calcext:value-type="float">
            <text:p>1.49582</text:p>
          </table:table-cell>
          <table:table-cell office:value-type="float" office:value="2497.81" calcext:value-type="float">
            <text:p>2497.81</text:p>
          </table:table-cell>
          <table:table-cell office:value-type="float" office:value="13.1374" calcext:value-type="float">
            <text:p>13.1374</text:p>
          </table:table-cell>
          <table:table-cell office:value-type="float" office:value="4.84414" calcext:value-type="float">
            <text:p>4.84414</text:p>
          </table:table-cell>
          <table:table-cell office:value-type="float" office:value="1.22475" calcext:value-type="float">
            <text:p>1.22475</text:p>
          </table:table-cell>
          <table:table-cell office:value-type="float" office:value="1.22304" calcext:value-type="float">
            <text:p>1.22304</text:p>
          </table:table-cell>
          <table:table-cell office:value-type="float" office:value="1.5793" calcext:value-type="float">
            <text:p>1.5793</text:p>
          </table:table-cell>
          <table:table-cell office:value-type="float" office:value="1.81345" calcext:value-type="float">
            <text:p>1.81345</text:p>
          </table:table-cell>
          <table:table-cell office:value-type="float" office:value="1.5427" calcext:value-type="float">
            <text:p>1.5427</text:p>
          </table:table-cell>
          <table:table-cell office:value-type="float" office:value="2500.8038933987" calcext:value-type="float">
            <text:p>2500.8038933987</text:p>
          </table:table-cell>
          <table:table-cell office:value-type="float" office:value="0.999107960526774" calcext:value-type="float">
            <text:p>0.9991079605</text:p>
          </table:table-cell>
          <table:table-cell office:value-type="float" office:value="0.0000333600315071795" calcext:value-type="float">
            <text:p>0.00003336</text:p>
          </table:table-cell>
          <table:table-cell office:value-type="float" office:value="0.00890313361728007" calcext:value-type="float">
            <text:p>0.0089031336</text:p>
          </table:table-cell>
          <table:table-cell office:value-type="float" office:value="152.551210428305" calcext:value-type="float">
            <text:p>152.5512104283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244477953371312" calcext:value-type="float">
            <text:p>0.0244477953</text:p>
          </table:table-cell>
          <table:table-cell office:value-type="float" office:value="1.25" calcext:value-type="float">
            <text:p>1.25</text:p>
          </table:table-cell>
          <table:table-cell table:formula="of:=[.AQ102]-[.AD102]" office:value-type="float" office:value="0.250892039473226" calcext:value-type="float">
            <text:p>0.2508920395</text:p>
          </table:table-cell>
          <table:table-cell table:formula="of:=[.AR102]/[.AD102]" office:value-type="float" office:value="0.251116044897635" calcext:value-type="float">
            <text:p>0.25111604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-0.00121617" calcext:value-type="float">
            <text:p>-0.00121617</text:p>
          </table:table-cell>
          <table:table-cell office:value-type="float" office:value="-0.000411124" calcext:value-type="float">
            <text:p>-0.000411124</text:p>
          </table:table-cell>
          <table:table-cell office:value-type="float" office:value="49.9953" calcext:value-type="float">
            <text:p>49.9953</text:p>
          </table:table-cell>
          <table:table-cell office:value-type="float" office:value="3.14078" calcext:value-type="float">
            <text:p>3.14078</text:p>
          </table:table-cell>
          <table:table-cell office:value-type="float" office:value="1.57558" calcext:value-type="float">
            <text:p>1.57558</text:p>
          </table:table-cell>
          <table:table-cell office:value-type="float" office:value="0.149451" calcext:value-type="float">
            <text:p>0.149451</text:p>
          </table:table-cell>
          <table:table-cell office:value-type="float" office:value="0.14962" calcext:value-type="float">
            <text:p>0.14962</text:p>
          </table:table-cell>
          <table:table-cell office:value-type="float" office:value="2499.78" calcext:value-type="float">
            <text:p>2499.78</text:p>
          </table:table-cell>
          <table:table-cell office:value-type="float" office:value="13.1567" calcext:value-type="float">
            <text:p>13.1567</text:p>
          </table:table-cell>
          <table:table-cell office:value-type="float" office:value="4.92199" calcext:value-type="float">
            <text:p>4.92199</text:p>
          </table:table-cell>
          <table:table-cell office:value-type="float" office:value="0.386587" calcext:value-type="float">
            <text:p>0.386587</text:p>
          </table:table-cell>
          <table:table-cell office:value-type="float" office:value="0.386808" calcext:value-type="float">
            <text:p>0.386808</text:p>
          </table:table-cell>
          <table:table-cell office:value-type="float" office:value="0.499995" calcext:value-type="float">
            <text:p>0.499995</text:p>
          </table:table-cell>
          <table:table-cell office:value-type="float" office:value="1.81443" calcext:value-type="float">
            <text:p>1.81443</text:p>
          </table:table-cell>
          <table:table-cell office:value-type="float" office:value="1.56191" calcext:value-type="float">
            <text:p>1.56191</text:p>
          </table:table-cell>
          <table:table-cell office:value-type="float" office:value="2500.07799468944" calcext:value-type="float">
            <text:p>2500.0779946894</text:p>
          </table:table-cell>
          <table:table-cell office:value-type="float" office:value="0.0999069386205428" calcext:value-type="float">
            <text:p>0.0999069386</text:p>
          </table:table-cell>
          <table:table-cell office:value-type="float" office:value="0.0000299281322439586" calcext:value-type="float">
            <text:p>2.99281322439586E-05</text:p>
          </table:table-cell>
          <table:table-cell office:value-type="float" office:value="0.00716554479689499" calcext:value-type="float">
            <text:p>0.0071655448</text:p>
          </table:table-cell>
          <table:table-cell office:value-type="float" office:value="5.21883162387718" calcext:value-type="float">
            <text:p>5.2188316239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000773107170349786" calcext:value-type="float">
            <text:p>7.73107170349786E-05</text:p>
          </table:table-cell>
          <table:table-cell office:value-type="float" office:value="0.125" calcext:value-type="float">
            <text:p>0.125</text:p>
          </table:table-cell>
          <table:table-cell table:formula="of:=[.AQ103]-[.AD103]" office:value-type="float" office:value="0.0250930613794572" calcext:value-type="float">
            <text:p>0.0250930614</text:p>
          </table:table-cell>
          <table:table-cell table:formula="of:=[.AR103]/[.AD103]" office:value-type="float" office:value="0.251164350804135" calcext:value-type="float">
            <text:p>0.25116435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-0.000642459" calcext:value-type="float">
            <text:p>-0.000642459</text:p>
          </table:table-cell>
          <table:table-cell office:value-type="float" office:value="0.000871082" calcext:value-type="float">
            <text:p>0.000871082</text:p>
          </table:table-cell>
          <table:table-cell office:value-type="float" office:value="99.9949" calcext:value-type="float">
            <text:p>99.9949</text:p>
          </table:table-cell>
          <table:table-cell office:value-type="float" office:value="3.13969" calcext:value-type="float">
            <text:p>3.13969</text:p>
          </table:table-cell>
          <table:table-cell office:value-type="float" office:value="1.57139" calcext:value-type="float">
            <text:p>1.57139</text:p>
          </table:table-cell>
          <table:table-cell office:value-type="float" office:value="0.274178" calcext:value-type="float">
            <text:p>0.274178</text:p>
          </table:table-cell>
          <table:table-cell office:value-type="float" office:value="0.274437" calcext:value-type="float">
            <text:p>0.274437</text:p>
          </table:table-cell>
          <table:table-cell office:value-type="float" office:value="9999.47" calcext:value-type="float">
            <text:p>9999.47</text:p>
          </table:table-cell>
          <table:table-cell office:value-type="float" office:value="13.1476" calcext:value-type="float">
            <text:p>13.1476</text:p>
          </table:table-cell>
          <table:table-cell office:value-type="float" office:value="4.91807" calcext:value-type="float">
            <text:p>4.91807</text:p>
          </table:table-cell>
          <table:table-cell office:value-type="float" office:value="0.523619" calcext:value-type="float">
            <text:p>0.523619</text:p>
          </table:table-cell>
          <table:table-cell office:value-type="float" office:value="0.523867" calcext:value-type="float">
            <text:p>0.523867</text:p>
          </table:table-cell>
          <table:table-cell office:value-type="float" office:value="0.707185" calcext:value-type="float">
            <text:p>0.707185</text:p>
          </table:table-cell>
          <table:table-cell office:value-type="float" office:value="1.81383" calcext:value-type="float">
            <text:p>1.81383</text:p>
          </table:table-cell>
          <table:table-cell office:value-type="float" office:value="1.56487" calcext:value-type="float">
            <text:p>1.56487</text:p>
          </table:table-cell>
          <table:table-cell office:value-type="float" office:value="10000.0203713432" calcext:value-type="float">
            <text:p>10000.0203713432</text:p>
          </table:table-cell>
          <table:table-cell office:value-type="float" office:value="0.0999058457856918" calcext:value-type="float">
            <text:p>0.0999058458</text:p>
          </table:table-cell>
          <table:table-cell office:value-type="float" office:value="0.000062340721370666" calcext:value-type="float">
            <text:p>6.2340721370666E-05</text:p>
          </table:table-cell>
          <table:table-cell office:value-type="float" office:value="0.03109092432812" calcext:value-type="float">
            <text:p>0.0310909243</text:p>
          </table:table-cell>
          <table:table-cell office:value-type="float" office:value="10.2553830746119" calcext:value-type="float">
            <text:p>10.2553830746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00215968127501541" calcext:value-type="float">
            <text:p>2.15968127501541E-05</text:p>
          </table:table-cell>
          <table:table-cell office:value-type="float" office:value="0.125" calcext:value-type="float">
            <text:p>0.125</text:p>
          </table:table-cell>
          <table:table-cell table:formula="of:=[.AQ104]-[.AD104]" office:value-type="float" office:value="0.0250941542143082" calcext:value-type="float">
            <text:p>0.0250941542</text:p>
          </table:table-cell>
          <table:table-cell table:formula="of:=[.AR104]/[.AD104]" office:value-type="float" office:value="0.251178036850193" calcext:value-type="float">
            <text:p>0.25117803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-0.000376016" calcext:value-type="float">
            <text:p>-0.000376016</text:p>
          </table:table-cell>
          <table:table-cell office:value-type="float" office:value="0.00186425" calcext:value-type="float">
            <text:p>0.00186425</text:p>
          </table:table-cell>
          <table:table-cell office:value-type="float" office:value="99.9524" calcext:value-type="float">
            <text:p>99.9524</text:p>
          </table:table-cell>
          <table:table-cell office:value-type="float" office:value="3.13899" calcext:value-type="float">
            <text:p>3.13899</text:p>
          </table:table-cell>
          <table:table-cell office:value-type="float" office:value="1.56901" calcext:value-type="float">
            <text:p>1.56901</text:p>
          </table:table-cell>
          <table:table-cell office:value-type="float" office:value="2.72775" calcext:value-type="float">
            <text:p>2.72775</text:p>
          </table:table-cell>
          <table:table-cell office:value-type="float" office:value="2.7634" calcext:value-type="float">
            <text:p>2.7634</text:p>
          </table:table-cell>
          <table:table-cell office:value-type="float" office:value="9995.48" calcext:value-type="float">
            <text:p>9995.48</text:p>
          </table:table-cell>
          <table:table-cell office:value-type="float" office:value="13.1444" calcext:value-type="float">
            <text:p>13.1444</text:p>
          </table:table-cell>
          <table:table-cell office:value-type="float" office:value="4.87072" calcext:value-type="float">
            <text:p>4.87072</text:p>
          </table:table-cell>
          <table:table-cell office:value-type="float" office:value="1.65159" calcext:value-type="float">
            <text:p>1.65159</text:p>
          </table:table-cell>
          <table:table-cell office:value-type="float" office:value="1.66235" calcext:value-type="float">
            <text:p>1.66235</text:p>
          </table:table-cell>
          <table:table-cell office:value-type="float" office:value="2.23295" calcext:value-type="float">
            <text:p>2.23295</text:p>
          </table:table-cell>
          <table:table-cell office:value-type="float" office:value="1.81414" calcext:value-type="float">
            <text:p>1.81414</text:p>
          </table:table-cell>
          <table:table-cell office:value-type="float" office:value="1.55208" calcext:value-type="float">
            <text:p>1.55208</text:p>
          </table:table-cell>
          <table:table-cell office:value-type="float" office:value="10000.9691619657" calcext:value-type="float">
            <text:p>10000.9691619657</text:p>
          </table:table-cell>
          <table:table-cell office:value-type="float" office:value="0.999023124287831" calcext:value-type="float">
            <text:p>0.9990231243</text:p>
          </table:table-cell>
          <table:table-cell office:value-type="float" office:value="0.000062377685805067" calcext:value-type="float">
            <text:p>6.2377685805067E-05</text:p>
          </table:table-cell>
          <table:table-cell office:value-type="float" office:value="0.0311278054911653" calcext:value-type="float">
            <text:p>0.0311278055</text:p>
          </table:table-cell>
          <table:table-cell office:value-type="float" office:value="294.676258992806" calcext:value-type="float">
            <text:p>294.6762589928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682951184906521" calcext:value-type="float">
            <text:p>0.0068295118</text:p>
          </table:table-cell>
          <table:table-cell office:value-type="float" office:value="1.25" calcext:value-type="float">
            <text:p>1.25</text:p>
          </table:table-cell>
          <table:table-cell table:formula="of:=[.AQ105]-[.AD105]" office:value-type="float" office:value="0.250976875712169" calcext:value-type="float">
            <text:p>0.2509768757</text:p>
          </table:table-cell>
          <table:table-cell table:formula="of:=[.AR105]/[.AD105]" office:value-type="float" office:value="0.25122228866432" calcext:value-type="float">
            <text:p>0.25122228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0.00023958" calcext:value-type="float">
            <text:p>0.00023958</text:p>
          </table:table-cell>
          <table:table-cell office:value-type="float" office:value="-0.000202075" calcext:value-type="float">
            <text:p>-0.000202075</text:p>
          </table:table-cell>
          <table:table-cell office:value-type="float" office:value="99.9996" calcext:value-type="float">
            <text:p>99.9996</text:p>
          </table:table-cell>
          <table:table-cell office:value-type="float" office:value="3.14197" calcext:value-type="float">
            <text:p>3.14197</text:p>
          </table:table-cell>
          <table:table-cell office:value-type="float" office:value="1.59185" calcext:value-type="float">
            <text:p>1.59185</text:p>
          </table:table-cell>
          <table:table-cell office:value-type="float" office:value="0.0273047" calcext:value-type="float">
            <text:p>0.0273047</text:p>
          </table:table-cell>
          <table:table-cell office:value-type="float" office:value="0.0272544" calcext:value-type="float">
            <text:p>0.0272544</text:p>
          </table:table-cell>
          <table:table-cell office:value-type="float" office:value="9999.96" calcext:value-type="float">
            <text:p>9999.96</text:p>
          </table:table-cell>
          <table:table-cell office:value-type="float" office:value="13.1697" calcext:value-type="float">
            <text:p>13.1697</text:p>
          </table:table-cell>
          <table:table-cell office:value-type="float" office:value="4.99505" calcext:value-type="float">
            <text:p>4.99505</text:p>
          </table:table-cell>
          <table:table-cell office:value-type="float" office:value="0.165241" calcext:value-type="float">
            <text:p>0.165241</text:p>
          </table:table-cell>
          <table:table-cell office:value-type="float" office:value="0.165089" calcext:value-type="float">
            <text:p>0.165089</text:p>
          </table:table-cell>
          <table:table-cell office:value-type="float" office:value="0.223575" calcext:value-type="float">
            <text:p>0.223575</text:p>
          </table:table-cell>
          <table:table-cell office:value-type="float" office:value="1.81596" calcext:value-type="float">
            <text:p>1.81596</text:p>
          </table:table-cell>
          <table:table-cell office:value-type="float" office:value="1.56878" calcext:value-type="float">
            <text:p>1.56878</text:p>
          </table:table-cell>
          <table:table-cell office:value-type="float" office:value="10000.0152768152" calcext:value-type="float">
            <text:p>10000.0152768152</text:p>
          </table:table-cell>
          <table:table-cell office:value-type="float" office:value="0.00997352302343291" calcext:value-type="float">
            <text:p>0.009973523</text:p>
          </table:table-cell>
          <table:table-cell office:value-type="float" office:value="0.0000622732217128329" calcext:value-type="float">
            <text:p>6.22732217128329E-05</text:p>
          </table:table-cell>
          <table:table-cell office:value-type="float" office:value="0.0310236331399652" calcext:value-type="float">
            <text:p>0.0310236331</text:p>
          </table:table-cell>
          <table:table-cell office:value-type="float" office:value="0.792914871993419" calcext:value-type="float">
            <text:p>0.792914872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00000682951184906521" calcext:value-type="float">
            <text:p>6.82951184906521E-08</text:p>
          </table:table-cell>
          <table:table-cell office:value-type="float" office:value="0.0125" calcext:value-type="float">
            <text:p>0.0125</text:p>
          </table:table-cell>
          <table:table-cell table:formula="of:=[.AQ106]-[.AD106]" office:value-type="float" office:value="0.00252647697656709" calcext:value-type="float">
            <text:p>0.002526477</text:p>
          </table:table-cell>
          <table:table-cell table:formula="of:=[.AR106]/[.AD106]" office:value-type="float" office:value="0.253318408212535" calcext:value-type="float">
            <text:p>0.25331840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-0.00148384" calcext:value-type="float">
            <text:p>-0.00148384</text:p>
          </table:table-cell>
          <table:table-cell office:value-type="float" office:value="0.0036408" calcext:value-type="float">
            <text:p>0.0036408</text:p>
          </table:table-cell>
          <table:table-cell office:value-type="float" office:value="99.9452" calcext:value-type="float">
            <text:p>99.9452</text:p>
          </table:table-cell>
          <table:table-cell office:value-type="float" office:value="3.14008" calcext:value-type="float">
            <text:p>3.14008</text:p>
          </table:table-cell>
          <table:table-cell office:value-type="float" office:value="1.57682" calcext:value-type="float">
            <text:p>1.57682</text:p>
          </table:table-cell>
          <table:table-cell office:value-type="float" office:value="2.72371" calcext:value-type="float">
            <text:p>2.72371</text:p>
          </table:table-cell>
          <table:table-cell office:value-type="float" office:value="2.72158" calcext:value-type="float">
            <text:p>2.72158</text:p>
          </table:table-cell>
          <table:table-cell office:value-type="float" office:value="9994.02" calcext:value-type="float">
            <text:p>9994.02</text:p>
          </table:table-cell>
          <table:table-cell office:value-type="float" office:value="13.154" calcext:value-type="float">
            <text:p>13.154</text:p>
          </table:table-cell>
          <table:table-cell office:value-type="float" office:value="4.89548" calcext:value-type="float">
            <text:p>4.89548</text:p>
          </table:table-cell>
          <table:table-cell office:value-type="float" office:value="1.65037" calcext:value-type="float">
            <text:p>1.65037</text:p>
          </table:table-cell>
          <table:table-cell office:value-type="float" office:value="1.64972" calcext:value-type="float">
            <text:p>1.64972</text:p>
          </table:table-cell>
          <table:table-cell office:value-type="float" office:value="2.23308" calcext:value-type="float">
            <text:p>2.23308</text:p>
          </table:table-cell>
          <table:table-cell office:value-type="float" office:value="1.8149" calcext:value-type="float">
            <text:p>1.8149</text:p>
          </table:table-cell>
          <table:table-cell office:value-type="float" office:value="1.55213" calcext:value-type="float">
            <text:p>1.55213</text:p>
          </table:table-cell>
          <table:table-cell office:value-type="float" office:value="9999.46767619355" calcext:value-type="float">
            <text:p>9999.4676761936</text:p>
          </table:table-cell>
          <table:table-cell office:value-type="float" office:value="0.996755041124574" calcext:value-type="float">
            <text:p>0.9967550411</text:p>
          </table:table-cell>
          <table:table-cell office:value-type="float" office:value="0.0000649087270873115" calcext:value-type="float">
            <text:p>6.49087270873115E-05</text:p>
          </table:table-cell>
          <table:table-cell office:value-type="float" office:value="0.0337051428167607" calcext:value-type="float">
            <text:p>0.0337051428</text:p>
          </table:table-cell>
          <table:table-cell office:value-type="float" office:value="293.620071684588" calcext:value-type="float">
            <text:p>293.6200716846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682951184906521" calcext:value-type="float">
            <text:p>0.0068295118</text:p>
          </table:table-cell>
          <table:table-cell office:value-type="float" office:value="1.25" calcext:value-type="float">
            <text:p>1.25</text:p>
          </table:table-cell>
          <table:table-cell table:formula="of:=[.AQ107]-[.AD107]" office:value-type="float" office:value="0.253244958875426" calcext:value-type="float">
            <text:p>0.2532449589</text:p>
          </table:table-cell>
          <table:table-cell table:formula="of:=[.AR107]/[.AD107]" office:value-type="float" office:value="0.254069403641747" calcext:value-type="float">
            <text:p>0.25406940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0.000173377" calcext:value-type="float">
            <text:p>0.000173377</text:p>
          </table:table-cell>
          <table:table-cell office:value-type="float" office:value="0.00062537" calcext:value-type="float">
            <text:p>0.00062537</text:p>
          </table:table-cell>
          <table:table-cell office:value-type="float" office:value="99.9994" calcext:value-type="float">
            <text:p>99.9994</text:p>
          </table:table-cell>
          <table:table-cell office:value-type="float" office:value="3.1425" calcext:value-type="float">
            <text:p>3.1425</text:p>
          </table:table-cell>
          <table:table-cell office:value-type="float" office:value="1.5639" calcext:value-type="float">
            <text:p>1.5639</text:p>
          </table:table-cell>
          <table:table-cell office:value-type="float" office:value="0.0270667" calcext:value-type="float">
            <text:p>0.0270667</text:p>
          </table:table-cell>
          <table:table-cell office:value-type="float" office:value="0.0272164" calcext:value-type="float">
            <text:p>0.0272164</text:p>
          </table:table-cell>
          <table:table-cell office:value-type="float" office:value="9999.94" calcext:value-type="float">
            <text:p>9999.94</text:p>
          </table:table-cell>
          <table:table-cell office:value-type="float" office:value="13.163" calcext:value-type="float">
            <text:p>13.163</text:p>
          </table:table-cell>
          <table:table-cell office:value-type="float" office:value="4.9073" calcext:value-type="float">
            <text:p>4.9073</text:p>
          </table:table-cell>
          <table:table-cell office:value-type="float" office:value="0.16452" calcext:value-type="float">
            <text:p>0.16452</text:p>
          </table:table-cell>
          <table:table-cell office:value-type="float" office:value="0.164973" calcext:value-type="float">
            <text:p>0.164973</text:p>
          </table:table-cell>
          <table:table-cell office:value-type="float" office:value="0.223543" calcext:value-type="float">
            <text:p>0.223543</text:p>
          </table:table-cell>
          <table:table-cell office:value-type="float" office:value="1.81321" calcext:value-type="float">
            <text:p>1.81321</text:p>
          </table:table-cell>
          <table:table-cell office:value-type="float" office:value="1.56892" calcext:value-type="float">
            <text:p>1.56892</text:p>
          </table:table-cell>
          <table:table-cell office:value-type="float" office:value="9999.99238804325" calcext:value-type="float">
            <text:p>9999.9923880433</text:p>
          </table:table-cell>
          <table:table-cell office:value-type="float" office:value="0.00995973864716122" calcext:value-type="float">
            <text:p>0.0099597386</text:p>
          </table:table-cell>
          <table:table-cell office:value-type="float" office:value="0.0000624460655814975" calcext:value-type="float">
            <text:p>6.24460655814975E-05</text:p>
          </table:table-cell>
          <table:table-cell office:value-type="float" office:value="0.0311960888528695" calcext:value-type="float">
            <text:p>0.0311960889</text:p>
          </table:table-cell>
          <table:table-cell office:value-type="float" office:value="0.79189544505452" calcext:value-type="float">
            <text:p>0.7918954451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00000682951184906521" calcext:value-type="float">
            <text:p>6.82951184906521E-08</text:p>
          </table:table-cell>
          <table:table-cell office:value-type="float" office:value="0.0125" calcext:value-type="float">
            <text:p>0.0125</text:p>
          </table:table-cell>
          <table:table-cell table:formula="of:=[.AQ108]-[.AD108]" office:value-type="float" office:value="0.00254026135283878" calcext:value-type="float">
            <text:p>0.0025402614</text:p>
          </table:table-cell>
          <table:table-cell table:formula="of:=[.AR108]/[.AD108]" office:value-type="float" office:value="0.255053013219661" calcext:value-type="float">
            <text:p>0.25505301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0.000254528" calcext:value-type="float">
            <text:p>0.000254528</text:p>
          </table:table-cell>
          <table:table-cell office:value-type="float" office:value="0.000454921" calcext:value-type="float">
            <text:p>0.000454921</text:p>
          </table:table-cell>
          <table:table-cell office:value-type="float" office:value="99.9994" calcext:value-type="float">
            <text:p>99.9994</text:p>
          </table:table-cell>
          <table:table-cell office:value-type="float" office:value="3.13916" calcext:value-type="float">
            <text:p>3.13916</text:p>
          </table:table-cell>
          <table:table-cell office:value-type="float" office:value="1.58454" calcext:value-type="float">
            <text:p>1.58454</text:p>
          </table:table-cell>
          <table:table-cell office:value-type="float" office:value="0.0270501" calcext:value-type="float">
            <text:p>0.0270501</text:p>
          </table:table-cell>
          <table:table-cell office:value-type="float" office:value="0.0270995" calcext:value-type="float">
            <text:p>0.0270995</text:p>
          </table:table-cell>
          <table:table-cell office:value-type="float" office:value="9999.93" calcext:value-type="float">
            <text:p>9999.93</text:p>
          </table:table-cell>
          <table:table-cell office:value-type="float" office:value="13.1522" calcext:value-type="float">
            <text:p>13.1522</text:p>
          </table:table-cell>
          <table:table-cell office:value-type="float" office:value="4.97213" calcext:value-type="float">
            <text:p>4.97213</text:p>
          </table:table-cell>
          <table:table-cell office:value-type="float" office:value="0.164469" calcext:value-type="float">
            <text:p>0.164469</text:p>
          </table:table-cell>
          <table:table-cell office:value-type="float" office:value="0.164619" calcext:value-type="float">
            <text:p>0.164619</text:p>
          </table:table-cell>
          <table:table-cell office:value-type="float" office:value="0.223617" calcext:value-type="float">
            <text:p>0.223617</text:p>
          </table:table-cell>
          <table:table-cell office:value-type="float" office:value="1.81602" calcext:value-type="float">
            <text:p>1.81602</text:p>
          </table:table-cell>
          <table:table-cell office:value-type="float" office:value="1.56887" calcext:value-type="float">
            <text:p>1.56887</text:p>
          </table:table-cell>
          <table:table-cell office:value-type="float" office:value="9999.98795872939" calcext:value-type="float">
            <text:p>9999.9879587294</text:p>
          </table:table-cell>
          <table:table-cell office:value-type="float" office:value="0.00995419813641028" calcext:value-type="float">
            <text:p>0.0099541981</text:p>
          </table:table-cell>
          <table:table-cell office:value-type="float" office:value="0.0000629202109705006" calcext:value-type="float">
            <text:p>6.29202109705006E-05</text:p>
          </table:table-cell>
          <table:table-cell office:value-type="float" office:value="0.0316716235885784" calcext:value-type="float">
            <text:p>0.0316716236</text:p>
          </table:table-cell>
          <table:table-cell office:value-type="float" office:value="0.773998488284203" calcext:value-type="float">
            <text:p>0.7739984883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00000682951184906521" calcext:value-type="float">
            <text:p>6.82951184906521E-08</text:p>
          </table:table-cell>
          <table:table-cell office:value-type="float" office:value="0.0125" calcext:value-type="float">
            <text:p>0.0125</text:p>
          </table:table-cell>
          <table:table-cell table:formula="of:=[.AQ109]-[.AD109]" office:value-type="float" office:value="0.00254580186358972" calcext:value-type="float">
            <text:p>0.0025458019</text:p>
          </table:table-cell>
          <table:table-cell table:formula="of:=[.AR109]/[.AD109]" office:value-type="float" office:value="0.255751576239751" calcext:value-type="float">
            <text:p>0.255751576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287639" calcext:value-type="float">
            <text:p>2.87639E-05</text:p>
          </table:table-cell>
          <table:table-cell office:value-type="float" office:value="-0.0000763357" calcext:value-type="float">
            <text:p>-7.63357E-05</text:p>
          </table:table-cell>
          <table:table-cell office:value-type="float" office:value="1.06212" calcext:value-type="float">
            <text:p>1.06212</text:p>
          </table:table-cell>
          <table:table-cell office:value-type="float" office:value="3.1389" calcext:value-type="float">
            <text:p>3.1389</text:p>
          </table:table-cell>
          <table:table-cell office:value-type="float" office:value="1.56986" calcext:value-type="float">
            <text:p>1.56986</text:p>
          </table:table-cell>
          <table:table-cell office:value-type="float" office:value="0.0516455" calcext:value-type="float">
            <text:p>0.0516455</text:p>
          </table:table-cell>
          <table:table-cell office:value-type="float" office:value="0.0515722" calcext:value-type="float">
            <text:p>0.0515722</text:p>
          </table:table-cell>
          <table:table-cell office:value-type="float" office:value="1.18234" calcext:value-type="float">
            <text:p>1.18234</text:p>
          </table:table-cell>
          <table:table-cell office:value-type="float" office:value="13.1442" calcext:value-type="float">
            <text:p>13.1442</text:p>
          </table:table-cell>
          <table:table-cell office:value-type="float" office:value="3.53707" calcext:value-type="float">
            <text:p>3.53707</text:p>
          </table:table-cell>
          <table:table-cell office:value-type="float" office:value="0.227257" calcext:value-type="float">
            <text:p>0.227257</text:p>
          </table:table-cell>
          <table:table-cell office:value-type="float" office:value="0.227095" calcext:value-type="float">
            <text:p>0.227095</text:p>
          </table:table-cell>
          <table:table-cell office:value-type="float" office:value="0.232906" calcext:value-type="float">
            <text:p>0.232906</text:p>
          </table:table-cell>
          <table:table-cell office:value-type="float" office:value="1.81424" calcext:value-type="float">
            <text:p>1.81424</text:p>
          </table:table-cell>
          <table:table-cell office:value-type="float" office:value="1.03567" calcext:value-type="float">
            <text:p>1.03567</text:p>
          </table:table-cell>
          <table:table-cell office:value-type="float" office:value="1.28556050100673" calcext:value-type="float">
            <text:p>1.285560501</text:p>
          </table:table-cell>
          <table:table-cell office:value-type="float" office:value="0.093997192258417" calcext:value-type="float">
            <text:p>0.0939971923</text:p>
          </table:table-cell>
          <table:table-cell office:value-type="float" office:value="0.0000000563818406663097" calcext:value-type="float">
            <text:p>5.63818406663097E-08</text:p>
          </table:table-cell>
          <table:table-cell office:value-type="float" office:value="0.0000000254312956553691" calcext:value-type="float">
            <text:p>2.54312956553691E-08</text:p>
          </table:table-cell>
          <table:table-cell office:value-type="float" office:value="6.71585505820627" calcext:value-type="float">
            <text:p>6.7158550582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5.8019104893458" calcext:value-type="float">
            <text:p>5.8019104893</text:p>
          </table:table-cell>
          <table:table-cell office:value-type="float" office:value="0.125" calcext:value-type="float">
            <text:p>0.125</text:p>
          </table:table-cell>
          <table:table-cell table:formula="of:=[.AQ110]-[.AD110]" office:value-type="float" office:value="0.031002807741583" calcext:value-type="float">
            <text:p>0.0310028077</text:p>
          </table:table-cell>
          <table:table-cell table:formula="of:=[.AR110]/[.AD110]" office:value-type="float" office:value="0.329826955430223" calcext:value-type="float">
            <text:p>0.329826955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0000213409" calcext:value-type="float">
            <text:p>-2.13409E-05</text:p>
          </table:table-cell>
          <table:table-cell office:value-type="float" office:value="0.000106572" calcext:value-type="float">
            <text:p>0.000106572</text:p>
          </table:table-cell>
          <table:table-cell office:value-type="float" office:value="1.06228" calcext:value-type="float">
            <text:p>1.06228</text:p>
          </table:table-cell>
          <table:table-cell office:value-type="float" office:value="3.1406" calcext:value-type="float">
            <text:p>3.1406</text:p>
          </table:table-cell>
          <table:table-cell office:value-type="float" office:value="1.56995" calcext:value-type="float">
            <text:p>1.56995</text:p>
          </table:table-cell>
          <table:table-cell office:value-type="float" office:value="0.0515902" calcext:value-type="float">
            <text:p>0.0515902</text:p>
          </table:table-cell>
          <table:table-cell office:value-type="float" office:value="0.0515452" calcext:value-type="float">
            <text:p>0.0515452</text:p>
          </table:table-cell>
          <table:table-cell office:value-type="float" office:value="1.18268" calcext:value-type="float">
            <text:p>1.18268</text:p>
          </table:table-cell>
          <table:table-cell office:value-type="float" office:value="13.1502" calcext:value-type="float">
            <text:p>13.1502</text:p>
          </table:table-cell>
          <table:table-cell office:value-type="float" office:value="3.53765" calcext:value-type="float">
            <text:p>3.53765</text:p>
          </table:table-cell>
          <table:table-cell office:value-type="float" office:value="0.227135" calcext:value-type="float">
            <text:p>0.227135</text:p>
          </table:table-cell>
          <table:table-cell office:value-type="float" office:value="0.227036" calcext:value-type="float">
            <text:p>0.227036</text:p>
          </table:table-cell>
          <table:table-cell office:value-type="float" office:value="0.232875" calcext:value-type="float">
            <text:p>0.232875</text:p>
          </table:table-cell>
          <table:table-cell office:value-type="float" office:value="1.81297" calcext:value-type="float">
            <text:p>1.81297</text:p>
          </table:table-cell>
          <table:table-cell office:value-type="float" office:value="1.03582" calcext:value-type="float">
            <text:p>1.03582</text:p>
          </table:table-cell>
          <table:table-cell office:value-type="float" office:value="1.28581463091334" calcext:value-type="float">
            <text:p>1.2858146309</text:p>
          </table:table-cell>
          <table:table-cell office:value-type="float" office:value="0.0939426311341362" calcext:value-type="float">
            <text:p>0.0939426311</text:p>
          </table:table-cell>
          <table:table-cell office:value-type="float" office:value="0.0000000938945079006737" calcext:value-type="float">
            <text:p>9.38945079006737E-08</text:p>
          </table:table-cell>
          <table:table-cell office:value-type="float" office:value="0.0000000705294289112774" calcext:value-type="float">
            <text:p>7.05294289112774E-08</text:p>
          </table:table-cell>
          <table:table-cell office:value-type="float" office:value="8.26056267016235" calcext:value-type="float">
            <text:p>8.2605626702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5.8019104893458" calcext:value-type="float">
            <text:p>5.8019104893</text:p>
          </table:table-cell>
          <table:table-cell office:value-type="float" office:value="0.125" calcext:value-type="float">
            <text:p>0.125</text:p>
          </table:table-cell>
          <table:table-cell table:formula="of:=[.AQ111]-[.AD111]" office:value-type="float" office:value="0.0310573688658638" calcext:value-type="float">
            <text:p>0.0310573689</text:p>
          </table:table-cell>
          <table:table-cell table:formula="of:=[.AR111]/[.AD111]" office:value-type="float" office:value="0.330599308225873" calcext:value-type="float">
            <text:p>0.330599308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00000596322" calcext:value-type="float">
            <text:p>-5.96322E-06</text:p>
          </table:table-cell>
          <table:table-cell office:value-type="float" office:value="0.000176005" calcext:value-type="float">
            <text:p>0.000176005</text:p>
          </table:table-cell>
          <table:table-cell office:value-type="float" office:value="1.06216" calcext:value-type="float">
            <text:p>1.06216</text:p>
          </table:table-cell>
          <table:table-cell office:value-type="float" office:value="3.14034" calcext:value-type="float">
            <text:p>3.14034</text:p>
          </table:table-cell>
          <table:table-cell office:value-type="float" office:value="1.57085" calcext:value-type="float">
            <text:p>1.57085</text:p>
          </table:table-cell>
          <table:table-cell office:value-type="float" office:value="0.0515806" calcext:value-type="float">
            <text:p>0.0515806</text:p>
          </table:table-cell>
          <table:table-cell office:value-type="float" office:value="0.0515009" calcext:value-type="float">
            <text:p>0.0515009</text:p>
          </table:table-cell>
          <table:table-cell office:value-type="float" office:value="1.18242" calcext:value-type="float">
            <text:p>1.18242</text:p>
          </table:table-cell>
          <table:table-cell office:value-type="float" office:value="13.1501" calcext:value-type="float">
            <text:p>13.1501</text:p>
          </table:table-cell>
          <table:table-cell office:value-type="float" office:value="3.5398" calcext:value-type="float">
            <text:p>3.5398</text:p>
          </table:table-cell>
          <table:table-cell office:value-type="float" office:value="0.227114" calcext:value-type="float">
            <text:p>0.227114</text:p>
          </table:table-cell>
          <table:table-cell office:value-type="float" office:value="0.226938" calcext:value-type="float">
            <text:p>0.226938</text:p>
          </table:table-cell>
          <table:table-cell office:value-type="float" office:value="0.232889" calcext:value-type="float">
            <text:p>0.232889</text:p>
          </table:table-cell>
          <table:table-cell office:value-type="float" office:value="1.8134" calcext:value-type="float">
            <text:p>1.8134</text:p>
          </table:table-cell>
          <table:table-cell office:value-type="float" office:value="1.03548" calcext:value-type="float">
            <text:p>1.03548</text:p>
          </table:table-cell>
          <table:table-cell office:value-type="float" office:value="1.28550143373195" calcext:value-type="float">
            <text:p>1.2855014337</text:p>
          </table:table-cell>
          <table:table-cell office:value-type="float" office:value="0.0939259026796061" calcext:value-type="float">
            <text:p>0.0939259027</text:p>
          </table:table-cell>
          <table:table-cell office:value-type="float" office:value="0.0000000801394264971092" calcext:value-type="float">
            <text:p>8.01394264971092E-08</text:p>
          </table:table-cell>
          <table:table-cell office:value-type="float" office:value="0.0000000513786214342845" calcext:value-type="float">
            <text:p>5.13786214342845E-08</text:p>
          </table:table-cell>
          <table:table-cell office:value-type="float" office:value="6.910164487558" calcext:value-type="float">
            <text:p>6.9101644876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5.8019104893458" calcext:value-type="float">
            <text:p>5.8019104893</text:p>
          </table:table-cell>
          <table:table-cell office:value-type="float" office:value="0.125" calcext:value-type="float">
            <text:p>0.125</text:p>
          </table:table-cell>
          <table:table-cell table:formula="of:=[.AQ112]-[.AD112]" office:value-type="float" office:value="0.0310740973203939" calcext:value-type="float">
            <text:p>0.0310740973</text:p>
          </table:table-cell>
          <table:table-cell table:formula="of:=[.AR112]/[.AD112]" office:value-type="float" office:value="0.330836291522178" calcext:value-type="float">
            <text:p>0.330836291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0872465" calcext:value-type="float">
            <text:p>8.72465E-06</text:p>
          </table:table-cell>
          <table:table-cell office:value-type="float" office:value="0.000118553" calcext:value-type="float">
            <text:p>0.000118553</text:p>
          </table:table-cell>
          <table:table-cell office:value-type="float" office:value="1.06201" calcext:value-type="float">
            <text:p>1.06201</text:p>
          </table:table-cell>
          <table:table-cell office:value-type="float" office:value="3.1399" calcext:value-type="float">
            <text:p>3.1399</text:p>
          </table:table-cell>
          <table:table-cell office:value-type="float" office:value="1.57181" calcext:value-type="float">
            <text:p>1.57181</text:p>
          </table:table-cell>
          <table:table-cell office:value-type="float" office:value="0.0515373" calcext:value-type="float">
            <text:p>0.0515373</text:p>
          </table:table-cell>
          <table:table-cell office:value-type="float" office:value="0.0515359" calcext:value-type="float">
            <text:p>0.0515359</text:p>
          </table:table-cell>
          <table:table-cell office:value-type="float" office:value="1.1821" calcext:value-type="float">
            <text:p>1.1821</text:p>
          </table:table-cell>
          <table:table-cell office:value-type="float" office:value="13.1529" calcext:value-type="float">
            <text:p>13.1529</text:p>
          </table:table-cell>
          <table:table-cell office:value-type="float" office:value="3.54319" calcext:value-type="float">
            <text:p>3.54319</text:p>
          </table:table-cell>
          <table:table-cell office:value-type="float" office:value="0.227018" calcext:value-type="float">
            <text:p>0.227018</text:p>
          </table:table-cell>
          <table:table-cell office:value-type="float" office:value="0.227015" calcext:value-type="float">
            <text:p>0.227015</text:p>
          </table:table-cell>
          <table:table-cell office:value-type="float" office:value="0.232874" calcext:value-type="float">
            <text:p>0.232874</text:p>
          </table:table-cell>
          <table:table-cell office:value-type="float" office:value="1.81492" calcext:value-type="float">
            <text:p>1.81492</text:p>
          </table:table-cell>
          <table:table-cell office:value-type="float" office:value="1.03566" calcext:value-type="float">
            <text:p>1.03566</text:p>
          </table:table-cell>
          <table:table-cell office:value-type="float" office:value="1.28517602258333" calcext:value-type="float">
            <text:p>1.2851760226</text:p>
          </table:table-cell>
          <table:table-cell office:value-type="float" office:value="0.0939155767066994" calcext:value-type="float">
            <text:p>0.0939155767</text:p>
          </table:table-cell>
          <table:table-cell office:value-type="float" office:value="0.0000000617123292960849" calcext:value-type="float">
            <text:p>6.17123292960849E-08</text:p>
          </table:table-cell>
          <table:table-cell office:value-type="float" office:value="0.0000000304672926971874" calcext:value-type="float">
            <text:p>3.04672926971874E-08</text:p>
          </table:table-cell>
          <table:table-cell office:value-type="float" office:value="6.9020136490016" calcext:value-type="float">
            <text:p>6.902013649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5.8019104893458" calcext:value-type="float">
            <text:p>5.8019104893</text:p>
          </table:table-cell>
          <table:table-cell office:value-type="float" office:value="0.125" calcext:value-type="float">
            <text:p>0.125</text:p>
          </table:table-cell>
          <table:table-cell table:formula="of:=[.AQ113]-[.AD113]" office:value-type="float" office:value="0.0310844232933006" calcext:value-type="float">
            <text:p>0.0310844233</text:p>
          </table:table-cell>
          <table:table-cell table:formula="of:=[.AR113]/[.AD113]" office:value-type="float" office:value="0.330982616338267" calcext:value-type="float">
            <text:p>0.330982616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420733" calcext:value-type="float">
            <text:p>4.20733E-05</text:p>
          </table:table-cell>
          <table:table-cell office:value-type="float" office:value="-0.0000678403" calcext:value-type="float">
            <text:p>-6.78403E-05</text:p>
          </table:table-cell>
          <table:table-cell office:value-type="float" office:value="1.06217" calcext:value-type="float">
            <text:p>1.06217</text:p>
          </table:table-cell>
          <table:table-cell office:value-type="float" office:value="3.1429" calcext:value-type="float">
            <text:p>3.1429</text:p>
          </table:table-cell>
          <table:table-cell office:value-type="float" office:value="1.57088" calcext:value-type="float">
            <text:p>1.57088</text:p>
          </table:table-cell>
          <table:table-cell office:value-type="float" office:value="0.0514989" calcext:value-type="float">
            <text:p>0.0514989</text:p>
          </table:table-cell>
          <table:table-cell office:value-type="float" office:value="0.0515688" calcext:value-type="float">
            <text:p>0.0515688</text:p>
          </table:table-cell>
          <table:table-cell office:value-type="float" office:value="1.18245" calcext:value-type="float">
            <text:p>1.18245</text:p>
          </table:table-cell>
          <table:table-cell office:value-type="float" office:value="13.1667" calcext:value-type="float">
            <text:p>13.1667</text:p>
          </table:table-cell>
          <table:table-cell office:value-type="float" office:value="3.54017" calcext:value-type="float">
            <text:p>3.54017</text:p>
          </table:table-cell>
          <table:table-cell office:value-type="float" office:value="0.226934" calcext:value-type="float">
            <text:p>0.226934</text:p>
          </table:table-cell>
          <table:table-cell office:value-type="float" office:value="0.227088" calcext:value-type="float">
            <text:p>0.227088</text:p>
          </table:table-cell>
          <table:table-cell office:value-type="float" office:value="0.23289" calcext:value-type="float">
            <text:p>0.23289</text:p>
          </table:table-cell>
          <table:table-cell office:value-type="float" office:value="1.81353" calcext:value-type="float">
            <text:p>1.81353</text:p>
          </table:table-cell>
          <table:table-cell office:value-type="float" office:value="1.03562" calcext:value-type="float">
            <text:p>1.03562</text:p>
          </table:table-cell>
          <table:table-cell office:value-type="float" office:value="1.28551499944452" calcext:value-type="float">
            <text:p>1.2855149994</text:p>
          </table:table-cell>
          <table:table-cell office:value-type="float" office:value="0.0939149961314353" calcext:value-type="float">
            <text:p>0.0939149961</text:p>
          </table:table-cell>
          <table:table-cell office:value-type="float" office:value="0.0000000983647422577198" calcext:value-type="float">
            <text:p>9.83647422577198E-08</text:p>
          </table:table-cell>
          <table:table-cell office:value-type="float" office:value="0.0000000774049801554211" calcext:value-type="float">
            <text:p>7.74049801554211E-08</text:p>
          </table:table-cell>
          <table:table-cell office:value-type="float" office:value="6.93414592855934" calcext:value-type="float">
            <text:p>6.9341459286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5.8019104893458" calcext:value-type="float">
            <text:p>5.8019104893</text:p>
          </table:table-cell>
          <table:table-cell office:value-type="float" office:value="0.125" calcext:value-type="float">
            <text:p>0.125</text:p>
          </table:table-cell>
          <table:table-cell table:formula="of:=[.AQ114]-[.AD114]" office:value-type="float" office:value="0.0310850038685647" calcext:value-type="float">
            <text:p>0.0310850039</text:p>
          </table:table-cell>
          <table:table-cell table:formula="of:=[.AR114]/[.AD114]" office:value-type="float" office:value="0.330990844370167" calcext:value-type="float">
            <text:p>0.330990844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652209" calcext:value-type="float">
            <text:p>6.52209E-05</text:p>
          </table:table-cell>
          <table:table-cell office:value-type="float" office:value="0.0000265597" calcext:value-type="float">
            <text:p>2.65597E-05</text:p>
          </table:table-cell>
          <table:table-cell office:value-type="float" office:value="1.06236" calcext:value-type="float">
            <text:p>1.06236</text:p>
          </table:table-cell>
          <table:table-cell office:value-type="float" office:value="3.13965" calcext:value-type="float">
            <text:p>3.13965</text:p>
          </table:table-cell>
          <table:table-cell office:value-type="float" office:value="1.57055" calcext:value-type="float">
            <text:p>1.57055</text:p>
          </table:table-cell>
          <table:table-cell office:value-type="float" office:value="0.0515309" calcext:value-type="float">
            <text:p>0.0515309</text:p>
          </table:table-cell>
          <table:table-cell office:value-type="float" office:value="0.0515519" calcext:value-type="float">
            <text:p>0.0515519</text:p>
          </table:table-cell>
          <table:table-cell office:value-type="float" office:value="1.18286" calcext:value-type="float">
            <text:p>1.18286</text:p>
          </table:table-cell>
          <table:table-cell office:value-type="float" office:value="13.1487" calcext:value-type="float">
            <text:p>13.1487</text:p>
          </table:table-cell>
          <table:table-cell office:value-type="float" office:value="3.53999" calcext:value-type="float">
            <text:p>3.53999</text:p>
          </table:table-cell>
          <table:table-cell office:value-type="float" office:value="0.227004" calcext:value-type="float">
            <text:p>0.227004</text:p>
          </table:table-cell>
          <table:table-cell office:value-type="float" office:value="0.22705" calcext:value-type="float">
            <text:p>0.22705</text:p>
          </table:table-cell>
          <table:table-cell office:value-type="float" office:value="0.232896" calcext:value-type="float">
            <text:p>0.232896</text:p>
          </table:table-cell>
          <table:table-cell office:value-type="float" office:value="1.8142" calcext:value-type="float">
            <text:p>1.8142</text:p>
          </table:table-cell>
          <table:table-cell office:value-type="float" office:value="1.03602" calcext:value-type="float">
            <text:p>1.03602</text:p>
          </table:table-cell>
          <table:table-cell office:value-type="float" office:value="1.28594089536924" calcext:value-type="float">
            <text:p>1.2859408954</text:p>
          </table:table-cell>
          <table:table-cell office:value-type="float" office:value="0.093909213459969" calcext:value-type="float">
            <text:p>0.0939092135</text:p>
          </table:table-cell>
          <table:table-cell office:value-type="float" office:value="0.0000000825086904430993" calcext:value-type="float">
            <text:p>8.25086904430993E-08</text:p>
          </table:table-cell>
          <table:table-cell office:value-type="float" office:value="0.0000000544614719890815" calcext:value-type="float">
            <text:p>5.44614719890815E-08</text:p>
          </table:table-cell>
          <table:table-cell office:value-type="float" office:value="6.93766937669377" calcext:value-type="float">
            <text:p>6.9376693767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5.8019104893458" calcext:value-type="float">
            <text:p>5.8019104893</text:p>
          </table:table-cell>
          <table:table-cell office:value-type="float" office:value="0.125" calcext:value-type="float">
            <text:p>0.125</text:p>
          </table:table-cell>
          <table:table-cell table:formula="of:=[.AQ115]-[.AD115]" office:value-type="float" office:value="0.031090786540031" calcext:value-type="float">
            <text:p>0.0310907865</text:p>
          </table:table-cell>
          <table:table-cell table:formula="of:=[.AR115]/[.AD115]" office:value-type="float" office:value="0.331072803131124" calcext:value-type="float">
            <text:p>0.33107280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00214185" calcext:value-type="float">
            <text:p>-2.14185E-05</text:p>
          </table:table-cell>
          <table:table-cell office:value-type="float" office:value="-0.000133645" calcext:value-type="float">
            <text:p>-0.000133645</text:p>
          </table:table-cell>
          <table:table-cell office:value-type="float" office:value="0.648767" calcext:value-type="float">
            <text:p>0.648767</text:p>
          </table:table-cell>
          <table:table-cell office:value-type="float" office:value="3.14084" calcext:value-type="float">
            <text:p>3.14084</text:p>
          </table:table-cell>
          <table:table-cell office:value-type="float" office:value="1.57166" calcext:value-type="float">
            <text:p>1.57166</text:p>
          </table:table-cell>
          <table:table-cell office:value-type="float" office:value="0.187594" calcext:value-type="float">
            <text:p>0.187594</text:p>
          </table:table-cell>
          <table:table-cell office:value-type="float" office:value="0.187539" calcext:value-type="float">
            <text:p>0.187539</text:p>
          </table:table-cell>
          <table:table-cell office:value-type="float" office:value="0.839237" calcext:value-type="float">
            <text:p>0.839237</text:p>
          </table:table-cell>
          <table:table-cell office:value-type="float" office:value="13.1575" calcext:value-type="float">
            <text:p>13.1575</text:p>
          </table:table-cell>
          <table:table-cell office:value-type="float" office:value="3.51809" calcext:value-type="float">
            <text:p>3.51809</text:p>
          </table:table-cell>
          <table:table-cell office:value-type="float" office:value="0.433121" calcext:value-type="float">
            <text:p>0.433121</text:p>
          </table:table-cell>
          <table:table-cell office:value-type="float" office:value="0.433058" calcext:value-type="float">
            <text:p>0.433058</text:p>
          </table:table-cell>
          <table:table-cell office:value-type="float" office:value="0.64679" calcext:value-type="float">
            <text:p>0.64679</text:p>
          </table:table-cell>
          <table:table-cell office:value-type="float" office:value="1.81455" calcext:value-type="float">
            <text:p>1.81455</text:p>
          </table:table-cell>
          <table:table-cell office:value-type="float" office:value="1.0237" calcext:value-type="float">
            <text:p>1.0237</text:p>
          </table:table-cell>
          <table:table-cell office:value-type="float" office:value="1.21437030577554" calcext:value-type="float">
            <text:p>1.2143703058</text:p>
          </table:table-cell>
          <table:table-cell office:value-type="float" office:value="0.092600574156613" calcext:value-type="float">
            <text:p>0.0926005742</text:p>
          </table:table-cell>
          <table:table-cell office:value-type="float" office:value="0.0000000321313162621774" calcext:value-type="float">
            <text:p>3.21313162621774E-08</text:p>
          </table:table-cell>
          <table:table-cell office:value-type="float" office:value="0.00000000825937187792054" calcext:value-type="float">
            <text:p>8.25937187792054E-09</text:p>
          </table:table-cell>
          <table:table-cell office:value-type="float" office:value="20.7497467071935" calcext:value-type="float">
            <text:p>20.7497467072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0.215968127501541" calcext:value-type="float">
            <text:p>0.2159681275</text:p>
          </table:table-cell>
          <table:table-cell office:value-type="float" office:value="0.125" calcext:value-type="float">
            <text:p>0.125</text:p>
          </table:table-cell>
          <table:table-cell table:formula="of:=[.AQ116]-[.AD116]" office:value-type="float" office:value="0.032399425843387" calcext:value-type="float">
            <text:p>0.0323994258</text:p>
          </table:table-cell>
          <table:table-cell table:formula="of:=[.AR116]/[.AD116]" office:value-type="float" office:value="0.349883638827019" calcext:value-type="float">
            <text:p>0.34988363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246171" calcext:value-type="float">
            <text:p>0.000246171</text:p>
          </table:table-cell>
          <table:table-cell office:value-type="float" office:value="-0.000541196" calcext:value-type="float">
            <text:p>-0.000541196</text:p>
          </table:table-cell>
          <table:table-cell office:value-type="float" office:value="0.649225" calcext:value-type="float">
            <text:p>0.649225</text:p>
          </table:table-cell>
          <table:table-cell office:value-type="float" office:value="3.14159" calcext:value-type="float">
            <text:p>3.14159</text:p>
          </table:table-cell>
          <table:table-cell office:value-type="float" office:value="1.57067" calcext:value-type="float">
            <text:p>1.57067</text:p>
          </table:table-cell>
          <table:table-cell office:value-type="float" office:value="0.186787" calcext:value-type="float">
            <text:p>0.186787</text:p>
          </table:table-cell>
          <table:table-cell office:value-type="float" office:value="0.187601" calcext:value-type="float">
            <text:p>0.187601</text:p>
          </table:table-cell>
          <table:table-cell office:value-type="float" office:value="0.840428" calcext:value-type="float">
            <text:p>0.840428</text:p>
          </table:table-cell>
          <table:table-cell office:value-type="float" office:value="13.1522" calcext:value-type="float">
            <text:p>13.1522</text:p>
          </table:table-cell>
          <table:table-cell office:value-type="float" office:value="3.51618" calcext:value-type="float">
            <text:p>3.51618</text:p>
          </table:table-cell>
          <table:table-cell office:value-type="float" office:value="0.432188" calcext:value-type="float">
            <text:p>0.432188</text:p>
          </table:table-cell>
          <table:table-cell office:value-type="float" office:value="0.433129" calcext:value-type="float">
            <text:p>0.433129</text:p>
          </table:table-cell>
          <table:table-cell office:value-type="float" office:value="0.647252" calcext:value-type="float">
            <text:p>0.647252</text:p>
          </table:table-cell>
          <table:table-cell office:value-type="float" office:value="1.81179" calcext:value-type="float">
            <text:p>1.81179</text:p>
          </table:table-cell>
          <table:table-cell office:value-type="float" office:value="1.0243" calcext:value-type="float">
            <text:p>1.0243</text:p>
          </table:table-cell>
          <table:table-cell office:value-type="float" office:value="1.21481577642614" calcext:value-type="float">
            <text:p>1.2148157764</text:p>
          </table:table-cell>
          <table:table-cell office:value-type="float" office:value="0.0925953306265672" calcext:value-type="float">
            <text:p>0.0925953306</text:p>
          </table:table-cell>
          <table:table-cell office:value-type="float" office:value="0.0000000349576109717252" calcext:value-type="float">
            <text:p>0.000000035</text:p>
          </table:table-cell>
          <table:table-cell office:value-type="float" office:value="0.00000000977627651880387" calcext:value-type="float">
            <text:p>9.77627651880387E-09</text:p>
          </table:table-cell>
          <table:table-cell office:value-type="float" office:value="24.937595129376" calcext:value-type="float">
            <text:p>24.9375951294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0.215968127501541" calcext:value-type="float">
            <text:p>0.2159681275</text:p>
          </table:table-cell>
          <table:table-cell office:value-type="float" office:value="0.125" calcext:value-type="float">
            <text:p>0.125</text:p>
          </table:table-cell>
          <table:table-cell table:formula="of:=[.AQ117]-[.AD117]" office:value-type="float" office:value="0.0324046693734328" calcext:value-type="float">
            <text:p>0.0324046694</text:p>
          </table:table-cell>
          <table:table-cell table:formula="of:=[.AR117]/[.AD117]" office:value-type="float" office:value="0.349960080645096" calcext:value-type="float">
            <text:p>0.34996008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420676" calcext:value-type="float">
            <text:p>0.000420676</text:p>
          </table:table-cell>
          <table:table-cell office:value-type="float" office:value="0.000111154" calcext:value-type="float">
            <text:p>0.000111154</text:p>
          </table:table-cell>
          <table:table-cell office:value-type="float" office:value="0.647629" calcext:value-type="float">
            <text:p>0.647629</text:p>
          </table:table-cell>
          <table:table-cell office:value-type="float" office:value="3.14158" calcext:value-type="float">
            <text:p>3.14158</text:p>
          </table:table-cell>
          <table:table-cell office:value-type="float" office:value="1.56973" calcext:value-type="float">
            <text:p>1.56973</text:p>
          </table:table-cell>
          <table:table-cell office:value-type="float" office:value="0.187175" calcext:value-type="float">
            <text:p>0.187175</text:p>
          </table:table-cell>
          <table:table-cell office:value-type="float" office:value="0.18727" calcext:value-type="float">
            <text:p>0.18727</text:p>
          </table:table-cell>
          <table:table-cell office:value-type="float" office:value="0.837493" calcext:value-type="float">
            <text:p>0.837493</text:p>
          </table:table-cell>
          <table:table-cell office:value-type="float" office:value="13.1583" calcext:value-type="float">
            <text:p>13.1583</text:p>
          </table:table-cell>
          <table:table-cell office:value-type="float" office:value="3.51154" calcext:value-type="float">
            <text:p>3.51154</text:p>
          </table:table-cell>
          <table:table-cell office:value-type="float" office:value="0.432637" calcext:value-type="float">
            <text:p>0.432637</text:p>
          </table:table-cell>
          <table:table-cell office:value-type="float" office:value="0.432746" calcext:value-type="float">
            <text:p>0.432746</text:p>
          </table:table-cell>
          <table:table-cell office:value-type="float" office:value="0.646583" calcext:value-type="float">
            <text:p>0.646583</text:p>
          </table:table-cell>
          <table:table-cell office:value-type="float" office:value="1.81351" calcext:value-type="float">
            <text:p>1.81351</text:p>
          </table:table-cell>
          <table:table-cell office:value-type="float" office:value="1.02347" calcext:value-type="float">
            <text:p>1.02347</text:p>
          </table:table-cell>
          <table:table-cell office:value-type="float" office:value="1.21193794435242" calcext:value-type="float">
            <text:p>1.2119379444</text:p>
          </table:table-cell>
          <table:table-cell office:value-type="float" office:value="0.0925818981952925" calcext:value-type="float">
            <text:p>0.0925818982</text:p>
          </table:table-cell>
          <table:table-cell office:value-type="float" office:value="0.0000000353102875655742" calcext:value-type="float">
            <text:p>3.53102875655742E-08</text:p>
          </table:table-cell>
          <table:table-cell office:value-type="float" office:value="0.00000000997453126370837" calcext:value-type="float">
            <text:p>0.00000001</text:p>
          </table:table-cell>
          <table:table-cell office:value-type="float" office:value="20.9782330345711" calcext:value-type="float">
            <text:p>20.9782330346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0.215968127501541" calcext:value-type="float">
            <text:p>0.2159681275</text:p>
          </table:table-cell>
          <table:table-cell office:value-type="float" office:value="0.125" calcext:value-type="float">
            <text:p>0.125</text:p>
          </table:table-cell>
          <table:table-cell table:formula="of:=[.AQ118]-[.AD118]" office:value-type="float" office:value="0.0324181018047075" calcext:value-type="float">
            <text:p>0.0324181018</text:p>
          </table:table-cell>
          <table:table-cell table:formula="of:=[.AR118]/[.AD118]" office:value-type="float" office:value="0.350155942323894" calcext:value-type="float">
            <text:p>0.35015594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102671" calcext:value-type="float">
            <text:p>0.000102671</text:p>
          </table:table-cell>
          <table:table-cell office:value-type="float" office:value="-0.0000753622" calcext:value-type="float">
            <text:p>-7.53622E-05</text:p>
          </table:table-cell>
          <table:table-cell office:value-type="float" office:value="0.649531" calcext:value-type="float">
            <text:p>0.649531</text:p>
          </table:table-cell>
          <table:table-cell office:value-type="float" office:value="3.14364" calcext:value-type="float">
            <text:p>3.14364</text:p>
          </table:table-cell>
          <table:table-cell office:value-type="float" office:value="1.57047" calcext:value-type="float">
            <text:p>1.57047</text:p>
          </table:table-cell>
          <table:table-cell office:value-type="float" office:value="0.187431" calcext:value-type="float">
            <text:p>0.187431</text:p>
          </table:table-cell>
          <table:table-cell office:value-type="float" office:value="0.186563" calcext:value-type="float">
            <text:p>0.186563</text:p>
          </table:table-cell>
          <table:table-cell office:value-type="float" office:value="0.841389" calcext:value-type="float">
            <text:p>0.841389</text:p>
          </table:table-cell>
          <table:table-cell office:value-type="float" office:value="13.1805" calcext:value-type="float">
            <text:p>13.1805</text:p>
          </table:table-cell>
          <table:table-cell office:value-type="float" office:value="3.51563" calcext:value-type="float">
            <text:p>3.51563</text:p>
          </table:table-cell>
          <table:table-cell office:value-type="float" office:value="0.432933" calcext:value-type="float">
            <text:p>0.432933</text:p>
          </table:table-cell>
          <table:table-cell office:value-type="float" office:value="0.43193" calcext:value-type="float">
            <text:p>0.43193</text:p>
          </table:table-cell>
          <table:table-cell office:value-type="float" office:value="0.647687" calcext:value-type="float">
            <text:p>0.647687</text:p>
          </table:table-cell>
          <table:table-cell office:value-type="float" office:value="1.81605" calcext:value-type="float">
            <text:p>1.81605</text:p>
          </table:table-cell>
          <table:table-cell office:value-type="float" office:value="1.02433" calcext:value-type="float">
            <text:p>1.02433</text:p>
          </table:table-cell>
          <table:table-cell office:value-type="float" office:value="1.21538338020607" calcext:value-type="float">
            <text:p>1.2153833802</text:p>
          </table:table-cell>
          <table:table-cell office:value-type="float" office:value="0.0925736715232847" calcext:value-type="float">
            <text:p>0.0925736715</text:p>
          </table:table-cell>
          <table:table-cell office:value-type="float" office:value="0.0000000212760027338199" calcext:value-type="float">
            <text:p>2.12760027338199E-08</text:p>
          </table:table-cell>
          <table:table-cell office:value-type="float" office:value="0.0000000036213463386361" calcext:value-type="float">
            <text:p>3.6213463386361E-09</text:p>
          </table:table-cell>
          <table:table-cell office:value-type="float" office:value="21.2448132780083" calcext:value-type="float">
            <text:p>21.244813278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0.215968127501541" calcext:value-type="float">
            <text:p>0.2159681275</text:p>
          </table:table-cell>
          <table:table-cell office:value-type="float" office:value="0.125" calcext:value-type="float">
            <text:p>0.125</text:p>
          </table:table-cell>
          <table:table-cell table:formula="of:=[.AQ119]-[.AD119]" office:value-type="float" office:value="0.0324263284767153" calcext:value-type="float">
            <text:p>0.0324263285</text:p>
          </table:table-cell>
          <table:table-cell table:formula="of:=[.AR119]/[.AD119]" office:value-type="float" office:value="0.350275925575224" calcext:value-type="float">
            <text:p>0.35027592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400918" calcext:value-type="float">
            <text:p>0.000400918</text:p>
          </table:table-cell>
          <table:table-cell office:value-type="float" office:value="-0.000176719" calcext:value-type="float">
            <text:p>-0.000176719</text:p>
          </table:table-cell>
          <table:table-cell office:value-type="float" office:value="0.648696" calcext:value-type="float">
            <text:p>0.648696</text:p>
          </table:table-cell>
          <table:table-cell office:value-type="float" office:value="3.14323" calcext:value-type="float">
            <text:p>3.14323</text:p>
          </table:table-cell>
          <table:table-cell office:value-type="float" office:value="1.57171" calcext:value-type="float">
            <text:p>1.57171</text:p>
          </table:table-cell>
          <table:table-cell office:value-type="float" office:value="0.187251" calcext:value-type="float">
            <text:p>0.187251</text:p>
          </table:table-cell>
          <table:table-cell office:value-type="float" office:value="0.187762" calcext:value-type="float">
            <text:p>0.187762</text:p>
          </table:table-cell>
          <table:table-cell office:value-type="float" office:value="0.838723" calcext:value-type="float">
            <text:p>0.838723</text:p>
          </table:table-cell>
          <table:table-cell office:value-type="float" office:value="13.1742" calcext:value-type="float">
            <text:p>13.1742</text:p>
          </table:table-cell>
          <table:table-cell office:value-type="float" office:value="3.51783" calcext:value-type="float">
            <text:p>3.51783</text:p>
          </table:table-cell>
          <table:table-cell office:value-type="float" office:value="0.432725" calcext:value-type="float">
            <text:p>0.432725</text:p>
          </table:table-cell>
          <table:table-cell office:value-type="float" office:value="0.433316" calcext:value-type="float">
            <text:p>0.433316</text:p>
          </table:table-cell>
          <table:table-cell office:value-type="float" office:value="0.646465" calcext:value-type="float">
            <text:p>0.646465</text:p>
          </table:table-cell>
          <table:table-cell office:value-type="float" office:value="1.81501" calcext:value-type="float">
            <text:p>1.81501</text:p>
          </table:table-cell>
          <table:table-cell office:value-type="float" office:value="1.0235" calcext:value-type="float">
            <text:p>1.0235</text:p>
          </table:table-cell>
          <table:table-cell office:value-type="float" office:value="1.2137363254147" calcext:value-type="float">
            <text:p>1.2137363254</text:p>
          </table:table-cell>
          <table:table-cell office:value-type="float" office:value="0.0925614010224404" calcext:value-type="float">
            <text:p>0.092561401</text:p>
          </table:table-cell>
          <table:table-cell office:value-type="float" office:value="0.000000171365611863477" calcext:value-type="float">
            <text:p>1.71365611863477E-07</text:p>
          </table:table-cell>
          <table:table-cell office:value-type="float" office:value="0.000000234929383434752" calcext:value-type="float">
            <text:p>2.34929383434752E-07</text:p>
          </table:table-cell>
          <table:table-cell office:value-type="float" office:value="21.9096014977267" calcext:value-type="float">
            <text:p>21.9096014977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0.215968127501541" calcext:value-type="float">
            <text:p>0.2159681275</text:p>
          </table:table-cell>
          <table:table-cell office:value-type="float" office:value="0.125" calcext:value-type="float">
            <text:p>0.125</text:p>
          </table:table-cell>
          <table:table-cell table:formula="of:=[.AQ120]-[.AD120]" office:value-type="float" office:value="0.0324385989775596" calcext:value-type="float">
            <text:p>0.032438599</text:p>
          </table:table-cell>
          <table:table-cell table:formula="of:=[.AR120]/[.AD120]" office:value-type="float" office:value="0.350454926343382" calcext:value-type="float">
            <text:p>0.35045492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000138985" calcext:value-type="float">
            <text:p>-1.38985E-06</text:p>
          </table:table-cell>
          <table:table-cell office:value-type="float" office:value="-0.00068444" calcext:value-type="float">
            <text:p>-0.00068444</text:p>
          </table:table-cell>
          <table:table-cell office:value-type="float" office:value="0.648634" calcext:value-type="float">
            <text:p>0.648634</text:p>
          </table:table-cell>
          <table:table-cell office:value-type="float" office:value="3.14161" calcext:value-type="float">
            <text:p>3.14161</text:p>
          </table:table-cell>
          <table:table-cell office:value-type="float" office:value="1.57028" calcext:value-type="float">
            <text:p>1.57028</text:p>
          </table:table-cell>
          <table:table-cell office:value-type="float" office:value="0.187191" calcext:value-type="float">
            <text:p>0.187191</text:p>
          </table:table-cell>
          <table:table-cell office:value-type="float" office:value="0.187561" calcext:value-type="float">
            <text:p>0.187561</text:p>
          </table:table-cell>
          <table:table-cell office:value-type="float" office:value="0.838592" calcext:value-type="float">
            <text:p>0.838592</text:p>
          </table:table-cell>
          <table:table-cell office:value-type="float" office:value="13.162" calcext:value-type="float">
            <text:p>13.162</text:p>
          </table:table-cell>
          <table:table-cell office:value-type="float" office:value="3.51314" calcext:value-type="float">
            <text:p>3.51314</text:p>
          </table:table-cell>
          <table:table-cell office:value-type="float" office:value="0.432656" calcext:value-type="float">
            <text:p>0.432656</text:p>
          </table:table-cell>
          <table:table-cell office:value-type="float" office:value="0.433083" calcext:value-type="float">
            <text:p>0.433083</text:p>
          </table:table-cell>
          <table:table-cell office:value-type="float" office:value="0.646425" calcext:value-type="float">
            <text:p>0.646425</text:p>
          </table:table-cell>
          <table:table-cell office:value-type="float" office:value="1.81447" calcext:value-type="float">
            <text:p>1.81447</text:p>
          </table:table-cell>
          <table:table-cell office:value-type="float" office:value="1.02341" calcext:value-type="float">
            <text:p>1.02341</text:p>
          </table:table-cell>
          <table:table-cell office:value-type="float" office:value="1.2133440125961" calcext:value-type="float">
            <text:p>1.2133440126</text:p>
          </table:table-cell>
          <table:table-cell office:value-type="float" office:value="0.0925438432041584" calcext:value-type="float">
            <text:p>0.0925438432</text:p>
          </table:table-cell>
          <table:table-cell office:value-type="float" office:value="0.0000000131963494807954" calcext:value-type="float">
            <text:p>1.31963494807954E-08</text:p>
          </table:table-cell>
          <table:table-cell office:value-type="float" office:value="0.00000000139314911695432" calcext:value-type="float">
            <text:p>1.39314911695432E-09</text:p>
          </table:table-cell>
          <table:table-cell office:value-type="float" office:value="21.1079618654986" calcext:value-type="float">
            <text:p>21.1079618655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0.215968127501541" calcext:value-type="float">
            <text:p>0.2159681275</text:p>
          </table:table-cell>
          <table:table-cell office:value-type="float" office:value="0.125" calcext:value-type="float">
            <text:p>0.125</text:p>
          </table:table-cell>
          <table:table-cell table:formula="of:=[.AQ121]-[.AD121]" office:value-type="float" office:value="0.0324561567958416" calcext:value-type="float">
            <text:p>0.0324561568</text:p>
          </table:table-cell>
          <table:table-cell table:formula="of:=[.AR121]/[.AD121]" office:value-type="float" office:value="0.350711140494144" calcext:value-type="float">
            <text:p>0.35071114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00503623" calcext:value-type="float">
            <text:p>5.03623E-05</text:p>
          </table:table-cell>
          <table:table-cell office:value-type="float" office:value="0.000130228" calcext:value-type="float">
            <text:p>0.000130228</text:p>
          </table:table-cell>
          <table:table-cell office:value-type="float" office:value="0.320054" calcext:value-type="float">
            <text:p>0.320054</text:p>
          </table:table-cell>
          <table:table-cell office:value-type="float" office:value="3.14287" calcext:value-type="float">
            <text:p>3.14287</text:p>
          </table:table-cell>
          <table:table-cell office:value-type="float" office:value="1.57223" calcext:value-type="float">
            <text:p>1.57223</text:p>
          </table:table-cell>
          <table:table-cell office:value-type="float" office:value="0.104943" calcext:value-type="float">
            <text:p>0.104943</text:p>
          </table:table-cell>
          <table:table-cell office:value-type="float" office:value="0.105001" calcext:value-type="float">
            <text:p>0.105001</text:p>
          </table:table-cell>
          <table:table-cell office:value-type="float" office:value="0.282347" calcext:value-type="float">
            <text:p>0.282347</text:p>
          </table:table-cell>
          <table:table-cell office:value-type="float" office:value="13.1668" calcext:value-type="float">
            <text:p>13.1668</text:p>
          </table:table-cell>
          <table:table-cell office:value-type="float" office:value="3.39498" calcext:value-type="float">
            <text:p>3.39498</text:p>
          </table:table-cell>
          <table:table-cell office:value-type="float" office:value="0.32395" calcext:value-type="float">
            <text:p>0.32395</text:p>
          </table:table-cell>
          <table:table-cell office:value-type="float" office:value="0.324038" calcext:value-type="float">
            <text:p>0.324038</text:p>
          </table:table-cell>
          <table:table-cell office:value-type="float" office:value="0.424161" calcext:value-type="float">
            <text:p>0.424161</text:p>
          </table:table-cell>
          <table:table-cell office:value-type="float" office:value="1.81361" calcext:value-type="float">
            <text:p>1.81361</text:p>
          </table:table-cell>
          <table:table-cell office:value-type="float" office:value="0.960763" calcext:value-type="float">
            <text:p>0.960763</text:p>
          </table:table-cell>
          <table:table-cell office:value-type="float" office:value="0.492290939290512" calcext:value-type="float">
            <text:p>0.4922909393</text:p>
          </table:table-cell>
          <table:table-cell office:value-type="float" office:value="0.084035200214663" calcext:value-type="float">
            <text:p>0.0840352002</text:p>
          </table:table-cell>
          <table:table-cell office:value-type="float" office:value="0.00000000141537833314526" calcext:value-type="float">
            <text:p>1.41537833314526E-09</text:p>
          </table:table-cell>
          <table:table-cell office:value-type="float" office:value="0.0000000000160263666074965" calcext:value-type="float">
            <text:p>1.60263666074965E-11</text:p>
          </table:table-cell>
          <table:table-cell office:value-type="float" office:value="17.4149659863946" calcext:value-type="float">
            <text:p>17.4149659864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0.773107170349786" calcext:value-type="float">
            <text:p>0.7731071703</text:p>
          </table:table-cell>
          <table:table-cell office:value-type="float" office:value="0.125" calcext:value-type="float">
            <text:p>0.125</text:p>
          </table:table-cell>
          <table:table-cell table:formula="of:=[.AQ122]-[.AD122]" office:value-type="float" office:value="0.040964799785337" calcext:value-type="float">
            <text:p>0.0409647998</text:p>
          </table:table-cell>
          <table:table-cell table:formula="of:=[.AR122]/[.AD122]" office:value-type="float" office:value="0.487471912730556" calcext:value-type="float">
            <text:p>0.48747191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0316355" calcext:value-type="float">
            <text:p>0.000316355</text:p>
          </table:table-cell>
          <table:table-cell office:value-type="float" office:value="-0.000135395" calcext:value-type="float">
            <text:p>-0.000135395</text:p>
          </table:table-cell>
          <table:table-cell office:value-type="float" office:value="0.31977" calcext:value-type="float">
            <text:p>0.31977</text:p>
          </table:table-cell>
          <table:table-cell office:value-type="float" office:value="3.13953" calcext:value-type="float">
            <text:p>3.13953</text:p>
          </table:table-cell>
          <table:table-cell office:value-type="float" office:value="1.57051" calcext:value-type="float">
            <text:p>1.57051</text:p>
          </table:table-cell>
          <table:table-cell office:value-type="float" office:value="0.105018" calcext:value-type="float">
            <text:p>0.105018</text:p>
          </table:table-cell>
          <table:table-cell office:value-type="float" office:value="0.105004" calcext:value-type="float">
            <text:p>0.105004</text:p>
          </table:table-cell>
          <table:table-cell office:value-type="float" office:value="0.281835" calcext:value-type="float">
            <text:p>0.281835</text:p>
          </table:table-cell>
          <table:table-cell office:value-type="float" office:value="13.1498" calcext:value-type="float">
            <text:p>13.1498</text:p>
          </table:table-cell>
          <table:table-cell office:value-type="float" office:value="3.38908" calcext:value-type="float">
            <text:p>3.38908</text:p>
          </table:table-cell>
          <table:table-cell office:value-type="float" office:value="0.324065" calcext:value-type="float">
            <text:p>0.324065</text:p>
          </table:table-cell>
          <table:table-cell office:value-type="float" office:value="0.324043" calcext:value-type="float">
            <text:p>0.324043</text:p>
          </table:table-cell>
          <table:table-cell office:value-type="float" office:value="0.423772" calcext:value-type="float">
            <text:p>0.423772</text:p>
          </table:table-cell>
          <table:table-cell office:value-type="float" office:value="1.81471" calcext:value-type="float">
            <text:p>1.81471</text:p>
          </table:table-cell>
          <table:table-cell office:value-type="float" office:value="0.960504" calcext:value-type="float">
            <text:p>0.960504</text:p>
          </table:table-cell>
          <table:table-cell office:value-type="float" office:value="0.491856855814748" calcext:value-type="float">
            <text:p>0.4918568558</text:p>
          </table:table-cell>
          <table:table-cell office:value-type="float" office:value="0.0840153457695722" calcext:value-type="float">
            <text:p>0.0840153458</text:p>
          </table:table-cell>
          <table:table-cell office:value-type="float" office:value="0.000000000254736636241548" calcext:value-type="float">
            <text:p>2.54736636241548E-10</text:p>
          </table:table-cell>
          <table:table-cell office:value-type="float" office:value="0.000000000000519126030749268" calcext:value-type="float">
            <text:p>5.19126030749268E-13</text:p>
          </table:table-cell>
          <table:table-cell office:value-type="float" office:value="20.2521631644005" calcext:value-type="float">
            <text:p>20.2521631644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0.773107170349786" calcext:value-type="float">
            <text:p>0.7731071703</text:p>
          </table:table-cell>
          <table:table-cell office:value-type="float" office:value="0.125" calcext:value-type="float">
            <text:p>0.125</text:p>
          </table:table-cell>
          <table:table-cell table:formula="of:=[.AQ123]-[.AD123]" office:value-type="float" office:value="0.0409846542304278" calcext:value-type="float">
            <text:p>0.0409846542</text:p>
          </table:table-cell>
          <table:table-cell table:formula="of:=[.AR123]/[.AD123]" office:value-type="float" office:value="0.48782343100552" calcext:value-type="float">
            <text:p>0.4878234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0137532" calcext:value-type="float">
            <text:p>0.000137532</text:p>
          </table:table-cell>
          <table:table-cell office:value-type="float" office:value="0.000251436" calcext:value-type="float">
            <text:p>0.000251436</text:p>
          </table:table-cell>
          <table:table-cell office:value-type="float" office:value="0.320079" calcext:value-type="float">
            <text:p>0.320079</text:p>
          </table:table-cell>
          <table:table-cell office:value-type="float" office:value="3.14362" calcext:value-type="float">
            <text:p>3.14362</text:p>
          </table:table-cell>
          <table:table-cell office:value-type="float" office:value="1.57" calcext:value-type="float">
            <text:p>1.57</text:p>
          </table:table-cell>
          <table:table-cell office:value-type="float" office:value="0.104972" calcext:value-type="float">
            <text:p>0.104972</text:p>
          </table:table-cell>
          <table:table-cell office:value-type="float" office:value="0.104943" calcext:value-type="float">
            <text:p>0.104943</text:p>
          </table:table-cell>
          <table:table-cell office:value-type="float" office:value="0.282373" calcext:value-type="float">
            <text:p>0.282373</text:p>
          </table:table-cell>
          <table:table-cell office:value-type="float" office:value="13.1812" calcext:value-type="float">
            <text:p>13.1812</text:p>
          </table:table-cell>
          <table:table-cell office:value-type="float" office:value="3.38793" calcext:value-type="float">
            <text:p>3.38793</text:p>
          </table:table-cell>
          <table:table-cell office:value-type="float" office:value="0.323995" calcext:value-type="float">
            <text:p>0.323995</text:p>
          </table:table-cell>
          <table:table-cell office:value-type="float" office:value="0.323949" calcext:value-type="float">
            <text:p>0.323949</text:p>
          </table:table-cell>
          <table:table-cell office:value-type="float" office:value="0.424173" calcext:value-type="float">
            <text:p>0.424173</text:p>
          </table:table-cell>
          <table:table-cell office:value-type="float" office:value="1.81625" calcext:value-type="float">
            <text:p>1.81625</text:p>
          </table:table-cell>
          <table:table-cell office:value-type="float" office:value="0.960754" calcext:value-type="float">
            <text:p>0.960754</text:p>
          </table:table-cell>
          <table:table-cell office:value-type="float" office:value="0.492288895359618" calcext:value-type="float">
            <text:p>0.4922888954</text:p>
          </table:table-cell>
          <table:table-cell office:value-type="float" office:value="0.0840057787203623" calcext:value-type="float">
            <text:p>0.0840057787</text:p>
          </table:table-cell>
          <table:table-cell office:value-type="float" office:value="0.00000000231452434712722" calcext:value-type="float">
            <text:p>2.31452434712722E-09</text:p>
          </table:table-cell>
          <table:table-cell office:value-type="float" office:value="0.0000000000428561836275573" calcext:value-type="float">
            <text:p>4.28561836275573E-11</text:p>
          </table:table-cell>
          <table:table-cell office:value-type="float" office:value="16.7903258864521" calcext:value-type="float">
            <text:p>16.7903258865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0.773107170349786" calcext:value-type="float">
            <text:p>0.7731071703</text:p>
          </table:table-cell>
          <table:table-cell office:value-type="float" office:value="0.125" calcext:value-type="float">
            <text:p>0.125</text:p>
          </table:table-cell>
          <table:table-cell table:formula="of:=[.AQ124]-[.AD124]" office:value-type="float" office:value="0.0409942212796377" calcext:value-type="float">
            <text:p>0.0409942213</text:p>
          </table:table-cell>
          <table:table-cell table:formula="of:=[.AR124]/[.AD124]" office:value-type="float" office:value="0.487992872681996" calcext:value-type="float">
            <text:p>0.4879928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0141183" calcext:value-type="float">
            <text:p>0.000141183</text:p>
          </table:table-cell>
          <table:table-cell office:value-type="float" office:value="0.000256988" calcext:value-type="float">
            <text:p>0.000256988</text:p>
          </table:table-cell>
          <table:table-cell office:value-type="float" office:value="0.31967" calcext:value-type="float">
            <text:p>0.31967</text:p>
          </table:table-cell>
          <table:table-cell office:value-type="float" office:value="3.14017" calcext:value-type="float">
            <text:p>3.14017</text:p>
          </table:table-cell>
          <table:table-cell office:value-type="float" office:value="1.57047" calcext:value-type="float">
            <text:p>1.57047</text:p>
          </table:table-cell>
          <table:table-cell office:value-type="float" office:value="0.104714" calcext:value-type="float">
            <text:p>0.104714</text:p>
          </table:table-cell>
          <table:table-cell office:value-type="float" office:value="0.105065" calcext:value-type="float">
            <text:p>0.105065</text:p>
          </table:table-cell>
          <table:table-cell office:value-type="float" office:value="0.281924" calcext:value-type="float">
            <text:p>0.281924</text:p>
          </table:table-cell>
          <table:table-cell office:value-type="float" office:value="13.1441" calcext:value-type="float">
            <text:p>13.1441</text:p>
          </table:table-cell>
          <table:table-cell office:value-type="float" office:value="3.38928" calcext:value-type="float">
            <text:p>3.38928</text:p>
          </table:table-cell>
          <table:table-cell office:value-type="float" office:value="0.323595" calcext:value-type="float">
            <text:p>0.323595</text:p>
          </table:table-cell>
          <table:table-cell office:value-type="float" office:value="0.324137" calcext:value-type="float">
            <text:p>0.324137</text:p>
          </table:table-cell>
          <table:table-cell office:value-type="float" office:value="0.423952" calcext:value-type="float">
            <text:p>0.423952</text:p>
          </table:table-cell>
          <table:table-cell office:value-type="float" office:value="1.81202" calcext:value-type="float">
            <text:p>1.81202</text:p>
          </table:table-cell>
          <table:table-cell office:value-type="float" office:value="0.960676" calcext:value-type="float">
            <text:p>0.960676</text:p>
          </table:table-cell>
          <table:table-cell office:value-type="float" office:value="0.491703041398307" calcext:value-type="float">
            <text:p>0.4917030414</text:p>
          </table:table-cell>
          <table:table-cell office:value-type="float" office:value="0.083988967923698" calcext:value-type="float">
            <text:p>0.0839889679</text:p>
          </table:table-cell>
          <table:table-cell office:value-type="float" office:value="0.00000000113971972133271" calcext:value-type="float">
            <text:p>1.13971972133271E-09</text:p>
          </table:table-cell>
          <table:table-cell office:value-type="float" office:value="0.0000000000103916883455576" calcext:value-type="float">
            <text:p>1.03916883455576E-11</text:p>
          </table:table-cell>
          <table:table-cell office:value-type="float" office:value="17.109440267335" calcext:value-type="float">
            <text:p>17.1094402673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0.773107170349786" calcext:value-type="float">
            <text:p>0.7731071703</text:p>
          </table:table-cell>
          <table:table-cell office:value-type="float" office:value="0.125" calcext:value-type="float">
            <text:p>0.125</text:p>
          </table:table-cell>
          <table:table-cell table:formula="of:=[.AQ125]-[.AD125]" office:value-type="float" office:value="0.041011032076302" calcext:value-type="float">
            <text:p>0.0410110321</text:p>
          </table:table-cell>
          <table:table-cell table:formula="of:=[.AR125]/[.AD125]" office:value-type="float" office:value="0.488290701625951" calcext:value-type="float">
            <text:p>0.4882907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00613703" calcext:value-type="float">
            <text:p>6.13703E-05</text:p>
          </table:table-cell>
          <table:table-cell office:value-type="float" office:value="-0.0000297728" calcext:value-type="float">
            <text:p>-2.97728E-05</text:p>
          </table:table-cell>
          <table:table-cell office:value-type="float" office:value="0.319513" calcext:value-type="float">
            <text:p>0.319513</text:p>
          </table:table-cell>
          <table:table-cell office:value-type="float" office:value="3.1438" calcext:value-type="float">
            <text:p>3.1438</text:p>
          </table:table-cell>
          <table:table-cell office:value-type="float" office:value="1.57106" calcext:value-type="float">
            <text:p>1.57106</text:p>
          </table:table-cell>
          <table:table-cell office:value-type="float" office:value="0.104936" calcext:value-type="float">
            <text:p>0.104936</text:p>
          </table:table-cell>
          <table:table-cell office:value-type="float" office:value="0.10508" calcext:value-type="float">
            <text:p>0.10508</text:p>
          </table:table-cell>
          <table:table-cell office:value-type="float" office:value="0.281432" calcext:value-type="float">
            <text:p>0.281432</text:p>
          </table:table-cell>
          <table:table-cell office:value-type="float" office:value="13.179" calcext:value-type="float">
            <text:p>13.179</text:p>
          </table:table-cell>
          <table:table-cell office:value-type="float" office:value="3.39082" calcext:value-type="float">
            <text:p>3.39082</text:p>
          </table:table-cell>
          <table:table-cell office:value-type="float" office:value="0.323939" calcext:value-type="float">
            <text:p>0.323939</text:p>
          </table:table-cell>
          <table:table-cell office:value-type="float" office:value="0.324161" calcext:value-type="float">
            <text:p>0.324161</text:p>
          </table:table-cell>
          <table:table-cell office:value-type="float" office:value="0.423489" calcext:value-type="float">
            <text:p>0.423489</text:p>
          </table:table-cell>
          <table:table-cell office:value-type="float" office:value="1.81536" calcext:value-type="float">
            <text:p>1.81536</text:p>
          </table:table-cell>
          <table:table-cell office:value-type="float" office:value="0.960517" calcext:value-type="float">
            <text:p>0.960517</text:p>
          </table:table-cell>
          <table:table-cell office:value-type="float" office:value="0.491447964848775" calcext:value-type="float">
            <text:p>0.4914479648</text:p>
          </table:table-cell>
          <table:table-cell office:value-type="float" office:value="0.0839792861954243" calcext:value-type="float">
            <text:p>0.0839792862</text:p>
          </table:table-cell>
          <table:table-cell office:value-type="float" office:value="0.000000000390062585227055" calcext:value-type="float">
            <text:p>3.90062585227055E-10</text:p>
          </table:table-cell>
          <table:table-cell office:value-type="float" office:value="0.00000000000121719056315211" calcext:value-type="float">
            <text:p>1.21719056315211E-12</text:p>
          </table:table-cell>
          <table:table-cell office:value-type="float" office:value="17.4557852120179" calcext:value-type="float">
            <text:p>17.455785212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0.773107170349786" calcext:value-type="float">
            <text:p>0.7731071703</text:p>
          </table:table-cell>
          <table:table-cell office:value-type="float" office:value="0.125" calcext:value-type="float">
            <text:p>0.125</text:p>
          </table:table-cell>
          <table:table-cell table:formula="of:=[.AQ126]-[.AD126]" office:value-type="float" office:value="0.0410207138045757" calcext:value-type="float">
            <text:p>0.0410207138</text:p>
          </table:table-cell>
          <table:table-cell table:formula="of:=[.AR126]/[.AD126]" office:value-type="float" office:value="0.488462282343271" calcext:value-type="float">
            <text:p>0.48846228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0114458" calcext:value-type="float">
            <text:p>0.000114458</text:p>
          </table:table-cell>
          <table:table-cell office:value-type="float" office:value="0.000141226" calcext:value-type="float">
            <text:p>0.000141226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3.14127" calcext:value-type="float">
            <text:p>3.14127</text:p>
          </table:table-cell>
          <table:table-cell office:value-type="float" office:value="1.57044" calcext:value-type="float">
            <text:p>1.57044</text:p>
          </table:table-cell>
          <table:table-cell office:value-type="float" office:value="0.104848" calcext:value-type="float">
            <text:p>0.104848</text:p>
          </table:table-cell>
          <table:table-cell office:value-type="float" office:value="0.104722" calcext:value-type="float">
            <text:p>0.104722</text:p>
          </table:table-cell>
          <table:table-cell office:value-type="float" office:value="0.282206" calcext:value-type="float">
            <text:p>0.282206</text:p>
          </table:table-cell>
          <table:table-cell office:value-type="float" office:value="13.1489" calcext:value-type="float">
            <text:p>13.1489</text:p>
          </table:table-cell>
          <table:table-cell office:value-type="float" office:value="3.39012" calcext:value-type="float">
            <text:p>3.39012</text:p>
          </table:table-cell>
          <table:table-cell office:value-type="float" office:value="0.323803" calcext:value-type="float">
            <text:p>0.323803</text:p>
          </table:table-cell>
          <table:table-cell office:value-type="float" office:value="0.323608" calcext:value-type="float">
            <text:p>0.323608</text:p>
          </table:table-cell>
          <table:table-cell office:value-type="float" office:value="0.424028" calcext:value-type="float">
            <text:p>0.424028</text:p>
          </table:table-cell>
          <table:table-cell office:value-type="float" office:value="1.81146" calcext:value-type="float">
            <text:p>1.81146</text:p>
          </table:table-cell>
          <table:table-cell office:value-type="float" office:value="0.961158" calcext:value-type="float">
            <text:p>0.961158</text:p>
          </table:table-cell>
          <table:table-cell office:value-type="float" office:value="0.491777086988714" calcext:value-type="float">
            <text:p>0.491777087</text:p>
          </table:table-cell>
          <table:table-cell office:value-type="float" office:value="0.0839695594774369" calcext:value-type="float">
            <text:p>0.0839695595</text:p>
          </table:table-cell>
          <table:table-cell office:value-type="float" office:value="0.0000000200735372947841" calcext:value-type="float">
            <text:p>2.00735372947841E-08</text:p>
          </table:table-cell>
          <table:table-cell office:value-type="float" office:value="0.00000000322357519620071" calcext:value-type="float">
            <text:p>3.22357519620071E-09</text:p>
          </table:table-cell>
          <table:table-cell office:value-type="float" office:value="17.4520664678313" calcext:value-type="float">
            <text:p>17.4520664678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0.773107170349786" calcext:value-type="float">
            <text:p>0.7731071703</text:p>
          </table:table-cell>
          <table:table-cell office:value-type="float" office:value="0.125" calcext:value-type="float">
            <text:p>0.125</text:p>
          </table:table-cell>
          <table:table-cell table:formula="of:=[.AQ127]-[.AD127]" office:value-type="float" office:value="0.0410304405225631" calcext:value-type="float">
            <text:p>0.0410304405</text:p>
          </table:table-cell>
          <table:table-cell table:formula="of:=[.AR127]/[.AD127]" office:value-type="float" office:value="0.48863470021643" calcext:value-type="float">
            <text:p>0.488634700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212745" calcext:value-type="float">
            <text:p>0.000212745</text:p>
          </table:table-cell>
          <table:table-cell office:value-type="float" office:value="-0.0000955566" calcext:value-type="float">
            <text:p>-9.55566E-05</text:p>
          </table:table-cell>
          <table:table-cell office:value-type="float" office:value="1.05106" calcext:value-type="float">
            <text:p>1.05106</text:p>
          </table:table-cell>
          <table:table-cell office:value-type="float" office:value="3.1449" calcext:value-type="float">
            <text:p>3.1449</text:p>
          </table:table-cell>
          <table:table-cell office:value-type="float" office:value="1.57059" calcext:value-type="float">
            <text:p>1.57059</text:p>
          </table:table-cell>
          <table:table-cell office:value-type="float" office:value="0.513065" calcext:value-type="float">
            <text:p>0.513065</text:p>
          </table:table-cell>
          <table:table-cell office:value-type="float" office:value="0.512723" calcext:value-type="float">
            <text:p>0.512723</text:p>
          </table:table-cell>
          <table:table-cell office:value-type="float" office:value="1.63195" calcext:value-type="float">
            <text:p>1.63195</text:p>
          </table:table-cell>
          <table:table-cell office:value-type="float" office:value="13.1858" calcext:value-type="float">
            <text:p>13.1858</text:p>
          </table:table-cell>
          <table:table-cell office:value-type="float" office:value="3.31464" calcext:value-type="float">
            <text:p>3.31464</text:p>
          </table:table-cell>
          <table:table-cell office:value-type="float" office:value="0.716285" calcext:value-type="float">
            <text:p>0.716285</text:p>
          </table:table-cell>
          <table:table-cell office:value-type="float" office:value="0.716047" calcext:value-type="float">
            <text:p>0.716047</text:p>
          </table:table-cell>
          <table:table-cell office:value-type="float" office:value="0.726095" calcext:value-type="float">
            <text:p>0.726095</text:p>
          </table:table-cell>
          <table:table-cell office:value-type="float" office:value="1.81532" calcext:value-type="float">
            <text:p>1.81532</text:p>
          </table:table-cell>
          <table:table-cell office:value-type="float" office:value="0.920813" calcext:value-type="float">
            <text:p>0.920813</text:p>
          </table:table-cell>
          <table:table-cell office:value-type="float" office:value="2.65773392654095" calcext:value-type="float">
            <text:p>2.6577339265</text:p>
          </table:table-cell>
          <table:table-cell office:value-type="float" office:value="0.774581072114707" calcext:value-type="float">
            <text:p>0.7745810721</text:p>
          </table:table-cell>
          <table:table-cell office:value-type="float" office:value="0.0000000285626361655666" calcext:value-type="float">
            <text:p>2.85626361655666E-08</text:p>
          </table:table-cell>
          <table:table-cell office:value-type="float" office:value="0.00000000652659347781225" calcext:value-type="float">
            <text:p>6.52659347781225E-09</text:p>
          </table:table-cell>
          <table:table-cell office:value-type="float" office:value="230.760563380282" calcext:value-type="float">
            <text:p>230.7605633803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1834.72519267548" calcext:value-type="float">
            <text:p>1834.7251926755</text:p>
          </table:table-cell>
          <table:table-cell office:value-type="float" office:value="1.25" calcext:value-type="float">
            <text:p>1.25</text:p>
          </table:table-cell>
          <table:table-cell table:formula="of:=[.AQ128]-[.AD128]" office:value-type="float" office:value="0.475418927885293" calcext:value-type="float">
            <text:p>0.4754189279</text:p>
          </table:table-cell>
          <table:table-cell table:formula="of:=[.AR128]/[.AD128]" office:value-type="float" office:value="0.613775555588181" calcext:value-type="float">
            <text:p>0.613775555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0000758995" calcext:value-type="float">
            <text:p>-7.58995E-05</text:p>
          </table:table-cell>
          <table:table-cell office:value-type="float" office:value="0.000164781" calcext:value-type="float">
            <text:p>0.000164781</text:p>
          </table:table-cell>
          <table:table-cell office:value-type="float" office:value="1.05064" calcext:value-type="float">
            <text:p>1.05064</text:p>
          </table:table-cell>
          <table:table-cell office:value-type="float" office:value="3.14318" calcext:value-type="float">
            <text:p>3.14318</text:p>
          </table:table-cell>
          <table:table-cell office:value-type="float" office:value="1.57118" calcext:value-type="float">
            <text:p>1.57118</text:p>
          </table:table-cell>
          <table:table-cell office:value-type="float" office:value="0.512333" calcext:value-type="float">
            <text:p>0.512333</text:p>
          </table:table-cell>
          <table:table-cell office:value-type="float" office:value="0.513861" calcext:value-type="float">
            <text:p>0.513861</text:p>
          </table:table-cell>
          <table:table-cell office:value-type="float" office:value="1.63049" calcext:value-type="float">
            <text:p>1.63049</text:p>
          </table:table-cell>
          <table:table-cell office:value-type="float" office:value="13.1702" calcext:value-type="float">
            <text:p>13.1702</text:p>
          </table:table-cell>
          <table:table-cell office:value-type="float" office:value="3.31605" calcext:value-type="float">
            <text:p>3.31605</text:p>
          </table:table-cell>
          <table:table-cell office:value-type="float" office:value="0.715775" calcext:value-type="float">
            <text:p>0.715775</text:p>
          </table:table-cell>
          <table:table-cell office:value-type="float" office:value="0.716841" calcext:value-type="float">
            <text:p>0.716841</text:p>
          </table:table-cell>
          <table:table-cell office:value-type="float" office:value="0.725706" calcext:value-type="float">
            <text:p>0.725706</text:p>
          </table:table-cell>
          <table:table-cell office:value-type="float" office:value="1.814" calcext:value-type="float">
            <text:p>1.814</text:p>
          </table:table-cell>
          <table:table-cell office:value-type="float" office:value="0.920565" calcext:value-type="float">
            <text:p>0.920565</text:p>
          </table:table-cell>
          <table:table-cell office:value-type="float" office:value="2.65668594022893" calcext:value-type="float">
            <text:p>2.6566859402</text:p>
          </table:table-cell>
          <table:table-cell office:value-type="float" office:value="0.774526486779976" calcext:value-type="float">
            <text:p>0.7745264868</text:p>
          </table:table-cell>
          <table:table-cell office:value-type="float" office:value="0.0000000399641701940464" calcext:value-type="float">
            <text:p>0.00000004</text:p>
          </table:table-cell>
          <table:table-cell office:value-type="float" office:value="0.0000000127770791943896" calcext:value-type="float">
            <text:p>1.27770791943896E-08</text:p>
          </table:table-cell>
          <table:table-cell office:value-type="float" office:value="286.433566433567" calcext:value-type="float">
            <text:p>286.4335664336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1834.72519267548" calcext:value-type="float">
            <text:p>1834.7251926755</text:p>
          </table:table-cell>
          <table:table-cell office:value-type="float" office:value="1.25" calcext:value-type="float">
            <text:p>1.25</text:p>
          </table:table-cell>
          <table:table-cell table:formula="of:=[.AQ129]-[.AD129]" office:value-type="float" office:value="0.475473513220024" calcext:value-type="float">
            <text:p>0.4754735132</text:p>
          </table:table-cell>
          <table:table-cell table:formula="of:=[.AR129]/[.AD129]" office:value-type="float" office:value="0.613889287630126" calcext:value-type="float">
            <text:p>0.613889287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-0.0000292954" calcext:value-type="float">
            <text:p>-2.92954E-05</text:p>
          </table:table-cell>
          <table:table-cell office:value-type="float" office:value="0.000021848" calcext:value-type="float">
            <text:p>0.000021848</text:p>
          </table:table-cell>
          <table:table-cell office:value-type="float" office:value="0.105149" calcext:value-type="float">
            <text:p>0.105149</text:p>
          </table:table-cell>
          <table:table-cell office:value-type="float" office:value="3.1408" calcext:value-type="float">
            <text:p>3.1408</text:p>
          </table:table-cell>
          <table:table-cell office:value-type="float" office:value="1.57031" calcext:value-type="float">
            <text:p>1.57031</text:p>
          </table:table-cell>
          <table:table-cell office:value-type="float" office:value="0.00512789" calcext:value-type="float">
            <text:p>0.00512789</text:p>
          </table:table-cell>
          <table:table-cell office:value-type="float" office:value="0.00513064" calcext:value-type="float">
            <text:p>0.00513064</text:p>
          </table:table-cell>
          <table:table-cell office:value-type="float" office:value="0.016323" calcext:value-type="float">
            <text:p>0.016323</text:p>
          </table:table-cell>
          <table:table-cell office:value-type="float" office:value="13.1614" calcext:value-type="float">
            <text:p>13.1614</text:p>
          </table:table-cell>
          <table:table-cell office:value-type="float" office:value="3.31322" calcext:value-type="float">
            <text:p>3.31322</text:p>
          </table:table-cell>
          <table:table-cell office:value-type="float" office:value="0.0716093" calcext:value-type="float">
            <text:p>0.0716093</text:p>
          </table:table-cell>
          <table:table-cell office:value-type="float" office:value="0.0716285" calcext:value-type="float">
            <text:p>0.0716285</text:p>
          </table:table-cell>
          <table:table-cell office:value-type="float" office:value="0.0725728" calcext:value-type="float">
            <text:p>0.0725728</text:p>
          </table:table-cell>
          <table:table-cell office:value-type="float" office:value="1.81569" calcext:value-type="float">
            <text:p>1.81569</text:p>
          </table:table-cell>
          <table:table-cell office:value-type="float" office:value="0.920519" calcext:value-type="float">
            <text:p>0.920519</text:p>
          </table:table-cell>
          <table:table-cell office:value-type="float" office:value="0.0265815762978848" calcext:value-type="float">
            <text:p>0.0265815763</text:p>
          </table:table-cell>
          <table:table-cell office:value-type="float" office:value="0.00774423823744706" calcext:value-type="float">
            <text:p>0.0077442382</text:p>
          </table:table-cell>
          <table:table-cell office:value-type="float" office:value="0.000000000305136935724716" calcext:value-type="float">
            <text:p>3.05136935724716E-10</text:p>
          </table:table-cell>
          <table:table-cell office:value-type="float" office:value="0.000000000000744868396347758" calcext:value-type="float">
            <text:p>7.44868396347758E-13</text:p>
          </table:table-cell>
          <table:table-cell office:value-type="float" office:value="2.44763811288058" calcext:value-type="float">
            <text:p>2.4476381129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1.83472519267548" calcext:value-type="float">
            <text:p>1.8347251927</text:p>
          </table:table-cell>
          <table:table-cell office:value-type="float" office:value="0.0125" calcext:value-type="float">
            <text:p>0.0125</text:p>
          </table:table-cell>
          <table:table-cell table:formula="of:=[.AQ130]-[.AD130]" office:value-type="float" office:value="0.00475576176255294" calcext:value-type="float">
            <text:p>0.0047557618</text:p>
          </table:table-cell>
          <table:table-cell table:formula="of:=[.AR130]/[.AD130]" office:value-type="float" office:value="0.614103236075122" calcext:value-type="float">
            <text:p>0.614103236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000236862" calcext:value-type="float">
            <text:p>-0.000236862</text:p>
          </table:table-cell>
          <table:table-cell office:value-type="float" office:value="-0.0000280745" calcext:value-type="float">
            <text:p>-2.80745E-05</text:p>
          </table:table-cell>
          <table:table-cell office:value-type="float" office:value="1.05269" calcext:value-type="float">
            <text:p>1.05269</text:p>
          </table:table-cell>
          <table:table-cell office:value-type="float" office:value="3.1388" calcext:value-type="float">
            <text:p>3.1388</text:p>
          </table:table-cell>
          <table:table-cell office:value-type="float" office:value="1.57098" calcext:value-type="float">
            <text:p>1.57098</text:p>
          </table:table-cell>
          <table:table-cell office:value-type="float" office:value="0.512705" calcext:value-type="float">
            <text:p>0.512705</text:p>
          </table:table-cell>
          <table:table-cell office:value-type="float" office:value="0.512956" calcext:value-type="float">
            <text:p>0.512956</text:p>
          </table:table-cell>
          <table:table-cell office:value-type="float" office:value="1.63486" calcext:value-type="float">
            <text:p>1.63486</text:p>
          </table:table-cell>
          <table:table-cell office:value-type="float" office:value="13.1383" calcext:value-type="float">
            <text:p>13.1383</text:p>
          </table:table-cell>
          <table:table-cell office:value-type="float" office:value="3.31517" calcext:value-type="float">
            <text:p>3.31517</text:p>
          </table:table-cell>
          <table:table-cell office:value-type="float" office:value="0.716034" calcext:value-type="float">
            <text:p>0.716034</text:p>
          </table:table-cell>
          <table:table-cell office:value-type="float" office:value="0.71621" calcext:value-type="float">
            <text:p>0.71621</text:p>
          </table:table-cell>
          <table:table-cell office:value-type="float" office:value="0.725744" calcext:value-type="float">
            <text:p>0.725744</text:p>
          </table:table-cell>
          <table:table-cell office:value-type="float" office:value="1.8128" calcext:value-type="float">
            <text:p>1.8128</text:p>
          </table:table-cell>
          <table:table-cell office:value-type="float" office:value="0.920435" calcext:value-type="float">
            <text:p>0.920435</text:p>
          </table:table-cell>
          <table:table-cell office:value-type="float" office:value="2.6605234503902" calcext:value-type="float">
            <text:p>2.6605234504</text:p>
          </table:table-cell>
          <table:table-cell office:value-type="float" office:value="0.774347199580436" calcext:value-type="float">
            <text:p>0.7743471996</text:p>
          </table:table-cell>
          <table:table-cell office:value-type="float" office:value="0.0000000267194515330246" calcext:value-type="float">
            <text:p>2.67194515330246E-08</text:p>
          </table:table-cell>
          <table:table-cell office:value-type="float" office:value="0.00000000571143272180519" calcext:value-type="float">
            <text:p>5.71143272180519E-09</text:p>
          </table:table-cell>
          <table:table-cell office:value-type="float" office:value="230.760563380282" calcext:value-type="float">
            <text:p>230.7605633803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1834.72519267548" calcext:value-type="float">
            <text:p>1834.7251926755</text:p>
          </table:table-cell>
          <table:table-cell office:value-type="float" office:value="1.25" calcext:value-type="float">
            <text:p>1.25</text:p>
          </table:table-cell>
          <table:table-cell table:formula="of:=[.AQ131]-[.AD131]" office:value-type="float" office:value="0.475652800419564" calcext:value-type="float">
            <text:p>0.4756528004</text:p>
          </table:table-cell>
          <table:table-cell table:formula="of:=[.AR131]/[.AD131]" office:value-type="float" office:value="0.614262956819998" calcext:value-type="float">
            <text:p>0.614262956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0160181" calcext:value-type="float">
            <text:p>1.60181E-05</text:p>
          </table:table-cell>
          <table:table-cell office:value-type="float" office:value="-0.0000354854" calcext:value-type="float">
            <text:p>-3.54854E-05</text:p>
          </table:table-cell>
          <table:table-cell office:value-type="float" office:value="0.105192" calcext:value-type="float">
            <text:p>0.105192</text:p>
          </table:table-cell>
          <table:table-cell office:value-type="float" office:value="3.1374" calcext:value-type="float">
            <text:p>3.1374</text:p>
          </table:table-cell>
          <table:table-cell office:value-type="float" office:value="1.57033" calcext:value-type="float">
            <text:p>1.57033</text:p>
          </table:table-cell>
          <table:table-cell office:value-type="float" office:value="0.00512655" calcext:value-type="float">
            <text:p>0.00512655</text:p>
          </table:table-cell>
          <table:table-cell office:value-type="float" office:value="0.00512783" calcext:value-type="float">
            <text:p>0.00512783</text:p>
          </table:table-cell>
          <table:table-cell office:value-type="float" office:value="0.0163348" calcext:value-type="float">
            <text:p>0.0163348</text:p>
          </table:table-cell>
          <table:table-cell office:value-type="float" office:value="13.1298" calcext:value-type="float">
            <text:p>13.1298</text:p>
          </table:table-cell>
          <table:table-cell office:value-type="float" office:value="3.31317" calcext:value-type="float">
            <text:p>3.31317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716089" calcext:value-type="float">
            <text:p>0.0716089</text:p>
          </table:table-cell>
          <table:table-cell office:value-type="float" office:value="0.0725917" calcext:value-type="float">
            <text:p>0.0725917</text:p>
          </table:table-cell>
          <table:table-cell office:value-type="float" office:value="1.81286" calcext:value-type="float">
            <text:p>1.81286</text:p>
          </table:table-cell>
          <table:table-cell office:value-type="float" office:value="0.920451" calcext:value-type="float">
            <text:p>0.920451</text:p>
          </table:table-cell>
          <table:table-cell office:value-type="float" office:value="0.026589218272746" calcext:value-type="float">
            <text:p>0.0265892183</text:p>
          </table:table-cell>
          <table:table-cell office:value-type="float" office:value="0.00774333510033163" calcext:value-type="float">
            <text:p>0.0077433351</text:p>
          </table:table-cell>
          <table:table-cell office:value-type="float" office:value="0.000000000100343073889439" calcext:value-type="float">
            <text:p>1.00343073889439E-10</text:p>
          </table:table-cell>
          <table:table-cell office:value-type="float" office:value="0.0000000000000805498598206516" calcext:value-type="float">
            <text:p>8.05498598206516E-14</text:p>
          </table:table-cell>
          <table:table-cell office:value-type="float" office:value="2.46264842928002" calcext:value-type="float">
            <text:p>2.4626484293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1.83472519267548" calcext:value-type="float">
            <text:p>1.8347251927</text:p>
          </table:table-cell>
          <table:table-cell office:value-type="float" office:value="0.0125" calcext:value-type="float">
            <text:p>0.0125</text:p>
          </table:table-cell>
          <table:table-cell table:formula="of:=[.AQ132]-[.AD132]" office:value-type="float" office:value="0.00475666489966837" calcext:value-type="float">
            <text:p>0.0047566649</text:p>
          </table:table-cell>
          <table:table-cell table:formula="of:=[.AR132]/[.AD132]" office:value-type="float" office:value="0.614291495594018" calcext:value-type="float">
            <text:p>0.614291495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-0.000053005" calcext:value-type="float">
            <text:p>-0.000053005</text:p>
          </table:table-cell>
          <table:table-cell office:value-type="float" office:value="-0.0000427378" calcext:value-type="float">
            <text:p>-4.27378E-05</text:p>
          </table:table-cell>
          <table:table-cell office:value-type="float" office:value="0.105157" calcext:value-type="float">
            <text:p>0.105157</text:p>
          </table:table-cell>
          <table:table-cell office:value-type="float" office:value="3.14158" calcext:value-type="float">
            <text:p>3.14158</text:p>
          </table:table-cell>
          <table:table-cell office:value-type="float" office:value="1.57147" calcext:value-type="float">
            <text:p>1.57147</text:p>
          </table:table-cell>
          <table:table-cell office:value-type="float" office:value="0.00512157" calcext:value-type="float">
            <text:p>0.00512157</text:p>
          </table:table-cell>
          <table:table-cell office:value-type="float" office:value="0.00513324" calcext:value-type="float">
            <text:p>0.00513324</text:p>
          </table:table-cell>
          <table:table-cell office:value-type="float" office:value="0.0163264" calcext:value-type="float">
            <text:p>0.0163264</text:p>
          </table:table-cell>
          <table:table-cell office:value-type="float" office:value="13.1587" calcext:value-type="float">
            <text:p>13.1587</text:p>
          </table:table-cell>
          <table:table-cell office:value-type="float" office:value="3.31712" calcext:value-type="float">
            <text:p>3.31712</text:p>
          </table:table-cell>
          <table:table-cell office:value-type="float" office:value="0.0715651" calcext:value-type="float">
            <text:p>0.0715651</text:p>
          </table:table-cell>
          <table:table-cell office:value-type="float" office:value="0.0716466" calcext:value-type="float">
            <text:p>0.0716466</text:p>
          </table:table-cell>
          <table:table-cell office:value-type="float" office:value="0.0725841" calcext:value-type="float">
            <text:p>0.0725841</text:p>
          </table:table-cell>
          <table:table-cell office:value-type="float" office:value="1.81361" calcext:value-type="float">
            <text:p>1.81361</text:p>
          </table:table-cell>
          <table:table-cell office:value-type="float" office:value="0.920648" calcext:value-type="float">
            <text:p>0.920648</text:p>
          </table:table-cell>
          <table:table-cell office:value-type="float" office:value="0.0265811733726948" calcext:value-type="float">
            <text:p>0.0265811734</text:p>
          </table:table-cell>
          <table:table-cell office:value-type="float" office:value="0.00774277576593081" calcext:value-type="float">
            <text:p>0.0077427758</text:p>
          </table:table-cell>
          <table:table-cell office:value-type="float" office:value="0.000000000773561975230411" calcext:value-type="float">
            <text:p>7.73561975230411E-10</text:p>
          </table:table-cell>
          <table:table-cell office:value-type="float" office:value="0.000000000004787185036179" calcext:value-type="float">
            <text:p>4.787185036179E-12</text:p>
          </table:table-cell>
          <table:table-cell office:value-type="float" office:value="2.44114667143453" calcext:value-type="float">
            <text:p>2.4411466714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1.83472519267548" calcext:value-type="float">
            <text:p>1.8347251927</text:p>
          </table:table-cell>
          <table:table-cell office:value-type="float" office:value="0.0125" calcext:value-type="float">
            <text:p>0.0125</text:p>
          </table:table-cell>
          <table:table-cell table:formula="of:=[.AQ133]-[.AD133]" office:value-type="float" office:value="0.00475722423406919" calcext:value-type="float">
            <text:p>0.0047572242</text:p>
          </table:table-cell>
          <table:table-cell table:formula="of:=[.AR133]/[.AD133]" office:value-type="float" office:value="0.61440811123597" calcext:value-type="float">
            <text:p>0.614408111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-0.00000826715" calcext:value-type="float">
            <text:p>-8.26715E-06</text:p>
          </table:table-cell>
          <table:table-cell office:value-type="float" office:value="0.00000679144" calcext:value-type="float">
            <text:p>6.79144E-06</text:p>
          </table:table-cell>
          <table:table-cell office:value-type="float" office:value="0.105163" calcext:value-type="float">
            <text:p>0.105163</text:p>
          </table:table-cell>
          <table:table-cell office:value-type="float" office:value="3.14234" calcext:value-type="float">
            <text:p>3.14234</text:p>
          </table:table-cell>
          <table:table-cell office:value-type="float" office:value="1.57131" calcext:value-type="float">
            <text:p>1.57131</text:p>
          </table:table-cell>
          <table:table-cell office:value-type="float" office:value="0.00512324" calcext:value-type="float">
            <text:p>0.00512324</text:p>
          </table:table-cell>
          <table:table-cell office:value-type="float" office:value="0.00513384" calcext:value-type="float">
            <text:p>0.00513384</text:p>
          </table:table-cell>
          <table:table-cell office:value-type="float" office:value="0.0163238" calcext:value-type="float">
            <text:p>0.0163238</text:p>
          </table:table-cell>
          <table:table-cell office:value-type="float" office:value="13.1619" calcext:value-type="float">
            <text:p>13.1619</text:p>
          </table:table-cell>
          <table:table-cell office:value-type="float" office:value="3.31646" calcext:value-type="float">
            <text:p>3.31646</text:p>
          </table:table-cell>
          <table:table-cell office:value-type="float" office:value="0.0715768" calcext:value-type="float">
            <text:p>0.0715768</text:p>
          </table:table-cell>
          <table:table-cell office:value-type="float" office:value="0.0716508" calcext:value-type="float">
            <text:p>0.0716508</text:p>
          </table:table-cell>
          <table:table-cell office:value-type="float" office:value="0.0725567" calcext:value-type="float">
            <text:p>0.0725567</text:p>
          </table:table-cell>
          <table:table-cell office:value-type="float" office:value="1.81318" calcext:value-type="float">
            <text:p>1.81318</text:p>
          </table:table-cell>
          <table:table-cell office:value-type="float" office:value="0.920568" calcext:value-type="float">
            <text:p>0.920568</text:p>
          </table:table-cell>
          <table:table-cell office:value-type="float" office:value="0.0265808953483984" calcext:value-type="float">
            <text:p>0.0265808953</text:p>
          </table:table-cell>
          <table:table-cell office:value-type="float" office:value="0.00774208042563109" calcext:value-type="float">
            <text:p>0.0077420804</text:p>
          </table:table-cell>
          <table:table-cell office:value-type="float" office:value="0.000000000910548250239686" calcext:value-type="float">
            <text:p>9.10548250239686E-10</text:p>
          </table:table-cell>
          <table:table-cell office:value-type="float" office:value="0.00000000000663278492811642" calcext:value-type="float">
            <text:p>6.63278492811642E-12</text:p>
          </table:table-cell>
          <table:table-cell office:value-type="float" office:value="2.46190833959429" calcext:value-type="float">
            <text:p>2.4619083396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1.83472519267548" calcext:value-type="float">
            <text:p>1.8347251927</text:p>
          </table:table-cell>
          <table:table-cell office:value-type="float" office:value="0.0125" calcext:value-type="float">
            <text:p>0.0125</text:p>
          </table:table-cell>
          <table:table-cell table:formula="of:=[.AQ134]-[.AD134]" office:value-type="float" office:value="0.00475791957436891" calcext:value-type="float">
            <text:p>0.0047579196</text:p>
          </table:table-cell>
          <table:table-cell table:formula="of:=[.AR134]/[.AD134]" office:value-type="float" office:value="0.614553106244834" calcext:value-type="float">
            <text:p>0.614553106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000254034" calcext:value-type="float">
            <text:p>-0.000254034</text:p>
          </table:table-cell>
          <table:table-cell office:value-type="float" office:value="0.0000672662" calcext:value-type="float">
            <text:p>6.72662E-05</text:p>
          </table:table-cell>
          <table:table-cell office:value-type="float" office:value="1.05121" calcext:value-type="float">
            <text:p>1.05121</text:p>
          </table:table-cell>
          <table:table-cell office:value-type="float" office:value="3.14045" calcext:value-type="float">
            <text:p>3.14045</text:p>
          </table:table-cell>
          <table:table-cell office:value-type="float" office:value="1.57065" calcext:value-type="float">
            <text:p>1.57065</text:p>
          </table:table-cell>
          <table:table-cell office:value-type="float" office:value="0.512482" calcext:value-type="float">
            <text:p>0.512482</text:p>
          </table:table-cell>
          <table:table-cell office:value-type="float" office:value="0.512534" calcext:value-type="float">
            <text:p>0.512534</text:p>
          </table:table-cell>
          <table:table-cell office:value-type="float" office:value="1.63187" calcext:value-type="float">
            <text:p>1.63187</text:p>
          </table:table-cell>
          <table:table-cell office:value-type="float" office:value="13.1575" calcext:value-type="float">
            <text:p>13.1575</text:p>
          </table:table-cell>
          <table:table-cell office:value-type="float" office:value="3.3143" calcext:value-type="float">
            <text:p>3.3143</text:p>
          </table:table-cell>
          <table:table-cell office:value-type="float" office:value="0.715878" calcext:value-type="float">
            <text:p>0.715878</text:p>
          </table:table-cell>
          <table:table-cell office:value-type="float" office:value="0.715915" calcext:value-type="float">
            <text:p>0.715915</text:p>
          </table:table-cell>
          <table:table-cell office:value-type="float" office:value="0.725819" calcext:value-type="float">
            <text:p>0.725819</text:p>
          </table:table-cell>
          <table:table-cell office:value-type="float" office:value="1.81526" calcext:value-type="float">
            <text:p>1.81526</text:p>
          </table:table-cell>
          <table:table-cell office:value-type="float" office:value="0.920524" calcext:value-type="float">
            <text:p>0.920524</text:p>
          </table:table-cell>
          <table:table-cell office:value-type="float" office:value="2.6568812318664" calcext:value-type="float">
            <text:p>2.6568812319</text:p>
          </table:table-cell>
          <table:table-cell office:value-type="float" office:value="0.774033913985984" calcext:value-type="float">
            <text:p>0.774033914</text:p>
          </table:table-cell>
          <table:table-cell office:value-type="float" office:value="0.000000194146812264776" calcext:value-type="float">
            <text:p>1.94146812264776E-07</text:p>
          </table:table-cell>
          <table:table-cell office:value-type="float" office:value="0.000000301543877700592" calcext:value-type="float">
            <text:p>3.01543877700592E-07</text:p>
          </table:table-cell>
          <table:table-cell office:value-type="float" office:value="223.215258855586" calcext:value-type="float">
            <text:p>223.2152588556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1834.72519267548" calcext:value-type="float">
            <text:p>1834.7251926755</text:p>
          </table:table-cell>
          <table:table-cell office:value-type="float" office:value="1.25" calcext:value-type="float">
            <text:p>1.25</text:p>
          </table:table-cell>
          <table:table-cell table:formula="of:=[.AQ135]-[.AD135]" office:value-type="float" office:value="0.475966086014016" calcext:value-type="float">
            <text:p>0.475966086</text:p>
          </table:table-cell>
          <table:table-cell table:formula="of:=[.AR135]/[.AD135]" office:value-type="float" office:value="0.614916320091156" calcext:value-type="float">
            <text:p>0.614916320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067864" calcext:value-type="float">
            <text:p>0.000067864</text:p>
          </table:table-cell>
          <table:table-cell office:value-type="float" office:value="0.0000362918" calcext:value-type="float">
            <text:p>3.62918E-05</text:p>
          </table:table-cell>
          <table:table-cell office:value-type="float" office:value="0.105164" calcext:value-type="float">
            <text:p>0.105164</text:p>
          </table:table-cell>
          <table:table-cell office:value-type="float" office:value="3.14241" calcext:value-type="float">
            <text:p>3.14241</text:p>
          </table:table-cell>
          <table:table-cell office:value-type="float" office:value="1.57161" calcext:value-type="float">
            <text:p>1.57161</text:p>
          </table:table-cell>
          <table:table-cell office:value-type="float" office:value="0.00513136" calcext:value-type="float">
            <text:p>0.00513136</text:p>
          </table:table-cell>
          <table:table-cell office:value-type="float" office:value="0.00512136" calcext:value-type="float">
            <text:p>0.00512136</text:p>
          </table:table-cell>
          <table:table-cell office:value-type="float" office:value="0.0163225" calcext:value-type="float">
            <text:p>0.0163225</text:p>
          </table:table-cell>
          <table:table-cell office:value-type="float" office:value="13.166" calcext:value-type="float">
            <text:p>13.166</text:p>
          </table:table-cell>
          <table:table-cell office:value-type="float" office:value="3.31802" calcext:value-type="float">
            <text:p>3.31802</text:p>
          </table:table-cell>
          <table:table-cell office:value-type="float" office:value="0.0716335" calcext:value-type="float">
            <text:p>0.0716335</text:p>
          </table:table-cell>
          <table:table-cell office:value-type="float" office:value="0.0715637" calcext:value-type="float">
            <text:p>0.0715637</text:p>
          </table:table-cell>
          <table:table-cell office:value-type="float" office:value="0.0725462" calcext:value-type="float">
            <text:p>0.0725462</text:p>
          </table:table-cell>
          <table:table-cell office:value-type="float" office:value="1.81417" calcext:value-type="float">
            <text:p>1.81417</text:p>
          </table:table-cell>
          <table:table-cell office:value-type="float" office:value="0.920909" calcext:value-type="float">
            <text:p>0.920909</text:p>
          </table:table-cell>
          <table:table-cell office:value-type="float" office:value="0.0265752404763314" calcext:value-type="float">
            <text:p>0.0265752405</text:p>
          </table:table-cell>
          <table:table-cell office:value-type="float" office:value="0.00773950801219466" calcext:value-type="float">
            <text:p>0.007739508</text:p>
          </table:table-cell>
          <table:table-cell office:value-type="float" office:value="0.0000000000908679797047299" calcext:value-type="float">
            <text:p>9.08679797047299E-11</text:p>
          </table:table-cell>
          <table:table-cell office:value-type="float" office:value="0.0000000000000660559178849536" calcext:value-type="float">
            <text:p>6.60559178849536E-14</text:p>
          </table:table-cell>
          <table:table-cell office:value-type="float" office:value="2.45247432865312" calcext:value-type="float">
            <text:p>2.4524743287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1.83472519267548" calcext:value-type="float">
            <text:p>1.8347251927</text:p>
          </table:table-cell>
          <table:table-cell office:value-type="float" office:value="0.0125" calcext:value-type="float">
            <text:p>0.0125</text:p>
          </table:table-cell>
          <table:table-cell table:formula="of:=[.AQ136]-[.AD136]" office:value-type="float" office:value="0.00476049198780534" calcext:value-type="float">
            <text:p>0.004760492</text:p>
          </table:table-cell>
          <table:table-cell table:formula="of:=[.AR136]/[.AD136]" office:value-type="float" office:value="0.615089742177995" calcext:value-type="float">
            <text:p>0.615089742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00321218" calcext:value-type="float">
            <text:p>3.21218E-06</text:p>
          </table:table-cell>
          <table:table-cell office:value-type="float" office:value="0.0000122189" calcext:value-type="float">
            <text:p>1.22189E-05</text:p>
          </table:table-cell>
          <table:table-cell office:value-type="float" office:value="0.10514" calcext:value-type="float">
            <text:p>0.10514</text:p>
          </table:table-cell>
          <table:table-cell office:value-type="float" office:value="3.13995" calcext:value-type="float">
            <text:p>3.13995</text:p>
          </table:table-cell>
          <table:table-cell office:value-type="float" office:value="1.57058" calcext:value-type="float">
            <text:p>1.57058</text:p>
          </table:table-cell>
          <table:table-cell office:value-type="float" office:value="0.00512329" calcext:value-type="float">
            <text:p>0.00512329</text:p>
          </table:table-cell>
          <table:table-cell office:value-type="float" office:value="0.00512554" calcext:value-type="float">
            <text:p>0.00512554</text:p>
          </table:table-cell>
          <table:table-cell office:value-type="float" office:value="0.0163213" calcext:value-type="float">
            <text:p>0.0163213</text:p>
          </table:table-cell>
          <table:table-cell office:value-type="float" office:value="13.1509" calcext:value-type="float">
            <text:p>13.1509</text:p>
          </table:table-cell>
          <table:table-cell office:value-type="float" office:value="3.3142" calcext:value-type="float">
            <text:p>3.3142</text:p>
          </table:table-cell>
          <table:table-cell office:value-type="float" office:value="0.0715772" calcext:value-type="float">
            <text:p>0.0715772</text:p>
          </table:table-cell>
          <table:table-cell office:value-type="float" office:value="0.0715929" calcext:value-type="float">
            <text:p>0.0715929</text:p>
          </table:table-cell>
          <table:table-cell office:value-type="float" office:value="0.0725725" calcext:value-type="float">
            <text:p>0.0725725</text:p>
          </table:table-cell>
          <table:table-cell office:value-type="float" office:value="1.81429" calcext:value-type="float">
            <text:p>1.81429</text:p>
          </table:table-cell>
          <table:table-cell office:value-type="float" office:value="0.920585" calcext:value-type="float">
            <text:p>0.920585</text:p>
          </table:table-cell>
          <table:table-cell office:value-type="float" office:value="0.0265701016137386" calcext:value-type="float">
            <text:p>0.0265701016</text:p>
          </table:table-cell>
          <table:table-cell office:value-type="float" office:value="0.00773941359276388" calcext:value-type="float">
            <text:p>0.0077394136</text:p>
          </table:table-cell>
          <table:table-cell office:value-type="float" office:value="0.000000000417692955080042" calcext:value-type="float">
            <text:p>4.17692955080042E-10</text:p>
          </table:table-cell>
          <table:table-cell office:value-type="float" office:value="0.00000000000139573923778798" calcext:value-type="float">
            <text:p>1.39573923778798E-12</text:p>
          </table:table-cell>
          <table:table-cell office:value-type="float" office:value="2.91447274797211" calcext:value-type="float">
            <text:p>2.914472748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1.83472519267548" calcext:value-type="float">
            <text:p>1.8347251927</text:p>
          </table:table-cell>
          <table:table-cell office:value-type="float" office:value="0.0125" calcext:value-type="float">
            <text:p>0.0125</text:p>
          </table:table-cell>
          <table:table-cell table:formula="of:=[.AQ137]-[.AD137]" office:value-type="float" office:value="0.00476058640723612" calcext:value-type="float">
            <text:p>0.0047605864</text:p>
          </table:table-cell>
          <table:table-cell table:formula="of:=[.AR137]/[.AD137]" office:value-type="float" office:value="0.615109445977551" calcext:value-type="float">
            <text:p>0.61510944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805318" calcext:value-type="float">
            <text:p>0.000805318</text:p>
          </table:table-cell>
          <table:table-cell office:value-type="float" office:value="-0.000826464" calcext:value-type="float">
            <text:p>-0.000826464</text:p>
          </table:table-cell>
          <table:table-cell office:value-type="float" office:value="1.05069" calcext:value-type="float">
            <text:p>1.05069</text:p>
          </table:table-cell>
          <table:table-cell office:value-type="float" office:value="3.14341" calcext:value-type="float">
            <text:p>3.14341</text:p>
          </table:table-cell>
          <table:table-cell office:value-type="float" office:value="1.57069" calcext:value-type="float">
            <text:p>1.57069</text:p>
          </table:table-cell>
          <table:table-cell office:value-type="float" office:value="0.512576" calcext:value-type="float">
            <text:p>0.512576</text:p>
          </table:table-cell>
          <table:table-cell office:value-type="float" office:value="0.512242" calcext:value-type="float">
            <text:p>0.512242</text:p>
          </table:table-cell>
          <table:table-cell office:value-type="float" office:value="1.63053" calcext:value-type="float">
            <text:p>1.63053</text:p>
          </table:table-cell>
          <table:table-cell office:value-type="float" office:value="13.1714" calcext:value-type="float">
            <text:p>13.1714</text:p>
          </table:table-cell>
          <table:table-cell office:value-type="float" office:value="3.31461" calcext:value-type="float">
            <text:p>3.31461</text:p>
          </table:table-cell>
          <table:table-cell office:value-type="float" office:value="0.715944" calcext:value-type="float">
            <text:p>0.715944</text:p>
          </table:table-cell>
          <table:table-cell office:value-type="float" office:value="0.71571" calcext:value-type="float">
            <text:p>0.71571</text:p>
          </table:table-cell>
          <table:table-cell office:value-type="float" office:value="0.725661" calcext:value-type="float">
            <text:p>0.725661</text:p>
          </table:table-cell>
          <table:table-cell office:value-type="float" office:value="1.81393" calcext:value-type="float">
            <text:p>1.81393</text:p>
          </table:table-cell>
          <table:table-cell office:value-type="float" office:value="0.920617" calcext:value-type="float">
            <text:p>0.920617</text:p>
          </table:table-cell>
          <table:table-cell office:value-type="float" office:value="2.65534920545618" calcext:value-type="float">
            <text:p>2.6553492055</text:p>
          </table:table-cell>
          <table:table-cell office:value-type="float" office:value="0.773830638671185" calcext:value-type="float">
            <text:p>0.7738306387</text:p>
          </table:table-cell>
          <table:table-cell office:value-type="float" office:value="0.0000000518054284660533" calcext:value-type="float">
            <text:p>5.18054284660533E-08</text:p>
          </table:table-cell>
          <table:table-cell office:value-type="float" office:value="0.0000000214704193484109" calcext:value-type="float">
            <text:p>2.14704193484109E-08</text:p>
          </table:table-cell>
          <table:table-cell office:value-type="float" office:value="240.941176470588" calcext:value-type="float">
            <text:p>240.9411764706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1834.72519267548" calcext:value-type="float">
            <text:p>1834.7251926755</text:p>
          </table:table-cell>
          <table:table-cell office:value-type="float" office:value="1.25" calcext:value-type="float">
            <text:p>1.25</text:p>
          </table:table-cell>
          <table:table-cell table:formula="of:=[.AQ138]-[.AD138]" office:value-type="float" office:value="0.476169361328815" calcext:value-type="float">
            <text:p>0.4761693613</text:p>
          </table:table-cell>
          <table:table-cell table:formula="of:=[.AR138]/[.AD138]" office:value-type="float" office:value="0.615340537751889" calcext:value-type="float">
            <text:p>0.615340537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0000588147" calcext:value-type="float">
            <text:p>-5.88147E-05</text:p>
          </table:table-cell>
          <table:table-cell office:value-type="float" office:value="-0.0010446" calcext:value-type="float">
            <text:p>-0.0010446</text:p>
          </table:table-cell>
          <table:table-cell office:value-type="float" office:value="1.05192" calcext:value-type="float">
            <text:p>1.05192</text:p>
          </table:table-cell>
          <table:table-cell office:value-type="float" office:value="3.14475" calcext:value-type="float">
            <text:p>3.14475</text:p>
          </table:table-cell>
          <table:table-cell office:value-type="float" office:value="1.57145" calcext:value-type="float">
            <text:p>1.57145</text:p>
          </table:table-cell>
          <table:table-cell office:value-type="float" office:value="0.51209" calcext:value-type="float">
            <text:p>0.51209</text:p>
          </table:table-cell>
          <table:table-cell office:value-type="float" office:value="0.512195" calcext:value-type="float">
            <text:p>0.512195</text:p>
          </table:table-cell>
          <table:table-cell office:value-type="float" office:value="1.63284" calcext:value-type="float">
            <text:p>1.63284</text:p>
          </table:table-cell>
          <table:table-cell office:value-type="float" office:value="13.1825" calcext:value-type="float">
            <text:p>13.1825</text:p>
          </table:table-cell>
          <table:table-cell office:value-type="float" office:value="3.31725" calcext:value-type="float">
            <text:p>3.31725</text:p>
          </table:table-cell>
          <table:table-cell office:value-type="float" office:value="0.715605" calcext:value-type="float">
            <text:p>0.715605</text:p>
          </table:table-cell>
          <table:table-cell office:value-type="float" office:value="0.715677" calcext:value-type="float">
            <text:p>0.715677</text:p>
          </table:table-cell>
          <table:table-cell office:value-type="float" office:value="0.725472" calcext:value-type="float">
            <text:p>0.725472</text:p>
          </table:table-cell>
          <table:table-cell office:value-type="float" office:value="1.81466" calcext:value-type="float">
            <text:p>1.81466</text:p>
          </table:table-cell>
          <table:table-cell office:value-type="float" office:value="0.920753" calcext:value-type="float">
            <text:p>0.920753</text:p>
          </table:table-cell>
          <table:table-cell office:value-type="float" office:value="2.65712389098227" calcext:value-type="float">
            <text:p>2.657123891</text:p>
          </table:table-cell>
          <table:table-cell office:value-type="float" office:value="0.773447396601339" calcext:value-type="float">
            <text:p>0.7734473966</text:p>
          </table:table-cell>
          <table:table-cell office:value-type="float" office:value="0.000000122131202405347" calcext:value-type="float">
            <text:p>1.22131202405347E-07</text:p>
          </table:table-cell>
          <table:table-cell office:value-type="float" office:value="0.000000119328244807807" calcext:value-type="float">
            <text:p>1.19328244807807E-07</text:p>
          </table:table-cell>
          <table:table-cell office:value-type="float" office:value="230.760563380282" calcext:value-type="float">
            <text:p>230.7605633803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1834.72519267548" calcext:value-type="float">
            <text:p>1834.7251926755</text:p>
          </table:table-cell>
          <table:table-cell office:value-type="float" office:value="1.25" calcext:value-type="float">
            <text:p>1.25</text:p>
          </table:table-cell>
          <table:table-cell table:formula="of:=[.AQ139]-[.AD139]" office:value-type="float" office:value="0.476552603398661" calcext:value-type="float">
            <text:p>0.4765526034</text:p>
          </table:table-cell>
          <table:table-cell table:formula="of:=[.AR139]/[.AD139]" office:value-type="float" office:value="0.616140936659319" calcext:value-type="float">
            <text:p>0.61614093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107317" calcext:value-type="float">
            <text:p>-0.00107317</text:p>
          </table:table-cell>
          <table:table-cell office:value-type="float" office:value="0.00177064" calcext:value-type="float">
            <text:p>0.00177064</text:p>
          </table:table-cell>
          <table:table-cell office:value-type="float" office:value="0.559601" calcext:value-type="float">
            <text:p>0.559601</text:p>
          </table:table-cell>
          <table:table-cell office:value-type="float" office:value="3.14069" calcext:value-type="float">
            <text:p>3.14069</text:p>
          </table:table-cell>
          <table:table-cell office:value-type="float" office:value="1.57098" calcext:value-type="float">
            <text:p>1.57098</text:p>
          </table:table-cell>
          <table:table-cell office:value-type="float" office:value="1.65953" calcext:value-type="float">
            <text:p>1.65953</text:p>
          </table:table-cell>
          <table:table-cell office:value-type="float" office:value="1.64573" calcext:value-type="float">
            <text:p>1.64573</text:p>
          </table:table-cell>
          <table:table-cell office:value-type="float" office:value="3.22676" calcext:value-type="float">
            <text:p>3.22676</text:p>
          </table:table-cell>
          <table:table-cell office:value-type="float" office:value="13.1516" calcext:value-type="float">
            <text:p>13.1516</text:p>
          </table:table-cell>
          <table:table-cell office:value-type="float" office:value="3.31327" calcext:value-type="float">
            <text:p>3.31327</text:p>
          </table:table-cell>
          <table:table-cell office:value-type="float" office:value="1.28823" calcext:value-type="float">
            <text:p>1.28823</text:p>
          </table:table-cell>
          <table:table-cell office:value-type="float" office:value="1.28286" calcext:value-type="float">
            <text:p>1.28286</text:p>
          </table:table-cell>
          <table:table-cell office:value-type="float" office:value="1.70693" calcext:value-type="float">
            <text:p>1.70693</text:p>
          </table:table-cell>
          <table:table-cell office:value-type="float" office:value="1.8132" calcext:value-type="float">
            <text:p>1.8132</text:p>
          </table:table-cell>
          <table:table-cell office:value-type="float" office:value="0.919394" calcext:value-type="float">
            <text:p>0.919394</text:p>
          </table:table-cell>
          <table:table-cell office:value-type="float" office:value="6.53202431426181" calcext:value-type="float">
            <text:p>6.5320243143</text:p>
          </table:table-cell>
          <table:table-cell office:value-type="float" office:value="0.773178407988493" calcext:value-type="float">
            <text:p>0.773178408</text:p>
          </table:table-cell>
          <table:table-cell office:value-type="float" office:value="0.0000000125895440851198" calcext:value-type="float">
            <text:p>1.25895440851198E-08</text:p>
          </table:table-cell>
          <table:table-cell office:value-type="float" office:value="0.00000000126797296216939" calcext:value-type="float">
            <text:p>1.26797296216939E-09</text:p>
          </table:table-cell>
          <table:table-cell office:value-type="float" office:value="706.206896551724" calcext:value-type="float">
            <text:p>706.2068965517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68.2951184906521" calcext:value-type="float">
            <text:p>68.2951184907</text:p>
          </table:table-cell>
          <table:table-cell office:value-type="float" office:value="1.25" calcext:value-type="float">
            <text:p>1.25</text:p>
          </table:table-cell>
          <table:table-cell table:formula="of:=[.AQ140]-[.AD140]" office:value-type="float" office:value="0.476821592011507" calcext:value-type="float">
            <text:p>0.476821592</text:p>
          </table:table-cell>
          <table:table-cell table:formula="of:=[.AR140]/[.AD140]" office:value-type="float" office:value="0.61670319176658" calcext:value-type="float">
            <text:p>0.61670319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0726239" calcext:value-type="float">
            <text:p>-0.000726239</text:p>
          </table:table-cell>
          <table:table-cell office:value-type="float" office:value="-0.000413269" calcext:value-type="float">
            <text:p>-0.000413269</text:p>
          </table:table-cell>
          <table:table-cell office:value-type="float" office:value="0.562076" calcext:value-type="float">
            <text:p>0.562076</text:p>
          </table:table-cell>
          <table:table-cell office:value-type="float" office:value="3.14209" calcext:value-type="float">
            <text:p>3.14209</text:p>
          </table:table-cell>
          <table:table-cell office:value-type="float" office:value="1.57043" calcext:value-type="float">
            <text:p>1.57043</text:p>
          </table:table-cell>
          <table:table-cell office:value-type="float" office:value="1.64832" calcext:value-type="float">
            <text:p>1.64832</text:p>
          </table:table-cell>
          <table:table-cell office:value-type="float" office:value="1.66107" calcext:value-type="float">
            <text:p>1.66107</text:p>
          </table:table-cell>
          <table:table-cell office:value-type="float" office:value="3.22506" calcext:value-type="float">
            <text:p>3.22506</text:p>
          </table:table-cell>
          <table:table-cell office:value-type="float" office:value="13.1585" calcext:value-type="float">
            <text:p>13.1585</text:p>
          </table:table-cell>
          <table:table-cell office:value-type="float" office:value="3.31224" calcext:value-type="float">
            <text:p>3.31224</text:p>
          </table:table-cell>
          <table:table-cell office:value-type="float" office:value="1.28387" calcext:value-type="float">
            <text:p>1.28387</text:p>
          </table:table-cell>
          <table:table-cell office:value-type="float" office:value="1.28883" calcext:value-type="float">
            <text:p>1.28883</text:p>
          </table:table-cell>
          <table:table-cell office:value-type="float" office:value="1.70562" calcext:value-type="float">
            <text:p>1.70562</text:p>
          </table:table-cell>
          <table:table-cell office:value-type="float" office:value="1.81268" calcext:value-type="float">
            <text:p>1.81268</text:p>
          </table:table-cell>
          <table:table-cell office:value-type="float" office:value="0.91977" calcext:value-type="float">
            <text:p>0.91977</text:p>
          </table:table-cell>
          <table:table-cell office:value-type="float" office:value="6.5344627404274" calcext:value-type="float">
            <text:p>6.5344627404</text:p>
          </table:table-cell>
          <table:table-cell office:value-type="float" office:value="0.772758328264274" calcext:value-type="float">
            <text:p>0.7727583283</text:p>
          </table:table-cell>
          <table:table-cell office:value-type="float" office:value="0.0000000161790736431521" calcext:value-type="float">
            <text:p>1.61790736431521E-08</text:p>
          </table:table-cell>
          <table:table-cell office:value-type="float" office:value="0.00000000209409939160431" calcext:value-type="float">
            <text:p>2.09409939160431E-09</text:p>
          </table:table-cell>
          <table:table-cell office:value-type="float" office:value="688.403361344538" calcext:value-type="float">
            <text:p>688.4033613445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68.2951184906521" calcext:value-type="float">
            <text:p>68.2951184907</text:p>
          </table:table-cell>
          <table:table-cell office:value-type="float" office:value="1.25" calcext:value-type="float">
            <text:p>1.25</text:p>
          </table:table-cell>
          <table:table-cell table:formula="of:=[.AQ141]-[.AD141]" office:value-type="float" office:value="0.477241671735726" calcext:value-type="float">
            <text:p>0.4772416717</text:p>
          </table:table-cell>
          <table:table-cell table:formula="of:=[.AR141]/[.AD141]" office:value-type="float" office:value="0.617582048979891" calcext:value-type="float">
            <text:p>0.6175820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318431" calcext:value-type="float">
            <text:p>-0.00318431</text:p>
          </table:table-cell>
          <table:table-cell office:value-type="float" office:value="-0.00327547" calcext:value-type="float">
            <text:p>-0.00327547</text:p>
          </table:table-cell>
          <table:table-cell office:value-type="float" office:value="0.554954" calcext:value-type="float">
            <text:p>0.554954</text:p>
          </table:table-cell>
          <table:table-cell office:value-type="float" office:value="3.13982" calcext:value-type="float">
            <text:p>3.13982</text:p>
          </table:table-cell>
          <table:table-cell office:value-type="float" office:value="1.57039" calcext:value-type="float">
            <text:p>1.57039</text:p>
          </table:table-cell>
          <table:table-cell office:value-type="float" office:value="1.64248" calcext:value-type="float">
            <text:p>1.64248</text:p>
          </table:table-cell>
          <table:table-cell office:value-type="float" office:value="1.65185" calcext:value-type="float">
            <text:p>1.65185</text:p>
          </table:table-cell>
          <table:table-cell office:value-type="float" office:value="3.21067" calcext:value-type="float">
            <text:p>3.21067</text:p>
          </table:table-cell>
          <table:table-cell office:value-type="float" office:value="13.1538" calcext:value-type="float">
            <text:p>13.1538</text:p>
          </table:table-cell>
          <table:table-cell office:value-type="float" office:value="3.31077" calcext:value-type="float">
            <text:p>3.31077</text:p>
          </table:table-cell>
          <table:table-cell office:value-type="float" office:value="1.28159" calcext:value-type="float">
            <text:p>1.28159</text:p>
          </table:table-cell>
          <table:table-cell office:value-type="float" office:value="1.28524" calcext:value-type="float">
            <text:p>1.28524</text:p>
          </table:table-cell>
          <table:table-cell office:value-type="float" office:value="1.70373" calcext:value-type="float">
            <text:p>1.70373</text:p>
          </table:table-cell>
          <table:table-cell office:value-type="float" office:value="1.81531" calcext:value-type="float">
            <text:p>1.81531</text:p>
          </table:table-cell>
          <table:table-cell office:value-type="float" office:value="0.919045" calcext:value-type="float">
            <text:p>0.919045</text:p>
          </table:table-cell>
          <table:table-cell office:value-type="float" office:value="6.50499026857022" calcext:value-type="float">
            <text:p>6.5049902686</text:p>
          </table:table-cell>
          <table:table-cell office:value-type="float" office:value="0.77212686841875" calcext:value-type="float">
            <text:p>0.7721268684</text:p>
          </table:table-cell>
          <table:table-cell office:value-type="float" office:value="0.000000121087543418262" calcext:value-type="float">
            <text:p>1.21087543418262E-07</text:p>
          </table:table-cell>
          <table:table-cell office:value-type="float" office:value="0.000000117297545368555" calcext:value-type="float">
            <text:p>1.17297545368555E-07</text:p>
          </table:table-cell>
          <table:table-cell office:value-type="float" office:value="844.536082474227" calcext:value-type="float">
            <text:p>844.5360824742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68.2951184906521" calcext:value-type="float">
            <text:p>68.2951184907</text:p>
          </table:table-cell>
          <table:table-cell office:value-type="float" office:value="1.25" calcext:value-type="float">
            <text:p>1.25</text:p>
          </table:table-cell>
          <table:table-cell table:formula="of:=[.AQ142]-[.AD142]" office:value-type="float" office:value="0.47787313158125" calcext:value-type="float">
            <text:p>0.4778731316</text:p>
          </table:table-cell>
          <table:table-cell table:formula="of:=[.AR142]/[.AD142]" office:value-type="float" office:value="0.618904937940954" calcext:value-type="float">
            <text:p>0.61890493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117594" calcext:value-type="float">
            <text:p>-0.00117594</text:p>
          </table:table-cell>
          <table:table-cell office:value-type="float" office:value="0.00187743" calcext:value-type="float">
            <text:p>0.00187743</text:p>
          </table:table-cell>
          <table:table-cell office:value-type="float" office:value="0.556109" calcext:value-type="float">
            <text:p>0.556109</text:p>
          </table:table-cell>
          <table:table-cell office:value-type="float" office:value="3.14245" calcext:value-type="float">
            <text:p>3.14245</text:p>
          </table:table-cell>
          <table:table-cell office:value-type="float" office:value="1.57214" calcext:value-type="float">
            <text:p>1.57214</text:p>
          </table:table-cell>
          <table:table-cell office:value-type="float" office:value="1.64607" calcext:value-type="float">
            <text:p>1.64607</text:p>
          </table:table-cell>
          <table:table-cell office:value-type="float" office:value="1.653" calcext:value-type="float">
            <text:p>1.653</text:p>
          </table:table-cell>
          <table:table-cell office:value-type="float" office:value="3.2072" calcext:value-type="float">
            <text:p>3.2072</text:p>
          </table:table-cell>
          <table:table-cell office:value-type="float" office:value="13.1662" calcext:value-type="float">
            <text:p>13.1662</text:p>
          </table:table-cell>
          <table:table-cell office:value-type="float" office:value="3.31661" calcext:value-type="float">
            <text:p>3.31661</text:p>
          </table:table-cell>
          <table:table-cell office:value-type="float" office:value="1.28299" calcext:value-type="float">
            <text:p>1.28299</text:p>
          </table:table-cell>
          <table:table-cell office:value-type="float" office:value="1.28569" calcext:value-type="float">
            <text:p>1.28569</text:p>
          </table:table-cell>
          <table:table-cell office:value-type="float" office:value="1.70233" calcext:value-type="float">
            <text:p>1.70233</text:p>
          </table:table-cell>
          <table:table-cell office:value-type="float" office:value="1.81417" calcext:value-type="float">
            <text:p>1.81417</text:p>
          </table:table-cell>
          <table:table-cell office:value-type="float" office:value="0.919228" calcext:value-type="float">
            <text:p>0.919228</text:p>
          </table:table-cell>
          <table:table-cell office:value-type="float" office:value="6.50627020796735" calcext:value-type="float">
            <text:p>6.506270208</text:p>
          </table:table-cell>
          <table:table-cell office:value-type="float" office:value="0.771850910559148" calcext:value-type="float">
            <text:p>0.7718509106</text:p>
          </table:table-cell>
          <table:table-cell office:value-type="float" office:value="0.00000102116480262602" calcext:value-type="float">
            <text:p>1.02116480262602E-06</text:p>
          </table:table-cell>
          <table:table-cell office:value-type="float" office:value="0.00000834222043297791" calcext:value-type="float">
            <text:p>8.34222043297791E-06</text:p>
          </table:table-cell>
          <table:table-cell office:value-type="float" office:value="780.190476190476" calcext:value-type="float">
            <text:p>780.1904761905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68.2951184906521" calcext:value-type="float">
            <text:p>68.2951184907</text:p>
          </table:table-cell>
          <table:table-cell office:value-type="float" office:value="1.25" calcext:value-type="float">
            <text:p>1.25</text:p>
          </table:table-cell>
          <table:table-cell table:formula="of:=[.AQ143]-[.AD143]" office:value-type="float" office:value="0.478149089440852" calcext:value-type="float">
            <text:p>0.4781490894</text:p>
          </table:table-cell>
          <table:table-cell table:formula="of:=[.AR143]/[.AD143]" office:value-type="float" office:value="0.619483740835998" calcext:value-type="float">
            <text:p>0.61948374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190703" calcext:value-type="float">
            <text:p>-0.00190703</text:p>
          </table:table-cell>
          <table:table-cell office:value-type="float" office:value="-0.00248887" calcext:value-type="float">
            <text:p>-0.00248887</text:p>
          </table:table-cell>
          <table:table-cell office:value-type="float" office:value="0.556777" calcext:value-type="float">
            <text:p>0.556777</text:p>
          </table:table-cell>
          <table:table-cell office:value-type="float" office:value="3.14497" calcext:value-type="float">
            <text:p>3.14497</text:p>
          </table:table-cell>
          <table:table-cell office:value-type="float" office:value="1.57042" calcext:value-type="float">
            <text:p>1.57042</text:p>
          </table:table-cell>
          <table:table-cell office:value-type="float" office:value="1.64921" calcext:value-type="float">
            <text:p>1.64921</text:p>
          </table:table-cell>
          <table:table-cell office:value-type="float" office:value="1.65124" calcext:value-type="float">
            <text:p>1.65124</text:p>
          </table:table-cell>
          <table:table-cell office:value-type="float" office:value="3.19837" calcext:value-type="float">
            <text:p>3.19837</text:p>
          </table:table-cell>
          <table:table-cell office:value-type="float" office:value="13.1771" calcext:value-type="float">
            <text:p>13.1771</text:p>
          </table:table-cell>
          <table:table-cell office:value-type="float" office:value="3.30933" calcext:value-type="float">
            <text:p>3.30933</text:p>
          </table:table-cell>
          <table:table-cell office:value-type="float" office:value="1.28421" calcext:value-type="float">
            <text:p>1.28421</text:p>
          </table:table-cell>
          <table:table-cell office:value-type="float" office:value="1.285" calcext:value-type="float">
            <text:p>1.285</text:p>
          </table:table-cell>
          <table:table-cell office:value-type="float" office:value="1.69952" calcext:value-type="float">
            <text:p>1.69952</text:p>
          </table:table-cell>
          <table:table-cell office:value-type="float" office:value="1.8128" calcext:value-type="float">
            <text:p>1.8128</text:p>
          </table:table-cell>
          <table:table-cell office:value-type="float" office:value="0.918212" calcext:value-type="float">
            <text:p>0.918212</text:p>
          </table:table-cell>
          <table:table-cell office:value-type="float" office:value="6.4988162065549" calcext:value-type="float">
            <text:p>6.4988162066</text:p>
          </table:table-cell>
          <table:table-cell office:value-type="float" office:value="0.77149839972893" calcext:value-type="float">
            <text:p>0.7714983997</text:p>
          </table:table-cell>
          <table:table-cell office:value-type="float" office:value="0.000000415653178520911" calcext:value-type="float">
            <text:p>4.15653178520911E-07</text:p>
          </table:table-cell>
          <table:table-cell office:value-type="float" office:value="0.00000138214051851629" calcext:value-type="float">
            <text:p>1.38214051851629E-06</text:p>
          </table:table-cell>
          <table:table-cell office:value-type="float" office:value="615.93984962406" calcext:value-type="float">
            <text:p>615.9398496241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68.2951184906521" calcext:value-type="float">
            <text:p>68.2951184907</text:p>
          </table:table-cell>
          <table:table-cell office:value-type="float" office:value="1.25" calcext:value-type="float">
            <text:p>1.25</text:p>
          </table:table-cell>
          <table:table-cell table:formula="of:=[.AQ144]-[.AD144]" office:value-type="float" office:value="0.47850160027107" calcext:value-type="float">
            <text:p>0.4785016003</text:p>
          </table:table-cell>
          <table:table-cell table:formula="of:=[.AR144]/[.AD144]" office:value-type="float" office:value="0.620223710689736" calcext:value-type="float">
            <text:p>0.62022371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461586" calcext:value-type="float">
            <text:p>-0.00461586</text:p>
          </table:table-cell>
          <table:table-cell office:value-type="float" office:value="0.00370303" calcext:value-type="float">
            <text:p>0.00370303</text:p>
          </table:table-cell>
          <table:table-cell office:value-type="float" office:value="0.558268" calcext:value-type="float">
            <text:p>0.558268</text:p>
          </table:table-cell>
          <table:table-cell office:value-type="float" office:value="3.14101" calcext:value-type="float">
            <text:p>3.14101</text:p>
          </table:table-cell>
          <table:table-cell office:value-type="float" office:value="1.57026" calcext:value-type="float">
            <text:p>1.57026</text:p>
          </table:table-cell>
          <table:table-cell office:value-type="float" office:value="1.64882" calcext:value-type="float">
            <text:p>1.64882</text:p>
          </table:table-cell>
          <table:table-cell office:value-type="float" office:value="1.64364" calcext:value-type="float">
            <text:p>1.64364</text:p>
          </table:table-cell>
          <table:table-cell office:value-type="float" office:value="3.21628" calcext:value-type="float">
            <text:p>3.21628</text:p>
          </table:table-cell>
          <table:table-cell office:value-type="float" office:value="13.1553" calcext:value-type="float">
            <text:p>13.1553</text:p>
          </table:table-cell>
          <table:table-cell office:value-type="float" office:value="3.31127" calcext:value-type="float">
            <text:p>3.31127</text:p>
          </table:table-cell>
          <table:table-cell office:value-type="float" office:value="1.28405" calcext:value-type="float">
            <text:p>1.28405</text:p>
          </table:table-cell>
          <table:table-cell office:value-type="float" office:value="1.28204" calcext:value-type="float">
            <text:p>1.28204</text:p>
          </table:table-cell>
          <table:table-cell office:value-type="float" office:value="1.70429" calcext:value-type="float">
            <text:p>1.70429</text:p>
          </table:table-cell>
          <table:table-cell office:value-type="float" office:value="1.81365" calcext:value-type="float">
            <text:p>1.81365</text:p>
          </table:table-cell>
          <table:table-cell office:value-type="float" office:value="0.919539" calcext:value-type="float">
            <text:p>0.919539</text:p>
          </table:table-cell>
          <table:table-cell office:value-type="float" office:value="6.5087339870623" calcext:value-type="float">
            <text:p>6.5087339871</text:p>
          </table:table-cell>
          <table:table-cell office:value-type="float" office:value="0.771314423338028" calcext:value-type="float">
            <text:p>0.7713144233</text:p>
          </table:table-cell>
          <table:table-cell office:value-type="float" office:value="0.0000000163919901283156" calcext:value-type="float">
            <text:p>1.63919901283156E-08</text:p>
          </table:table-cell>
          <table:table-cell office:value-type="float" office:value="0.00000000214957872293438" calcext:value-type="float">
            <text:p>2.14957872293438E-09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68.2951184906521" calcext:value-type="float">
            <text:p>68.2951184907</text:p>
          </table:table-cell>
          <table:table-cell office:value-type="float" office:value="1.25" calcext:value-type="float">
            <text:p>1.25</text:p>
          </table:table-cell>
          <table:table-cell table:formula="of:=[.AQ145]-[.AD145]" office:value-type="float" office:value="0.478685576661972" calcext:value-type="float">
            <text:p>0.4786855767</text:p>
          </table:table-cell>
          <table:table-cell table:formula="of:=[.AR145]/[.AD145]" office:value-type="float" office:value="0.620610171647456" calcext:value-type="float">
            <text:p>0.62061017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25189" calcext:value-type="float">
            <text:p>-0.0025189</text:p>
          </table:table-cell>
          <table:table-cell office:value-type="float" office:value="-0.000882708" calcext:value-type="float">
            <text:p>-0.000882708</text:p>
          </table:table-cell>
          <table:table-cell office:value-type="float" office:value="0.30419" calcext:value-type="float">
            <text:p>0.30419</text:p>
          </table:table-cell>
          <table:table-cell office:value-type="float" office:value="3.1415" calcext:value-type="float">
            <text:p>3.1415</text:p>
          </table:table-cell>
          <table:table-cell office:value-type="float" office:value="1.57108" calcext:value-type="float">
            <text:p>1.57108</text:p>
          </table:table-cell>
          <table:table-cell office:value-type="float" office:value="1.00735" calcext:value-type="float">
            <text:p>1.00735</text:p>
          </table:table-cell>
          <table:table-cell office:value-type="float" office:value="1.00746" calcext:value-type="float">
            <text:p>1.00746</text:p>
          </table:table-cell>
          <table:table-cell office:value-type="float" office:value="1.62406" calcext:value-type="float">
            <text:p>1.62406</text:p>
          </table:table-cell>
          <table:table-cell office:value-type="float" office:value="13.1606" calcext:value-type="float">
            <text:p>13.1606</text:p>
          </table:table-cell>
          <table:table-cell office:value-type="float" office:value="3.30123" calcext:value-type="float">
            <text:p>3.30123</text:p>
          </table:table-cell>
          <table:table-cell office:value-type="float" office:value="1.00367" calcext:value-type="float">
            <text:p>1.00367</text:p>
          </table:table-cell>
          <table:table-cell office:value-type="float" office:value="1.00372" calcext:value-type="float">
            <text:p>1.00372</text:p>
          </table:table-cell>
          <table:table-cell office:value-type="float" office:value="1.23755" calcext:value-type="float">
            <text:p>1.23755</text:p>
          </table:table-cell>
          <table:table-cell office:value-type="float" office:value="1.81429" calcext:value-type="float">
            <text:p>1.81429</text:p>
          </table:table-cell>
          <table:table-cell office:value-type="float" office:value="0.912649" calcext:value-type="float">
            <text:p>0.912649</text:p>
          </table:table-cell>
          <table:table-cell office:value-type="float" office:value="3.63886539998649" calcext:value-type="float">
            <text:p>3.6388654</text:p>
          </table:table-cell>
          <table:table-cell office:value-type="float" office:value="0.760804108963375" calcext:value-type="float">
            <text:p>0.760804109</text:p>
          </table:table-cell>
          <table:table-cell office:value-type="float" office:value="0.0000000413517546774232" calcext:value-type="float">
            <text:p>4.13517546774232E-08</text:p>
          </table:table-cell>
          <table:table-cell office:value-type="float" office:value="0.0000000136797409192143" calcext:value-type="float">
            <text:p>1.36797409192143E-08</text:p>
          </table:table-cell>
          <table:table-cell office:value-type="float" office:value="490.538922155689" calcext:value-type="float">
            <text:p>490.5389221557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244.477953371312" calcext:value-type="float">
            <text:p>244.4779533713</text:p>
          </table:table-cell>
          <table:table-cell office:value-type="float" office:value="1.25" calcext:value-type="float">
            <text:p>1.25</text:p>
          </table:table-cell>
          <table:table-cell table:formula="of:=[.AQ146]-[.AD146]" office:value-type="float" office:value="0.489195891036625" calcext:value-type="float">
            <text:p>0.489195891</text:p>
          </table:table-cell>
          <table:table-cell table:formula="of:=[.AR146]/[.AD146]" office:value-type="float" office:value="0.642998487091734" calcext:value-type="float">
            <text:p>0.64299848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0213411" calcext:value-type="float">
            <text:p>0.000213411</text:p>
          </table:table-cell>
          <table:table-cell office:value-type="float" office:value="0.000881934" calcext:value-type="float">
            <text:p>0.000881934</text:p>
          </table:table-cell>
          <table:table-cell office:value-type="float" office:value="0.301949" calcext:value-type="float">
            <text:p>0.301949</text:p>
          </table:table-cell>
          <table:table-cell office:value-type="float" office:value="3.14409" calcext:value-type="float">
            <text:p>3.14409</text:p>
          </table:table-cell>
          <table:table-cell office:value-type="float" office:value="1.57022" calcext:value-type="float">
            <text:p>1.57022</text:p>
          </table:table-cell>
          <table:table-cell office:value-type="float" office:value="1.00532" calcext:value-type="float">
            <text:p>1.00532</text:p>
          </table:table-cell>
          <table:table-cell office:value-type="float" office:value="1.00667" calcext:value-type="float">
            <text:p>1.00667</text:p>
          </table:table-cell>
          <table:table-cell office:value-type="float" office:value="1.6277" calcext:value-type="float">
            <text:p>1.6277</text:p>
          </table:table-cell>
          <table:table-cell office:value-type="float" office:value="13.1697" calcext:value-type="float">
            <text:p>13.1697</text:p>
          </table:table-cell>
          <table:table-cell office:value-type="float" office:value="3.29916" calcext:value-type="float">
            <text:p>3.29916</text:p>
          </table:table-cell>
          <table:table-cell office:value-type="float" office:value="1.00266" calcext:value-type="float">
            <text:p>1.00266</text:p>
          </table:table-cell>
          <table:table-cell office:value-type="float" office:value="1.00333" calcext:value-type="float">
            <text:p>1.00333</text:p>
          </table:table-cell>
          <table:table-cell office:value-type="float" office:value="1.23957" calcext:value-type="float">
            <text:p>1.23957</text:p>
          </table:table-cell>
          <table:table-cell office:value-type="float" office:value="1.8123" calcext:value-type="float">
            <text:p>1.8123</text:p>
          </table:table-cell>
          <table:table-cell office:value-type="float" office:value="0.913007" calcext:value-type="float">
            <text:p>0.913007</text:p>
          </table:table-cell>
          <table:table-cell office:value-type="float" office:value="3.639690347024" calcext:value-type="float">
            <text:p>3.639690347</text:p>
          </table:table-cell>
          <table:table-cell office:value-type="float" office:value="0.760745723862814" calcext:value-type="float">
            <text:p>0.7607457239</text:p>
          </table:table-cell>
          <table:table-cell office:value-type="float" office:value="0.000000119338298407722" calcext:value-type="float">
            <text:p>1.19338298407722E-07</text:p>
          </table:table-cell>
          <table:table-cell office:value-type="float" office:value="0.000000113933035734804" calcext:value-type="float">
            <text:p>1.13933035734804E-07</text:p>
          </table:table-cell>
          <table:table-cell office:value-type="float" office:value="496.484848484849" calcext:value-type="float">
            <text:p>496.4848484848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244.477953371312" calcext:value-type="float">
            <text:p>244.4779533713</text:p>
          </table:table-cell>
          <table:table-cell office:value-type="float" office:value="1.25" calcext:value-type="float">
            <text:p>1.25</text:p>
          </table:table-cell>
          <table:table-cell table:formula="of:=[.AQ147]-[.AD147]" office:value-type="float" office:value="0.489254276137186" calcext:value-type="float">
            <text:p>0.4892542761</text:p>
          </table:table-cell>
          <table:table-cell table:formula="of:=[.AR147]/[.AD147]" office:value-type="float" office:value="0.643124582617324" calcext:value-type="float">
            <text:p>0.64312458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480573" calcext:value-type="float">
            <text:p>-0.000480573</text:p>
          </table:table-cell>
          <table:table-cell office:value-type="float" office:value="0.000150321" calcext:value-type="float">
            <text:p>0.000150321</text:p>
          </table:table-cell>
          <table:table-cell office:value-type="float" office:value="0.302121" calcext:value-type="float">
            <text:p>0.302121</text:p>
          </table:table-cell>
          <table:table-cell office:value-type="float" office:value="3.14412" calcext:value-type="float">
            <text:p>3.14412</text:p>
          </table:table-cell>
          <table:table-cell office:value-type="float" office:value="1.57083" calcext:value-type="float">
            <text:p>1.57083</text:p>
          </table:table-cell>
          <table:table-cell office:value-type="float" office:value="1.00532" calcext:value-type="float">
            <text:p>1.00532</text:p>
          </table:table-cell>
          <table:table-cell office:value-type="float" office:value="1.00511" calcext:value-type="float">
            <text:p>1.00511</text:p>
          </table:table-cell>
          <table:table-cell office:value-type="float" office:value="1.6164" calcext:value-type="float">
            <text:p>1.6164</text:p>
          </table:table-cell>
          <table:table-cell office:value-type="float" office:value="13.1807" calcext:value-type="float">
            <text:p>13.1807</text:p>
          </table:table-cell>
          <table:table-cell office:value-type="float" office:value="3.29934" calcext:value-type="float">
            <text:p>3.29934</text:p>
          </table:table-cell>
          <table:table-cell office:value-type="float" office:value="1.00266" calcext:value-type="float">
            <text:p>1.00266</text:p>
          </table:table-cell>
          <table:table-cell office:value-type="float" office:value="1.00255" calcext:value-type="float">
            <text:p>1.00255</text:p>
          </table:table-cell>
          <table:table-cell office:value-type="float" office:value="1.23496" calcext:value-type="float">
            <text:p>1.23496</text:p>
          </table:table-cell>
          <table:table-cell office:value-type="float" office:value="1.81527" calcext:value-type="float">
            <text:p>1.81527</text:p>
          </table:table-cell>
          <table:table-cell office:value-type="float" office:value="0.912042" calcext:value-type="float">
            <text:p>0.912042</text:p>
          </table:table-cell>
          <table:table-cell office:value-type="float" office:value="3.62683764149665" calcext:value-type="float">
            <text:p>3.6268376415</text:p>
          </table:table-cell>
          <table:table-cell office:value-type="float" office:value="0.759492274830483" calcext:value-type="float">
            <text:p>0.7594922748</text:p>
          </table:table-cell>
          <table:table-cell office:value-type="float" office:value="0.0000000461079317802774" calcext:value-type="float">
            <text:p>4.61079317802774E-08</text:p>
          </table:table-cell>
          <table:table-cell office:value-type="float" office:value="0.0000000170075309844377" calcext:value-type="float">
            <text:p>0.000000017</text:p>
          </table:table-cell>
          <table:table-cell office:value-type="float" office:value="671.475409836066" calcext:value-type="float">
            <text:p>671.4754098361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244.477953371312" calcext:value-type="float">
            <text:p>244.4779533713</text:p>
          </table:table-cell>
          <table:table-cell office:value-type="float" office:value="1.25" calcext:value-type="float">
            <text:p>1.25</text:p>
          </table:table-cell>
          <table:table-cell table:formula="of:=[.AQ148]-[.AD148]" office:value-type="float" office:value="0.490507725169517" calcext:value-type="float">
            <text:p>0.4905077252</text:p>
          </table:table-cell>
          <table:table-cell table:formula="of:=[.AR148]/[.AD148]" office:value-type="float" office:value="0.645836358610754" calcext:value-type="float">
            <text:p>0.64583635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776134" calcext:value-type="float">
            <text:p>-0.000776134</text:p>
          </table:table-cell>
          <table:table-cell office:value-type="float" office:value="-0.00011301" calcext:value-type="float">
            <text:p>-0.00011301</text:p>
          </table:table-cell>
          <table:table-cell office:value-type="float" office:value="0.304558" calcext:value-type="float">
            <text:p>0.304558</text:p>
          </table:table-cell>
          <table:table-cell office:value-type="float" office:value="3.13672" calcext:value-type="float">
            <text:p>3.13672</text:p>
          </table:table-cell>
          <table:table-cell office:value-type="float" office:value="1.56983" calcext:value-type="float">
            <text:p>1.56983</text:p>
          </table:table-cell>
          <table:table-cell office:value-type="float" office:value="1.00367" calcext:value-type="float">
            <text:p>1.00367</text:p>
          </table:table-cell>
          <table:table-cell office:value-type="float" office:value="1.0052" calcext:value-type="float">
            <text:p>1.0052</text:p>
          </table:table-cell>
          <table:table-cell office:value-type="float" office:value="1.62102" calcext:value-type="float">
            <text:p>1.62102</text:p>
          </table:table-cell>
          <table:table-cell office:value-type="float" office:value="13.127" calcext:value-type="float">
            <text:p>13.127</text:p>
          </table:table-cell>
          <table:table-cell office:value-type="float" office:value="3.29754" calcext:value-type="float">
            <text:p>3.29754</text:p>
          </table:table-cell>
          <table:table-cell office:value-type="float" office:value="1.00184" calcext:value-type="float">
            <text:p>1.00184</text:p>
          </table:table-cell>
          <table:table-cell office:value-type="float" office:value="1.00259" calcext:value-type="float">
            <text:p>1.00259</text:p>
          </table:table-cell>
          <table:table-cell office:value-type="float" office:value="1.23623" calcext:value-type="float">
            <text:p>1.23623</text:p>
          </table:table-cell>
          <table:table-cell office:value-type="float" office:value="1.81327" calcext:value-type="float">
            <text:p>1.81327</text:p>
          </table:table-cell>
          <table:table-cell office:value-type="float" office:value="0.912783" calcext:value-type="float">
            <text:p>0.912783</text:p>
          </table:table-cell>
          <table:table-cell office:value-type="float" office:value="3.62988732912335" calcext:value-type="float">
            <text:p>3.6298873291</text:p>
          </table:table-cell>
          <table:table-cell office:value-type="float" office:value="0.759209258328378" calcext:value-type="float">
            <text:p>0.7592092583</text:p>
          </table:table-cell>
          <table:table-cell office:value-type="float" office:value="0.0000000282257241947451" calcext:value-type="float">
            <text:p>2.82257241947451E-08</text:p>
          </table:table-cell>
          <table:table-cell office:value-type="float" office:value="0.00000000637353205054257" calcext:value-type="float">
            <text:p>6.37353205054257E-09</text:p>
          </table:table-cell>
          <table:table-cell office:value-type="float" office:value="531.948051948052" calcext:value-type="float">
            <text:p>531.9480519481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244.477953371312" calcext:value-type="float">
            <text:p>244.4779533713</text:p>
          </table:table-cell>
          <table:table-cell office:value-type="float" office:value="1.25" calcext:value-type="float">
            <text:p>1.25</text:p>
          </table:table-cell>
          <table:table-cell table:formula="of:=[.AQ149]-[.AD149]" office:value-type="float" office:value="0.490790741671622" calcext:value-type="float">
            <text:p>0.4907907417</text:p>
          </table:table-cell>
          <table:table-cell table:formula="of:=[.AR149]/[.AD149]" office:value-type="float" office:value="0.646449890182111" calcext:value-type="float">
            <text:p>0.64644989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0903148" calcext:value-type="float">
            <text:p>0.000903148</text:p>
          </table:table-cell>
          <table:table-cell office:value-type="float" office:value="0.000689812" calcext:value-type="float">
            <text:p>0.000689812</text:p>
          </table:table-cell>
          <table:table-cell office:value-type="float" office:value="0.30502" calcext:value-type="float">
            <text:p>0.30502</text:p>
          </table:table-cell>
          <table:table-cell office:value-type="float" office:value="3.14317" calcext:value-type="float">
            <text:p>3.14317</text:p>
          </table:table-cell>
          <table:table-cell office:value-type="float" office:value="1.57056" calcext:value-type="float">
            <text:p>1.57056</text:p>
          </table:table-cell>
          <table:table-cell office:value-type="float" office:value="1.00325" calcext:value-type="float">
            <text:p>1.00325</text:p>
          </table:table-cell>
          <table:table-cell office:value-type="float" office:value="1.00356" calcext:value-type="float">
            <text:p>1.00356</text:p>
          </table:table-cell>
          <table:table-cell office:value-type="float" office:value="1.62013" calcext:value-type="float">
            <text:p>1.62013</text:p>
          </table:table-cell>
          <table:table-cell office:value-type="float" office:value="13.1681" calcext:value-type="float">
            <text:p>13.1681</text:p>
          </table:table-cell>
          <table:table-cell office:value-type="float" office:value="3.29938" calcext:value-type="float">
            <text:p>3.29938</text:p>
          </table:table-cell>
          <table:table-cell office:value-type="float" office:value="1.00162" calcext:value-type="float">
            <text:p>1.00162</text:p>
          </table:table-cell>
          <table:table-cell office:value-type="float" office:value="1.00178" calcext:value-type="float">
            <text:p>1.00178</text:p>
          </table:table-cell>
          <table:table-cell office:value-type="float" office:value="1.23575" calcext:value-type="float">
            <text:p>1.23575</text:p>
          </table:table-cell>
          <table:table-cell office:value-type="float" office:value="1.81346" calcext:value-type="float">
            <text:p>1.81346</text:p>
          </table:table-cell>
          <table:table-cell office:value-type="float" office:value="0.912533" calcext:value-type="float">
            <text:p>0.912533</text:p>
          </table:table-cell>
          <table:table-cell office:value-type="float" office:value="3.62693308225654" calcext:value-type="float">
            <text:p>3.6269330823</text:p>
          </table:table-cell>
          <table:table-cell office:value-type="float" office:value="0.759086554677421" calcext:value-type="float">
            <text:p>0.7590865547</text:p>
          </table:table-cell>
          <table:table-cell office:value-type="float" office:value="0.0000000138141738696938" calcext:value-type="float">
            <text:p>1.38141738696938E-08</text:p>
          </table:table-cell>
          <table:table-cell office:value-type="float" office:value="0.00000000152665119761706" calcext:value-type="float">
            <text:p>1.52665119761706E-09</text:p>
          </table:table-cell>
          <table:table-cell office:value-type="float" office:value="417.95918367347" calcext:value-type="float">
            <text:p>417.9591836735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244.477953371312" calcext:value-type="float">
            <text:p>244.4779533713</text:p>
          </table:table-cell>
          <table:table-cell office:value-type="float" office:value="1.25" calcext:value-type="float">
            <text:p>1.25</text:p>
          </table:table-cell>
          <table:table-cell table:formula="of:=[.AQ150]-[.AD150]" office:value-type="float" office:value="0.490913445322579" calcext:value-type="float">
            <text:p>0.4909134453</text:p>
          </table:table-cell>
          <table:table-cell table:formula="of:=[.AR150]/[.AD150]" office:value-type="float" office:value="0.646716032970965" calcext:value-type="float">
            <text:p>0.6467160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278366" calcext:value-type="float">
            <text:p>-0.00278366</text:p>
          </table:table-cell>
          <table:table-cell office:value-type="float" office:value="-0.0014538" calcext:value-type="float">
            <text:p>-0.0014538</text:p>
          </table:table-cell>
          <table:table-cell office:value-type="float" office:value="0.303965" calcext:value-type="float">
            <text:p>0.303965</text:p>
          </table:table-cell>
          <table:table-cell office:value-type="float" office:value="3.1369" calcext:value-type="float">
            <text:p>3.1369</text:p>
          </table:table-cell>
          <table:table-cell office:value-type="float" office:value="1.57044" calcext:value-type="float">
            <text:p>1.57044</text:p>
          </table:table-cell>
          <table:table-cell office:value-type="float" office:value="1.00146" calcext:value-type="float">
            <text:p>1.00146</text:p>
          </table:table-cell>
          <table:table-cell office:value-type="float" office:value="1.0034" calcext:value-type="float">
            <text:p>1.0034</text:p>
          </table:table-cell>
          <table:table-cell office:value-type="float" office:value="1.62075" calcext:value-type="float">
            <text:p>1.62075</text:p>
          </table:table-cell>
          <table:table-cell office:value-type="float" office:value="13.1292" calcext:value-type="float">
            <text:p>13.1292</text:p>
          </table:table-cell>
          <table:table-cell office:value-type="float" office:value="3.29914" calcext:value-type="float">
            <text:p>3.29914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1.0017" calcext:value-type="float">
            <text:p>1.0017</text:p>
          </table:table-cell>
          <table:table-cell office:value-type="float" office:value="1.23627" calcext:value-type="float">
            <text:p>1.23627</text:p>
          </table:table-cell>
          <table:table-cell office:value-type="float" office:value="1.81359" calcext:value-type="float">
            <text:p>1.81359</text:p>
          </table:table-cell>
          <table:table-cell office:value-type="float" office:value="0.912612" calcext:value-type="float">
            <text:p>0.912612</text:p>
          </table:table-cell>
          <table:table-cell office:value-type="float" office:value="3.62561746147616" calcext:value-type="float">
            <text:p>3.6256174615</text:p>
          </table:table-cell>
          <table:table-cell office:value-type="float" office:value="0.759054770668165" calcext:value-type="float">
            <text:p>0.7590547707</text:p>
          </table:table-cell>
          <table:table-cell office:value-type="float" office:value="0.00000000736757033704672" calcext:value-type="float">
            <text:p>7.36757033704672E-09</text:p>
          </table:table-cell>
          <table:table-cell office:value-type="float" office:value="0.000000000434248741370646" calcext:value-type="float">
            <text:p>4.34248741370646E-10</text:p>
          </table:table-cell>
          <table:table-cell office:value-type="float" office:value="572.867132867133" calcext:value-type="float">
            <text:p>572.8671328671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244.477953371312" calcext:value-type="float">
            <text:p>244.4779533713</text:p>
          </table:table-cell>
          <table:table-cell office:value-type="float" office:value="1.25" calcext:value-type="float">
            <text:p>1.25</text:p>
          </table:table-cell>
          <table:table-cell table:formula="of:=[.AQ151]-[.AD151]" office:value-type="float" office:value="0.490945229331835" calcext:value-type="float">
            <text:p>0.4909452293</text:p>
          </table:table-cell>
          <table:table-cell table:formula="of:=[.AR151]/[.AD151]" office:value-type="float" office:value="0.646784986147542" calcext:value-type="float">
            <text:p>0.646784986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0686567" calcext:value-type="float">
            <text:p>6.86567E-05</text:p>
          </table:table-cell>
          <table:table-cell office:value-type="float" office:value="0.000172327" calcext:value-type="float">
            <text:p>0.000172327</text:p>
          </table:table-cell>
          <table:table-cell office:value-type="float" office:value="0.104959" calcext:value-type="float">
            <text:p>0.104959</text:p>
          </table:table-cell>
          <table:table-cell office:value-type="float" office:value="3.14101" calcext:value-type="float">
            <text:p>3.14101</text:p>
          </table:table-cell>
          <table:table-cell office:value-type="float" office:value="1.56969" calcext:value-type="float">
            <text:p>1.56969</text:p>
          </table:table-cell>
          <table:table-cell office:value-type="float" office:value="0.0512488" calcext:value-type="float">
            <text:p>0.0512488</text:p>
          </table:table-cell>
          <table:table-cell office:value-type="float" office:value="0.0513017" calcext:value-type="float">
            <text:p>0.0513017</text:p>
          </table:table-cell>
          <table:table-cell office:value-type="float" office:value="0.0636007" calcext:value-type="float">
            <text:p>0.0636007</text:p>
          </table:table-cell>
          <table:table-cell office:value-type="float" office:value="13.1591" calcext:value-type="float">
            <text:p>13.1591</text:p>
          </table:table-cell>
          <table:table-cell office:value-type="float" office:value="3.28892" calcext:value-type="float">
            <text:p>3.28892</text:p>
          </table:table-cell>
          <table:table-cell office:value-type="float" office:value="0.226382" calcext:value-type="float">
            <text:p>0.226382</text:p>
          </table:table-cell>
          <table:table-cell office:value-type="float" office:value="0.226499" calcext:value-type="float">
            <text:p>0.226499</text:p>
          </table:table-cell>
          <table:table-cell office:value-type="float" office:value="0.229313" calcext:value-type="float">
            <text:p>0.229313</text:p>
          </table:table-cell>
          <table:table-cell office:value-type="float" office:value="1.8147" calcext:value-type="float">
            <text:p>1.8147</text:p>
          </table:table-cell>
          <table:table-cell office:value-type="float" office:value="0.908287" calcext:value-type="float">
            <text:p>0.908287</text:p>
          </table:table-cell>
          <table:table-cell office:value-type="float" office:value="0.16615122999128" calcext:value-type="float">
            <text:p>0.16615123</text:p>
          </table:table-cell>
          <table:table-cell office:value-type="float" office:value="0.0753011999120936" calcext:value-type="float">
            <text:p>0.0753011999</text:p>
          </table:table-cell>
          <table:table-cell office:value-type="float" office:value="0.00000000353967957053607" calcext:value-type="float">
            <text:p>3.53967957053607E-09</text:p>
          </table:table-cell>
          <table:table-cell office:value-type="float" office:value="0.000000000100234651696563" calcext:value-type="float">
            <text:p>1.00234651696563E-10</text:p>
          </table:table-cell>
          <table:table-cell office:value-type="float" office:value="10.6113989637306" calcext:value-type="float">
            <text:p>10.6113989637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580.19104893458" calcext:value-type="float">
            <text:p>580.1910489346</text:p>
          </table:table-cell>
          <table:table-cell office:value-type="float" office:value="0.125" calcext:value-type="float">
            <text:p>0.125</text:p>
          </table:table-cell>
          <table:table-cell table:formula="of:=[.AQ152]-[.AD152]" office:value-type="float" office:value="0.0496988000879064" calcext:value-type="float">
            <text:p>0.0496988001</text:p>
          </table:table-cell>
          <table:table-cell table:formula="of:=[.AR152]/[.AD152]" office:value-type="float" office:value="0.660000108177886" calcext:value-type="float">
            <text:p>0.660000108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-0.000201146" calcext:value-type="float">
            <text:p>-0.000201146</text:p>
          </table:table-cell>
          <table:table-cell office:value-type="float" office:value="-0.0000763376" calcext:value-type="float">
            <text:p>-7.63376E-05</text:p>
          </table:table-cell>
          <table:table-cell office:value-type="float" office:value="0.105105" calcext:value-type="float">
            <text:p>0.105105</text:p>
          </table:table-cell>
          <table:table-cell office:value-type="float" office:value="3.14355" calcext:value-type="float">
            <text:p>3.14355</text:p>
          </table:table-cell>
          <table:table-cell office:value-type="float" office:value="1.57122" calcext:value-type="float">
            <text:p>1.57122</text:p>
          </table:table-cell>
          <table:table-cell office:value-type="float" office:value="0.0512777" calcext:value-type="float">
            <text:p>0.0512777</text:p>
          </table:table-cell>
          <table:table-cell office:value-type="float" office:value="0.0512504" calcext:value-type="float">
            <text:p>0.0512504</text:p>
          </table:table-cell>
          <table:table-cell office:value-type="float" office:value="0.0636091" calcext:value-type="float">
            <text:p>0.0636091</text:p>
          </table:table-cell>
          <table:table-cell office:value-type="float" office:value="13.1683" calcext:value-type="float">
            <text:p>13.1683</text:p>
          </table:table-cell>
          <table:table-cell office:value-type="float" office:value="3.29374" calcext:value-type="float">
            <text:p>3.29374</text:p>
          </table:table-cell>
          <table:table-cell office:value-type="float" office:value="0.226446" calcext:value-type="float">
            <text:p>0.226446</text:p>
          </table:table-cell>
          <table:table-cell office:value-type="float" office:value="0.226386" calcext:value-type="float">
            <text:p>0.226386</text:p>
          </table:table-cell>
          <table:table-cell office:value-type="float" office:value="0.229264" calcext:value-type="float">
            <text:p>0.229264</text:p>
          </table:table-cell>
          <table:table-cell office:value-type="float" office:value="1.81284" calcext:value-type="float">
            <text:p>1.81284</text:p>
          </table:table-cell>
          <table:table-cell office:value-type="float" office:value="0.908298" calcext:value-type="float">
            <text:p>0.908298</text:p>
          </table:table-cell>
          <table:table-cell office:value-type="float" office:value="0.166137222774053" calcext:value-type="float">
            <text:p>0.1661372228</text:p>
          </table:table-cell>
          <table:table-cell office:value-type="float" office:value="0.0752811430240812" calcext:value-type="float">
            <text:p>0.075281143</text:p>
          </table:table-cell>
          <table:table-cell office:value-type="float" office:value="0.0000000017652784958077" calcext:value-type="float">
            <text:p>1.7652784958077E-09</text:p>
          </table:table-cell>
          <table:table-cell office:value-type="float" office:value="0.0000000000249296653420887" calcext:value-type="float">
            <text:p>2.49296653420887E-11</text:p>
          </table:table-cell>
          <table:table-cell office:value-type="float" office:value="10.4663344831992" calcext:value-type="float">
            <text:p>10.4663344832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580.19104893458" calcext:value-type="float">
            <text:p>580.1910489346</text:p>
          </table:table-cell>
          <table:table-cell office:value-type="float" office:value="0.125" calcext:value-type="float">
            <text:p>0.125</text:p>
          </table:table-cell>
          <table:table-cell table:formula="of:=[.AQ153]-[.AD153]" office:value-type="float" office:value="0.0497188569759188" calcext:value-type="float">
            <text:p>0.049718857</text:p>
          </table:table-cell>
          <table:table-cell table:formula="of:=[.AR153]/[.AD153]" office:value-type="float" office:value="0.660442376120864" calcext:value-type="float">
            <text:p>0.660442376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0534464" calcext:value-type="float">
            <text:p>5.34464E-05</text:p>
          </table:table-cell>
          <table:table-cell office:value-type="float" office:value="0.0000303739" calcext:value-type="float">
            <text:p>3.03739E-05</text:p>
          </table:table-cell>
          <table:table-cell office:value-type="float" office:value="0.10502" calcext:value-type="float">
            <text:p>0.10502</text:p>
          </table:table-cell>
          <table:table-cell office:value-type="float" office:value="3.14365" calcext:value-type="float">
            <text:p>3.14365</text:p>
          </table:table-cell>
          <table:table-cell office:value-type="float" office:value="1.57047" calcext:value-type="float">
            <text:p>1.57047</text:p>
          </table:table-cell>
          <table:table-cell office:value-type="float" office:value="0.0512795" calcext:value-type="float">
            <text:p>0.0512795</text:p>
          </table:table-cell>
          <table:table-cell office:value-type="float" office:value="0.0512465" calcext:value-type="float">
            <text:p>0.0512465</text:p>
          </table:table-cell>
          <table:table-cell office:value-type="float" office:value="0.0635304" calcext:value-type="float">
            <text:p>0.0635304</text:p>
          </table:table-cell>
          <table:table-cell office:value-type="float" office:value="13.1653" calcext:value-type="float">
            <text:p>13.1653</text:p>
          </table:table-cell>
          <table:table-cell office:value-type="float" office:value="3.29062" calcext:value-type="float">
            <text:p>3.29062</text:p>
          </table:table-cell>
          <table:table-cell office:value-type="float" office:value="0.22645" calcext:value-type="float">
            <text:p>0.22645</text:p>
          </table:table-cell>
          <table:table-cell office:value-type="float" office:value="0.226377" calcext:value-type="float">
            <text:p>0.226377</text:p>
          </table:table-cell>
          <table:table-cell office:value-type="float" office:value="0.229131" calcext:value-type="float">
            <text:p>0.229131</text:p>
          </table:table-cell>
          <table:table-cell office:value-type="float" office:value="1.81185" calcext:value-type="float">
            <text:p>1.81185</text:p>
          </table:table-cell>
          <table:table-cell office:value-type="float" office:value="0.907883" calcext:value-type="float">
            <text:p>0.907883</text:p>
          </table:table-cell>
          <table:table-cell office:value-type="float" office:value="0.166056450460376" calcext:value-type="float">
            <text:p>0.1660564505</text:p>
          </table:table-cell>
          <table:table-cell office:value-type="float" office:value="0.0752516670601054" calcext:value-type="float">
            <text:p>0.0752516671</text:p>
          </table:table-cell>
          <table:table-cell office:value-type="float" office:value="0.000000000934459545980496" calcext:value-type="float">
            <text:p>9.34459545980496E-10</text:p>
          </table:table-cell>
          <table:table-cell office:value-type="float" office:value="0.00000000000698571714459259" calcext:value-type="float">
            <text:p>6.98571714459259E-12</text:p>
          </table:table-cell>
          <table:table-cell office:value-type="float" office:value="10.4891165172855" calcext:value-type="float">
            <text:p>10.4891165173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580.19104893458" calcext:value-type="float">
            <text:p>580.1910489346</text:p>
          </table:table-cell>
          <table:table-cell office:value-type="float" office:value="0.125" calcext:value-type="float">
            <text:p>0.125</text:p>
          </table:table-cell>
          <table:table-cell table:formula="of:=[.AQ154]-[.AD154]" office:value-type="float" office:value="0.0497483329398946" calcext:value-type="float">
            <text:p>0.0497483329</text:p>
          </table:table-cell>
          <table:table-cell table:formula="of:=[.AR154]/[.AD154]" office:value-type="float" office:value="0.661092768883902" calcext:value-type="float">
            <text:p>0.661092768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-0.0000710176" calcext:value-type="float">
            <text:p>-7.10176E-05</text:p>
          </table:table-cell>
          <table:table-cell office:value-type="float" office:value="-0.00000466761" calcext:value-type="float">
            <text:p>-4.66761E-06</text:p>
          </table:table-cell>
          <table:table-cell office:value-type="float" office:value="0.104974" calcext:value-type="float">
            <text:p>0.104974</text:p>
          </table:table-cell>
          <table:table-cell office:value-type="float" office:value="3.14079" calcext:value-type="float">
            <text:p>3.14079</text:p>
          </table:table-cell>
          <table:table-cell office:value-type="float" office:value="1.57061" calcext:value-type="float">
            <text:p>1.57061</text:p>
          </table:table-cell>
          <table:table-cell office:value-type="float" office:value="0.0512751" calcext:value-type="float">
            <text:p>0.0512751</text:p>
          </table:table-cell>
          <table:table-cell office:value-type="float" office:value="0.051272" calcext:value-type="float">
            <text:p>0.051272</text:p>
          </table:table-cell>
          <table:table-cell office:value-type="float" office:value="0.0634883" calcext:value-type="float">
            <text:p>0.0634883</text:p>
          </table:table-cell>
          <table:table-cell office:value-type="float" office:value="13.1526" calcext:value-type="float">
            <text:p>13.1526</text:p>
          </table:table-cell>
          <table:table-cell office:value-type="float" office:value="3.29076" calcext:value-type="float">
            <text:p>3.29076</text:p>
          </table:table-cell>
          <table:table-cell office:value-type="float" office:value="0.22644" calcext:value-type="float">
            <text:p>0.22644</text:p>
          </table:table-cell>
          <table:table-cell office:value-type="float" office:value="0.226433" calcext:value-type="float">
            <text:p>0.226433</text:p>
          </table:table-cell>
          <table:table-cell office:value-type="float" office:value="0.229061" calcext:value-type="float">
            <text:p>0.229061</text:p>
          </table:table-cell>
          <table:table-cell office:value-type="float" office:value="1.8133" calcext:value-type="float">
            <text:p>1.8133</text:p>
          </table:table-cell>
          <table:table-cell office:value-type="float" office:value="0.907722" calcext:value-type="float">
            <text:p>0.907722</text:p>
          </table:table-cell>
          <table:table-cell office:value-type="float" office:value="0.166035439392709" calcext:value-type="float">
            <text:p>0.1660354394</text:p>
          </table:table-cell>
          <table:table-cell office:value-type="float" office:value="0.0752462809637698" calcext:value-type="float">
            <text:p>0.075246281</text:p>
          </table:table-cell>
          <table:table-cell office:value-type="float" office:value="0.00000000338868907231255" calcext:value-type="float">
            <text:p>3.38868907231255E-09</text:p>
          </table:table-cell>
          <table:table-cell office:value-type="float" office:value="0.0000000000918657090304841" calcext:value-type="float">
            <text:p>9.18657090304841E-11</text:p>
          </table:table-cell>
          <table:table-cell office:value-type="float" office:value="10.4837471205529" calcext:value-type="float">
            <text:p>10.4837471206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580.19104893458" calcext:value-type="float">
            <text:p>580.1910489346</text:p>
          </table:table-cell>
          <table:table-cell office:value-type="float" office:value="0.125" calcext:value-type="float">
            <text:p>0.125</text:p>
          </table:table-cell>
          <table:table-cell table:formula="of:=[.AQ155]-[.AD155]" office:value-type="float" office:value="0.0497537190362302" calcext:value-type="float">
            <text:p>0.049753719</text:p>
          </table:table-cell>
          <table:table-cell table:formula="of:=[.AR155]/[.AD155]" office:value-type="float" office:value="0.661211669187824" calcext:value-type="float">
            <text:p>0.661211669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-0.0000929908" calcext:value-type="float">
            <text:p>-9.29908E-05</text:p>
          </table:table-cell>
          <table:table-cell office:value-type="float" office:value="0.0000479791" calcext:value-type="float">
            <text:p>4.79791E-05</text:p>
          </table:table-cell>
          <table:table-cell office:value-type="float" office:value="0.10499" calcext:value-type="float">
            <text:p>0.10499</text:p>
          </table:table-cell>
          <table:table-cell office:value-type="float" office:value="3.14136" calcext:value-type="float">
            <text:p>3.14136</text:p>
          </table:table-cell>
          <table:table-cell office:value-type="float" office:value="1.57083" calcext:value-type="float">
            <text:p>1.57083</text:p>
          </table:table-cell>
          <table:table-cell office:value-type="float" office:value="0.0512334" calcext:value-type="float">
            <text:p>0.0512334</text:p>
          </table:table-cell>
          <table:table-cell office:value-type="float" office:value="0.0512541" calcext:value-type="float">
            <text:p>0.0512541</text:p>
          </table:table-cell>
          <table:table-cell office:value-type="float" office:value="0.0635154" calcext:value-type="float">
            <text:p>0.0635154</text:p>
          </table:table-cell>
          <table:table-cell office:value-type="float" office:value="13.1658" calcext:value-type="float">
            <text:p>13.1658</text:p>
          </table:table-cell>
          <table:table-cell office:value-type="float" office:value="3.29172" calcext:value-type="float">
            <text:p>3.29172</text:p>
          </table:table-cell>
          <table:table-cell office:value-type="float" office:value="0.226348" calcext:value-type="float">
            <text:p>0.226348</text:p>
          </table:table-cell>
          <table:table-cell office:value-type="float" office:value="0.226394" calcext:value-type="float">
            <text:p>0.226394</text:p>
          </table:table-cell>
          <table:table-cell office:value-type="float" office:value="0.229112" calcext:value-type="float">
            <text:p>0.229112</text:p>
          </table:table-cell>
          <table:table-cell office:value-type="float" office:value="1.81594" calcext:value-type="float">
            <text:p>1.81594</text:p>
          </table:table-cell>
          <table:table-cell office:value-type="float" office:value="0.907863" calcext:value-type="float">
            <text:p>0.907863</text:p>
          </table:table-cell>
          <table:table-cell office:value-type="float" office:value="0.166002892176146" calcext:value-type="float">
            <text:p>0.1660028922</text:p>
          </table:table-cell>
          <table:table-cell office:value-type="float" office:value="0.0752282955539178" calcext:value-type="float">
            <text:p>0.0752282956</text:p>
          </table:table-cell>
          <table:table-cell office:value-type="float" office:value="0.0000000000773179824128285" calcext:value-type="float">
            <text:p>7.73179824128285E-11</text:p>
          </table:table-cell>
          <table:table-cell office:value-type="float" office:value="0.0000000000000478245632351237" calcext:value-type="float">
            <text:p>4.78245632351237E-14</text:p>
          </table:table-cell>
          <table:table-cell office:value-type="float" office:value="10.6113989637306" calcext:value-type="float">
            <text:p>10.6113989637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580.19104893458" calcext:value-type="float">
            <text:p>580.1910489346</text:p>
          </table:table-cell>
          <table:table-cell office:value-type="float" office:value="0.125" calcext:value-type="float">
            <text:p>0.125</text:p>
          </table:table-cell>
          <table:table-cell table:formula="of:=[.AQ156]-[.AD156]" office:value-type="float" office:value="0.0497717044460822" calcext:value-type="float">
            <text:p>0.0497717044</text:p>
          </table:table-cell>
          <table:table-cell table:formula="of:=[.AR156]/[.AD156]" office:value-type="float" office:value="0.661608827896542" calcext:value-type="float">
            <text:p>0.661608827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136444" calcext:value-type="float">
            <text:p>0.000136444</text:p>
          </table:table-cell>
          <table:table-cell office:value-type="float" office:value="0.0000684672" calcext:value-type="float">
            <text:p>6.84672E-05</text:p>
          </table:table-cell>
          <table:table-cell office:value-type="float" office:value="0.105005" calcext:value-type="float">
            <text:p>0.105005</text:p>
          </table:table-cell>
          <table:table-cell office:value-type="float" office:value="3.14346" calcext:value-type="float">
            <text:p>3.14346</text:p>
          </table:table-cell>
          <table:table-cell office:value-type="float" office:value="1.57134" calcext:value-type="float">
            <text:p>1.57134</text:p>
          </table:table-cell>
          <table:table-cell office:value-type="float" office:value="0.051222" calcext:value-type="float">
            <text:p>0.051222</text:p>
          </table:table-cell>
          <table:table-cell office:value-type="float" office:value="0.0512311" calcext:value-type="float">
            <text:p>0.0512311</text:p>
          </table:table-cell>
          <table:table-cell office:value-type="float" office:value="0.0635137" calcext:value-type="float">
            <text:p>0.0635137</text:p>
          </table:table-cell>
          <table:table-cell office:value-type="float" office:value="13.1774" calcext:value-type="float">
            <text:p>13.1774</text:p>
          </table:table-cell>
          <table:table-cell office:value-type="float" office:value="3.2943" calcext:value-type="float">
            <text:p>3.2943</text:p>
          </table:table-cell>
          <table:table-cell office:value-type="float" office:value="0.226323" calcext:value-type="float">
            <text:p>0.226323</text:p>
          </table:table-cell>
          <table:table-cell office:value-type="float" office:value="0.226343" calcext:value-type="float">
            <text:p>0.226343</text:p>
          </table:table-cell>
          <table:table-cell office:value-type="float" office:value="0.229102" calcext:value-type="float">
            <text:p>0.229102</text:p>
          </table:table-cell>
          <table:table-cell office:value-type="float" office:value="1.8155" calcext:value-type="float">
            <text:p>1.8155</text:p>
          </table:table-cell>
          <table:table-cell office:value-type="float" office:value="0.908397" calcext:value-type="float">
            <text:p>0.908397</text:p>
          </table:table-cell>
          <table:table-cell office:value-type="float" office:value="0.165966735723418" calcext:value-type="float">
            <text:p>0.1659667357</text:p>
          </table:table-cell>
          <table:table-cell office:value-type="float" office:value="0.0752075403600762" calcext:value-type="float">
            <text:p>0.0752075404</text:p>
          </table:table-cell>
          <table:table-cell office:value-type="float" office:value="0.000000000808980322802119" calcext:value-type="float">
            <text:p>8.08980322802119E-10</text:p>
          </table:table-cell>
          <table:table-cell office:value-type="float" office:value="0.00000000000523559330144817" calcext:value-type="float">
            <text:p>5.23559330144817E-12</text:p>
          </table:table-cell>
          <table:table-cell office:value-type="float" office:value="12.4102408725951" calcext:value-type="float">
            <text:p>12.4102408726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580.19104893458" calcext:value-type="float">
            <text:p>580.1910489346</text:p>
          </table:table-cell>
          <table:table-cell office:value-type="float" office:value="0.125" calcext:value-type="float">
            <text:p>0.125</text:p>
          </table:table-cell>
          <table:table-cell table:formula="of:=[.AQ157]-[.AD157]" office:value-type="float" office:value="0.0497924596399238" calcext:value-type="float">
            <text:p>0.0497924596</text:p>
          </table:table-cell>
          <table:table-cell table:formula="of:=[.AR157]/[.AD157]" office:value-type="float" office:value="0.662067385817022" calcext:value-type="float">
            <text:p>0.662067385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284597" calcext:value-type="float">
            <text:p>0.000284597</text:p>
          </table:table-cell>
          <table:table-cell office:value-type="float" office:value="-0.0011157" calcext:value-type="float">
            <text:p>-0.0011157</text:p>
          </table:table-cell>
          <table:table-cell office:value-type="float" office:value="0.104671" calcext:value-type="float">
            <text:p>0.104671</text:p>
          </table:table-cell>
          <table:table-cell office:value-type="float" office:value="3.13854" calcext:value-type="float">
            <text:p>3.13854</text:p>
          </table:table-cell>
          <table:table-cell office:value-type="float" office:value="1.57077" calcext:value-type="float">
            <text:p>1.57077</text:p>
          </table:table-cell>
          <table:table-cell office:value-type="float" office:value="0.513372" calcext:value-type="float">
            <text:p>0.513372</text:p>
          </table:table-cell>
          <table:table-cell office:value-type="float" office:value="0.513148" calcext:value-type="float">
            <text:p>0.513148</text:p>
          </table:table-cell>
          <table:table-cell office:value-type="float" office:value="0.535811" calcext:value-type="float">
            <text:p>0.535811</text:p>
          </table:table-cell>
          <table:table-cell office:value-type="float" office:value="13.1363" calcext:value-type="float">
            <text:p>13.1363</text:p>
          </table:table-cell>
          <table:table-cell office:value-type="float" office:value="3.29001" calcext:value-type="float">
            <text:p>3.29001</text:p>
          </table:table-cell>
          <table:table-cell office:value-type="float" office:value="0.7165" calcext:value-type="float">
            <text:p>0.7165</text:p>
          </table:table-cell>
          <table:table-cell office:value-type="float" office:value="0.716342" calcext:value-type="float">
            <text:p>0.716342</text:p>
          </table:table-cell>
          <table:table-cell office:value-type="float" office:value="0.724468" calcext:value-type="float">
            <text:p>0.724468</text:p>
          </table:table-cell>
          <table:table-cell office:value-type="float" office:value="1.81269" calcext:value-type="float">
            <text:p>1.81269</text:p>
          </table:table-cell>
          <table:table-cell office:value-type="float" office:value="0.90702" calcext:value-type="float">
            <text:p>0.90702</text:p>
          </table:table-cell>
          <table:table-cell office:value-type="float" office:value="1.56233010022707" calcext:value-type="float">
            <text:p>1.5623301002</text:p>
          </table:table-cell>
          <table:table-cell office:value-type="float" office:value="0.750908228345432" calcext:value-type="float">
            <text:p>0.7509082283</text:p>
          </table:table-cell>
          <table:table-cell office:value-type="float" office:value="0.0000000173388486863262" calcext:value-type="float">
            <text:p>1.73388486863262E-08</text:p>
          </table:table-cell>
          <table:table-cell office:value-type="float" office:value="0.00000000240508539013852" calcext:value-type="float">
            <text:p>2.40508539013852E-09</text:p>
          </table:table-cell>
          <table:table-cell office:value-type="float" office:value="247.492447129909" calcext:value-type="float">
            <text:p>247.4924471299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183472.519267548" calcext:value-type="float">
            <text:p>183472.519267548</text:p>
          </table:table-cell>
          <table:table-cell office:value-type="float" office:value="1.25" calcext:value-type="float">
            <text:p>1.25</text:p>
          </table:table-cell>
          <table:table-cell table:formula="of:=[.AQ158]-[.AD158]" office:value-type="float" office:value="0.499091771654568" calcext:value-type="float">
            <text:p>0.4990917717</text:p>
          </table:table-cell>
          <table:table-cell table:formula="of:=[.AR158]/[.AD158]" office:value-type="float" office:value="0.664650822583577" calcext:value-type="float">
            <text:p>0.664650822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0228691" calcext:value-type="float">
            <text:p>2.28691E-05</text:p>
          </table:table-cell>
          <table:table-cell office:value-type="float" office:value="0.000514801" calcext:value-type="float">
            <text:p>0.000514801</text:p>
          </table:table-cell>
          <table:table-cell office:value-type="float" office:value="0.104986" calcext:value-type="float">
            <text:p>0.104986</text:p>
          </table:table-cell>
          <table:table-cell office:value-type="float" office:value="3.14007" calcext:value-type="float">
            <text:p>3.14007</text:p>
          </table:table-cell>
          <table:table-cell office:value-type="float" office:value="1.5709" calcext:value-type="float">
            <text:p>1.5709</text:p>
          </table:table-cell>
          <table:table-cell office:value-type="float" office:value="0.512347" calcext:value-type="float">
            <text:p>0.512347</text:p>
          </table:table-cell>
          <table:table-cell office:value-type="float" office:value="0.513041" calcext:value-type="float">
            <text:p>0.513041</text:p>
          </table:table-cell>
          <table:table-cell office:value-type="float" office:value="0.536829" calcext:value-type="float">
            <text:p>0.536829</text:p>
          </table:table-cell>
          <table:table-cell office:value-type="float" office:value="13.1539" calcext:value-type="float">
            <text:p>13.1539</text:p>
          </table:table-cell>
          <table:table-cell office:value-type="float" office:value="3.29077" calcext:value-type="float">
            <text:p>3.29077</text:p>
          </table:table-cell>
          <table:table-cell office:value-type="float" office:value="0.715784" calcext:value-type="float">
            <text:p>0.715784</text:p>
          </table:table-cell>
          <table:table-cell office:value-type="float" office:value="0.716269" calcext:value-type="float">
            <text:p>0.716269</text:p>
          </table:table-cell>
          <table:table-cell office:value-type="float" office:value="0.725126" calcext:value-type="float">
            <text:p>0.725126</text:p>
          </table:table-cell>
          <table:table-cell office:value-type="float" office:value="1.81489" calcext:value-type="float">
            <text:p>1.81489</text:p>
          </table:table-cell>
          <table:table-cell office:value-type="float" office:value="0.907214" calcext:value-type="float">
            <text:p>0.907214</text:p>
          </table:table-cell>
          <table:table-cell office:value-type="float" office:value="1.56221753949196" calcext:value-type="float">
            <text:p>1.5622175395</text:p>
          </table:table-cell>
          <table:table-cell office:value-type="float" office:value="0.750812957995281" calcext:value-type="float">
            <text:p>0.750812958</text:p>
          </table:table-cell>
          <table:table-cell office:value-type="float" office:value="0.00000000399099847886811" calcext:value-type="float">
            <text:p>0.000000004</text:p>
          </table:table-cell>
          <table:table-cell office:value-type="float" office:value="0.00000000012742455086662" calcext:value-type="float">
            <text:p>1.2742455086662E-10</text:p>
          </table:table-cell>
          <table:table-cell office:value-type="float" office:value="240.941176470588" calcext:value-type="float">
            <text:p>240.9411764706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183472.519267548" calcext:value-type="float">
            <text:p>183472.519267548</text:p>
          </table:table-cell>
          <table:table-cell office:value-type="float" office:value="1.25" calcext:value-type="float">
            <text:p>1.25</text:p>
          </table:table-cell>
          <table:table-cell table:formula="of:=[.AQ159]-[.AD159]" office:value-type="float" office:value="0.499187042004719" calcext:value-type="float">
            <text:p>0.499187042</text:p>
          </table:table-cell>
          <table:table-cell table:formula="of:=[.AR159]/[.AD159]" office:value-type="float" office:value="0.664862049447815" calcext:value-type="float">
            <text:p>0.664862049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12302" calcext:value-type="float">
            <text:p>0.00012302</text:p>
          </table:table-cell>
          <table:table-cell office:value-type="float" office:value="0.000364913" calcext:value-type="float">
            <text:p>0.000364913</text:p>
          </table:table-cell>
          <table:table-cell office:value-type="float" office:value="0.105173" calcext:value-type="float">
            <text:p>0.105173</text:p>
          </table:table-cell>
          <table:table-cell office:value-type="float" office:value="3.1438" calcext:value-type="float">
            <text:p>3.1438</text:p>
          </table:table-cell>
          <table:table-cell office:value-type="float" office:value="1.57009" calcext:value-type="float">
            <text:p>1.57009</text:p>
          </table:table-cell>
          <table:table-cell office:value-type="float" office:value="0.512986" calcext:value-type="float">
            <text:p>0.512986</text:p>
          </table:table-cell>
          <table:table-cell office:value-type="float" office:value="0.512671" calcext:value-type="float">
            <text:p>0.512671</text:p>
          </table:table-cell>
          <table:table-cell office:value-type="float" office:value="0.535686" calcext:value-type="float">
            <text:p>0.535686</text:p>
          </table:table-cell>
          <table:table-cell office:value-type="float" office:value="13.1777" calcext:value-type="float">
            <text:p>13.1777</text:p>
          </table:table-cell>
          <table:table-cell office:value-type="float" office:value="3.28734" calcext:value-type="float">
            <text:p>3.28734</text:p>
          </table:table-cell>
          <table:table-cell office:value-type="float" office:value="0.71623" calcext:value-type="float">
            <text:p>0.71623</text:p>
          </table:table-cell>
          <table:table-cell office:value-type="float" office:value="0.71601" calcext:value-type="float">
            <text:p>0.71601</text:p>
          </table:table-cell>
          <table:table-cell office:value-type="float" office:value="0.72431" calcext:value-type="float">
            <text:p>0.72431</text:p>
          </table:table-cell>
          <table:table-cell office:value-type="float" office:value="1.81501" calcext:value-type="float">
            <text:p>1.81501</text:p>
          </table:table-cell>
          <table:table-cell office:value-type="float" office:value="0.906725" calcext:value-type="float">
            <text:p>0.906725</text:p>
          </table:table-cell>
          <table:table-cell office:value-type="float" office:value="1.56134260638387" calcext:value-type="float">
            <text:p>1.5613426064</text:p>
          </table:table-cell>
          <table:table-cell office:value-type="float" office:value="0.750411991625834" calcext:value-type="float">
            <text:p>0.7504119916</text:p>
          </table:table-cell>
          <table:table-cell office:value-type="float" office:value="0.00000000933109075333628" calcext:value-type="float">
            <text:p>9.33109075333628E-09</text:p>
          </table:table-cell>
          <table:table-cell office:value-type="float" office:value="0.000000000696554037175983" calcext:value-type="float">
            <text:p>6.96554037175983E-10</text:p>
          </table:table-cell>
          <table:table-cell office:value-type="float" office:value="248.242424242424" calcext:value-type="float">
            <text:p>248.2424242424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183472.519267548" calcext:value-type="float">
            <text:p>183472.519267548</text:p>
          </table:table-cell>
          <table:table-cell office:value-type="float" office:value="1.25" calcext:value-type="float">
            <text:p>1.25</text:p>
          </table:table-cell>
          <table:table-cell table:formula="of:=[.AQ160]-[.AD160]" office:value-type="float" office:value="0.499588008374166" calcext:value-type="float">
            <text:p>0.4995880084</text:p>
          </table:table-cell>
          <table:table-cell table:formula="of:=[.AR160]/[.AD160]" office:value-type="float" office:value="0.665751632368993" calcext:value-type="float">
            <text:p>0.665751632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00941352" calcext:value-type="float">
            <text:p>9.41352E-06</text:p>
          </table:table-cell>
          <table:table-cell office:value-type="float" office:value="0.000577962" calcext:value-type="float">
            <text:p>0.000577962</text:p>
          </table:table-cell>
          <table:table-cell office:value-type="float" office:value="0.105157" calcext:value-type="float">
            <text:p>0.105157</text:p>
          </table:table-cell>
          <table:table-cell office:value-type="float" office:value="3.14138" calcext:value-type="float">
            <text:p>3.14138</text:p>
          </table:table-cell>
          <table:table-cell office:value-type="float" office:value="1.57127" calcext:value-type="float">
            <text:p>1.57127</text:p>
          </table:table-cell>
          <table:table-cell office:value-type="float" office:value="0.51239" calcext:value-type="float">
            <text:p>0.51239</text:p>
          </table:table-cell>
          <table:table-cell office:value-type="float" office:value="0.51304" calcext:value-type="float">
            <text:p>0.51304</text:p>
          </table:table-cell>
          <table:table-cell office:value-type="float" office:value="0.535951" calcext:value-type="float">
            <text:p>0.535951</text:p>
          </table:table-cell>
          <table:table-cell office:value-type="float" office:value="13.1605" calcext:value-type="float">
            <text:p>13.1605</text:p>
          </table:table-cell>
          <table:table-cell office:value-type="float" office:value="3.29107" calcext:value-type="float">
            <text:p>3.29107</text:p>
          </table:table-cell>
          <table:table-cell office:value-type="float" office:value="0.715814" calcext:value-type="float">
            <text:p>0.715814</text:p>
          </table:table-cell>
          <table:table-cell office:value-type="float" office:value="0.716268" calcext:value-type="float">
            <text:p>0.716268</text:p>
          </table:table-cell>
          <table:table-cell office:value-type="float" office:value="0.724495" calcext:value-type="float">
            <text:p>0.724495</text:p>
          </table:table-cell>
          <table:table-cell office:value-type="float" office:value="1.81444" calcext:value-type="float">
            <text:p>1.81444</text:p>
          </table:table-cell>
          <table:table-cell office:value-type="float" office:value="0.906738" calcext:value-type="float">
            <text:p>0.906738</text:p>
          </table:table-cell>
          <table:table-cell office:value-type="float" office:value="1.56138096118142" calcext:value-type="float">
            <text:p>1.5613809612</text:p>
          </table:table-cell>
          <table:table-cell office:value-type="float" office:value="0.750380634303733" calcext:value-type="float">
            <text:p>0.7503806343</text:p>
          </table:table-cell>
          <table:table-cell office:value-type="float" office:value="0.00000000640386878074925" calcext:value-type="float">
            <text:p>6.40386878074925E-09</text:p>
          </table:table-cell>
          <table:table-cell office:value-type="float" office:value="0.000000000328076282888439" calcext:value-type="float">
            <text:p>3.28076282888439E-10</text:p>
          </table:table-cell>
          <table:table-cell office:value-type="float" office:value="252.061538461539" calcext:value-type="float">
            <text:p>252.0615384615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183472.519267548" calcext:value-type="float">
            <text:p>183472.519267548</text:p>
          </table:table-cell>
          <table:table-cell office:value-type="float" office:value="1.25" calcext:value-type="float">
            <text:p>1.25</text:p>
          </table:table-cell>
          <table:table-cell table:formula="of:=[.AQ161]-[.AD161]" office:value-type="float" office:value="0.499619365696267" calcext:value-type="float">
            <text:p>0.4996193657</text:p>
          </table:table-cell>
          <table:table-cell table:formula="of:=[.AR161]/[.AD161]" office:value-type="float" office:value="0.665821241722018" calcext:value-type="float">
            <text:p>0.665821241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343968" calcext:value-type="float">
            <text:p>0.000343968</text:p>
          </table:table-cell>
          <table:table-cell office:value-type="float" office:value="-0.00104119" calcext:value-type="float">
            <text:p>-0.00104119</text:p>
          </table:table-cell>
          <table:table-cell office:value-type="float" office:value="0.105511" calcext:value-type="float">
            <text:p>0.105511</text:p>
          </table:table-cell>
          <table:table-cell office:value-type="float" office:value="3.14029" calcext:value-type="float">
            <text:p>3.14029</text:p>
          </table:table-cell>
          <table:table-cell office:value-type="float" office:value="1.57139" calcext:value-type="float">
            <text:p>1.57139</text:p>
          </table:table-cell>
          <table:table-cell office:value-type="float" office:value="0.51317" calcext:value-type="float">
            <text:p>0.51317</text:p>
          </table:table-cell>
          <table:table-cell office:value-type="float" office:value="0.512113" calcext:value-type="float">
            <text:p>0.512113</text:p>
          </table:table-cell>
          <table:table-cell office:value-type="float" office:value="0.536078" calcext:value-type="float">
            <text:p>0.536078</text:p>
          </table:table-cell>
          <table:table-cell office:value-type="float" office:value="13.15" calcext:value-type="float">
            <text:p>13.15</text:p>
          </table:table-cell>
          <table:table-cell office:value-type="float" office:value="3.29254" calcext:value-type="float">
            <text:p>3.29254</text:p>
          </table:table-cell>
          <table:table-cell office:value-type="float" office:value="0.716359" calcext:value-type="float">
            <text:p>0.716359</text:p>
          </table:table-cell>
          <table:table-cell office:value-type="float" office:value="0.71562" calcext:value-type="float">
            <text:p>0.71562</text:p>
          </table:table-cell>
          <table:table-cell office:value-type="float" office:value="0.724531" calcext:value-type="float">
            <text:p>0.724531</text:p>
          </table:table-cell>
          <table:table-cell office:value-type="float" office:value="1.81345" calcext:value-type="float">
            <text:p>1.81345</text:p>
          </table:table-cell>
          <table:table-cell office:value-type="float" office:value="0.907342" calcext:value-type="float">
            <text:p>0.907342</text:p>
          </table:table-cell>
          <table:table-cell office:value-type="float" office:value="1.56136116311465" calcext:value-type="float">
            <text:p>1.5613611631</text:p>
          </table:table-cell>
          <table:table-cell office:value-type="float" office:value="0.750348111034541" calcext:value-type="float">
            <text:p>0.750348111</text:p>
          </table:table-cell>
          <table:table-cell office:value-type="float" office:value="0.00000000602268446391645" calcext:value-type="float">
            <text:p>0.000000006</text:p>
          </table:table-cell>
          <table:table-cell office:value-type="float" office:value="0.000000000290181825215204" calcext:value-type="float">
            <text:p>2.90181825215204E-10</text:p>
          </table:table-cell>
          <table:table-cell office:value-type="float" office:value="274.899328859061" calcext:value-type="float">
            <text:p>274.8993288591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183472.519267548" calcext:value-type="float">
            <text:p>183472.519267548</text:p>
          </table:table-cell>
          <table:table-cell office:value-type="float" office:value="1.25" calcext:value-type="float">
            <text:p>1.25</text:p>
          </table:table-cell>
          <table:table-cell table:formula="of:=[.AQ162]-[.AD162]" office:value-type="float" office:value="0.499651888965459" calcext:value-type="float">
            <text:p>0.499651889</text:p>
          </table:table-cell>
          <table:table-cell table:formula="of:=[.AR162]/[.AD162]" office:value-type="float" office:value="0.665893445479012" calcext:value-type="float">
            <text:p>0.665893445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139806" calcext:value-type="float">
            <text:p>0.000139806</text:p>
          </table:table-cell>
          <table:table-cell office:value-type="float" office:value="-0.00136935" calcext:value-type="float">
            <text:p>-0.00136935</text:p>
          </table:table-cell>
          <table:table-cell office:value-type="float" office:value="0.104768" calcext:value-type="float">
            <text:p>0.104768</text:p>
          </table:table-cell>
          <table:table-cell office:value-type="float" office:value="3.14076" calcext:value-type="float">
            <text:p>3.14076</text:p>
          </table:table-cell>
          <table:table-cell office:value-type="float" office:value="1.57063" calcext:value-type="float">
            <text:p>1.57063</text:p>
          </table:table-cell>
          <table:table-cell office:value-type="float" office:value="0.512253" calcext:value-type="float">
            <text:p>0.512253</text:p>
          </table:table-cell>
          <table:table-cell office:value-type="float" office:value="0.511846" calcext:value-type="float">
            <text:p>0.511846</text:p>
          </table:table-cell>
          <table:table-cell office:value-type="float" office:value="0.536037" calcext:value-type="float">
            <text:p>0.536037</text:p>
          </table:table-cell>
          <table:table-cell office:value-type="float" office:value="13.1522" calcext:value-type="float">
            <text:p>13.1522</text:p>
          </table:table-cell>
          <table:table-cell office:value-type="float" office:value="3.28937" calcext:value-type="float">
            <text:p>3.28937</text:p>
          </table:table-cell>
          <table:table-cell office:value-type="float" office:value="0.715719" calcext:value-type="float">
            <text:p>0.715719</text:p>
          </table:table-cell>
          <table:table-cell office:value-type="float" office:value="0.715433" calcext:value-type="float">
            <text:p>0.715433</text:p>
          </table:table-cell>
          <table:table-cell office:value-type="float" office:value="0.724611" calcext:value-type="float">
            <text:p>0.724611</text:p>
          </table:table-cell>
          <table:table-cell office:value-type="float" office:value="1.81323" calcext:value-type="float">
            <text:p>1.81323</text:p>
          </table:table-cell>
          <table:table-cell office:value-type="float" office:value="0.906914" calcext:value-type="float">
            <text:p>0.906914</text:p>
          </table:table-cell>
          <table:table-cell office:value-type="float" office:value="1.56013672399182" calcext:value-type="float">
            <text:p>1.560136724</text:p>
          </table:table-cell>
          <table:table-cell office:value-type="float" office:value="0.749837247285807" calcext:value-type="float">
            <text:p>0.7498372473</text:p>
          </table:table-cell>
          <table:table-cell office:value-type="float" office:value="0.000000000564393101505946" calcext:value-type="float">
            <text:p>5.64393101505946E-10</text:p>
          </table:table-cell>
          <table:table-cell office:value-type="float" office:value="0.00000000000254831658422001" calcext:value-type="float">
            <text:p>2.54831658422001E-12</text:p>
          </table:table-cell>
          <table:table-cell office:value-type="float" office:value="222.005420054201" calcext:value-type="float">
            <text:p>222.0054200542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183472.519267548" calcext:value-type="float">
            <text:p>183472.519267548</text:p>
          </table:table-cell>
          <table:table-cell office:value-type="float" office:value="1.25" calcext:value-type="float">
            <text:p>1.25</text:p>
          </table:table-cell>
          <table:table-cell table:formula="of:=[.AQ163]-[.AD163]" office:value-type="float" office:value="0.500162752714193" calcext:value-type="float">
            <text:p>0.5001627527</text:p>
          </table:table-cell>
          <table:table-cell table:formula="of:=[.AR163]/[.AD163]" office:value-type="float" office:value="0.667028417866193" calcext:value-type="float">
            <text:p>0.6670284179</text:p>
          </table:table-cell>
        </table:table-row>
      </table:table>
      <table:named-expressions/>
      <table:database-ranges>
        <table:database-range table:name="__Anonymous_Sheet_DB__0" table:target-range-address="pstudy_pcrossn.A1:pstudy_pcrossn.AS163">
          <table:sort>
            <table:sort-by table:field-number="4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7:41:57.800811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11T18:05:02.400008201</dc:date>
    <meta:editing-duration>PT12M46S</meta:editing-duration>
    <meta:editing-cycles>1</meta:editing-cycles>
    <meta:document-statistic meta:table-count="1" meta:cell-count="73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pstudy_pcrossn.AB1:pstudy_pcrossn.AB163 pstudy_pcrossn.AS1:pstudy_pcrossn.AS163" chart:data-source-has-labels="row" svg:x="1.331cm" svg:y="0.18cm" svg:width="14.349cm" svg:height="7.659cm">
          <chartooo:coordinate-region svg:x="2.059cm" svg:y="0.379cm" svg:width="13.382cm" svg:height="6.813cm"/>
          <chart:axis chart:dimension="x" chart:name="primary-x" chart:style-name="ch3">
            <chart:title svg:x="8.223cm" svg:y="8.019cm" chart:style-name="ch4">
              <text:p>ΔФ</text:p>
            </chart:title>
          </chart:axis>
          <chart:axis chart:dimension="y" chart:name="primary-y" chart:style-name="ch3">
            <chart:title svg:x="0.451cm" svg:y="7.162cm" chart:style-name="ch5">
              <text:p>|&lt;E approx&gt; - &lt;E analytical&gt;| / |&lt;E approx&gt;|</text:p>
            </chart:title>
            <chart:grid chart:style-name="ch6" chart:class="major"/>
          </chart:axis>
          <chart:series chart:style-name="ch7" chart:values-cell-range-address="pstudy_pcrossn.AS2:pstudy_pcrossn.AS163" chart:label-cell-address="pstudy_pcrossn.AS1:pstudy_pcrossn.AS1" chart:class="chart:scatter">
            <chart:domain table:cell-range-address="pstudy_pcrossn.AB2:pstudy_pcrossn.AB163"/>
            <chart:data-point chart:repeated="1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  <table:table-cell office:value-type="string">
                <text:p>Relative Error, |&lt;E approx – E analytical&gt;| / |&lt;E approx&gt;|</text:p>
                <draw:g>
                  <svg:desc>pstudy_pcrossn.AS1:pstudy_pcrossn.A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6757">
                <text:p>1.26757</text:p>
                <draw:g>
                  <svg:desc>pstudy_pcrossn.AB2:pstudy_pcrossn.AB163</svg:desc>
                </draw:g>
              </table:table-cell>
              <table:table-cell office:value-type="float" office:value="0.18725991731182">
                <text:p>0.18725991731182</text:p>
                <draw:g>
                  <svg:desc>pstudy_pcrossn.AS2:pstudy_pcrossn.AS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6786">
                <text:p>1.26786</text:p>
              </table:table-cell>
              <table:table-cell office:value-type="float" office:value="0.187708383823907">
                <text:p>0.1877083838239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6827">
                <text:p>1.26827</text:p>
              </table:table-cell>
              <table:table-cell office:value-type="float" office:value="0.18783513448168">
                <text:p>0.18783513448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6801">
                <text:p>1.26801</text:p>
              </table:table-cell>
              <table:table-cell office:value-type="float" office:value="0.187872803293272">
                <text:p>0.187872803293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6809">
                <text:p>1.26809</text:p>
              </table:table-cell>
              <table:table-cell office:value-type="float" office:value="0.188074057865559">
                <text:p>0.1880740578655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6798">
                <text:p>1.26798</text:p>
              </table:table-cell>
              <table:table-cell office:value-type="float" office:value="0.18811646588705">
                <text:p>0.18811646588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6811">
                <text:p>1.26811</text:p>
              </table:table-cell>
              <table:table-cell office:value-type="float" office:value="0.18817678340047">
                <text:p>0.18817678340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679">
                <text:p>1.2679</text:p>
              </table:table-cell>
              <table:table-cell office:value-type="float" office:value="0.188224912455073">
                <text:p>0.188224912455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682">
                <text:p>1.2682</text:p>
              </table:table-cell>
              <table:table-cell office:value-type="float" office:value="0.188350697321706">
                <text:p>0.188350697321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6806">
                <text:p>1.26806</text:p>
              </table:table-cell>
              <table:table-cell office:value-type="float" office:value="0.18853599415464">
                <text:p>0.18853599415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6812">
                <text:p>1.26812</text:p>
              </table:table-cell>
              <table:table-cell office:value-type="float" office:value="0.18872657997076">
                <text:p>0.18872657997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6824">
                <text:p>1.26824</text:p>
              </table:table-cell>
              <table:table-cell office:value-type="float" office:value="0.188726922311313">
                <text:p>0.1887269223113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8031">
                <text:p>1.38031</text:p>
              </table:table-cell>
              <table:table-cell office:value-type="float" office:value="0.225266561872898">
                <text:p>0.2252665618728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801">
                <text:p>1.3801</text:p>
              </table:table-cell>
              <table:table-cell office:value-type="float" office:value="0.225314713000905">
                <text:p>0.2253147130009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8021">
                <text:p>1.38021</text:p>
              </table:table-cell>
              <table:table-cell office:value-type="float" office:value="0.22564744547619">
                <text:p>0.225647445476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8044">
                <text:p>1.38044</text:p>
              </table:table-cell>
              <table:table-cell office:value-type="float" office:value="0.225833203190495">
                <text:p>0.225833203190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8037">
                <text:p>1.38037</text:p>
              </table:table-cell>
              <table:table-cell office:value-type="float" office:value="0.22604486862008">
                <text:p>0.22604486862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8047">
                <text:p>1.38047</text:p>
              </table:table-cell>
              <table:table-cell office:value-type="float" office:value="0.226288159014847">
                <text:p>0.2262881590148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8051">
                <text:p>1.38051</text:p>
              </table:table-cell>
              <table:table-cell office:value-type="float" office:value="0.226304353656773">
                <text:p>0.2263043536567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8042">
                <text:p>1.38042</text:p>
              </table:table-cell>
              <table:table-cell office:value-type="float" office:value="0.226515173720528">
                <text:p>0.2265151737205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8055">
                <text:p>1.38055</text:p>
              </table:table-cell>
              <table:table-cell office:value-type="float" office:value="0.226535019011096">
                <text:p>0.2265350190110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8063">
                <text:p>1.38063</text:p>
              </table:table-cell>
              <table:table-cell office:value-type="float" office:value="0.226676654310642">
                <text:p>0.2266766543106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8061">
                <text:p>1.38061</text:p>
              </table:table-cell>
              <table:table-cell office:value-type="float" office:value="0.227368503828685">
                <text:p>0.2273685038286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807">
                <text:p>1.3807</text:p>
              </table:table-cell>
              <table:table-cell office:value-type="float" office:value="0.22840769995034">
                <text:p>0.228407699950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9092">
                <text:p>1.39092</text:p>
              </table:table-cell>
              <table:table-cell office:value-type="float" office:value="0.229226798780335">
                <text:p>0.2292267987803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9087">
                <text:p>1.39087</text:p>
              </table:table-cell>
              <table:table-cell office:value-type="float" office:value="0.229347583231556">
                <text:p>0.229347583231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9092">
                <text:p>1.39092</text:p>
              </table:table-cell>
              <table:table-cell office:value-type="float" office:value="0.229418121274763">
                <text:p>0.2294181212747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9095">
                <text:p>1.39095</text:p>
              </table:table-cell>
              <table:table-cell office:value-type="float" office:value="0.229505530798074">
                <text:p>0.2295055307980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9093">
                <text:p>1.39093</text:p>
              </table:table-cell>
              <table:table-cell office:value-type="float" office:value="0.229558140346199">
                <text:p>0.229558140346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9084">
                <text:p>1.39084</text:p>
              </table:table-cell>
              <table:table-cell office:value-type="float" office:value="0.22961017276801">
                <text:p>0.229610172768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9092">
                <text:p>1.39092</text:p>
              </table:table-cell>
              <table:table-cell office:value-type="float" office:value="0.229652631545064">
                <text:p>0.2296526315450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9098">
                <text:p>1.39098</text:p>
              </table:table-cell>
              <table:table-cell office:value-type="float" office:value="0.229665745842396">
                <text:p>0.2296657458423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9094">
                <text:p>1.39094</text:p>
              </table:table-cell>
              <table:table-cell office:value-type="float" office:value="0.229767033619623">
                <text:p>0.2297670336196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9094">
                <text:p>1.39094</text:p>
              </table:table-cell>
              <table:table-cell office:value-type="float" office:value="0.229981072360319">
                <text:p>0.2299810723603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9096">
                <text:p>1.39096</text:p>
              </table:table-cell>
              <table:table-cell office:value-type="float" office:value="0.230026621906026">
                <text:p>0.2300266219060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9098">
                <text:p>1.39098</text:p>
              </table:table-cell>
              <table:table-cell office:value-type="float" office:value="0.230469420898195">
                <text:p>0.2304694208981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5191">
                <text:p>1.55191</text:p>
              </table:table-cell>
              <table:table-cell office:value-type="float" office:value="0.245326643860671">
                <text:p>0.2453266438606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8213">
                <text:p>1.48213</text:p>
              </table:table-cell>
              <table:table-cell office:value-type="float" office:value="0.245332028291503">
                <text:p>0.2453320282915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8214">
                <text:p>1.48214</text:p>
              </table:table-cell>
              <table:table-cell office:value-type="float" office:value="0.245450734756607">
                <text:p>0.2454507347566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6474">
                <text:p>1.56474</text:p>
              </table:table-cell>
              <table:table-cell office:value-type="float" office:value="0.245483629399599">
                <text:p>0.2454836293995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8211">
                <text:p>1.48211</text:p>
              </table:table-cell>
              <table:table-cell office:value-type="float" office:value="0.245519147650494">
                <text:p>0.2455191476504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8215">
                <text:p>1.48215</text:p>
              </table:table-cell>
              <table:table-cell office:value-type="float" office:value="0.245820057101392">
                <text:p>0.2458200571013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8219">
                <text:p>1.48219</text:p>
              </table:table-cell>
              <table:table-cell office:value-type="float" office:value="0.245938190609203">
                <text:p>0.2459381906092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8223">
                <text:p>1.48223</text:p>
              </table:table-cell>
              <table:table-cell office:value-type="float" office:value="0.246291454421539">
                <text:p>0.2462914544215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1161">
                <text:p>1.51161</text:p>
              </table:table-cell>
              <table:table-cell office:value-type="float" office:value="0.246511901412837">
                <text:p>0.2465119014128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689">
                <text:p>1.5689</text:p>
              </table:table-cell>
              <table:table-cell office:value-type="float" office:value="0.246607778071539">
                <text:p>0.2466077780715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5196">
                <text:p>1.55196</text:p>
              </table:table-cell>
              <table:table-cell office:value-type="float" office:value="0.24730866340672">
                <text:p>0.24730866340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1166">
                <text:p>1.51166</text:p>
              </table:table-cell>
              <table:table-cell office:value-type="float" office:value="0.247320730639527">
                <text:p>0.2473207306395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5199">
                <text:p>1.55199</text:p>
              </table:table-cell>
              <table:table-cell office:value-type="float" office:value="0.247323690429712">
                <text:p>0.2473236904297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5195">
                <text:p>1.55195</text:p>
              </table:table-cell>
              <table:table-cell office:value-type="float" office:value="0.247566216288163">
                <text:p>0.2475662162881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1166">
                <text:p>1.51166</text:p>
              </table:table-cell>
              <table:table-cell office:value-type="float" office:value="0.247881411028376">
                <text:p>0.2478814110283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5191">
                <text:p>1.55191</text:p>
              </table:table-cell>
              <table:table-cell office:value-type="float" office:value="0.247889952346221">
                <text:p>0.2478899523462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1473">
                <text:p>1.51473</text:p>
              </table:table-cell>
              <table:table-cell office:value-type="float" office:value="0.248001444413218">
                <text:p>0.2480014444132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1474">
                <text:p>1.51474</text:p>
              </table:table-cell>
              <table:table-cell office:value-type="float" office:value="0.248033610628342">
                <text:p>0.2480336106283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48">
                <text:p>1.5648</text:p>
              </table:table-cell>
              <table:table-cell office:value-type="float" office:value="0.248065342989802">
                <text:p>0.2480653429898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1172">
                <text:p>1.51172</text:p>
              </table:table-cell>
              <table:table-cell office:value-type="float" office:value="0.248076153789631">
                <text:p>0.2480761537896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1471">
                <text:p>1.51471</text:p>
              </table:table-cell>
              <table:table-cell office:value-type="float" office:value="0.248174527332455">
                <text:p>0.248174527332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1172">
                <text:p>1.51172</text:p>
              </table:table-cell>
              <table:table-cell office:value-type="float" office:value="0.248230508892165">
                <text:p>0.2482305088921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4264">
                <text:p>1.54264</text:p>
              </table:table-cell>
              <table:table-cell office:value-type="float" office:value="0.248328371714495">
                <text:p>0.2483283717144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6796">
                <text:p>1.56796</text:p>
              </table:table-cell>
              <table:table-cell office:value-type="float" office:value="0.248342880888712">
                <text:p>0.2483428808887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1171">
                <text:p>1.51171</text:p>
              </table:table-cell>
              <table:table-cell office:value-type="float" office:value="0.248398228557609">
                <text:p>0.2483982285576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1475">
                <text:p>1.51475</text:p>
              </table:table-cell>
              <table:table-cell office:value-type="float" office:value="0.24852226963521">
                <text:p>0.248522269635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6186">
                <text:p>1.56186</text:p>
              </table:table-cell>
              <table:table-cell office:value-type="float" office:value="0.24861957126464">
                <text:p>0.248619571264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6797">
                <text:p>1.56797</text:p>
              </table:table-cell>
              <table:table-cell office:value-type="float" office:value="0.248674290990559">
                <text:p>0.2486742909905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1478">
                <text:p>1.51478</text:p>
              </table:table-cell>
              <table:table-cell office:value-type="float" office:value="0.248746259232814">
                <text:p>0.2487462592328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1474">
                <text:p>1.51474</text:p>
              </table:table-cell>
              <table:table-cell office:value-type="float" office:value="0.248799985455499">
                <text:p>0.2487999854554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6484">
                <text:p>1.56484</text:p>
              </table:table-cell>
              <table:table-cell office:value-type="float" office:value="0.248899839975713">
                <text:p>0.2488998399757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5203">
                <text:p>1.55203</text:p>
              </table:table-cell>
              <table:table-cell office:value-type="float" office:value="0.248924488870891">
                <text:p>0.248924488870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6187">
                <text:p>1.56187</text:p>
              </table:table-cell>
              <table:table-cell office:value-type="float" office:value="0.248994047836238">
                <text:p>0.2489940478362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4271">
                <text:p>1.54271</text:p>
              </table:table-cell>
              <table:table-cell office:value-type="float" office:value="0.249030473372414">
                <text:p>0.2490304733724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6887">
                <text:p>1.56887</text:p>
              </table:table-cell>
              <table:table-cell office:value-type="float" office:value="0.249072814587501">
                <text:p>0.2490728145875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53">
                <text:p>1.553</text:p>
              </table:table-cell>
              <table:table-cell office:value-type="float" office:value="0.249099224190777">
                <text:p>0.2490992241907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5206">
                <text:p>1.55206</text:p>
              </table:table-cell>
              <table:table-cell office:value-type="float" office:value="0.24911853747364">
                <text:p>0.249118537473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427">
                <text:p>1.5427</text:p>
              </table:table-cell>
              <table:table-cell office:value-type="float" office:value="0.249172818707281">
                <text:p>0.2491728187072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6188">
                <text:p>1.56188</text:p>
              </table:table-cell>
              <table:table-cell office:value-type="float" office:value="0.249217860436474">
                <text:p>0.2492178604364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6797">
                <text:p>1.56797</text:p>
              </table:table-cell>
              <table:table-cell office:value-type="float" office:value="0.249238094960329">
                <text:p>0.2492380949603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4268">
                <text:p>1.54268</text:p>
              </table:table-cell>
              <table:table-cell office:value-type="float" office:value="0.249279983280045">
                <text:p>0.2492799832800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269">
                <text:p>1.54269</text:p>
              </table:table-cell>
              <table:table-cell office:value-type="float" office:value="0.249305468562294">
                <text:p>0.2493054685622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878">
                <text:p>1.56878</text:p>
              </table:table-cell>
              <table:table-cell office:value-type="float" office:value="0.249314786490619">
                <text:p>0.2493147864906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5302">
                <text:p>1.55302</text:p>
              </table:table-cell>
              <table:table-cell office:value-type="float" office:value="0.249376972479036">
                <text:p>0.2493769724790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4269">
                <text:p>1.54269</text:p>
              </table:table-cell>
              <table:table-cell office:value-type="float" office:value="0.249485676965907">
                <text:p>0.2494856769659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53">
                <text:p>1.553</text:p>
              </table:table-cell>
              <table:table-cell office:value-type="float" office:value="0.249531183122046">
                <text:p>0.2495311831220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5301">
                <text:p>1.55301</text:p>
              </table:table-cell>
              <table:table-cell office:value-type="float" office:value="0.249621774853348">
                <text:p>0.2496217748533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427">
                <text:p>1.5427</text:p>
              </table:table-cell>
              <table:table-cell office:value-type="float" office:value="0.249730247137413">
                <text:p>0.2497302471374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5301">
                <text:p>1.55301</text:p>
              </table:table-cell>
              <table:table-cell office:value-type="float" office:value="0.249835940989739">
                <text:p>0.2498359409897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5204">
                <text:p>1.55204</text:p>
              </table:table-cell>
              <table:table-cell office:value-type="float" office:value="0.249895969171601">
                <text:p>0.2498959691716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6188">
                <text:p>1.56188</text:p>
              </table:table-cell>
              <table:table-cell office:value-type="float" office:value="0.250044273663015">
                <text:p>0.2500442736630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5301">
                <text:p>1.55301</text:p>
              </table:table-cell>
              <table:table-cell office:value-type="float" office:value="0.250075579619989">
                <text:p>0.2500755796199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4271">
                <text:p>1.54271</text:p>
              </table:table-cell>
              <table:table-cell office:value-type="float" office:value="0.250240117070789">
                <text:p>0.2502401170707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4273">
                <text:p>1.54273</text:p>
              </table:table-cell>
              <table:table-cell office:value-type="float" office:value="0.250241652117575">
                <text:p>0.2502416521175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4274">
                <text:p>1.54274</text:p>
              </table:table-cell>
              <table:table-cell office:value-type="float" office:value="0.250255204094552">
                <text:p>0.2502552040945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6797">
                <text:p>1.56797</text:p>
              </table:table-cell>
              <table:table-cell office:value-type="float" office:value="0.250543155089976">
                <text:p>0.2505431550899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619">
                <text:p>1.5619</text:p>
              </table:table-cell>
              <table:table-cell office:value-type="float" office:value="0.250752370523618">
                <text:p>0.2507523705236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6477">
                <text:p>1.56477</text:p>
              </table:table-cell>
              <table:table-cell office:value-type="float" office:value="0.250785180054892">
                <text:p>0.2507851800548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6796">
                <text:p>1.56796</text:p>
              </table:table-cell>
              <table:table-cell office:value-type="float" office:value="0.250811162938619">
                <text:p>0.2508111629386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4274">
                <text:p>1.54274</text:p>
              </table:table-cell>
              <table:table-cell office:value-type="float" office:value="0.2508481779163">
                <text:p>0.25084817791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6486">
                <text:p>1.56486</text:p>
              </table:table-cell>
              <table:table-cell office:value-type="float" office:value="0.250870769956745">
                <text:p>0.2508707699567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5208">
                <text:p>1.55208</text:p>
              </table:table-cell>
              <table:table-cell office:value-type="float" office:value="0.250941985603599">
                <text:p>0.2509419856035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5203">
                <text:p>1.55203</text:p>
              </table:table-cell>
              <table:table-cell office:value-type="float" office:value="0.251058724537236">
                <text:p>0.2510587245372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6797">
                <text:p>1.56797</text:p>
              </table:table-cell>
              <table:table-cell office:value-type="float" office:value="0.251062839689248">
                <text:p>0.2510628396892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427">
                <text:p>1.5427</text:p>
              </table:table-cell>
              <table:table-cell office:value-type="float" office:value="0.251116044897635">
                <text:p>0.2511160448976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6191">
                <text:p>1.56191</text:p>
              </table:table-cell>
              <table:table-cell office:value-type="float" office:value="0.251164350804135">
                <text:p>0.2511643508041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6487">
                <text:p>1.56487</text:p>
              </table:table-cell>
              <table:table-cell office:value-type="float" office:value="0.251178036850193">
                <text:p>0.2511780368501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5208">
                <text:p>1.55208</text:p>
              </table:table-cell>
              <table:table-cell office:value-type="float" office:value="0.25122228866432">
                <text:p>0.251222288664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6878">
                <text:p>1.56878</text:p>
              </table:table-cell>
              <table:table-cell office:value-type="float" office:value="0.253318408212535">
                <text:p>0.2533184082125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5213">
                <text:p>1.55213</text:p>
              </table:table-cell>
              <table:table-cell office:value-type="float" office:value="0.254069403641747">
                <text:p>0.2540694036417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6892">
                <text:p>1.56892</text:p>
              </table:table-cell>
              <table:table-cell office:value-type="float" office:value="0.255053013219661">
                <text:p>0.2550530132196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6887">
                <text:p>1.56887</text:p>
              </table:table-cell>
              <table:table-cell office:value-type="float" office:value="0.255751576239751">
                <text:p>0.2557515762397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3567">
                <text:p>1.03567</text:p>
              </table:table-cell>
              <table:table-cell office:value-type="float" office:value="0.329826955430223">
                <text:p>0.3298269554302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3582">
                <text:p>1.03582</text:p>
              </table:table-cell>
              <table:table-cell office:value-type="float" office:value="0.330599308225873">
                <text:p>0.3305993082258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3548">
                <text:p>1.03548</text:p>
              </table:table-cell>
              <table:table-cell office:value-type="float" office:value="0.330836291522178">
                <text:p>0.3308362915221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3566">
                <text:p>1.03566</text:p>
              </table:table-cell>
              <table:table-cell office:value-type="float" office:value="0.330982616338267">
                <text:p>0.3309826163382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3562">
                <text:p>1.03562</text:p>
              </table:table-cell>
              <table:table-cell office:value-type="float" office:value="0.330990844370167">
                <text:p>0.3309908443701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3602">
                <text:p>1.03602</text:p>
              </table:table-cell>
              <table:table-cell office:value-type="float" office:value="0.331072803131124">
                <text:p>0.3310728031311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237">
                <text:p>1.0237</text:p>
              </table:table-cell>
              <table:table-cell office:value-type="float" office:value="0.349883638827019">
                <text:p>0.3498836388270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243">
                <text:p>1.0243</text:p>
              </table:table-cell>
              <table:table-cell office:value-type="float" office:value="0.349960080645096">
                <text:p>0.3499600806450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2347">
                <text:p>1.02347</text:p>
              </table:table-cell>
              <table:table-cell office:value-type="float" office:value="0.350155942323894">
                <text:p>0.3501559423238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2433">
                <text:p>1.02433</text:p>
              </table:table-cell>
              <table:table-cell office:value-type="float" office:value="0.350275925575224">
                <text:p>0.3502759255752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235">
                <text:p>1.0235</text:p>
              </table:table-cell>
              <table:table-cell office:value-type="float" office:value="0.350454926343382">
                <text:p>0.3504549263433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2341">
                <text:p>1.02341</text:p>
              </table:table-cell>
              <table:table-cell office:value-type="float" office:value="0.350711140494144">
                <text:p>0.3507111404941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60763">
                <text:p>0.960763</text:p>
              </table:table-cell>
              <table:table-cell office:value-type="float" office:value="0.487471912730556">
                <text:p>0.4874719127305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60504">
                <text:p>0.960504</text:p>
              </table:table-cell>
              <table:table-cell office:value-type="float" office:value="0.48782343100552">
                <text:p>0.487823431005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60754">
                <text:p>0.960754</text:p>
              </table:table-cell>
              <table:table-cell office:value-type="float" office:value="0.487992872681996">
                <text:p>0.4879928726819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60676">
                <text:p>0.960676</text:p>
              </table:table-cell>
              <table:table-cell office:value-type="float" office:value="0.488290701625951">
                <text:p>0.4882907016259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60517">
                <text:p>0.960517</text:p>
              </table:table-cell>
              <table:table-cell office:value-type="float" office:value="0.488462282343271">
                <text:p>0.4884622823432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61158">
                <text:p>0.961158</text:p>
              </table:table-cell>
              <table:table-cell office:value-type="float" office:value="0.48863470021643">
                <text:p>0.488634700216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20813">
                <text:p>0.920813</text:p>
              </table:table-cell>
              <table:table-cell office:value-type="float" office:value="0.613775555588181">
                <text:p>0.6137755555881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20565">
                <text:p>0.920565</text:p>
              </table:table-cell>
              <table:table-cell office:value-type="float" office:value="0.613889287630126">
                <text:p>0.6138892876301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20519">
                <text:p>0.920519</text:p>
              </table:table-cell>
              <table:table-cell office:value-type="float" office:value="0.614103236075122">
                <text:p>0.6141032360751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20435">
                <text:p>0.920435</text:p>
              </table:table-cell>
              <table:table-cell office:value-type="float" office:value="0.614262956819998">
                <text:p>0.6142629568199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20451">
                <text:p>0.920451</text:p>
              </table:table-cell>
              <table:table-cell office:value-type="float" office:value="0.614291495594018">
                <text:p>0.6142914955940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20648">
                <text:p>0.920648</text:p>
              </table:table-cell>
              <table:table-cell office:value-type="float" office:value="0.61440811123597">
                <text:p>0.614408111235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20568">
                <text:p>0.920568</text:p>
              </table:table-cell>
              <table:table-cell office:value-type="float" office:value="0.614553106244834">
                <text:p>0.6145531062448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20524">
                <text:p>0.920524</text:p>
              </table:table-cell>
              <table:table-cell office:value-type="float" office:value="0.614916320091156">
                <text:p>0.6149163200911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20909">
                <text:p>0.920909</text:p>
              </table:table-cell>
              <table:table-cell office:value-type="float" office:value="0.615089742177995">
                <text:p>0.6150897421779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20585">
                <text:p>0.920585</text:p>
              </table:table-cell>
              <table:table-cell office:value-type="float" office:value="0.615109445977551">
                <text:p>0.6151094459775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20617">
                <text:p>0.920617</text:p>
              </table:table-cell>
              <table:table-cell office:value-type="float" office:value="0.615340537751889">
                <text:p>0.6153405377518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20753">
                <text:p>0.920753</text:p>
              </table:table-cell>
              <table:table-cell office:value-type="float" office:value="0.616140936659319">
                <text:p>0.6161409366593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19394">
                <text:p>0.919394</text:p>
              </table:table-cell>
              <table:table-cell office:value-type="float" office:value="0.61670319176658">
                <text:p>0.616703191766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1977">
                <text:p>0.91977</text:p>
              </table:table-cell>
              <table:table-cell office:value-type="float" office:value="0.617582048979891">
                <text:p>0.6175820489798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19045">
                <text:p>0.919045</text:p>
              </table:table-cell>
              <table:table-cell office:value-type="float" office:value="0.618904937940954">
                <text:p>0.6189049379409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19228">
                <text:p>0.919228</text:p>
              </table:table-cell>
              <table:table-cell office:value-type="float" office:value="0.619483740835998">
                <text:p>0.6194837408359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18212">
                <text:p>0.918212</text:p>
              </table:table-cell>
              <table:table-cell office:value-type="float" office:value="0.620223710689736">
                <text:p>0.6202237106897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19539">
                <text:p>0.919539</text:p>
              </table:table-cell>
              <table:table-cell office:value-type="float" office:value="0.620610171647456">
                <text:p>0.6206101716474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12649">
                <text:p>0.912649</text:p>
              </table:table-cell>
              <table:table-cell office:value-type="float" office:value="0.642998487091734">
                <text:p>0.6429984870917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13007">
                <text:p>0.913007</text:p>
              </table:table-cell>
              <table:table-cell office:value-type="float" office:value="0.643124582617324">
                <text:p>0.6431245826173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12042">
                <text:p>0.912042</text:p>
              </table:table-cell>
              <table:table-cell office:value-type="float" office:value="0.645836358610754">
                <text:p>0.6458363586107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12783">
                <text:p>0.912783</text:p>
              </table:table-cell>
              <table:table-cell office:value-type="float" office:value="0.646449890182111">
                <text:p>0.6464498901821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12533">
                <text:p>0.912533</text:p>
              </table:table-cell>
              <table:table-cell office:value-type="float" office:value="0.646716032970965">
                <text:p>0.6467160329709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12612">
                <text:p>0.912612</text:p>
              </table:table-cell>
              <table:table-cell office:value-type="float" office:value="0.646784986147542">
                <text:p>0.6467849861475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08287">
                <text:p>0.908287</text:p>
              </table:table-cell>
              <table:table-cell office:value-type="float" office:value="0.660000108177886">
                <text:p>0.6600001081778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8298">
                <text:p>0.908298</text:p>
              </table:table-cell>
              <table:table-cell office:value-type="float" office:value="0.660442376120864">
                <text:p>0.6604423761208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07883">
                <text:p>0.907883</text:p>
              </table:table-cell>
              <table:table-cell office:value-type="float" office:value="0.661092768883902">
                <text:p>0.6610927688839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07722">
                <text:p>0.907722</text:p>
              </table:table-cell>
              <table:table-cell office:value-type="float" office:value="0.661211669187824">
                <text:p>0.6612116691878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07863">
                <text:p>0.907863</text:p>
              </table:table-cell>
              <table:table-cell office:value-type="float" office:value="0.661608827896542">
                <text:p>0.6616088278965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08397">
                <text:p>0.908397</text:p>
              </table:table-cell>
              <table:table-cell office:value-type="float" office:value="0.662067385817022">
                <text:p>0.6620673858170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0702">
                <text:p>0.90702</text:p>
              </table:table-cell>
              <table:table-cell office:value-type="float" office:value="0.664650822583577">
                <text:p>0.6646508225835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07214">
                <text:p>0.907214</text:p>
              </table:table-cell>
              <table:table-cell office:value-type="float" office:value="0.664862049447815">
                <text:p>0.6648620494478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06725">
                <text:p>0.906725</text:p>
              </table:table-cell>
              <table:table-cell office:value-type="float" office:value="0.665751632368993">
                <text:p>0.6657516323689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06738">
                <text:p>0.906738</text:p>
              </table:table-cell>
              <table:table-cell office:value-type="float" office:value="0.665821241722018">
                <text:p>0.6658212417220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07342">
                <text:p>0.907342</text:p>
              </table:table-cell>
              <table:table-cell office:value-type="float" office:value="0.665893445479012">
                <text:p>0.6658934454790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06914">
                <text:p>0.906914</text:p>
              </table:table-cell>
              <table:table-cell office:value-type="float" office:value="0.667028417866193">
                <text:p>0.6670284178661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pstudy_pcrossn.A2:pstudy_pcrossn.A163 pstudy_pcrossn.AS1:pstudy_pcrossn.AS163" chart:data-source-has-labels="row" svg:x="1.331cm" svg:y="0.18cm" svg:width="14.349cm" svg:height="7.659cm">
          <chartooo:coordinate-region svg:x="2.058cm" svg:y="0.379cm" svg:width="13.435cm" svg:height="6.813cm"/>
          <chart:axis chart:dimension="x" chart:name="primary-x" chart:style-name="ch3">
            <chart:title svg:x="8.276cm" svg:y="8.019cm" chart:style-name="ch4">
              <text:p>k1</text:p>
            </chart:title>
          </chart:axis>
          <chart:axis chart:dimension="y" chart:name="primary-y" chart:style-name="ch3">
            <chart:title svg:x="0.451cm" svg:y="7.162cm" chart:style-name="ch5">
              <text:p>|&lt;E approx&gt; - &lt;E analytical&gt;| / |&lt;E approx&gt;|</text:p>
            </chart:title>
            <chart:grid chart:style-name="ch6" chart:class="major"/>
          </chart:axis>
          <chart:series chart:style-name="ch7" chart:values-cell-range-address="pstudy_pcrossn.AS2:pstudy_pcrossn.AS163" chart:label-cell-address="pstudy_pcrossn.AS1:pstudy_pcrossn.AS1" chart:class="chart:scatter">
            <chart:domain table:cell-range-address="pstudy_pcrossn.A2:pstudy_pcrossn.A163"/>
            <chart:data-point chart:repeated="1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lative Error, |&lt;E approx – E analytical&gt;| / |&lt;E approx&gt;|</text:p>
                <draw:g>
                  <svg:desc>pstudy_pcrossn.AS1:pstudy_pcrossn.A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pstudy_pcrossn.A2:pstudy_pcrossn.A163</svg:desc>
                </draw:g>
              </table:table-cell>
              <table:table-cell office:value-type="float" office:value="0.18725991731182">
                <text:p>0.18725991731182</text:p>
                <draw:g>
                  <svg:desc>pstudy_pcrossn.AS2:pstudy_pcrossn.AS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87708383823907">
                <text:p>0.1877083838239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18783513448168">
                <text:p>0.18783513448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187872803293272">
                <text:p>0.187872803293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88074057865559">
                <text:p>0.1880740578655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8811646588705">
                <text:p>0.18811646588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18817678340047">
                <text:p>0.18817678340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188224912455073">
                <text:p>0.188224912455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188350697321706">
                <text:p>0.188350697321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18853599415464">
                <text:p>0.18853599415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18872657997076">
                <text:p>0.18872657997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.188726922311313">
                <text:p>0.1887269223113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.225266561872898">
                <text:p>0.2252665618728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.225314713000905">
                <text:p>0.2253147130009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0.22564744547619">
                <text:p>0.225647445476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225833203190495">
                <text:p>0.225833203190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22604486862008">
                <text:p>0.22604486862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.226288159014847">
                <text:p>0.2262881590148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.226304353656773">
                <text:p>0.2263043536567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226515173720528">
                <text:p>0.2265151737205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226535019011096">
                <text:p>0.2265350190110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0.226676654310642">
                <text:p>0.2266766543106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0.227368503828685">
                <text:p>0.2273685038286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0.22840769995034">
                <text:p>0.228407699950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">
                <text:p>1.1</text:p>
              </table:table-cell>
              <table:table-cell office:value-type="float" office:value="0.229226798780335">
                <text:p>0.2292267987803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">
                <text:p>1.1</text:p>
              </table:table-cell>
              <table:table-cell office:value-type="float" office:value="0.229347583231556">
                <text:p>0.229347583231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">
                <text:p>1.1</text:p>
              </table:table-cell>
              <table:table-cell office:value-type="float" office:value="0.229418121274763">
                <text:p>0.2294181212747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">
                <text:p>1.1</text:p>
              </table:table-cell>
              <table:table-cell office:value-type="float" office:value="0.229505530798074">
                <text:p>0.2295055307980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">
                <text:p>1.1</text:p>
              </table:table-cell>
              <table:table-cell office:value-type="float" office:value="0.229558140346199">
                <text:p>0.229558140346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">
                <text:p>1.1</text:p>
              </table:table-cell>
              <table:table-cell office:value-type="float" office:value="0.22961017276801">
                <text:p>0.229610172768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">
                <text:p>1.1</text:p>
              </table:table-cell>
              <table:table-cell office:value-type="float" office:value="0.229652631545064">
                <text:p>0.2296526315450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">
                <text:p>1.1</text:p>
              </table:table-cell>
              <table:table-cell office:value-type="float" office:value="0.229665745842396">
                <text:p>0.2296657458423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">
                <text:p>1.1</text:p>
              </table:table-cell>
              <table:table-cell office:value-type="float" office:value="0.229767033619623">
                <text:p>0.2297670336196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">
                <text:p>1.1</text:p>
              </table:table-cell>
              <table:table-cell office:value-type="float" office:value="0.229981072360319">
                <text:p>0.2299810723603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">
                <text:p>1.1</text:p>
              </table:table-cell>
              <table:table-cell office:value-type="float" office:value="0.230026621906026">
                <text:p>0.2300266219060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">
                <text:p>1.1</text:p>
              </table:table-cell>
              <table:table-cell office:value-type="float" office:value="0.230469420898195">
                <text:p>0.2304694208981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0.245326643860671">
                <text:p>0.2453266438606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.245332028291503">
                <text:p>0.2453320282915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0.245450734756607">
                <text:p>0.2454507347566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245483629399599">
                <text:p>0.2454836293995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0.245519147650494">
                <text:p>0.2455191476504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0.245820057101392">
                <text:p>0.2458200571013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0.245938190609203">
                <text:p>0.2459381906092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246291454421539">
                <text:p>0.2462914544215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0.246511901412837">
                <text:p>0.2465119014128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0.246607778071539">
                <text:p>0.2466077780715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0.24730866340672">
                <text:p>0.24730866340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0.247320730639527">
                <text:p>0.2473207306395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0.247323690429712">
                <text:p>0.2473236904297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247566216288163">
                <text:p>0.2475662162881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0.247881411028376">
                <text:p>0.2478814110283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0.247889952346221">
                <text:p>0.2478899523462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">
                <text:p>1.1</text:p>
              </table:table-cell>
              <table:table-cell office:value-type="float" office:value="0.248001444413218">
                <text:p>0.2480014444132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">
                <text:p>1.1</text:p>
              </table:table-cell>
              <table:table-cell office:value-type="float" office:value="0.248033610628342">
                <text:p>0.2480336106283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0.248065342989802">
                <text:p>0.2480653429898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0.248076153789631">
                <text:p>0.2480761537896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">
                <text:p>1.1</text:p>
              </table:table-cell>
              <table:table-cell office:value-type="float" office:value="0.248174527332455">
                <text:p>0.248174527332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0.248230508892165">
                <text:p>0.2482305088921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0.248328371714495">
                <text:p>0.2483283717144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0.248342880888712">
                <text:p>0.2483428808887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0.248398228557609">
                <text:p>0.2483982285576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0.24852226963521">
                <text:p>0.248522269635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0.24861957126464">
                <text:p>0.248619571264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0.248674290990559">
                <text:p>0.2486742909905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">
                <text:p>1.1</text:p>
              </table:table-cell>
              <table:table-cell office:value-type="float" office:value="0.248746259232814">
                <text:p>0.2487462592328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">
                <text:p>1.1</text:p>
              </table:table-cell>
              <table:table-cell office:value-type="float" office:value="0.248799985455499">
                <text:p>0.2487999854554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  <table:table-cell office:value-type="float" office:value="0.248899839975713">
                <text:p>0.2488998399757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0.248924488870891">
                <text:p>0.248924488870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0.248994047836238">
                <text:p>0.2489940478362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0.249030473372414">
                <text:p>0.2490304733724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.249072814587501">
                <text:p>0.2490728145875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">
                <text:p>1.1</text:p>
              </table:table-cell>
              <table:table-cell office:value-type="float" office:value="0.249099224190777">
                <text:p>0.2490992241907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0.24911853747364">
                <text:p>0.249118537473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249172818707281">
                <text:p>0.2491728187072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0.249217860436474">
                <text:p>0.2492178604364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0.249238094960329">
                <text:p>0.2492380949603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249279983280045">
                <text:p>0.2492799832800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0.249305468562294">
                <text:p>0.2493054685622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0.249314786490619">
                <text:p>0.2493147864906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">
                <text:p>1.1</text:p>
              </table:table-cell>
              <table:table-cell office:value-type="float" office:value="0.249376972479036">
                <text:p>0.2493769724790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0.249485676965907">
                <text:p>0.2494856769659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">
                <text:p>1.1</text:p>
              </table:table-cell>
              <table:table-cell office:value-type="float" office:value="0.249531183122046">
                <text:p>0.2495311831220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">
                <text:p>1.1</text:p>
              </table:table-cell>
              <table:table-cell office:value-type="float" office:value="0.249621774853348">
                <text:p>0.2496217748533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0.249730247137413">
                <text:p>0.2497302471374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">
                <text:p>1.1</text:p>
              </table:table-cell>
              <table:table-cell office:value-type="float" office:value="0.249835940989739">
                <text:p>0.2498359409897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0.249895969171601">
                <text:p>0.2498959691716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0.250044273663015">
                <text:p>0.2500442736630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">
                <text:p>1.1</text:p>
              </table:table-cell>
              <table:table-cell office:value-type="float" office:value="0.250075579619989">
                <text:p>0.2500755796199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0.250240117070789">
                <text:p>0.2502401170707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0.250241652117575">
                <text:p>0.2502416521175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">
                <text:p>5</text:p>
              </table:table-cell>
              <table:table-cell office:value-type="float" office:value="0.250255204094552">
                <text:p>0.2502552040945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">
                <text:p>5</text:p>
              </table:table-cell>
              <table:table-cell office:value-type="float" office:value="0.250543155089976">
                <text:p>0.2505431550899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  <table:table-cell office:value-type="float" office:value="0.250752370523618">
                <text:p>0.2507523705236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0.250785180054892">
                <text:p>0.2507851800548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">
                <text:p>5</text:p>
              </table:table-cell>
              <table:table-cell office:value-type="float" office:value="0.250811162938619">
                <text:p>0.2508111629386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  <table:table-cell office:value-type="float" office:value="0.2508481779163">
                <text:p>0.25084817791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0.250870769956745">
                <text:p>0.2508707699567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0.250941985603599">
                <text:p>0.2509419856035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0.251058724537236">
                <text:p>0.2510587245372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.251062839689248">
                <text:p>0.2510628396892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251116044897635">
                <text:p>0.2511160448976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">
                <text:p>5</text:p>
              </table:table-cell>
              <table:table-cell office:value-type="float" office:value="0.251164350804135">
                <text:p>0.2511643508041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0.251178036850193">
                <text:p>0.2511780368501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0.25122228866432">
                <text:p>0.251222288664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">
                <text:p>10</text:p>
              </table:table-cell>
              <table:table-cell office:value-type="float" office:value="0.253318408212535">
                <text:p>0.2533184082125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">
                <text:p>10</text:p>
              </table:table-cell>
              <table:table-cell office:value-type="float" office:value="0.254069403641747">
                <text:p>0.2540694036417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0.255053013219661">
                <text:p>0.2550530132196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0.255751576239751">
                <text:p>0.2557515762397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">
                <text:p>1.1</text:p>
              </table:table-cell>
              <table:table-cell office:value-type="float" office:value="0.329826955430223">
                <text:p>0.3298269554302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">
                <text:p>1.1</text:p>
              </table:table-cell>
              <table:table-cell office:value-type="float" office:value="0.330599308225873">
                <text:p>0.3305993082258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330836291522178">
                <text:p>0.3308362915221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">
                <text:p>1.1</text:p>
              </table:table-cell>
              <table:table-cell office:value-type="float" office:value="0.330982616338267">
                <text:p>0.3309826163382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">
                <text:p>1.1</text:p>
              </table:table-cell>
              <table:table-cell office:value-type="float" office:value="0.330990844370167">
                <text:p>0.3309908443701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">
                <text:p>1.1</text:p>
              </table:table-cell>
              <table:table-cell office:value-type="float" office:value="0.331072803131124">
                <text:p>0.3310728031311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">
                <text:p>10</text:p>
              </table:table-cell>
              <table:table-cell office:value-type="float" office:value="0.349883638827019">
                <text:p>0.3498836388270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">
                <text:p>10</text:p>
              </table:table-cell>
              <table:table-cell office:value-type="float" office:value="0.349960080645096">
                <text:p>0.3499600806450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">
                <text:p>10</text:p>
              </table:table-cell>
              <table:table-cell office:value-type="float" office:value="0.350155942323894">
                <text:p>0.3501559423238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">
                <text:p>10</text:p>
              </table:table-cell>
              <table:table-cell office:value-type="float" office:value="0.350275925575224">
                <text:p>0.3502759255752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">
                <text:p>10</text:p>
              </table:table-cell>
              <table:table-cell office:value-type="float" office:value="0.350454926343382">
                <text:p>0.3504549263433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">
                <text:p>10</text:p>
              </table:table-cell>
              <table:table-cell office:value-type="float" office:value="0.350711140494144">
                <text:p>0.3507111404941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">
                <text:p>5</text:p>
              </table:table-cell>
              <table:table-cell office:value-type="float" office:value="0.487471912730556">
                <text:p>0.4874719127305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">
                <text:p>5</text:p>
              </table:table-cell>
              <table:table-cell office:value-type="float" office:value="0.48782343100552">
                <text:p>0.487823431005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">
                <text:p>5</text:p>
              </table:table-cell>
              <table:table-cell office:value-type="float" office:value="0.487992872681996">
                <text:p>0.4879928726819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">
                <text:p>5</text:p>
              </table:table-cell>
              <table:table-cell office:value-type="float" office:value="0.488290701625951">
                <text:p>0.4882907016259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">
                <text:p>5</text:p>
              </table:table-cell>
              <table:table-cell office:value-type="float" office:value="0.488462282343271">
                <text:p>0.4884622823432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">
                <text:p>5</text:p>
              </table:table-cell>
              <table:table-cell office:value-type="float" office:value="0.48863470021643">
                <text:p>0.488634700216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">
                <text:p>1.1</text:p>
              </table:table-cell>
              <table:table-cell office:value-type="float" office:value="0.613775555588181">
                <text:p>0.6137755555881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">
                <text:p>1.1</text:p>
              </table:table-cell>
              <table:table-cell office:value-type="float" office:value="0.613889287630126">
                <text:p>0.6138892876301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">
                <text:p>1.1</text:p>
              </table:table-cell>
              <table:table-cell office:value-type="float" office:value="0.614103236075122">
                <text:p>0.6141032360751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">
                <text:p>1.1</text:p>
              </table:table-cell>
              <table:table-cell office:value-type="float" office:value="0.614262956819998">
                <text:p>0.6142629568199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1">
                <text:p>1.1</text:p>
              </table:table-cell>
              <table:table-cell office:value-type="float" office:value="0.614291495594018">
                <text:p>0.6142914955940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">
                <text:p>1.1</text:p>
              </table:table-cell>
              <table:table-cell office:value-type="float" office:value="0.61440811123597">
                <text:p>0.614408111235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1">
                <text:p>1.1</text:p>
              </table:table-cell>
              <table:table-cell office:value-type="float" office:value="0.614553106244834">
                <text:p>0.6145531062448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">
                <text:p>1.1</text:p>
              </table:table-cell>
              <table:table-cell office:value-type="float" office:value="0.614916320091156">
                <text:p>0.6149163200911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">
                <text:p>1.1</text:p>
              </table:table-cell>
              <table:table-cell office:value-type="float" office:value="0.615089742177995">
                <text:p>0.6150897421779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">
                <text:p>1.1</text:p>
              </table:table-cell>
              <table:table-cell office:value-type="float" office:value="0.615109445977551">
                <text:p>0.6151094459775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">
                <text:p>1.1</text:p>
              </table:table-cell>
              <table:table-cell office:value-type="float" office:value="0.615340537751889">
                <text:p>0.6153405377518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">
                <text:p>1.1</text:p>
              </table:table-cell>
              <table:table-cell office:value-type="float" office:value="0.616140936659319">
                <text:p>0.6161409366593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">
                <text:p>10</text:p>
              </table:table-cell>
              <table:table-cell office:value-type="float" office:value="0.61670319176658">
                <text:p>0.616703191766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">
                <text:p>10</text:p>
              </table:table-cell>
              <table:table-cell office:value-type="float" office:value="0.617582048979891">
                <text:p>0.6175820489798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">
                <text:p>10</text:p>
              </table:table-cell>
              <table:table-cell office:value-type="float" office:value="0.618904937940954">
                <text:p>0.6189049379409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">
                <text:p>10</text:p>
              </table:table-cell>
              <table:table-cell office:value-type="float" office:value="0.619483740835998">
                <text:p>0.6194837408359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">
                <text:p>10</text:p>
              </table:table-cell>
              <table:table-cell office:value-type="float" office:value="0.620223710689736">
                <text:p>0.6202237106897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">
                <text:p>10</text:p>
              </table:table-cell>
              <table:table-cell office:value-type="float" office:value="0.620610171647456">
                <text:p>0.6206101716474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">
                <text:p>5</text:p>
              </table:table-cell>
              <table:table-cell office:value-type="float" office:value="0.642998487091734">
                <text:p>0.6429984870917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">
                <text:p>5</text:p>
              </table:table-cell>
              <table:table-cell office:value-type="float" office:value="0.643124582617324">
                <text:p>0.6431245826173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">
                <text:p>5</text:p>
              </table:table-cell>
              <table:table-cell office:value-type="float" office:value="0.645836358610754">
                <text:p>0.6458363586107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">
                <text:p>5</text:p>
              </table:table-cell>
              <table:table-cell office:value-type="float" office:value="0.646449890182111">
                <text:p>0.6464498901821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">
                <text:p>5</text:p>
              </table:table-cell>
              <table:table-cell office:value-type="float" office:value="0.646716032970965">
                <text:p>0.6467160329709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0.646784986147542">
                <text:p>0.6467849861475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">
                <text:p>1.1</text:p>
              </table:table-cell>
              <table:table-cell office:value-type="float" office:value="0.660000108177886">
                <text:p>0.6600001081778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1">
                <text:p>1.1</text:p>
              </table:table-cell>
              <table:table-cell office:value-type="float" office:value="0.660442376120864">
                <text:p>0.6604423761208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1">
                <text:p>1.1</text:p>
              </table:table-cell>
              <table:table-cell office:value-type="float" office:value="0.661092768883902">
                <text:p>0.6610927688839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">
                <text:p>1.1</text:p>
              </table:table-cell>
              <table:table-cell office:value-type="float" office:value="0.661211669187824">
                <text:p>0.6612116691878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1">
                <text:p>1.1</text:p>
              </table:table-cell>
              <table:table-cell office:value-type="float" office:value="0.661608827896542">
                <text:p>0.6616088278965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1">
                <text:p>1.1</text:p>
              </table:table-cell>
              <table:table-cell office:value-type="float" office:value="0.662067385817022">
                <text:p>0.6620673858170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1">
                <text:p>1.1</text:p>
              </table:table-cell>
              <table:table-cell office:value-type="float" office:value="0.664650822583577">
                <text:p>0.6646508225835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">
                <text:p>1.1</text:p>
              </table:table-cell>
              <table:table-cell office:value-type="float" office:value="0.664862049447815">
                <text:p>0.6648620494478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">
                <text:p>1.1</text:p>
              </table:table-cell>
              <table:table-cell office:value-type="float" office:value="0.665751632368993">
                <text:p>0.6657516323689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">
                <text:p>1.1</text:p>
              </table:table-cell>
              <table:table-cell office:value-type="float" office:value="0.665821241722018">
                <text:p>0.6658212417220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">
                <text:p>1.1</text:p>
              </table:table-cell>
              <table:table-cell office:value-type="float" office:value="0.665893445479012">
                <text:p>0.6658934454790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1">
                <text:p>1.1</text:p>
              </table:table-cell>
              <table:table-cell office:value-type="float" office:value="0.667028417866193">
                <text:p>0.6670284178661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